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6 - Conta de produção por atividade econômica - Pará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6.1'.A1">Tabela 6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6.2'.A1">Tabela 6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6.3'.A1">Tabela 6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6.4'.A1">Tabela 6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6.5'.A1">Tabela 6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6.6'.A1">Tabela 6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6.7'.A1">Tabela 6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6.8'.A1">Tabela 6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6.9'.A1">Tabela 6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6.10'.A1">Tabela 6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6.11'.A1">Tabela 6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6.12'.A1">Tabela 6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6.13'.A1">Tabela 6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6.14'.A1">Tabela 6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6.15'.A1">Tabela 6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6.16'.A1">Tabela 6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6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1056.31429398022" table:style-name="ce5">
            <text:p><text:s/>41,05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1056.31429398022" table:style-name="ce5">
            <text:p><text:s/>41,056<text:s/></text:p>
          </table:table-cell>
          <table:table-cell office:value-type="float" office:value="1.0682130420054536" table:style-name="ce6">
            <text:p>1.068</text:p>
          </table:table-cell>
          <table:table-cell office:value-type="float" office:value="43856.890385504601" table:style-name="ce5">
            <text:p><text:s/>43,857<text:s/></text:p>
          </table:table-cell>
          <table:table-cell office:value-type="float" office:value="1.1207850909188553" table:style-name="ce6">
            <text:p>1.121</text:p>
          </table:table-cell>
          <table:table-cell office:value-type="float" office:value="49154.148878136046" table:style-name="ce5">
            <text:p><text:s/>49,15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9154.148878136046" table:style-name="ce5">
            <text:p><text:s/>49,154<text:s/></text:p>
          </table:table-cell>
          <table:table-cell office:value-type="float" office:value="1.083923157777595" table:style-name="ce6">
            <text:p>1.084</text:p>
          </table:table-cell>
          <table:table-cell office:value-type="float" office:value="53279.32026985925" table:style-name="ce5">
            <text:p><text:s/>53,279<text:s/></text:p>
          </table:table-cell>
          <table:table-cell office:value-type="float" office:value="1.1202947735408733" table:style-name="ce6">
            <text:p>1.120</text:p>
          </table:table-cell>
          <table:table-cell office:value-type="float" office:value="59688.54403613363" table:style-name="ce5">
            <text:p><text:s/>59,68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9688.54403613363" table:style-name="ce5">
            <text:p><text:s/>59,689<text:s/></text:p>
          </table:table-cell>
          <table:table-cell office:value-type="float" office:value="1.042991654470004" table:style-name="ce6">
            <text:p>1.043</text:p>
          </table:table-cell>
          <table:table-cell office:value-type="float" office:value="62254.653297152705" table:style-name="ce5">
            <text:p><text:s/>62,255<text:s/></text:p>
          </table:table-cell>
          <table:table-cell office:value-type="float" office:value="1.0616576434414426" table:style-name="ce6">
            <text:p>1.062</text:p>
          </table:table-cell>
          <table:table-cell office:value-type="float" office:value="66093.12851271918" table:style-name="ce5">
            <text:p><text:s/>66,09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6093.12851271918" table:style-name="ce5">
            <text:p><text:s/>66,093<text:s/></text:p>
          </table:table-cell>
          <table:table-cell office:value-type="float" office:value="1.0693550078543126" table:style-name="ce6">
            <text:p>1.069</text:p>
          </table:table-cell>
          <table:table-cell office:value-type="float" office:value="70677.017959834906" table:style-name="ce5">
            <text:p><text:s/>70,677<text:s/></text:p>
          </table:table-cell>
          <table:table-cell office:value-type="float" office:value="1.0631611316102525" table:style-name="ce6">
            <text:p>1.063</text:p>
          </table:table-cell>
          <table:table-cell office:value-type="float" office:value="75141.05839301621" table:style-name="ce5">
            <text:p><text:s/>75,14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5141.05839301621" table:style-name="ce5">
            <text:p><text:s/>75,141<text:s/></text:p>
          </table:table-cell>
          <table:table-cell office:value-type="float" office:value="1.0225753620811502" table:style-name="ce6">
            <text:p>1.023</text:p>
          </table:table-cell>
          <table:table-cell office:value-type="float" office:value="76837.394993399401" table:style-name="ce5">
            <text:p><text:s/>76,837<text:s/></text:p>
          </table:table-cell>
          <table:table-cell office:value-type="float" office:value="1.0982306422121884" table:style-name="ce6">
            <text:p>1.098</text:p>
          </table:table-cell>
          <table:table-cell office:value-type="float" office:value="84385.181649512597" table:style-name="ce5">
            <text:p><text:s/>84,38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4385.181649512597" table:style-name="ce5">
            <text:p><text:s/>84,385<text:s/></text:p>
          </table:table-cell>
          <table:table-cell office:value-type="float" office:value="1.0598282801847634" table:style-name="ce6">
            <text:p>1.060</text:p>
          </table:table-cell>
          <table:table-cell office:value-type="float" office:value="89433.801940681791" table:style-name="ce5">
            <text:p><text:s/>89,434<text:s/></text:p>
          </table:table-cell>
          <table:table-cell office:value-type="float" office:value="1.1075644095376516" table:style-name="ce6">
            <text:p>1.108</text:p>
          </table:table-cell>
          <table:table-cell office:value-type="float" office:value="99053.696039138507" table:style-name="ce5">
            <text:p><text:s/>99,0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9053.696039138507" table:style-name="ce5">
            <text:p><text:s/>99,054<text:s/></text:p>
          </table:table-cell>
          <table:table-cell office:value-type="float" office:value="0.95438745880334241" table:style-name="ce6">
            <text:p>0.954</text:p>
          </table:table-cell>
          <table:table-cell office:value-type="float" office:value="94535.605247872096" table:style-name="ce5">
            <text:p><text:s/>94,536<text:s/></text:p>
          </table:table-cell>
          <table:table-cell office:value-type="float" office:value="1.0450025055447725" table:style-name="ce6">
            <text:p>1.045</text:p>
          </table:table-cell>
          <table:table-cell office:value-type="float" office:value="98789.944347217897" table:style-name="ce5">
            <text:p><text:s/>98,79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8789.944347217897" table:style-name="ce5">
            <text:p><text:s/>98,790<text:s/></text:p>
          </table:table-cell>
          <table:table-cell office:value-type="float" office:value="1.0865384781998337" table:style-name="ce6">
            <text:p>1.087</text:p>
          </table:table-cell>
          <table:table-cell office:value-type="float" office:value="107339.0757924724" table:style-name="ce5">
            <text:p><text:s/>107,339<text:s/></text:p>
          </table:table-cell>
          <table:table-cell office:value-type="float" office:value="1.162377319031398" table:style-name="ce6">
            <text:p>1.162</text:p>
          </table:table-cell>
          <table:table-cell office:value-type="float" office:value="124768.5071469621" table:style-name="ce5">
            <text:p><text:s/>124,76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4768.5071469621" table:style-name="ce5">
            <text:p><text:s/>124,769<text:s/></text:p>
          </table:table-cell>
          <table:table-cell office:value-type="float" office:value="1.0411970083316797" table:style-name="ce6">
            <text:p>1.041</text:p>
          </table:table-cell>
          <table:table-cell office:value-type="float" office:value="129908.59637542674" table:style-name="ce5">
            <text:p><text:s/>129,909<text:s/></text:p>
          </table:table-cell>
          <table:table-cell office:value-type="float" office:value="1.1239557349547382" table:style-name="ce6">
            <text:p>1.124</text:p>
          </table:table-cell>
          <table:table-cell office:value-type="float" office:value="146011.51191608122" table:style-name="ce5">
            <text:p><text:s/>146,01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46011.51191608122" table:style-name="ce5">
            <text:p><text:s/>146,012<text:s/></text:p>
          </table:table-cell>
          <table:table-cell office:value-type="float" office:value="1.0368851945295303" table:style-name="ce6">
            <text:p>1.037</text:p>
          </table:table-cell>
          <table:table-cell office:value-type="float" office:value="151397.17493665669" table:style-name="ce5">
            <text:p><text:s/>151,397<text:s/></text:p>
          </table:table-cell>
          <table:table-cell office:value-type="float" office:value="1.0648695591682085" table:style-name="ce6">
            <text:p>1.065</text:p>
          </table:table-cell>
          <table:table-cell office:value-type="float" office:value="161218.24293410976" table:style-name="ce5">
            <text:p><text:s/>161,21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61218.24293410976" table:style-name="ce5">
            <text:p><text:s/>161,218<text:s/></text:p>
          </table:table-cell>
          <table:table-cell office:value-type="float" office:value="1.0306763476294392" table:style-name="ce6">
            <text:p>1.031</text:p>
          </table:table-cell>
          <table:table-cell office:value-type="float" office:value="166163.82979856391" table:style-name="ce5">
            <text:p><text:s/>166,164<text:s/></text:p>
          </table:table-cell>
          <table:table-cell office:value-type="float" office:value="1.0717641547725323" table:style-name="ce6">
            <text:p>1.072</text:p>
          </table:table-cell>
          <table:table-cell office:value-type="float" office:value="178088.43659782474" table:style-name="ce5">
            <text:p><text:s/>178,0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8088.43659782474" table:style-name="ce5">
            <text:p><text:s/>178,088<text:s/></text:p>
          </table:table-cell>
          <table:table-cell office:value-type="float" office:value="1.0405237570025843" table:style-name="ce6">
            <text:p>1.041</text:p>
          </table:table-cell>
          <table:table-cell office:value-type="float" office:value="185305.24912748515" table:style-name="ce5">
            <text:p><text:s/>185,305<text:s/></text:p>
          </table:table-cell>
          <table:table-cell office:value-type="float" office:value="1.0431928456487887" table:style-name="ce6">
            <text:p>1.043</text:p>
          </table:table-cell>
          <table:table-cell office:value-type="float" office:value="193309.11015095896" table:style-name="ce5">
            <text:p><text:s/>193,30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93309.11015095896" table:style-name="ce5">
            <text:p><text:s/>193,309<text:s/></text:p>
          </table:table-cell>
          <table:table-cell office:value-type="float" office:value="0.98932776337334083" table:style-name="ce6">
            <text:p>0.989</text:p>
          </table:table-cell>
          <table:table-cell office:value-type="float" office:value="191246.06958533899" table:style-name="ce5">
            <text:p><text:s/>191,246<text:s/></text:p>
          </table:table-cell>
          <table:table-cell office:value-type="float" office:value="1.0667446094302264" table:style-name="ce6">
            <text:p>1.067</text:p>
          </table:table-cell>
          <table:table-cell office:value-type="float" office:value="204010.71380487835" table:style-name="ce5">
            <text:p><text:s/>204,01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4010.71380487835" table:style-name="ce5">
            <text:p><text:s/>204,011<text:s/></text:p>
          </table:table-cell>
          <table:table-cell office:value-type="float" office:value="0.95843725944815805" table:style-name="ce6">
            <text:p>0.958</text:p>
          </table:table-cell>
          <table:table-cell office:value-type="float" office:value="195531.46943721012" table:style-name="ce5">
            <text:p><text:s/>195,531<text:s/></text:p>
          </table:table-cell>
          <table:table-cell office:value-type="float" office:value="1.0866972477760337" table:style-name="ce6">
            <text:p>1.087</text:p>
          </table:table-cell>
          <table:table-cell office:value-type="float" office:value="212483.50969101989" table:style-name="ce5">
            <text:p><text:s/>212,48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2483.50969101989" table:style-name="ce5">
            <text:p><text:s/>212,484<text:s/></text:p>
          </table:table-cell>
          <table:table-cell office:value-type="float" office:value="1.0256105499885255" table:style-name="ce6">
            <text:p>1.026</text:p>
          </table:table-cell>
          <table:table-cell office:value-type="float" office:value="217925.3292376991" table:style-name="ce5">
            <text:p><text:s/>217,925<text:s/></text:p>
          </table:table-cell>
          <table:table-cell office:value-type="float" office:value="1.0651394770912119" table:style-name="ce6">
            <text:p>1.065</text:p>
          </table:table-cell>
          <table:table-cell office:value-type="float" office:value="232120.87122917303" table:style-name="ce5">
            <text:p><text:s/>232,1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2120.87122917303" table:style-name="ce5">
            <text:p><text:s/>232,121<text:s/></text:p>
          </table:table-cell>
          <table:table-cell office:value-type="float" office:value="1.0192124516704568" table:style-name="ce6">
            <text:p>1.019</text:p>
          </table:table-cell>
          <table:table-cell office:value-type="float" office:value="236580.48224936784" table:style-name="ce5">
            <text:p><text:s/>236,580<text:s/></text:p>
          </table:table-cell>
          <table:table-cell office:value-type="float" office:value="1.0898788608650432" table:style-name="ce6">
            <text:p>1.090</text:p>
          </table:table-cell>
          <table:table-cell office:value-type="float" office:value="257844.06649684356" table:style-name="ce5">
            <text:p><text:s/>257,84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142.450217921538" table:style-name="ce5">
            <text:p><text:s/>17,14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7142.450217921538" table:style-name="ce5">
            <text:p><text:s/>17,142<text:s/></text:p>
          </table:table-cell>
          <table:table-cell office:value-type="float" office:value="1.0679295729893261" table:style-name="ce6">
            <text:p>1.068</text:p>
          </table:table-cell>
          <table:table-cell office:value-type="float" office:value="18306.92954121573" table:style-name="ce5">
            <text:p><text:s/>18,307<text:s/></text:p>
          </table:table-cell>
          <table:table-cell office:value-type="float" office:value="1.1997391573902945" table:style-name="ce6">
            <text:p>1.200</text:p>
          </table:table-cell>
          <table:table-cell office:value-type="float" office:value="21963.540222181648" table:style-name="ce5">
            <text:p><text:s/>21,96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1963.540222181648" table:style-name="ce5">
            <text:p><text:s/>21,964<text:s/></text:p>
          </table:table-cell>
          <table:table-cell office:value-type="float" office:value="1.0839293973503055" table:style-name="ce6">
            <text:p>1.084</text:p>
          </table:table-cell>
          <table:table-cell office:value-type="float" office:value="23806.926916708551" table:style-name="ce5">
            <text:p><text:s/>23,807<text:s/></text:p>
          </table:table-cell>
          <table:table-cell office:value-type="float" office:value="1.0822106465859633" table:style-name="ce6">
            <text:p>1.082</text:p>
          </table:table-cell>
          <table:table-cell office:value-type="float" office:value="25764.109771755931" table:style-name="ce5">
            <text:p><text:s/>25,76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764.109771755931" table:style-name="ce5">
            <text:p><text:s/>25,764<text:s/></text:p>
          </table:table-cell>
          <table:table-cell office:value-type="float" office:value="1.0456602941288089" table:style-name="ce6">
            <text:p>1.046</text:p>
          </table:table-cell>
          <table:table-cell office:value-type="float" office:value="26940.50660190123" table:style-name="ce5">
            <text:p><text:s/>26,941<text:s/></text:p>
          </table:table-cell>
          <table:table-cell office:value-type="float" office:value="1.0973079982560263" table:style-name="ce6">
            <text:p>1.097</text:p>
          </table:table-cell>
          <table:table-cell office:value-type="float" office:value="29562.033371335499" table:style-name="ce5">
            <text:p><text:s/>29,56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9562.033371335499" table:style-name="ce5">
            <text:p><text:s/>29,562<text:s/></text:p>
          </table:table-cell>
          <table:table-cell office:value-type="float" office:value="1.0767451860992772" table:style-name="ce6">
            <text:p>1.077</text:p>
          </table:table-cell>
          <table:table-cell office:value-type="float" office:value="31830.777123891683" table:style-name="ce5">
            <text:p><text:s/>31,831<text:s/></text:p>
          </table:table-cell>
          <table:table-cell office:value-type="float" office:value="1.0638542899793222" table:style-name="ce6">
            <text:p>1.064</text:p>
          </table:table-cell>
          <table:table-cell office:value-type="float" office:value="33863.30879662784" table:style-name="ce5">
            <text:p><text:s/>33,86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3863.30879662784" table:style-name="ce5">
            <text:p><text:s/>33,863<text:s/></text:p>
          </table:table-cell>
          <table:table-cell office:value-type="float" office:value="1.0259944856956202" table:style-name="ce6">
            <text:p>1.026</text:p>
          </table:table-cell>
          <table:table-cell office:value-type="float" office:value="34743.568092748152" table:style-name="ce5">
            <text:p><text:s/>34,744<text:s/></text:p>
          </table:table-cell>
          <table:table-cell office:value-type="float" office:value="1.0872354917070373" table:style-name="ce6">
            <text:p>1.087</text:p>
          </table:table-cell>
          <table:table-cell office:value-type="float" office:value="37774.440338975968" table:style-name="ce5">
            <text:p><text:s/>37,77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7774.440338975968" table:style-name="ce5">
            <text:p><text:s/>37,774<text:s/></text:p>
          </table:table-cell>
          <table:table-cell office:value-type="float" office:value="1.0805049653342647" table:style-name="ce6">
            <text:p>1.081</text:p>
          </table:table-cell>
          <table:table-cell office:value-type="float" office:value="40815.47034898647" table:style-name="ce5">
            <text:p><text:s/>40,815<text:s/></text:p>
          </table:table-cell>
          <table:table-cell office:value-type="float" office:value="1.079398725731501" table:style-name="ce6">
            <text:p>1.079</text:p>
          </table:table-cell>
          <table:table-cell office:value-type="float" office:value="44056.166684827855" table:style-name="ce5">
            <text:p><text:s/>44,05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4056.166684827855" table:style-name="ce5">
            <text:p><text:s/>44,056<text:s/></text:p>
          </table:table-cell>
          <table:table-cell office:value-type="float" office:value="0.93993529645868312" table:style-name="ce6">
            <text:p>0.940</text:p>
          </table:table-cell>
          <table:table-cell office:value-type="float" office:value="41409.946093736835" table:style-name="ce5">
            <text:p><text:s/>41,410<text:s/></text:p>
          </table:table-cell>
          <table:table-cell office:value-type="float" office:value="1.0470467518311852" table:style-name="ce6">
            <text:p>1.047</text:p>
          </table:table-cell>
          <table:table-cell office:value-type="float" office:value="43358.149550951624" table:style-name="ce5">
            <text:p><text:s/>43,35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3358.149550951624" table:style-name="ce5">
            <text:p><text:s/>43,358<text:s/></text:p>
          </table:table-cell>
          <table:table-cell office:value-type="float" office:value="1.086282661813422" table:style-name="ce6">
            <text:p>1.086</text:p>
          </table:table-cell>
          <table:table-cell office:value-type="float" office:value="47099.206105512152" table:style-name="ce5">
            <text:p><text:s/>47,099<text:s/></text:p>
          </table:table-cell>
          <table:table-cell office:value-type="float" office:value="1.0456045672379553" table:style-name="ce6">
            <text:p>1.046</text:p>
          </table:table-cell>
          <table:table-cell office:value-type="float" office:value="49247.145017205301" table:style-name="ce5">
            <text:p><text:s/>49,24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9247.145017205301" table:style-name="ce5">
            <text:p><text:s/>49,247<text:s/></text:p>
          </table:table-cell>
          <table:table-cell office:value-type="float" office:value="1.0398951655472084" table:style-name="ce6">
            <text:p>1.040</text:p>
          </table:table-cell>
          <table:table-cell office:value-type="float" office:value="51211.868020394082" table:style-name="ce5">
            <text:p><text:s/>51,212<text:s/></text:p>
          </table:table-cell>
          <table:table-cell office:value-type="float" office:value="1.0831514294478537" table:style-name="ce6">
            <text:p>1.083</text:p>
          </table:table-cell>
          <table:table-cell office:value-type="float" office:value="55470.208050984678" table:style-name="ce5">
            <text:p><text:s/>55,47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5470.208050984678" table:style-name="ce5">
            <text:p><text:s/>55,470<text:s/></text:p>
          </table:table-cell>
          <table:table-cell office:value-type="float" office:value="1.0507512589684502" table:style-name="ce6">
            <text:p>1.051</text:p>
          </table:table-cell>
          <table:table-cell office:value-type="float" office:value="58285.390944814011" table:style-name="ce5">
            <text:p><text:s/>58,285<text:s/></text:p>
          </table:table-cell>
          <table:table-cell office:value-type="float" office:value="1.095749491383458" table:style-name="ce6">
            <text:p>1.096</text:p>
          </table:table-cell>
          <table:table-cell office:value-type="float" office:value="63866.187482865957" table:style-name="ce5">
            <text:p><text:s/>63,86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3866.187482865957" table:style-name="ce5">
            <text:p><text:s/>63,866<text:s/></text:p>
          </table:table-cell>
          <table:table-cell office:value-type="float" office:value="1.0398131577800434" table:style-name="ce6">
            <text:p>1.040</text:p>
          </table:table-cell>
          <table:table-cell office:value-type="float" office:value="66408.902081931141" table:style-name="ce5">
            <text:p><text:s/>66,409<text:s/></text:p>
          </table:table-cell>
          <table:table-cell office:value-type="float" office:value="1.019317675019338" table:style-name="ce6">
            <text:p>1.019</text:p>
          </table:table-cell>
          <table:table-cell office:value-type="float" office:value="67691.767670740926" table:style-name="ce5">
            <text:p><text:s/>67,69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7691.767670740926" table:style-name="ce5">
            <text:p><text:s/>67,692<text:s/></text:p>
          </table:table-cell>
          <table:table-cell office:value-type="float" office:value="1.0410263988948789" table:style-name="ce6">
            <text:p>1.041</text:p>
          </table:table-cell>
          <table:table-cell office:value-type="float" office:value="70468.9171331002" table:style-name="ce5">
            <text:p><text:s/>70,469<text:s/></text:p>
          </table:table-cell>
          <table:table-cell office:value-type="float" office:value="1.1396155111421" table:style-name="ce6">
            <text:p>1.140</text:p>
          </table:table-cell>
          <table:table-cell office:value-type="float" office:value="80307.471018268276" table:style-name="ce5">
            <text:p><text:s/>80,30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0307.471018268276" table:style-name="ce5">
            <text:p><text:s/>80,307<text:s/></text:p>
          </table:table-cell>
          <table:table-cell office:value-type="float" office:value="0.98353319093412528" table:style-name="ce6">
            <text:p>0.984</text:p>
          </table:table-cell>
          <table:table-cell office:value-type="float" office:value="78985.063226447193" table:style-name="ce5">
            <text:p><text:s/>78,985<text:s/></text:p>
          </table:table-cell>
          <table:table-cell office:value-type="float" office:value="1.0849926737478333" table:style-name="ce6">
            <text:p>1.085</text:p>
          </table:table-cell>
          <table:table-cell office:value-type="float" office:value="85698.214936204589" table:style-name="ce5">
            <text:p><text:s/>85,69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5698.214936204589" table:style-name="ce5">
            <text:p><text:s/>85,698<text:s/></text:p>
          </table:table-cell>
          <table:table-cell office:value-type="float" office:value="0.95029665327112123" table:style-name="ce6">
            <text:p>0.950</text:p>
          </table:table-cell>
          <table:table-cell office:value-type="float" office:value="81438.726845184428" table:style-name="ce5">
            <text:p><text:s/>81,439<text:s/></text:p>
          </table:table-cell>
          <table:table-cell office:value-type="float" office:value="1.0763328921977202" table:style-name="ce6">
            <text:p>1.076</text:p>
          </table:table-cell>
          <table:table-cell office:value-type="float" office:value="87655.180402177473" table:style-name="ce5">
            <text:p><text:s/>87,6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7655.180402177473" table:style-name="ce5">
            <text:p><text:s/>87,655<text:s/></text:p>
          </table:table-cell>
          <table:table-cell office:value-type="float" office:value="1.0160450088597783" table:style-name="ce6">
            <text:p>1.016</text:p>
          </table:table-cell>
          <table:table-cell office:value-type="float" office:value="89061.608548335877" table:style-name="ce5">
            <text:p><text:s/>89,062<text:s/></text:p>
          </table:table-cell>
          <table:table-cell office:value-type="float" office:value="1.0158342591868297" table:style-name="ce6">
            <text:p>1.016</text:p>
          </table:table-cell>
          <table:table-cell office:value-type="float" office:value="90471.833141686191" table:style-name="ce5">
            <text:p><text:s/>90,4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0471.833141686191" table:style-name="ce5">
            <text:p><text:s/>90,472<text:s/></text:p>
          </table:table-cell>
          <table:table-cell office:value-type="float" office:value="1.0012878016076336" table:style-name="ce6">
            <text:p>1.001</text:p>
          </table:table-cell>
          <table:table-cell office:value-type="float" office:value="90588.342913851622" table:style-name="ce5">
            <text:p><text:s/>90,588<text:s/></text:p>
          </table:table-cell>
          <table:table-cell office:value-type="float" office:value="1.2248259302970457" table:style-name="ce6">
            <text:p>1.225</text:p>
          </table:table-cell>
          <table:table-cell office:value-type="float" office:value="110954.95138352609" table:style-name="ce5">
            <text:p><text:s/>110,95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913.864076058679" table:style-name="ce5">
            <text:p><text:s/>23,91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3913.864076058679" table:style-name="ce5">
            <text:p><text:s/>23,914<text:s/></text:p>
          </table:table-cell>
          <table:table-cell office:value-type="float" office:value="1.068416244360449" table:style-name="ce6">
            <text:p>1.068</text:p>
          </table:table-cell>
          <table:table-cell office:value-type="float" office:value="25549.960844288871" table:style-name="ce5">
            <text:p><text:s/>25,550<text:s/></text:p>
          </table:table-cell>
          <table:table-cell office:value-type="float" office:value="1.0642133199993635" table:style-name="ce6">
            <text:p>1.064</text:p>
          </table:table-cell>
          <table:table-cell office:value-type="float" office:value="27190.608655954398" table:style-name="ce5">
            <text:p><text:s/>27,19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7190.608655954398" table:style-name="ce5">
            <text:p><text:s/>27,191<text:s/></text:p>
          </table:table-cell>
          <table:table-cell office:value-type="float" office:value="1.0839181176879107" table:style-name="ce6">
            <text:p>1.084</text:p>
          </table:table-cell>
          <table:table-cell office:value-type="float" office:value="29472.393353150703" table:style-name="ce5">
            <text:p><text:s/>29,472<text:s/></text:p>
          </table:table-cell>
          <table:table-cell office:value-type="float" office:value="1.1510580039388303" table:style-name="ce6">
            <text:p>1.151</text:p>
          </table:table-cell>
          <table:table-cell office:value-type="float" office:value="33924.434264377698" table:style-name="ce5">
            <text:p><text:s/>33,92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3924.434264377698" table:style-name="ce5">
            <text:p><text:s/>33,924<text:s/></text:p>
          </table:table-cell>
          <table:table-cell office:value-type="float" office:value="1.0409649404922587" table:style-name="ce6">
            <text:p>1.041</text:p>
          </table:table-cell>
          <table:table-cell office:value-type="float" office:value="35314.146695251475" table:style-name="ce5">
            <text:p><text:s/>35,314<text:s/></text:p>
          </table:table-cell>
          <table:table-cell office:value-type="float" office:value="1.0344606499099085" table:style-name="ce6">
            <text:p>1.034</text:p>
          </table:table-cell>
          <table:table-cell office:value-type="float" office:value="36531.095141383681" table:style-name="ce5">
            <text:p><text:s/>36,53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6531.095141383681" table:style-name="ce5">
            <text:p><text:s/>36,531<text:s/></text:p>
          </table:table-cell>
          <table:table-cell office:value-type="float" office:value="1.0633746589200077" table:style-name="ce6">
            <text:p>1.063</text:p>
          </table:table-cell>
          <table:table-cell office:value-type="float" office:value="38846.240835943223" table:style-name="ce5">
            <text:p><text:s/>38,846<text:s/></text:p>
          </table:table-cell>
          <table:table-cell office:value-type="float" office:value="1.0625931546559158" table:style-name="ce6">
            <text:p>1.063</text:p>
          </table:table-cell>
          <table:table-cell office:value-type="float" office:value="41277.74959638837" table:style-name="ce5">
            <text:p><text:s/>41,27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1277.74959638837" table:style-name="ce5">
            <text:p><text:s/>41,278<text:s/></text:p>
          </table:table-cell>
          <table:table-cell office:value-type="float" office:value="1.0197703923358816" table:style-name="ce6">
            <text:p>1.020</text:p>
          </table:table-cell>
          <table:table-cell office:value-type="float" office:value="42093.826900651242" table:style-name="ce5">
            <text:p><text:s/>42,094<text:s/></text:p>
          </table:table-cell>
          <table:table-cell office:value-type="float" office:value="1.1073058626992052" table:style-name="ce6">
            <text:p>1.107</text:p>
          </table:table-cell>
          <table:table-cell office:value-type="float" office:value="46610.741310536636" table:style-name="ce5">
            <text:p><text:s/>46,61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6610.741310536636" table:style-name="ce5">
            <text:p><text:s/>46,611<text:s/></text:p>
          </table:table-cell>
          <table:table-cell office:value-type="float" office:value="1.0430714085361448" table:style-name="ce6">
            <text:p>1.043</text:p>
          </table:table-cell>
          <table:table-cell office:value-type="float" office:value="48618.331591695322" table:style-name="ce5">
            <text:p><text:s/>48,618<text:s/></text:p>
          </table:table-cell>
          <table:table-cell office:value-type="float" office:value="1.1312097218018271" table:style-name="ce6">
            <text:p>1.131</text:p>
          </table:table-cell>
          <table:table-cell office:value-type="float" office:value="54997.529354310645" table:style-name="ce5">
            <text:p><text:s/>54,99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4997.529354310645" table:style-name="ce5">
            <text:p><text:s/>54,998<text:s/></text:p>
          </table:table-cell>
          <table:table-cell office:value-type="float" office:value="0.96596446745605202" table:style-name="ce6">
            <text:p>0.966</text:p>
          </table:table-cell>
          <table:table-cell office:value-type="float" office:value="53125.659154135268" table:style-name="ce5">
            <text:p><text:s/>53,126<text:s/></text:p>
          </table:table-cell>
          <table:table-cell office:value-type="float" office:value="1.0434090734844368" table:style-name="ce6">
            <text:p>1.043</text:p>
          </table:table-cell>
          <table:table-cell office:value-type="float" office:value="55431.794796266273" table:style-name="ce5">
            <text:p><text:s/>55,43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5431.794796266273" table:style-name="ce5">
            <text:p><text:s/>55,432<text:s/></text:p>
          </table:table-cell>
          <table:table-cell office:value-type="float" office:value="1.0867385750067364" table:style-name="ce6">
            <text:p>1.087</text:p>
          </table:table-cell>
          <table:table-cell office:value-type="float" office:value="60239.869686960243" table:style-name="ce5">
            <text:p><text:s/>60,240<text:s/></text:p>
          </table:table-cell>
          <table:table-cell office:value-type="float" office:value="1.2536773821425522" table:style-name="ce6">
            <text:p>1.254</text:p>
          </table:table-cell>
          <table:table-cell office:value-type="float" office:value="75521.362129756802" table:style-name="ce5">
            <text:p><text:s/>75,52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5521.362129756802" table:style-name="ce5">
            <text:p><text:s/>75,521<text:s/></text:p>
          </table:table-cell>
          <table:table-cell office:value-type="float" office:value="1.0420459342327553" table:style-name="ce6">
            <text:p>1.042</text:p>
          </table:table-cell>
          <table:table-cell office:value-type="float" office:value="78696.728355032654" table:style-name="ce5">
            <text:p><text:s/>78,697<text:s/></text:p>
          </table:table-cell>
          <table:table-cell office:value-type="float" office:value="1.1505091222678054" table:style-name="ce6">
            <text:p>1.151</text:p>
          </table:table-cell>
          <table:table-cell office:value-type="float" office:value="90541.303865096532" table:style-name="ce5">
            <text:p><text:s/>90,54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0541.303865096532" table:style-name="ce5">
            <text:p><text:s/>90,541<text:s/></text:p>
          </table:table-cell>
          <table:table-cell office:value-type="float" office:value="1.028390138169162" table:style-name="ce6">
            <text:p>1.028</text:p>
          </table:table-cell>
          <table:table-cell office:value-type="float" office:value="93111.783991842691" table:style-name="ce5">
            <text:p><text:s/>93,112<text:s/></text:p>
          </table:table-cell>
          <table:table-cell office:value-type="float" office:value="1.0455395791769233" table:style-name="ce6">
            <text:p>1.046</text:p>
          </table:table-cell>
          <table:table-cell office:value-type="float" office:value="97352.05545124381" table:style-name="ce5">
            <text:p><text:s/>97,35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7352.05545124381" table:style-name="ce5">
            <text:p><text:s/>97,352<text:s/></text:p>
          </table:table-cell>
          <table:table-cell office:value-type="float" office:value="1.0246822961698263" table:style-name="ce6">
            <text:p>1.025</text:p>
          </table:table-cell>
          <table:table-cell office:value-type="float" office:value="99754.927716632767" table:style-name="ce5">
            <text:p><text:s/>99,755<text:s/></text:p>
          </table:table-cell>
          <table:table-cell office:value-type="float" office:value="1.1066788524039668" table:style-name="ce6">
            <text:p>1.107</text:p>
          </table:table-cell>
          <table:table-cell office:value-type="float" office:value="110396.66892708381" table:style-name="ce5">
            <text:p><text:s/>110,3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0396.66892708381" table:style-name="ce5">
            <text:p><text:s/>110,397<text:s/></text:p>
          </table:table-cell>
          <table:table-cell office:value-type="float" office:value="1.0402155527920274" table:style-name="ce6">
            <text:p>1.040</text:p>
          </table:table-cell>
          <table:table-cell office:value-type="float" office:value="114836.33199438493" table:style-name="ce5">
            <text:p><text:s/>114,836<text:s/></text:p>
          </table:table-cell>
          <table:table-cell office:value-type="float" office:value="0.98402341114670944" table:style-name="ce6">
            <text:p>0.984</text:p>
          </table:table-cell>
          <table:table-cell office:value-type="float" office:value="113001.63913269067" table:style-name="ce5">
            <text:p><text:s/>113,00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3001.63913269067" table:style-name="ce5">
            <text:p><text:s/>113,002<text:s/></text:p>
          </table:table-cell>
          <table:table-cell office:value-type="float" office:value="0.99344582273776405" table:style-name="ce6">
            <text:p>0.993</text:p>
          </table:table-cell>
          <table:table-cell office:value-type="float" office:value="112261.0063588918" table:style-name="ce5">
            <text:p><text:s/>112,261<text:s/></text:p>
          </table:table-cell>
          <table:table-cell office:value-type="float" office:value="1.0539055608537455" table:style-name="ce6">
            <text:p>1.054</text:p>
          </table:table-cell>
          <table:table-cell office:value-type="float" office:value="118312.49886867376" table:style-name="ce5">
            <text:p><text:s/>118,3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8312.49886867376" table:style-name="ce5">
            <text:p><text:s/>118,312<text:s/></text:p>
          </table:table-cell>
          <table:table-cell office:value-type="float" office:value="0.96433380820286796" table:style-name="ce6">
            <text:p>0.964</text:p>
          </table:table-cell>
          <table:table-cell office:value-type="float" office:value="114092.74259202568" table:style-name="ce5">
            <text:p><text:s/>114,093<text:s/></text:p>
          </table:table-cell>
          <table:table-cell office:value-type="float" office:value="1.09409526366813" table:style-name="ce6">
            <text:p>1.094</text:p>
          </table:table-cell>
          <table:table-cell office:value-type="float" office:value="124828.32928884242" table:style-name="ce5">
            <text:p><text:s/>124,8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4828.32928884242" table:style-name="ce5">
            <text:p><text:s/>124,828<text:s/></text:p>
          </table:table-cell>
          <table:table-cell office:value-type="float" office:value="1.032327528722933" table:style-name="ce6">
            <text:p>1.032</text:p>
          </table:table-cell>
          <table:table-cell office:value-type="float" office:value="128863.72068936322" table:style-name="ce5">
            <text:p><text:s/>128,864<text:s/></text:p>
          </table:table-cell>
          <table:table-cell office:value-type="float" office:value="1.099215802009502" table:style-name="ce6">
            <text:p>1.099</text:p>
          </table:table-cell>
          <table:table-cell office:value-type="float" office:value="141649.03808748684" table:style-name="ce5">
            <text:p><text:s/>141,64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1649.03808748684" table:style-name="ce5">
            <text:p><text:s/>141,649<text:s/></text:p>
          </table:table-cell>
          <table:table-cell office:value-type="float" office:value="1.0306610006440491" table:style-name="ce6">
            <text:p>1.031</text:p>
          </table:table-cell>
          <table:table-cell office:value-type="float" office:value="145992.1393355162" table:style-name="ce5">
            <text:p><text:s/>145,992<text:s/></text:p>
          </table:table-cell>
          <table:table-cell office:value-type="float" office:value="1.0061440005049851" table:style-name="ce6">
            <text:p>1.006</text:p>
          </table:table-cell>
          <table:table-cell office:value-type="float" office:value="146889.11511331747" table:style-name="ce5">
            <text:p><text:s/>146,88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6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69.8683912550996" table:style-name="ce5">
            <text:p><text:s/>4,27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269.8683912550996" table:style-name="ce5">
            <text:p><text:s/>4,270<text:s/></text:p>
          </table:table-cell>
          <table:table-cell office:value-type="float" office:value="1.0624113822652665" table:style-name="ce6">
            <text:p>1.062</text:p>
          </table:table-cell>
          <table:table-cell office:value-type="float" office:value="4536.3567796441002" table:style-name="ce5">
            <text:p><text:s/>4,536<text:s/></text:p>
          </table:table-cell>
          <table:table-cell office:value-type="float" office:value="1.1141213837910287" table:style-name="ce6">
            <text:p>1.114</text:p>
          </table:table-cell>
          <table:table-cell office:value-type="float" office:value="5054.0520927068992" table:style-name="ce5">
            <text:p><text:s/>5,05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054.0520927068992" table:style-name="ce5">
            <text:p><text:s/>5,054<text:s/></text:p>
          </table:table-cell>
          <table:table-cell office:value-type="float" office:value="1.0267678900909671" table:style-name="ce6">
            <text:p>1.027</text:p>
          </table:table-cell>
          <table:table-cell office:value-type="float" office:value="5189.3384036385005" table:style-name="ce5">
            <text:p><text:s/>5,189<text:s/></text:p>
          </table:table-cell>
          <table:table-cell office:value-type="float" office:value="1.0496943745525993" table:style-name="ce6">
            <text:p>1.050</text:p>
          </table:table-cell>
          <table:table-cell office:value-type="float" office:value="5447.2193299490991" table:style-name="ce5">
            <text:p><text:s/>5,4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447.2193299490991" table:style-name="ce5">
            <text:p><text:s/>5,447<text:s/></text:p>
          </table:table-cell>
          <table:table-cell office:value-type="float" office:value="1.0642005129425491" table:style-name="ce6">
            <text:p>1.064</text:p>
          </table:table-cell>
          <table:table-cell office:value-type="float" office:value="5796.9336050424008" table:style-name="ce5">
            <text:p><text:s/>5,797<text:s/></text:p>
          </table:table-cell>
          <table:table-cell office:value-type="float" office:value="1.0259834486085506" table:style-name="ce6">
            <text:p>1.026</text:p>
          </table:table-cell>
          <table:table-cell office:value-type="float" office:value="5947.5579314562001" table:style-name="ce5">
            <text:p><text:s/>5,94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947.5579314562001" table:style-name="ce5">
            <text:p><text:s/>5,948<text:s/></text:p>
          </table:table-cell>
          <table:table-cell office:value-type="float" office:value="1.0338100368219139" table:style-name="ce6">
            <text:p>1.034</text:p>
          </table:table-cell>
          <table:table-cell office:value-type="float" office:value="6148.6450841192" table:style-name="ce5">
            <text:p><text:s/>6,149<text:s/></text:p>
          </table:table-cell>
          <table:table-cell office:value-type="float" office:value="1.0587344507841168" table:style-name="ce6">
            <text:p>1.059</text:p>
          </table:table-cell>
          <table:table-cell office:value-type="float" office:value="6509.7823762013995" table:style-name="ce5">
            <text:p><text:s/>6,51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509.7823762013995" table:style-name="ce5">
            <text:p><text:s/>6,510<text:s/></text:p>
          </table:table-cell>
          <table:table-cell office:value-type="float" office:value="0.93871634921576408" table:style-name="ce6">
            <text:p>0.939</text:p>
          </table:table-cell>
          <table:table-cell office:value-type="float" office:value="6110.8391463768994" table:style-name="ce5">
            <text:p><text:s/>6,111<text:s/></text:p>
          </table:table-cell>
          <table:table-cell office:value-type="float" office:value="1.0987422777479348" table:style-name="ce6">
            <text:p>1.099</text:p>
          </table:table-cell>
          <table:table-cell office:value-type="float" office:value="6714.2373226414002" table:style-name="ce5">
            <text:p><text:s/>6,71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714.2373226414002" table:style-name="ce5">
            <text:p><text:s/>6,714<text:s/></text:p>
          </table:table-cell>
          <table:table-cell office:value-type="float" office:value="0.96636555901142041" table:style-name="ce6">
            <text:p>0.966</text:p>
          </table:table-cell>
          <table:table-cell office:value-type="float" office:value="6488.4077036296994" table:style-name="ce5">
            <text:p><text:s/>6,488<text:s/></text:p>
          </table:table-cell>
          <table:table-cell office:value-type="float" office:value="1.0798703330633639" table:style-name="ce6">
            <text:p>1.080</text:p>
          </table:table-cell>
          <table:table-cell office:value-type="float" office:value="7006.6389879694998" table:style-name="ce5">
            <text:p><text:s/>7,00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006.6389879694998" table:style-name="ce5">
            <text:p><text:s/>7,007<text:s/></text:p>
          </table:table-cell>
          <table:table-cell office:value-type="float" office:value="0.97251180931560821" table:style-name="ce6">
            <text:p>0.973</text:p>
          </table:table-cell>
          <table:table-cell office:value-type="float" office:value="6814.0391594114999" table:style-name="ce5">
            <text:p><text:s/>6,814<text:s/></text:p>
          </table:table-cell>
          <table:table-cell office:value-type="float" office:value="1.1097326980856648" table:style-name="ce6">
            <text:p>1.110</text:p>
          </table:table-cell>
          <table:table-cell office:value-type="float" office:value="7561.7620612351002" table:style-name="ce5">
            <text:p><text:s/>7,56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561.7620612351002" table:style-name="ce5">
            <text:p><text:s/>7,562<text:s/></text:p>
          </table:table-cell>
          <table:table-cell office:value-type="float" office:value="1.022714272418292" table:style-name="ce6">
            <text:p>1.023</text:p>
          </table:table-cell>
          <table:table-cell office:value-type="float" office:value="7733.5219846562995" table:style-name="ce5">
            <text:p><text:s/>7,734<text:s/></text:p>
          </table:table-cell>
          <table:table-cell office:value-type="float" office:value="1.260414187509556" table:style-name="ce6">
            <text:p>1.260</text:p>
          </table:table-cell>
          <table:table-cell office:value-type="float" office:value="9747.4408288778595" table:style-name="ce5">
            <text:p><text:s/>9,74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747.4408288778595" table:style-name="ce5">
            <text:p><text:s/>9,747<text:s/></text:p>
          </table:table-cell>
          <table:table-cell office:value-type="float" office:value="1.0470334926336782" table:style-name="ce6">
            <text:p>1.047</text:p>
          </table:table-cell>
          <table:table-cell office:value-type="float" office:value="10205.897015300101" table:style-name="ce5">
            <text:p><text:s/>10,206<text:s/></text:p>
          </table:table-cell>
          <table:table-cell office:value-type="float" office:value="1.0721930394850985" table:style-name="ce6">
            <text:p>1.072</text:p>
          </table:table-cell>
          <table:table-cell office:value-type="float" office:value="10942.691741506509" table:style-name="ce5">
            <text:p><text:s/>10,94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942.691741506509" table:style-name="ce5">
            <text:p><text:s/>10,943<text:s/></text:p>
          </table:table-cell>
          <table:table-cell office:value-type="float" office:value="1.0127810461857929" table:style-name="ce6">
            <text:p>1.013</text:p>
          </table:table-cell>
          <table:table-cell office:value-type="float" office:value="11082.550790051599" table:style-name="ce5">
            <text:p><text:s/>11,083<text:s/></text:p>
          </table:table-cell>
          <table:table-cell office:value-type="float" office:value="1.1185244559508034" table:style-name="ce6">
            <text:p>1.119</text:p>
          </table:table-cell>
          <table:table-cell office:value-type="float" office:value="12396.10409298961" table:style-name="ce5">
            <text:p><text:s/>12,39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2396.10409298961" table:style-name="ce5">
            <text:p><text:s/>12,396<text:s/></text:p>
          </table:table-cell>
          <table:table-cell office:value-type="float" office:value="1.0450850621986785" table:style-name="ce6">
            <text:p>1.045</text:p>
          </table:table-cell>
          <table:table-cell office:value-type="float" office:value="12954.98321704334" table:style-name="ce5">
            <text:p><text:s/>12,955<text:s/></text:p>
          </table:table-cell>
          <table:table-cell office:value-type="float" office:value="1.3187489678095687" table:style-name="ce6">
            <text:p>1.319</text:p>
          </table:table-cell>
          <table:table-cell office:value-type="float" office:value="17084.370745466189" table:style-name="ce5">
            <text:p><text:s/>17,0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084.370745466189" table:style-name="ce5">
            <text:p><text:s/>17,084<text:s/></text:p>
          </table:table-cell>
          <table:table-cell office:value-type="float" office:value="1.053832010620646" table:style-name="ce6">
            <text:p>1.054</text:p>
          </table:table-cell>
          <table:table-cell office:value-type="float" office:value="18004.056772883177" table:style-name="ce5">
            <text:p><text:s/>18,004<text:s/></text:p>
          </table:table-cell>
          <table:table-cell office:value-type="float" office:value="0.91114477799463733" table:style-name="ce6">
            <text:p>0.911</text:p>
          </table:table-cell>
          <table:table-cell office:value-type="float" office:value="16404.302311331488" table:style-name="ce5">
            <text:p><text:s/>16,40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6404.302311331488" table:style-name="ce5">
            <text:p><text:s/>16,404<text:s/></text:p>
          </table:table-cell>
          <table:table-cell office:value-type="float" office:value="1.0375325455454707" table:style-name="ce6">
            <text:p>1.038</text:p>
          </table:table-cell>
          <table:table-cell office:value-type="float" office:value="17019.997534973209" table:style-name="ce5">
            <text:p><text:s/>17,020<text:s/></text:p>
          </table:table-cell>
          <table:table-cell office:value-type="float" office:value="1.0625621021845768" table:style-name="ce6">
            <text:p>1.063</text:p>
          </table:table-cell>
          <table:table-cell office:value-type="float" office:value="18084.80435993745" table:style-name="ce5">
            <text:p><text:s/>18,08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084.80435993745" table:style-name="ce5">
            <text:p><text:s/>18,085<text:s/></text:p>
          </table:table-cell>
          <table:table-cell office:value-type="float" office:value="1.0020660538525017" table:style-name="ce6">
            <text:p>1.002</text:p>
          </table:table-cell>
          <table:table-cell office:value-type="float" office:value="18122.168539657039" table:style-name="ce5">
            <text:p><text:s/>18,122<text:s/></text:p>
          </table:table-cell>
          <table:table-cell office:value-type="float" office:value="1.1631855092618721" table:style-name="ce6">
            <text:p>1.163</text:p>
          </table:table-cell>
          <table:table-cell office:value-type="float" office:value="21079.443841730448" table:style-name="ce5">
            <text:p><text:s/>21,07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079.443841730448" table:style-name="ce5">
            <text:p><text:s/>21,079<text:s/></text:p>
          </table:table-cell>
          <table:table-cell office:value-type="float" office:value="1.0785951280934951" table:style-name="ce6">
            <text:p>1.079</text:p>
          </table:table-cell>
          <table:table-cell office:value-type="float" office:value="22736.185430610891" table:style-name="ce5">
            <text:p><text:s/>22,736<text:s/></text:p>
          </table:table-cell>
          <table:table-cell office:value-type="float" office:value="0.92836101547320748" table:style-name="ce6">
            <text:p>0.928</text:p>
          </table:table-cell>
          <table:table-cell office:value-type="float" office:value="21107.388194349071" table:style-name="ce5">
            <text:p><text:s/>21,10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107.388194349071" table:style-name="ce5">
            <text:p><text:s/>21,107<text:s/></text:p>
          </table:table-cell>
          <table:table-cell office:value-type="float" office:value="0.95288357806076385" table:style-name="ce6">
            <text:p>0.953</text:p>
          </table:table-cell>
          <table:table-cell office:value-type="float" office:value="20112.88358614887" table:style-name="ce5">
            <text:p><text:s/>20,113<text:s/></text:p>
          </table:table-cell>
          <table:table-cell office:value-type="float" office:value="1.0055476341326812" table:style-name="ce6">
            <text:p>1.006</text:p>
          </table:table-cell>
          <table:table-cell office:value-type="float" office:value="20224.462505638032" table:style-name="ce5">
            <text:p><text:s/>20,22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04.08805020017007" table:style-name="ce5">
            <text:p><text:s/>80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04.08805020017007" table:style-name="ce5">
            <text:p><text:s/>804<text:s/></text:p>
          </table:table-cell>
          <table:table-cell office:value-type="float" office:value="1.0555011932702025" table:style-name="ce6">
            <text:p>1.056</text:p>
          </table:table-cell>
          <table:table-cell office:value-type="float" office:value="848.71589648059" table:style-name="ce5">
            <text:p><text:s/>849<text:s/></text:p>
          </table:table-cell>
          <table:table-cell office:value-type="float" office:value="1.2042065519449991" table:style-name="ce6">
            <text:p>1.204</text:p>
          </table:table-cell>
          <table:table-cell office:value-type="float" office:value="1022.0292432818001" table:style-name="ce5">
            <text:p><text:s/>1,02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22.0292432818001" table:style-name="ce5">
            <text:p><text:s/>1,022<text:s/></text:p>
          </table:table-cell>
          <table:table-cell office:value-type="float" office:value="1.0175428726964091" table:style-name="ce6">
            <text:p>1.018</text:p>
          </table:table-cell>
          <table:table-cell office:value-type="float" office:value="1039.9585721886999" table:style-name="ce5">
            <text:p><text:s/>1,040<text:s/></text:p>
          </table:table-cell>
          <table:table-cell office:value-type="float" office:value="1.1691183372475604" table:style-name="ce6">
            <text:p>1.169</text:p>
          </table:table-cell>
          <table:table-cell office:value-type="float" office:value="1215.8346367235999" table:style-name="ce5">
            <text:p><text:s/>1,21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15.8346367235999" table:style-name="ce5">
            <text:p><text:s/>1,216<text:s/></text:p>
          </table:table-cell>
          <table:table-cell office:value-type="float" office:value="1.0399454366704648" table:style-name="ce6">
            <text:p>1.040</text:p>
          </table:table-cell>
          <table:table-cell office:value-type="float" office:value="1264.4016822065998" table:style-name="ce5">
            <text:p><text:s/>1,264<text:s/></text:p>
          </table:table-cell>
          <table:table-cell office:value-type="float" office:value="1.0486064860160145" table:style-name="ce6">
            <text:p>1.049</text:p>
          </table:table-cell>
          <table:table-cell office:value-type="float" office:value="1325.8598048914" table:style-name="ce5">
            <text:p><text:s/>1,32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325.8598048914" table:style-name="ce5">
            <text:p><text:s/>1,326<text:s/></text:p>
          </table:table-cell>
          <table:table-cell office:value-type="float" office:value="1.0451560568125857" table:style-name="ce6">
            <text:p>1.045</text:p>
          </table:table-cell>
          <table:table-cell office:value-type="float" office:value="1385.7304055666" table:style-name="ce5">
            <text:p><text:s/>1,386<text:s/></text:p>
          </table:table-cell>
          <table:table-cell office:value-type="float" office:value="1.021523310927283" table:style-name="ce6">
            <text:p>1.022</text:p>
          </table:table-cell>
          <table:table-cell office:value-type="float" office:value="1415.5559119469999" table:style-name="ce5">
            <text:p><text:s/>1,4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15.5559119469999" table:style-name="ce5">
            <text:p><text:s/>1,416<text:s/></text:p>
          </table:table-cell>
          <table:table-cell office:value-type="float" office:value="0.96674087218240323" table:style-name="ce6">
            <text:p>0.967</text:p>
          </table:table-cell>
          <table:table-cell office:value-type="float" office:value="1368.4757569386002" table:style-name="ce5">
            <text:p><text:s/>1,368<text:s/></text:p>
          </table:table-cell>
          <table:table-cell office:value-type="float" office:value="1.0786450541671004" table:style-name="ce6">
            <text:p>1.079</text:p>
          </table:table-cell>
          <table:table-cell office:value-type="float" office:value="1476.0996069693999" table:style-name="ce5">
            <text:p><text:s/>1,47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76.0996069693999" table:style-name="ce5">
            <text:p><text:s/>1,476<text:s/></text:p>
          </table:table-cell>
          <table:table-cell office:value-type="float" office:value="0.95785177720395553" table:style-name="ce6">
            <text:p>0.958</text:p>
          </table:table-cell>
          <table:table-cell office:value-type="float" office:value="1413.8846318656999" table:style-name="ce5">
            <text:p><text:s/>1,414<text:s/></text:p>
          </table:table-cell>
          <table:table-cell office:value-type="float" office:value="1.1532074597525406" table:style-name="ce6">
            <text:p>1.153</text:p>
          </table:table-cell>
          <table:table-cell office:value-type="float" office:value="1630.502304697" table:style-name="ce5">
            <text:p><text:s/>1,6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30.502304697" table:style-name="ce5">
            <text:p><text:s/>1,631<text:s/></text:p>
          </table:table-cell>
          <table:table-cell office:value-type="float" office:value="0.98377050100115149" table:style-name="ce6">
            <text:p>0.984</text:p>
          </table:table-cell>
          <table:table-cell office:value-type="float" office:value="1604.0400691752998" table:style-name="ce5">
            <text:p><text:s/>1,604<text:s/></text:p>
          </table:table-cell>
          <table:table-cell office:value-type="float" office:value="1.0106782990840786" table:style-name="ce6">
            <text:p>1.011</text:p>
          </table:table-cell>
          <table:table-cell office:value-type="float" office:value="1621.1684887767999" table:style-name="ce5">
            <text:p><text:s/>1,62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21.1684887767999" table:style-name="ce5">
            <text:p><text:s/>1,621<text:s/></text:p>
          </table:table-cell>
          <table:table-cell office:value-type="float" office:value="1.006924055007675" table:style-name="ce6">
            <text:p>1.007</text:p>
          </table:table-cell>
          <table:table-cell office:value-type="float" office:value="1632.3935485697998" table:style-name="ce5">
            <text:p><text:s/>1,632<text:s/></text:p>
          </table:table-cell>
          <table:table-cell office:value-type="float" office:value="1.0234096156898933" table:style-name="ce6">
            <text:p>1.023</text:p>
          </table:table-cell>
          <table:table-cell office:value-type="float" office:value="1670.60725419648" table:style-name="ce5">
            <text:p><text:s/>1,67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70.60725419648" table:style-name="ce5">
            <text:p><text:s/>1,671<text:s/></text:p>
          </table:table-cell>
          <table:table-cell office:value-type="float" office:value="1.081250674363315" table:style-name="ce6">
            <text:p>1.081</text:p>
          </table:table-cell>
          <table:table-cell office:value-type="float" office:value="1806.3452201961902" table:style-name="ce5">
            <text:p><text:s/>1,806<text:s/></text:p>
          </table:table-cell>
          <table:table-cell office:value-type="float" office:value="1.0912000260360295" table:style-name="ce6">
            <text:p>1.091</text:p>
          </table:table-cell>
          <table:table-cell office:value-type="float" office:value="1971.0839513081401" table:style-name="ce5">
            <text:p><text:s/>1,97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71.0839513081401" table:style-name="ce5">
            <text:p><text:s/>1,971<text:s/></text:p>
          </table:table-cell>
          <table:table-cell office:value-type="float" office:value="1.014387705033263" table:style-name="ce6">
            <text:p>1.014</text:p>
          </table:table-cell>
          <table:table-cell office:value-type="float" office:value="1999.4433257953601" table:style-name="ce5">
            <text:p><text:s/>1,999<text:s/></text:p>
          </table:table-cell>
          <table:table-cell office:value-type="float" office:value="1.1096302988662177" table:style-name="ce6">
            <text:p>1.110</text:p>
          </table:table-cell>
          <table:table-cell office:value-type="float" office:value="2218.6428951683697" table:style-name="ce5">
            <text:p><text:s/>2,21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18.6428951683697" table:style-name="ce5">
            <text:p><text:s/>2,219<text:s/></text:p>
          </table:table-cell>
          <table:table-cell office:value-type="float" office:value="1.0700458266190318" table:style-name="ce6">
            <text:p>1.070</text:p>
          </table:table-cell>
          <table:table-cell office:value-type="float" office:value="2374.0495707328801" table:style-name="ce5">
            <text:p><text:s/>2,374<text:s/></text:p>
          </table:table-cell>
          <table:table-cell office:value-type="float" office:value="1.0748489114512443" table:style-name="ce6">
            <text:p>1.075</text:p>
          </table:table-cell>
          <table:table-cell office:value-type="float" office:value="2551.7445968335301" table:style-name="ce5">
            <text:p><text:s/>2,55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51.7445968335301" table:style-name="ce5">
            <text:p><text:s/>2,552<text:s/></text:p>
          </table:table-cell>
          <table:table-cell office:value-type="float" office:value="1.1058716769463213" table:style-name="ce6">
            <text:p>1.106</text:p>
          </table:table-cell>
          <table:table-cell office:value-type="float" office:value="2821.9020764390102" table:style-name="ce5">
            <text:p><text:s/>2,822<text:s/></text:p>
          </table:table-cell>
          <table:table-cell office:value-type="float" office:value="1.0517361379913088" table:style-name="ce6">
            <text:p>1.052</text:p>
          </table:table-cell>
          <table:table-cell office:value-type="float" office:value="2967.8963916636199" table:style-name="ce5">
            <text:p><text:s/>2,96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967.8963916636199" table:style-name="ce5">
            <text:p><text:s/>2,968<text:s/></text:p>
          </table:table-cell>
          <table:table-cell office:value-type="float" office:value="1.082642976069442" table:style-name="ce6">
            <text:p>1.083</text:p>
          </table:table-cell>
          <table:table-cell office:value-type="float" office:value="3213.1721821364599" table:style-name="ce5">
            <text:p><text:s/>3,213<text:s/></text:p>
          </table:table-cell>
          <table:table-cell office:value-type="float" office:value="1.1156406345236465" table:style-name="ce6">
            <text:p>1.116</text:p>
          </table:table-cell>
          <table:table-cell office:value-type="float" office:value="3584.74545211245" table:style-name="ce5">
            <text:p><text:s/>3,58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84.74545211245" table:style-name="ce5">
            <text:p><text:s/>3,585<text:s/></text:p>
          </table:table-cell>
          <table:table-cell office:value-type="float" office:value="1.0113513120163109" table:style-name="ce6">
            <text:p>1.011</text:p>
          </table:table-cell>
          <table:table-cell office:value-type="float" office:value="3625.4370162384298" table:style-name="ce5">
            <text:p><text:s/>3,625<text:s/></text:p>
          </table:table-cell>
          <table:table-cell office:value-type="float" office:value="1.0788945601965489" table:style-name="ce6">
            <text:p>1.079</text:p>
          </table:table-cell>
          <table:table-cell office:value-type="float" office:value="3911.4642751548499" table:style-name="ce5">
            <text:p><text:s/>3,91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911.4642751548499" table:style-name="ce5">
            <text:p><text:s/>3,911<text:s/></text:p>
          </table:table-cell>
          <table:table-cell office:value-type="float" office:value="1.0973829282666043" table:style-name="ce6">
            <text:p>1.097</text:p>
          </table:table-cell>
          <table:table-cell office:value-type="float" office:value="4292.3741200796403" table:style-name="ce5">
            <text:p><text:s/>4,292<text:s/></text:p>
          </table:table-cell>
          <table:table-cell office:value-type="float" office:value="1.0167349050603089" table:style-name="ce6">
            <text:p>1.017</text:p>
          </table:table-cell>
          <table:table-cell office:value-type="float" office:value="4364.2065934624998" table:style-name="ce5">
            <text:p><text:s/>4,36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364.2065934624998" table:style-name="ce5">
            <text:p><text:s/>4,364<text:s/></text:p>
          </table:table-cell>
          <table:table-cell office:value-type="float" office:value="0.97297823544029871" table:style-name="ce6">
            <text:p>0.973</text:p>
          </table:table-cell>
          <table:table-cell office:value-type="float" office:value="4246.2780304040598" table:style-name="ce5">
            <text:p><text:s/>4,246<text:s/></text:p>
          </table:table-cell>
          <table:table-cell office:value-type="float" office:value="1.2379331800272582" table:style-name="ce6">
            <text:p>1.238</text:p>
          </table:table-cell>
          <table:table-cell office:value-type="float" office:value="5256.6084654579799" table:style-name="ce5">
            <text:p><text:s/>5,25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465.7803410549295" table:style-name="ce5">
            <text:p><text:s/>3,46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465.7803410549295" table:style-name="ce5">
            <text:p><text:s/>3,466<text:s/></text:p>
          </table:table-cell>
          <table:table-cell office:value-type="float" office:value="1.0640145999677089" table:style-name="ce6">
            <text:p>1.064</text:p>
          </table:table-cell>
          <table:table-cell office:value-type="float" office:value="3687.6408831635104" table:style-name="ce5">
            <text:p><text:s/>3,688<text:s/></text:p>
          </table:table-cell>
          <table:table-cell office:value-type="float" office:value="1.0933881517134485" table:style-name="ce6">
            <text:p>1.093</text:p>
          </table:table-cell>
          <table:table-cell office:value-type="float" office:value="4032.0228494250996" table:style-name="ce5">
            <text:p><text:s/>4,03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032.0228494250996" table:style-name="ce5">
            <text:p><text:s/>4,032<text:s/></text:p>
          </table:table-cell>
          <table:table-cell office:value-type="float" office:value="1.0291062294057769" table:style-name="ce6">
            <text:p>1.029</text:p>
          </table:table-cell>
          <table:table-cell office:value-type="float" office:value="4149.3798314498008" table:style-name="ce5">
            <text:p><text:s/>4,149<text:s/></text:p>
          </table:table-cell>
          <table:table-cell office:value-type="float" office:value="1.0197631610281015" table:style-name="ce6">
            <text:p>1.020</text:p>
          </table:table-cell>
          <table:table-cell office:value-type="float" office:value="4231.3846932254992" table:style-name="ce5">
            <text:p><text:s/>4,23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231.3846932254992" table:style-name="ce5">
            <text:p><text:s/>4,231<text:s/></text:p>
          </table:table-cell>
          <table:table-cell office:value-type="float" office:value="1.0711699009764915" table:style-name="ce6">
            <text:p>1.071</text:p>
          </table:table-cell>
          <table:table-cell office:value-type="float" office:value="4532.5319228358003" table:style-name="ce5">
            <text:p><text:s/>4,533<text:s/></text:p>
          </table:table-cell>
          <table:table-cell office:value-type="float" office:value="1.0196724932657975" table:style-name="ce6">
            <text:p>1.020</text:p>
          </table:table-cell>
          <table:table-cell office:value-type="float" office:value="4621.6981265647992" table:style-name="ce5">
            <text:p><text:s/>4,62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621.6981265647992" table:style-name="ce5">
            <text:p><text:s/>4,622<text:s/></text:p>
          </table:table-cell>
          <table:table-cell office:value-type="float" office:value="1.0305551224075216" table:style-name="ce6">
            <text:p>1.031</text:p>
          </table:table-cell>
          <table:table-cell office:value-type="float" office:value="4762.9146785526" table:style-name="ce5">
            <text:p><text:s/>4,763<text:s/></text:p>
          </table:table-cell>
          <table:table-cell office:value-type="float" office:value="1.0695607223857477" table:style-name="ce6">
            <text:p>1.070</text:p>
          </table:table-cell>
          <table:table-cell office:value-type="float" office:value="5094.2264642544005" table:style-name="ce5">
            <text:p><text:s/>5,09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094.2264642544005" table:style-name="ce5">
            <text:p><text:s/>5,094<text:s/></text:p>
          </table:table-cell>
          <table:table-cell office:value-type="float" office:value="0.93092904736664461" table:style-name="ce6">
            <text:p>0.931</text:p>
          </table:table-cell>
          <table:table-cell office:value-type="float" office:value="4742.3633894382992" table:style-name="ce5">
            <text:p><text:s/>4,742<text:s/></text:p>
          </table:table-cell>
          <table:table-cell office:value-type="float" office:value="1.1045416147016145" table:style-name="ce6">
            <text:p>1.105</text:p>
          </table:table-cell>
          <table:table-cell office:value-type="float" office:value="5238.1377156720009" table:style-name="ce5">
            <text:p><text:s/>5,23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238.1377156720009" table:style-name="ce5">
            <text:p><text:s/>5,238<text:s/></text:p>
          </table:table-cell>
          <table:table-cell office:value-type="float" office:value="0.96876473037001642" table:style-name="ce6">
            <text:p>0.969</text:p>
          </table:table-cell>
          <table:table-cell office:value-type="float" office:value="5074.5230717639997" table:style-name="ce5">
            <text:p><text:s/>5,075<text:s/></text:p>
          </table:table-cell>
          <table:table-cell office:value-type="float" office:value="1.0594368391360278" table:style-name="ce6">
            <text:p>1.059</text:p>
          </table:table-cell>
          <table:table-cell office:value-type="float" office:value="5376.1366832724989" table:style-name="ce5">
            <text:p><text:s/>5,3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376.1366832724989" table:style-name="ce5">
            <text:p><text:s/>5,376<text:s/></text:p>
          </table:table-cell>
          <table:table-cell office:value-type="float" office:value="0.96909721556127371" table:style-name="ce6">
            <text:p>0.969</text:p>
          </table:table-cell>
          <table:table-cell office:value-type="float" office:value="5209.9990902362006" table:style-name="ce5">
            <text:p><text:s/>5,210<text:s/></text:p>
          </table:table-cell>
          <table:table-cell office:value-type="float" office:value="1.140229291707799" table:style-name="ce6">
            <text:p>1.140</text:p>
          </table:table-cell>
          <table:table-cell office:value-type="float" office:value="5940.5935724582996" table:style-name="ce5">
            <text:p><text:s/>5,94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940.5935724582996" table:style-name="ce5">
            <text:p><text:s/>5,941<text:s/></text:p>
          </table:table-cell>
          <table:table-cell office:value-type="float" office:value="1.0270233709258398" table:style-name="ce6">
            <text:p>1.027</text:p>
          </table:table-cell>
          <table:table-cell office:value-type="float" office:value="6101.1284360865002" table:style-name="ce5">
            <text:p><text:s/>6,101<text:s/></text:p>
          </table:table-cell>
          <table:table-cell office:value-type="float" office:value="1.3238261838431602" table:style-name="ce6">
            <text:p>1.324</text:p>
          </table:table-cell>
          <table:table-cell office:value-type="float" office:value="8076.8335746813791" table:style-name="ce5">
            <text:p><text:s/>8,07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076.8335746813791" table:style-name="ce5">
            <text:p><text:s/>8,077<text:s/></text:p>
          </table:table-cell>
          <table:table-cell office:value-type="float" office:value="1.0399560319571475" table:style-name="ce6">
            <text:p>1.040</text:p>
          </table:table-cell>
          <table:table-cell office:value-type="float" office:value="8399.551795103911" table:style-name="ce5">
            <text:p><text:s/>8,400<text:s/></text:p>
          </table:table-cell>
          <table:table-cell office:value-type="float" office:value="1.0681055381345359" table:style-name="ce6">
            <text:p>1.068</text:p>
          </table:table-cell>
          <table:table-cell office:value-type="float" office:value="8971.6077901983699" table:style-name="ce5">
            <text:p><text:s/>8,97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971.6077901983699" table:style-name="ce5">
            <text:p><text:s/>8,972<text:s/></text:p>
          </table:table-cell>
          <table:table-cell office:value-type="float" office:value="1.0124280593473651" table:style-name="ce6">
            <text:p>1.012</text:p>
          </table:table-cell>
          <table:table-cell office:value-type="float" office:value="9083.1074642562398" table:style-name="ce5">
            <text:p><text:s/>9,083<text:s/></text:p>
          </table:table-cell>
          <table:table-cell office:value-type="float" office:value="1.1204823060688749" table:style-name="ce6">
            <text:p>1.120</text:p>
          </table:table-cell>
          <table:table-cell office:value-type="float" office:value="10177.461197821242" table:style-name="ce5">
            <text:p><text:s/>10,17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177.461197821242" table:style-name="ce5">
            <text:p><text:s/>10,177<text:s/></text:p>
          </table:table-cell>
          <table:table-cell office:value-type="float" office:value="1.0396437225990696" table:style-name="ce6">
            <text:p>1.040</text:p>
          </table:table-cell>
          <table:table-cell office:value-type="float" office:value="10580.933646310461" table:style-name="ce5">
            <text:p><text:s/>10,581<text:s/></text:p>
          </table:table-cell>
          <table:table-cell office:value-type="float" office:value="1.3734729499697924" table:style-name="ce6">
            <text:p>1.373</text:p>
          </table:table-cell>
          <table:table-cell office:value-type="float" office:value="14532.62614863266" table:style-name="ce5">
            <text:p><text:s/>14,53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532.62614863266" table:style-name="ce5">
            <text:p><text:s/>14,533<text:s/></text:p>
          </table:table-cell>
          <table:table-cell office:value-type="float" office:value="1.0446945060836523" table:style-name="ce6">
            <text:p>1.045</text:p>
          </table:table-cell>
          <table:table-cell office:value-type="float" office:value="15182.154696444168" table:style-name="ce5">
            <text:p><text:s/>15,182<text:s/></text:p>
          </table:table-cell>
          <table:table-cell office:value-type="float" office:value="0.88501310837089731" table:style-name="ce6">
            <text:p>0.885</text:p>
          </table:table-cell>
          <table:table-cell office:value-type="float" office:value="13436.40591966787" table:style-name="ce5">
            <text:p><text:s/>13,43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436.40591966787" table:style-name="ce5">
            <text:p><text:s/>13,436<text:s/></text:p>
          </table:table-cell>
          <table:table-cell office:value-type="float" office:value="1.0275683419646224" table:style-name="ce6">
            <text:p>1.028</text:p>
          </table:table-cell>
          <table:table-cell office:value-type="float" office:value="13806.82535283675" table:style-name="ce5">
            <text:p><text:s/>13,807<text:s/></text:p>
          </table:table-cell>
          <table:table-cell office:value-type="float" office:value="1.0502094824315149" table:style-name="ce6">
            <text:p>1.050</text:p>
          </table:table-cell>
          <table:table-cell office:value-type="float" office:value="14500.058907825001" table:style-name="ce5">
            <text:p><text:s/>14,5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500.058907825001" table:style-name="ce5">
            <text:p><text:s/>14,500<text:s/></text:p>
          </table:table-cell>
          <table:table-cell office:value-type="float" office:value="0.99977052614561479" table:style-name="ce6">
            <text:p>1.000</text:p>
          </table:table-cell>
          <table:table-cell office:value-type="float" office:value="14496.73152341861" table:style-name="ce5">
            <text:p><text:s/>14,497<text:s/></text:p>
          </table:table-cell>
          <table:table-cell office:value-type="float" office:value="1.1842655386727516" table:style-name="ce6">
            <text:p>1.184</text:p>
          </table:table-cell>
          <table:table-cell office:value-type="float" office:value="17167.979566575599" table:style-name="ce5">
            <text:p><text:s/>17,16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167.979566575599" table:style-name="ce5">
            <text:p><text:s/>17,168<text:s/></text:p>
          </table:table-cell>
          <table:table-cell office:value-type="float" office:value="1.0743146122121192" table:style-name="ce6">
            <text:p>1.074</text:p>
          </table:table-cell>
          <table:table-cell office:value-type="float" office:value="18443.811310531251" table:style-name="ce5">
            <text:p><text:s/>18,444<text:s/></text:p>
          </table:table-cell>
          <table:table-cell office:value-type="float" office:value="0.90779401930480419" table:style-name="ce6">
            <text:p>0.908</text:p>
          </table:table-cell>
          <table:table-cell office:value-type="float" office:value="16743.181600886572" table:style-name="ce5">
            <text:p><text:s/>16,74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743.181600886572" table:style-name="ce5">
            <text:p><text:s/>16,743<text:s/></text:p>
          </table:table-cell>
          <table:table-cell office:value-type="float" office:value="0.94764579002742533" table:style-name="ce6">
            <text:p>0.948</text:p>
          </table:table-cell>
          <table:table-cell office:value-type="float" office:value="15866.605555744809" table:style-name="ce5">
            <text:p><text:s/>15,867<text:s/></text:p>
          </table:table-cell>
          <table:table-cell office:value-type="float" office:value="0.94335577875134435" table:style-name="ce6">
            <text:p>0.943</text:p>
          </table:table-cell>
          <table:table-cell office:value-type="float" office:value="14967.854040180049" table:style-name="ce5">
            <text:p><text:s/>14,96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6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14.0168697633999" table:style-name="ce5">
            <text:p><text:s/>2,91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914.0168697633999" table:style-name="ce5">
            <text:p><text:s/>2,914<text:s/></text:p>
          </table:table-cell>
          <table:table-cell office:value-type="float" office:value="1.1547350486550239" table:style-name="ce6">
            <text:p>1.155</text:p>
          </table:table-cell>
          <table:table-cell office:value-type="float" office:value="3364.9174118878004" table:style-name="ce5">
            <text:p><text:s/>3,365<text:s/></text:p>
          </table:table-cell>
          <table:table-cell office:value-type="float" office:value="1.1380217280456053" table:style-name="ce6">
            <text:p>1.138</text:p>
          </table:table-cell>
          <table:table-cell office:value-type="float" office:value="3829.3491278073002" table:style-name="ce5">
            <text:p><text:s/>3,82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829.3491278073002" table:style-name="ce5">
            <text:p><text:s/>3,829<text:s/></text:p>
          </table:table-cell>
          <table:table-cell office:value-type="float" office:value="1.1531454928191418" table:style-name="ce6">
            <text:p>1.153</text:p>
          </table:table-cell>
          <table:table-cell office:value-type="float" office:value="4415.7966871618992" table:style-name="ce5">
            <text:p><text:s/>4,416<text:s/></text:p>
          </table:table-cell>
          <table:table-cell office:value-type="float" office:value="1.0950097699262844" table:style-name="ce6">
            <text:p>1.095</text:p>
          </table:table-cell>
          <table:table-cell office:value-type="float" office:value="4835.3405144504004" table:style-name="ce5">
            <text:p><text:s/>4,83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35.3405144504004" table:style-name="ce5">
            <text:p><text:s/>4,835<text:s/></text:p>
          </table:table-cell>
          <table:table-cell office:value-type="float" office:value="1.0658811986934302" table:style-name="ce6">
            <text:p>1.066</text:p>
          </table:table-cell>
          <table:table-cell office:value-type="float" office:value="5153.8985436332996" table:style-name="ce5">
            <text:p><text:s/>5,154<text:s/></text:p>
          </table:table-cell>
          <table:table-cell office:value-type="float" office:value="1.1561096600426883" table:style-name="ce6">
            <text:p>1.156</text:p>
          </table:table-cell>
          <table:table-cell office:value-type="float" office:value="5958.4718931744001" table:style-name="ce5">
            <text:p><text:s/>5,95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958.4718931744001" table:style-name="ce5">
            <text:p><text:s/>5,958<text:s/></text:p>
          </table:table-cell>
          <table:table-cell office:value-type="float" office:value="1.1049402478594015" table:style-name="ce6">
            <text:p>1.105</text:p>
          </table:table-cell>
          <table:table-cell office:value-type="float" office:value="6583.7554105073996" table:style-name="ce5">
            <text:p><text:s/>6,584<text:s/></text:p>
          </table:table-cell>
          <table:table-cell office:value-type="float" office:value="0.98090441641749704" table:style-name="ce6">
            <text:p>0.981</text:p>
          </table:table-cell>
          <table:table-cell office:value-type="float" office:value="6458.0347587792994" table:style-name="ce5">
            <text:p><text:s/>6,4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458.0347587792994" table:style-name="ce5">
            <text:p><text:s/>6,458<text:s/></text:p>
          </table:table-cell>
          <table:table-cell office:value-type="float" office:value="1.1034300238369819" table:style-name="ce6">
            <text:p>1.103</text:p>
          </table:table-cell>
          <table:table-cell office:value-type="float" office:value="7125.9894478198994" table:style-name="ce5">
            <text:p><text:s/>7,126<text:s/></text:p>
          </table:table-cell>
          <table:table-cell office:value-type="float" office:value="0.97961398946739342" table:style-name="ce6">
            <text:p>0.980</text:p>
          </table:table-cell>
          <table:table-cell office:value-type="float" office:value="6980.7189518814002" table:style-name="ce5">
            <text:p><text:s/>6,98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980.7189518814002" table:style-name="ce5">
            <text:p><text:s/>6,981<text:s/></text:p>
          </table:table-cell>
          <table:table-cell office:value-type="float" office:value="1.1009642464359557" table:style-name="ce6">
            <text:p>1.101</text:p>
          </table:table-cell>
          <table:table-cell office:value-type="float" office:value="7685.5219804393" table:style-name="ce5">
            <text:p><text:s/>7,686<text:s/></text:p>
          </table:table-cell>
          <table:table-cell office:value-type="float" office:value="1.3948530895854965" table:style-name="ce6">
            <text:p>1.395</text:p>
          </table:table-cell>
          <table:table-cell office:value-type="float" office:value="10720.174079492999" table:style-name="ce5">
            <text:p><text:s/>10,72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720.174079492999" table:style-name="ce5">
            <text:p><text:s/>10,720<text:s/></text:p>
          </table:table-cell>
          <table:table-cell office:value-type="float" office:value="0.86013405828474088" table:style-name="ce6">
            <text:p>0.860</text:p>
          </table:table-cell>
          <table:table-cell office:value-type="float" office:value="9220.7868365131999" table:style-name="ce5">
            <text:p><text:s/>9,221<text:s/></text:p>
          </table:table-cell>
          <table:table-cell office:value-type="float" office:value="1.0646117892593523" table:style-name="ce6">
            <text:p>1.065</text:p>
          </table:table-cell>
          <table:table-cell office:value-type="float" office:value="9816.5583723994005" table:style-name="ce5">
            <text:p><text:s/>9,81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816.5583723994005" table:style-name="ce5">
            <text:p><text:s/>9,817<text:s/></text:p>
          </table:table-cell>
          <table:table-cell office:value-type="float" office:value="1.1763009797951807" table:style-name="ce6">
            <text:p>1.176</text:p>
          </table:table-cell>
          <table:table-cell office:value-type="float" office:value="11547.22723167" table:style-name="ce5">
            <text:p><text:s/>11,547<text:s/></text:p>
          </table:table-cell>
          <table:table-cell office:value-type="float" office:value="1.8438320594493107" table:style-name="ce6">
            <text:p>1.844</text:p>
          </table:table-cell>
          <table:table-cell office:value-type="float" office:value="21291.14776749926" table:style-name="ce5">
            <text:p><text:s/>21,29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291.14776749926" table:style-name="ce5">
            <text:p><text:s/>21,291<text:s/></text:p>
          </table:table-cell>
          <table:table-cell office:value-type="float" office:value="1.0454652797936101" table:style-name="ce6">
            <text:p>1.045</text:p>
          </table:table-cell>
          <table:table-cell office:value-type="float" office:value="22259.155757875709" table:style-name="ce5">
            <text:p><text:s/>22,259<text:s/></text:p>
          </table:table-cell>
          <table:table-cell office:value-type="float" office:value="1.2062302490844765" table:style-name="ce6">
            <text:p>1.206</text:p>
          </table:table-cell>
          <table:table-cell office:value-type="float" office:value="26849.666994232579" table:style-name="ce5">
            <text:p><text:s/>26,85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6849.666994232579" table:style-name="ce5">
            <text:p><text:s/>26,850<text:s/></text:p>
          </table:table-cell>
          <table:table-cell office:value-type="float" office:value="0.98511317696789213" table:style-name="ce6">
            <text:p>0.985</text:p>
          </table:table-cell>
          <table:table-cell office:value-type="float" office:value="26449.960753218409" table:style-name="ce5">
            <text:p><text:s/>26,450<text:s/></text:p>
          </table:table-cell>
          <table:table-cell office:value-type="float" office:value="0.95766440307025347" table:style-name="ce6">
            <text:p>0.958</text:p>
          </table:table-cell>
          <table:table-cell office:value-type="float" office:value="25330.185875962539" table:style-name="ce5">
            <text:p><text:s/>25,33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5330.185875962539" table:style-name="ce5">
            <text:p><text:s/>25,330<text:s/></text:p>
          </table:table-cell>
          <table:table-cell office:value-type="float" office:value="1.0455542521563255" table:style-name="ce6">
            <text:p>1.046</text:p>
          </table:table-cell>
          <table:table-cell office:value-type="float" office:value="26484.083550522733" table:style-name="ce5">
            <text:p><text:s/>26,484<text:s/></text:p>
          </table:table-cell>
          <table:table-cell office:value-type="float" office:value="1.0730120506865843" table:style-name="ce6">
            <text:p>1.073</text:p>
          </table:table-cell>
          <table:table-cell office:value-type="float" office:value="28417.74080110123" table:style-name="ce5">
            <text:p><text:s/>28,41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417.74080110123" table:style-name="ce5">
            <text:p><text:s/>28,418<text:s/></text:p>
          </table:table-cell>
          <table:table-cell office:value-type="float" office:value="1.116487204349137" table:style-name="ce6">
            <text:p>1.116</text:p>
          </table:table-cell>
          <table:table-cell office:value-type="float" office:value="31728.043980939918" table:style-name="ce5">
            <text:p><text:s/>31,728<text:s/></text:p>
          </table:table-cell>
          <table:table-cell office:value-type="float" office:value="0.76458581682294502" table:style-name="ce6">
            <text:p>0.765</text:p>
          </table:table-cell>
          <table:table-cell office:value-type="float" office:value="24258.812423361273" table:style-name="ce5">
            <text:p><text:s/>24,25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4258.812423361273" table:style-name="ce5">
            <text:p><text:s/>24,259<text:s/></text:p>
          </table:table-cell>
          <table:table-cell office:value-type="float" office:value="1.0966055164023252" table:style-name="ce6">
            <text:p>1.097</text:p>
          </table:table-cell>
          <table:table-cell office:value-type="float" office:value="26602.34752482723" table:style-name="ce5">
            <text:p><text:s/>26,602<text:s/></text:p>
          </table:table-cell>
          <table:table-cell office:value-type="float" office:value="0.87884032079199437" table:style-name="ce6">
            <text:p>0.879</text:p>
          </table:table-cell>
          <table:table-cell office:value-type="float" office:value="23379.215632539279" table:style-name="ce5">
            <text:p><text:s/>23,37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379.215632539279" table:style-name="ce5">
            <text:p><text:s/>23,379<text:s/></text:p>
          </table:table-cell>
          <table:table-cell office:value-type="float" office:value="1.0681265896773919" table:style-name="ce6">
            <text:p>1.068</text:p>
          </table:table-cell>
          <table:table-cell office:value-type="float" office:value="24971.961862916549" table:style-name="ce5">
            <text:p><text:s/>24,972<text:s/></text:p>
          </table:table-cell>
          <table:table-cell office:value-type="float" office:value="1.0519498714868114" table:style-name="ce6">
            <text:p>1.052</text:p>
          </table:table-cell>
          <table:table-cell office:value-type="float" office:value="26269.252072468622" table:style-name="ce5">
            <text:p><text:s/>26,26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6269.252072468622" table:style-name="ce5">
            <text:p><text:s/>26,269<text:s/></text:p>
          </table:table-cell>
          <table:table-cell office:value-type="float" office:value="1.1009098707649179" table:style-name="ce6">
            <text:p>1.101</text:p>
          </table:table-cell>
          <table:table-cell office:value-type="float" office:value="28920.07890419248" table:style-name="ce5">
            <text:p><text:s/>28,920<text:s/></text:p>
          </table:table-cell>
          <table:table-cell office:value-type="float" office:value="1.2234390238569521" table:style-name="ce6">
            <text:p>1.223</text:p>
          </table:table-cell>
          <table:table-cell office:value-type="float" office:value="35381.953104411281" table:style-name="ce5">
            <text:p><text:s/>35,38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5381.953104411281" table:style-name="ce5">
            <text:p><text:s/>35,382<text:s/></text:p>
          </table:table-cell>
          <table:table-cell office:value-type="float" office:value="1.0635200213060347" table:style-name="ce6">
            <text:p>1.064</text:p>
          </table:table-cell>
          <table:table-cell office:value-type="float" office:value="37629.415519452603" table:style-name="ce5">
            <text:p><text:s/>37,629<text:s/></text:p>
          </table:table-cell>
          <table:table-cell office:value-type="float" office:value="1.2111617703107276" table:style-name="ce6">
            <text:p>1.211</text:p>
          </table:table-cell>
          <table:table-cell office:value-type="float" office:value="45575.309516298184" table:style-name="ce5">
            <text:p><text:s/>45,57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11.1702909595001" table:style-name="ce5">
            <text:p><text:s/>1,71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711.1702909595001" table:style-name="ce5">
            <text:p><text:s/>1,711<text:s/></text:p>
          </table:table-cell>
          <table:table-cell office:value-type="float" office:value="1.1148218752929191" table:style-name="ce6">
            <text:p>1.115</text:p>
          </table:table-cell>
          <table:table-cell office:value-type="float" office:value="1907.6500727130001" table:style-name="ce5">
            <text:p><text:s/>1,908<text:s/></text:p>
          </table:table-cell>
          <table:table-cell office:value-type="float" office:value="1.272964916236208" table:style-name="ce6">
            <text:p>1.273</text:p>
          </table:table-cell>
          <table:table-cell office:value-type="float" office:value="2428.3716150191003" table:style-name="ce5">
            <text:p><text:s/>2,42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428.3716150191003" table:style-name="ce5">
            <text:p><text:s/>2,428<text:s/></text:p>
          </table:table-cell>
          <table:table-cell office:value-type="float" office:value="1.1621787188479396" table:style-name="ce6">
            <text:p>1.162</text:p>
          </table:table-cell>
          <table:table-cell office:value-type="float" office:value="2822.2018124295996" table:style-name="ce5">
            <text:p><text:s/>2,822<text:s/></text:p>
          </table:table-cell>
          <table:table-cell office:value-type="float" office:value="0.95242632254958592" table:style-name="ce6">
            <text:p>0.952</text:p>
          </table:table-cell>
          <table:table-cell office:value-type="float" office:value="2687.9392937051002" table:style-name="ce5">
            <text:p><text:s/>2,6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87.9392937051002" table:style-name="ce5">
            <text:p><text:s/>2,688<text:s/></text:p>
          </table:table-cell>
          <table:table-cell office:value-type="float" office:value="1.0738406137259571" table:style-name="ce6">
            <text:p>1.074</text:p>
          </table:table-cell>
          <table:table-cell office:value-type="float" office:value="2886.4183808103999" table:style-name="ce5">
            <text:p><text:s/>2,886<text:s/></text:p>
          </table:table-cell>
          <table:table-cell office:value-type="float" office:value="1.249163589161346" table:style-name="ce6">
            <text:p>1.249</text:p>
          </table:table-cell>
          <table:table-cell office:value-type="float" office:value="3605.6087443944002" table:style-name="ce5">
            <text:p><text:s/>3,60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605.6087443944002" table:style-name="ce5">
            <text:p><text:s/>3,606<text:s/></text:p>
          </table:table-cell>
          <table:table-cell office:value-type="float" office:value="1.0964937169562297" table:style-name="ce6">
            <text:p>1.096</text:p>
          </table:table-cell>
          <table:table-cell office:value-type="float" office:value="3953.5273340309" table:style-name="ce5">
            <text:p><text:s/>3,954<text:s/></text:p>
          </table:table-cell>
          <table:table-cell office:value-type="float" office:value="1.0606773322233276" table:style-name="ce6">
            <text:p>1.061</text:p>
          </table:table-cell>
          <table:table-cell office:value-type="float" office:value="4193.4168255319" table:style-name="ce5">
            <text:p><text:s/>4,1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193.4168255319" table:style-name="ce5">
            <text:p><text:s/>4,193<text:s/></text:p>
          </table:table-cell>
          <table:table-cell office:value-type="float" office:value="1.0950533183364239" table:style-name="ce6">
            <text:p>1.095</text:p>
          </table:table-cell>
          <table:table-cell office:value-type="float" office:value="4592.0150099665007" table:style-name="ce5">
            <text:p><text:s/>4,592<text:s/></text:p>
          </table:table-cell>
          <table:table-cell office:value-type="float" office:value="1.0478437357074541" table:style-name="ce6">
            <text:p>1.048</text:p>
          </table:table-cell>
          <table:table-cell office:value-type="float" office:value="4811.7141624680007" table:style-name="ce5">
            <text:p><text:s/>4,81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811.7141624680007" table:style-name="ce5">
            <text:p><text:s/>4,812<text:s/></text:p>
          </table:table-cell>
          <table:table-cell office:value-type="float" office:value="1.0989136725106257" table:style-name="ce6">
            <text:p>1.099</text:p>
          </table:table-cell>
          <table:table-cell office:value-type="float" office:value="5287.6584813490999" table:style-name="ce5">
            <text:p><text:s/>5,288<text:s/></text:p>
          </table:table-cell>
          <table:table-cell office:value-type="float" office:value="0.80976436718001632" table:style-name="ce6">
            <text:p>0.810</text:p>
          </table:table-cell>
          <table:table-cell office:value-type="float" office:value="4281.7574240137001" table:style-name="ce5">
            <text:p><text:s/>4,28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281.7574240137001" table:style-name="ce5">
            <text:p><text:s/>4,282<text:s/></text:p>
          </table:table-cell>
          <table:table-cell office:value-type="float" office:value="0.85958985542769595" table:style-name="ce6">
            <text:p>0.860</text:p>
          </table:table-cell>
          <table:table-cell office:value-type="float" office:value="3680.5552450844002" table:style-name="ce5">
            <text:p><text:s/>3,681<text:s/></text:p>
          </table:table-cell>
          <table:table-cell office:value-type="float" office:value="1.5552794385856676" table:style-name="ce6">
            <text:p>1.555</text:p>
          </table:table-cell>
          <table:table-cell office:value-type="float" office:value="5724.2918952583996" table:style-name="ce5">
            <text:p><text:s/>5,72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724.2918952583996" table:style-name="ce5">
            <text:p><text:s/>5,724<text:s/></text:p>
          </table:table-cell>
          <table:table-cell office:value-type="float" office:value="1.1204966581877571" table:style-name="ce6">
            <text:p>1.120</text:p>
          </table:table-cell>
          <table:table-cell office:value-type="float" office:value="6414.0499391283001" table:style-name="ce5">
            <text:p><text:s/>6,414<text:s/></text:p>
          </table:table-cell>
          <table:table-cell office:value-type="float" office:value="0.95487209144184693" table:style-name="ce6">
            <text:p>0.955</text:p>
          </table:table-cell>
          <table:table-cell office:value-type="float" office:value="6124.59727998789" table:style-name="ce5">
            <text:p><text:s/>6,1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124.59727998789" table:style-name="ce5">
            <text:p><text:s/>6,125<text:s/></text:p>
          </table:table-cell>
          <table:table-cell office:value-type="float" office:value="0.97794174991719662" table:style-name="ce6">
            <text:p>0.978</text:p>
          </table:table-cell>
          <table:table-cell office:value-type="float" office:value="5989.4993815294602" table:style-name="ce5">
            <text:p><text:s/>5,989<text:s/></text:p>
          </table:table-cell>
          <table:table-cell office:value-type="float" office:value="0.93505757746766083" table:style-name="ce6">
            <text:p>0.935</text:p>
          </table:table-cell>
          <table:table-cell office:value-type="float" office:value="5600.5267819369901" table:style-name="ce5">
            <text:p><text:s/>5,60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600.5267819369901" table:style-name="ce5">
            <text:p><text:s/>5,601<text:s/></text:p>
          </table:table-cell>
          <table:table-cell office:value-type="float" office:value="0.99711794617413696" table:style-name="ce6">
            <text:p>0.997</text:p>
          </table:table-cell>
          <table:table-cell office:value-type="float" office:value="5584.3857622982596" table:style-name="ce5">
            <text:p><text:s/>5,584<text:s/></text:p>
          </table:table-cell>
          <table:table-cell office:value-type="float" office:value="1.2773254263036953" table:style-name="ce6">
            <text:p>1.277</text:p>
          </table:table-cell>
          <table:table-cell office:value-type="float" office:value="7133.0779244719106" table:style-name="ce5">
            <text:p><text:s/>7,13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133.0779244719106" table:style-name="ce5">
            <text:p><text:s/>7,133<text:s/></text:p>
          </table:table-cell>
          <table:table-cell office:value-type="float" office:value="1.2021002410053157" table:style-name="ce6">
            <text:p>1.202</text:p>
          </table:table-cell>
          <table:table-cell office:value-type="float" office:value="8574.6746921173799" table:style-name="ce5">
            <text:p><text:s/>8,575<text:s/></text:p>
          </table:table-cell>
          <table:table-cell office:value-type="float" office:value="1.0007161086823928" table:style-name="ce6">
            <text:p>1.001</text:p>
          </table:table-cell>
          <table:table-cell office:value-type="float" office:value="8580.8150911130997" table:style-name="ce5">
            <text:p><text:s/>8,58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580.8150911130997" table:style-name="ce5">
            <text:p><text:s/>8,581<text:s/></text:p>
          </table:table-cell>
          <table:table-cell office:value-type="float" office:value="1.1141375267032148" table:style-name="ce6">
            <text:p>1.114</text:p>
          </table:table-cell>
          <table:table-cell office:value-type="float" office:value="9560.2081027103686" table:style-name="ce5">
            <text:p><text:s/>9,560<text:s/></text:p>
          </table:table-cell>
          <table:table-cell office:value-type="float" office:value="1.0294451552388408" table:style-name="ce6">
            <text:p>1.029</text:p>
          </table:table-cell>
          <table:table-cell office:value-type="float" office:value="9841.7099144102995" table:style-name="ce5">
            <text:p><text:s/>9,84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841.7099144102995" table:style-name="ce5">
            <text:p><text:s/>9,842<text:s/></text:p>
          </table:table-cell>
          <table:table-cell office:value-type="float" office:value="1.1144012302146689" table:style-name="ce6">
            <text:p>1.114</text:p>
          </table:table-cell>
          <table:table-cell office:value-type="float" office:value="10967.613636034741" table:style-name="ce5">
            <text:p><text:s/>10,968<text:s/></text:p>
          </table:table-cell>
          <table:table-cell office:value-type="float" office:value="1.1371149167027284" table:style-name="ce6">
            <text:p>1.137</text:p>
          </table:table-cell>
          <table:table-cell office:value-type="float" office:value="12471.437066167351" table:style-name="ce5">
            <text:p><text:s/>12,47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471.437066167351" table:style-name="ce5">
            <text:p><text:s/>12,471<text:s/></text:p>
          </table:table-cell>
          <table:table-cell office:value-type="float" office:value="1.0914549792459798" table:style-name="ce6">
            <text:p>1.091</text:p>
          </table:table-cell>
          <table:table-cell office:value-type="float" office:value="13612.012084221229" table:style-name="ce5">
            <text:p><text:s/>13,612<text:s/></text:p>
          </table:table-cell>
          <table:table-cell office:value-type="float" office:value="1.0402831501291281" table:style-name="ce6">
            <text:p>1.040</text:p>
          </table:table-cell>
          <table:table-cell office:value-type="float" office:value="14160.346810569419" table:style-name="ce5">
            <text:p><text:s/>14,16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160.346810569419" table:style-name="ce5">
            <text:p><text:s/>14,160<text:s/></text:p>
          </table:table-cell>
          <table:table-cell office:value-type="float" office:value="1.0765191696888199" table:style-name="ce6">
            <text:p>1.077</text:p>
          </table:table-cell>
          <table:table-cell office:value-type="float" office:value="15243.88479101992" table:style-name="ce5">
            <text:p><text:s/>15,244<text:s/></text:p>
          </table:table-cell>
          <table:table-cell office:value-type="float" office:value="0.98551426134755404" table:style-name="ce6">
            <text:p>0.986</text:p>
          </table:table-cell>
          <table:table-cell office:value-type="float" office:value="15023.06585988921" table:style-name="ce5">
            <text:p><text:s/>15,02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023.06585988921" table:style-name="ce5">
            <text:p><text:s/>15,023<text:s/></text:p>
          </table:table-cell>
          <table:table-cell office:value-type="float" office:value="1.0134602114544469" table:style-name="ce6">
            <text:p>1.013</text:p>
          </table:table-cell>
          <table:table-cell office:value-type="float" office:value="15225.2795030574" table:style-name="ce5">
            <text:p><text:s/>15,225<text:s/></text:p>
          </table:table-cell>
          <table:table-cell office:value-type="float" office:value="1.6901023981909471" table:style-name="ce6">
            <text:p>1.690</text:p>
          </table:table-cell>
          <table:table-cell office:value-type="float" office:value="25732.281401244782" table:style-name="ce5">
            <text:p><text:s/>25,73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02.8465788039" table:style-name="ce5">
            <text:p><text:s/>1,20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02.8465788039" table:style-name="ce5">
            <text:p><text:s/>1,203<text:s/></text:p>
          </table:table-cell>
          <table:table-cell office:value-type="float" office:value="1.2115155538987308" table:style-name="ce6">
            <text:p>1.212</text:p>
          </table:table-cell>
          <table:table-cell office:value-type="float" office:value="1457.2673391748001" table:style-name="ce5">
            <text:p><text:s/>1,457<text:s/></text:p>
          </table:table-cell>
          <table:table-cell office:value-type="float" office:value="0.96137302684730774" table:style-name="ce6">
            <text:p>0.961</text:p>
          </table:table-cell>
          <table:table-cell office:value-type="float" office:value="1400.9775127881999" table:style-name="ce5">
            <text:p><text:s/>1,40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00.9775127881999" table:style-name="ce5">
            <text:p><text:s/>1,401<text:s/></text:p>
          </table:table-cell>
          <table:table-cell office:value-type="float" office:value="1.1374878327352709" table:style-name="ce6">
            <text:p>1.137</text:p>
          </table:table-cell>
          <table:table-cell office:value-type="float" office:value="1593.5948747322998" table:style-name="ce5">
            <text:p><text:s/>1,594<text:s/></text:p>
          </table:table-cell>
          <table:table-cell office:value-type="float" office:value="1.3475201601072115" table:style-name="ce6">
            <text:p>1.348</text:p>
          </table:table-cell>
          <table:table-cell office:value-type="float" office:value="2147.4012207453002" table:style-name="ce5">
            <text:p><text:s/>2,1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47.4012207453002" table:style-name="ce5">
            <text:p><text:s/>2,147<text:s/></text:p>
          </table:table-cell>
          <table:table-cell office:value-type="float" office:value="1.055918261067172" table:style-name="ce6">
            <text:p>1.056</text:p>
          </table:table-cell>
          <table:table-cell office:value-type="float" office:value="2267.4801628228997" table:style-name="ce5">
            <text:p><text:s/>2,267<text:s/></text:p>
          </table:table-cell>
          <table:table-cell office:value-type="float" office:value="1.0376554500264306" table:style-name="ce6">
            <text:p>1.038</text:p>
          </table:table-cell>
          <table:table-cell office:value-type="float" office:value="2352.8631487800003" table:style-name="ce5">
            <text:p><text:s/>2,35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352.8631487800003" table:style-name="ce5">
            <text:p><text:s/>2,353<text:s/></text:p>
          </table:table-cell>
          <table:table-cell office:value-type="float" office:value="1.1178840035130466" table:style-name="ce6">
            <text:p>1.118</text:p>
          </table:table-cell>
          <table:table-cell office:value-type="float" office:value="2630.2280764764996" table:style-name="ce5">
            <text:p><text:s/>2,630<text:s/></text:p>
          </table:table-cell>
          <table:table-cell office:value-type="float" office:value="0.86099679092511339" table:style-name="ce6">
            <text:p>0.861</text:p>
          </table:table-cell>
          <table:table-cell office:value-type="float" office:value="2264.6179332473998" table:style-name="ce5">
            <text:p><text:s/>2,26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64.6179332473998" table:style-name="ce5">
            <text:p><text:s/>2,265<text:s/></text:p>
          </table:table-cell>
          <table:table-cell office:value-type="float" office:value="1.118941257441934" table:style-name="ce6">
            <text:p>1.119</text:p>
          </table:table-cell>
          <table:table-cell office:value-type="float" office:value="2533.9744378533992" table:style-name="ce5">
            <text:p><text:s/>2,534<text:s/></text:p>
          </table:table-cell>
          <table:table-cell office:value-type="float" office:value="0.85596948296401298" table:style-name="ce6">
            <text:p>0.856</text:p>
          </table:table-cell>
          <table:table-cell office:value-type="float" office:value="2169.0047894133995" table:style-name="ce5">
            <text:p><text:s/>2,16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69.0047894133995" table:style-name="ce5">
            <text:p><text:s/>2,169<text:s/></text:p>
          </table:table-cell>
          <table:table-cell office:value-type="float" office:value="1.1055132339005549" table:style-name="ce6">
            <text:p>1.106</text:p>
          </table:table-cell>
          <table:table-cell office:value-type="float" office:value="2397.8634990901996" table:style-name="ce5">
            <text:p><text:s/>2,398<text:s/></text:p>
          </table:table-cell>
          <table:table-cell office:value-type="float" office:value="2.6850638737034749" table:style-name="ce6">
            <text:p>2.685</text:p>
          </table:table-cell>
          <table:table-cell office:value-type="float" office:value="6438.4166554792992" table:style-name="ce5">
            <text:p><text:s/>6,43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438.4166554792992" table:style-name="ce5">
            <text:p><text:s/>6,438<text:s/></text:p>
          </table:table-cell>
          <table:table-cell office:value-type="float" office:value="0.86049597096420982" table:style-name="ce6">
            <text:p>0.860</text:p>
          </table:table-cell>
          <table:table-cell office:value-type="float" office:value="5540.2315914288001" table:style-name="ce5">
            <text:p><text:s/>5,540<text:s/></text:p>
          </table:table-cell>
          <table:table-cell office:value-type="float" office:value="0.73864538144435654" table:style-name="ce6">
            <text:p>0.739</text:p>
          </table:table-cell>
          <table:table-cell office:value-type="float" office:value="4092.2664771410009" table:style-name="ce5">
            <text:p><text:s/>4,09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92.2664771410009" table:style-name="ce5">
            <text:p><text:s/>4,092<text:s/></text:p>
          </table:table-cell>
          <table:table-cell office:value-type="float" office:value="1.2543604677787055" table:style-name="ce6">
            <text:p>1.254</text:p>
          </table:table-cell>
          <table:table-cell office:value-type="float" office:value="5133.1772925417008" table:style-name="ce5">
            <text:p><text:s/>5,133<text:s/></text:p>
          </table:table-cell>
          <table:table-cell office:value-type="float" office:value="2.9546126352479107" table:style-name="ce6">
            <text:p>2.955</text:p>
          </table:table-cell>
          <table:table-cell office:value-type="float" office:value="15166.550487511369" table:style-name="ce5">
            <text:p><text:s/>15,16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166.550487511369" table:style-name="ce5">
            <text:p><text:s/>15,167<text:s/></text:p>
          </table:table-cell>
          <table:table-cell office:value-type="float" office:value="1.0727328135519816" table:style-name="ce6">
            <text:p>1.073</text:p>
          </table:table-cell>
          <table:table-cell office:value-type="float" office:value="16269.656376346249" table:style-name="ce5">
            <text:p><text:s/>16,270<text:s/></text:p>
          </table:table-cell>
          <table:table-cell office:value-type="float" office:value="1.3060595577905871" table:style-name="ce6">
            <text:p>1.306</text:p>
          </table:table-cell>
          <table:table-cell office:value-type="float" office:value="21249.140212295588" table:style-name="ce5">
            <text:p><text:s/>21,24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249.140212295588" table:style-name="ce5">
            <text:p><text:s/>21,249<text:s/></text:p>
          </table:table-cell>
          <table:table-cell office:value-type="float" office:value="0.98194914158675028" table:style-name="ce6">
            <text:p>0.982</text:p>
          </table:table-cell>
          <table:table-cell office:value-type="float" office:value="20865.574990920151" table:style-name="ce5">
            <text:p><text:s/>20,866<text:s/></text:p>
          </table:table-cell>
          <table:table-cell office:value-type="float" office:value="0.8721115022907" table:style-name="ce6">
            <text:p>0.872</text:p>
          </table:table-cell>
          <table:table-cell office:value-type="float" office:value="18197.107951490631" table:style-name="ce5">
            <text:p><text:s/>18,19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197.107951490631" table:style-name="ce5">
            <text:p><text:s/>18,197<text:s/></text:p>
          </table:table-cell>
          <table:table-cell office:value-type="float" office:value="0.98418984522968034" table:style-name="ce6">
            <text:p>0.984</text:p>
          </table:table-cell>
          <table:table-cell office:value-type="float" office:value="17909.40885840535" table:style-name="ce5">
            <text:p><text:s/>17,909<text:s/></text:p>
          </table:table-cell>
          <table:table-cell office:value-type="float" office:value="1.1076259337659906" table:style-name="ce6">
            <text:p>1.108</text:p>
          </table:table-cell>
          <table:table-cell office:value-type="float" office:value="19836.925709988129" table:style-name="ce5">
            <text:p><text:s/>19,83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836.925709988129" table:style-name="ce5">
            <text:p><text:s/>19,837<text:s/></text:p>
          </table:table-cell>
          <table:table-cell office:value-type="float" office:value="1.1175035992128448" table:style-name="ce6">
            <text:p>1.118</text:p>
          </table:table-cell>
          <table:table-cell office:value-type="float" office:value="22167.835878229551" table:style-name="ce5">
            <text:p><text:s/>22,168<text:s/></text:p>
          </table:table-cell>
          <table:table-cell office:value-type="float" office:value="0.6503612976993226" table:style-name="ce6">
            <text:p>0.650</text:p>
          </table:table-cell>
          <table:table-cell office:value-type="float" office:value="14417.102508950971" table:style-name="ce5">
            <text:p><text:s/>14,41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417.102508950971" table:style-name="ce5">
            <text:p><text:s/>14,417<text:s/></text:p>
          </table:table-cell>
          <table:table-cell office:value-type="float" office:value="1.0844574268016434" table:style-name="ce6">
            <text:p>1.084</text:p>
          </table:table-cell>
          <table:table-cell office:value-type="float" office:value="15634.733888792489" table:style-name="ce5">
            <text:p><text:s/>15,635<text:s/></text:p>
          </table:table-cell>
          <table:table-cell office:value-type="float" office:value="0.69766320577998442" table:style-name="ce6">
            <text:p>0.698</text:p>
          </table:table-cell>
          <table:table-cell office:value-type="float" office:value="10907.77856637193" table:style-name="ce5">
            <text:p><text:s/>10,90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907.77856637193" table:style-name="ce5">
            <text:p><text:s/>10,908<text:s/></text:p>
          </table:table-cell>
          <table:table-cell office:value-type="float" office:value="1.0414540146347864" table:style-name="ce6">
            <text:p>1.041</text:p>
          </table:table-cell>
          <table:table-cell office:value-type="float" office:value="11359.94977869532" table:style-name="ce5">
            <text:p><text:s/>11,360<text:s/></text:p>
          </table:table-cell>
          <table:table-cell office:value-type="float" office:value="1.0659294713264038" table:style-name="ce6">
            <text:p>1.066</text:p>
          </table:table-cell>
          <table:table-cell office:value-type="float" office:value="12108.905261899201" table:style-name="ce5">
            <text:p><text:s/>12,10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108.905261899201" table:style-name="ce5">
            <text:p><text:s/>12,109<text:s/></text:p>
          </table:table-cell>
          <table:table-cell office:value-type="float" office:value="1.1294327453535249" table:style-name="ce6">
            <text:p>1.129</text:p>
          </table:table-cell>
          <table:table-cell office:value-type="float" office:value="13676.194113172558" table:style-name="ce5">
            <text:p><text:s/>13,676<text:s/></text:p>
          </table:table-cell>
          <table:table-cell office:value-type="float" office:value="1.4886369026389377" table:style-name="ce6">
            <text:p>1.489</text:p>
          </table:table-cell>
          <table:table-cell office:value-type="float" office:value="20358.88724452207" table:style-name="ce5">
            <text:p><text:s/>20,35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358.88724452207" table:style-name="ce5">
            <text:p><text:s/>20,359<text:s/></text:p>
          </table:table-cell>
          <table:table-cell office:value-type="float" office:value="1.1004597524073154" table:style-name="ce6">
            <text:p>1.100</text:p>
          </table:table-cell>
          <table:table-cell office:value-type="float" office:value="22404.136016395205" table:style-name="ce5">
            <text:p><text:s/>22,404<text:s/></text:p>
          </table:table-cell>
          <table:table-cell office:value-type="float" office:value="0.88568593319253208" table:style-name="ce6">
            <text:p>0.886</text:p>
          </table:table-cell>
          <table:table-cell office:value-type="float" office:value="19843.028115053407" table:style-name="ce5">
            <text:p><text:s/>19,84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6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361.8313662982" table:style-name="ce5">
            <text:p><text:s/>7,36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361.8313662982" table:style-name="ce5">
            <text:p><text:s/>7,362<text:s/></text:p>
          </table:table-cell>
          <table:table-cell office:value-type="float" office:value="1.0628528191541651" table:style-name="ce6">
            <text:p>1.063</text:p>
          </table:table-cell>
          <table:table-cell office:value-type="float" office:value="7824.5432218076003" table:style-name="ce5">
            <text:p><text:s/>7,825<text:s/></text:p>
          </table:table-cell>
          <table:table-cell office:value-type="float" office:value="1.2580450506369441" table:style-name="ce6">
            <text:p>1.258</text:p>
          </table:table-cell>
          <table:table-cell office:value-type="float" office:value="9843.6278736899003" table:style-name="ce5">
            <text:p><text:s/>9,84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843.6278736899003" table:style-name="ce5">
            <text:p><text:s/>9,844<text:s/></text:p>
          </table:table-cell>
          <table:table-cell office:value-type="float" office:value="1.0569648048738056" table:style-name="ce6">
            <text:p>1.057</text:p>
          </table:table-cell>
          <table:table-cell office:value-type="float" office:value="10404.368214765" table:style-name="ce5">
            <text:p><text:s/>10,404<text:s/></text:p>
          </table:table-cell>
          <table:table-cell office:value-type="float" office:value="1.1571724751102475" table:style-name="ce6">
            <text:p>1.157</text:p>
          </table:table-cell>
          <table:table-cell office:value-type="float" office:value="12039.648519038001" table:style-name="ce5">
            <text:p><text:s/>12,04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039.648519038001" table:style-name="ce5">
            <text:p><text:s/>12,040<text:s/></text:p>
          </table:table-cell>
          <table:table-cell office:value-type="float" office:value="0.99030461812822701" table:style-name="ce6">
            <text:p>0.990</text:p>
          </table:table-cell>
          <table:table-cell office:value-type="float" office:value="11922.919529044" table:style-name="ce5">
            <text:p><text:s/>11,923<text:s/></text:p>
          </table:table-cell>
          <table:table-cell office:value-type="float" office:value="1.0894978311751267" table:style-name="ce6">
            <text:p>1.089</text:p>
          </table:table-cell>
          <table:table-cell office:value-type="float" office:value="12989.994968169001" table:style-name="ce5">
            <text:p><text:s/>12,99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989.994968169001" table:style-name="ce5">
            <text:p><text:s/>12,990<text:s/></text:p>
          </table:table-cell>
          <table:table-cell office:value-type="float" office:value="1.1333791293993254" table:style-name="ce6">
            <text:p>1.133</text:p>
          </table:table-cell>
          <table:table-cell office:value-type="float" office:value="14722.589187924999" table:style-name="ce5">
            <text:p><text:s/>14,723<text:s/></text:p>
          </table:table-cell>
          <table:table-cell office:value-type="float" office:value="1.1006933075407599" table:style-name="ce6">
            <text:p>1.101</text:p>
          </table:table-cell>
          <table:table-cell office:value-type="float" office:value="16205.055388821" table:style-name="ce5">
            <text:p><text:s/>16,20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205.055388821" table:style-name="ce5">
            <text:p><text:s/>16,205<text:s/></text:p>
          </table:table-cell>
          <table:table-cell office:value-type="float" office:value="0.95247643268499627" table:style-name="ce6">
            <text:p>0.952</text:p>
          </table:table-cell>
          <table:table-cell office:value-type="float" office:value="15434.933348207001" table:style-name="ce5">
            <text:p><text:s/>15,435<text:s/></text:p>
          </table:table-cell>
          <table:table-cell office:value-type="float" office:value="1.1664036679951302" table:style-name="ce6">
            <text:p>1.166</text:p>
          </table:table-cell>
          <table:table-cell office:value-type="float" office:value="18003.362872609003" table:style-name="ce5">
            <text:p><text:s/>18,0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003.362872609003" table:style-name="ce5">
            <text:p><text:s/>18,003<text:s/></text:p>
          </table:table-cell>
          <table:table-cell office:value-type="float" office:value="1.0431714924132596" table:style-name="ce6">
            <text:p>1.043</text:p>
          </table:table-cell>
          <table:table-cell office:value-type="float" office:value="18780.594916277001" table:style-name="ce5">
            <text:p><text:s/>18,781<text:s/></text:p>
          </table:table-cell>
          <table:table-cell office:value-type="float" office:value="1.138840654922709" table:style-name="ce6">
            <text:p>1.139</text:p>
          </table:table-cell>
          <table:table-cell office:value-type="float" office:value="21388.105014290999" table:style-name="ce5">
            <text:p><text:s/>21,38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388.105014290999" table:style-name="ce5">
            <text:p><text:s/>21,388<text:s/></text:p>
          </table:table-cell>
          <table:table-cell office:value-type="float" office:value="0.93288819593681138" table:style-name="ce6">
            <text:p>0.933</text:p>
          </table:table-cell>
          <table:table-cell office:value-type="float" office:value="19952.710701289001" table:style-name="ce5">
            <text:p><text:s/>19,953<text:s/></text:p>
          </table:table-cell>
          <table:table-cell office:value-type="float" office:value="0.84476905423833415" table:style-name="ce6">
            <text:p>0.845</text:p>
          </table:table-cell>
          <table:table-cell office:value-type="float" office:value="16855.432548618999" table:style-name="ce5">
            <text:p><text:s/>16,85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855.432548618999" table:style-name="ce5">
            <text:p><text:s/>16,855<text:s/></text:p>
          </table:table-cell>
          <table:table-cell office:value-type="float" office:value="1.0355819340867725" table:style-name="ce6">
            <text:p>1.036</text:p>
          </table:table-cell>
          <table:table-cell office:value-type="float" office:value="17455.181438568001" table:style-name="ce5">
            <text:p><text:s/>17,455<text:s/></text:p>
          </table:table-cell>
          <table:table-cell office:value-type="float" office:value="1.1042699347820313" table:style-name="ce6">
            <text:p>1.104</text:p>
          </table:table-cell>
          <table:table-cell office:value-type="float" office:value="19275.232068776008" table:style-name="ce5">
            <text:p><text:s/>19,27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275.232068776008" table:style-name="ce5">
            <text:p><text:s/>19,275<text:s/></text:p>
          </table:table-cell>
          <table:table-cell office:value-type="float" office:value="1.0157372279566725" table:style-name="ce6">
            <text:p>1.016</text:p>
          </table:table-cell>
          <table:table-cell office:value-type="float" office:value="19578.570789760102" table:style-name="ce5">
            <text:p><text:s/>19,579<text:s/></text:p>
          </table:table-cell>
          <table:table-cell office:value-type="float" office:value="1.0796154298095917" table:style-name="ce6">
            <text:p>1.080</text:p>
          </table:table-cell>
          <table:table-cell office:value-type="float" office:value="21137.327118244368" table:style-name="ce5">
            <text:p><text:s/>21,13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1137.327118244368" table:style-name="ce5">
            <text:p><text:s/>21,137<text:s/></text:p>
          </table:table-cell>
          <table:table-cell office:value-type="float" office:value="1.0188551922977791" table:style-name="ce6">
            <text:p>1.019</text:p>
          </table:table-cell>
          <table:table-cell office:value-type="float" office:value="21535.875485719927" table:style-name="ce5">
            <text:p><text:s/>21,536<text:s/></text:p>
          </table:table-cell>
          <table:table-cell office:value-type="float" office:value="1.0242538518166131" table:style-name="ce6">
            <text:p>1.024</text:p>
          </table:table-cell>
          <table:table-cell office:value-type="float" office:value="22058.203418491612" table:style-name="ce5">
            <text:p><text:s/>22,05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2058.203418491612" table:style-name="ce5">
            <text:p><text:s/>22,058<text:s/></text:p>
          </table:table-cell>
          <table:table-cell office:value-type="float" office:value="0.96096951393954344" table:style-name="ce6">
            <text:p>0.961</text:p>
          </table:table-cell>
          <table:table-cell office:value-type="float" office:value="21197.261017447461" table:style-name="ce5">
            <text:p><text:s/>21,197<text:s/></text:p>
          </table:table-cell>
          <table:table-cell office:value-type="float" office:value="1.0978895997715863" table:style-name="ce6">
            <text:p>1.098</text:p>
          </table:table-cell>
          <table:table-cell office:value-type="float" office:value="23272.25241469924" table:style-name="ce5">
            <text:p><text:s/>23,27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272.25241469924" table:style-name="ce5">
            <text:p><text:s/>23,272<text:s/></text:p>
          </table:table-cell>
          <table:table-cell office:value-type="float" office:value="0.99760121597636586" table:style-name="ce6">
            <text:p>0.998</text:p>
          </table:table-cell>
          <table:table-cell office:value-type="float" office:value="23216.42730741288" table:style-name="ce5">
            <text:p><text:s/>23,216<text:s/></text:p>
          </table:table-cell>
          <table:table-cell office:value-type="float" office:value="1.1355023594069833" table:style-name="ce6">
            <text:p>1.136</text:p>
          </table:table-cell>
          <table:table-cell office:value-type="float" office:value="26362.30798456804" table:style-name="ce5">
            <text:p><text:s/>26,36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6362.30798456804" table:style-name="ce5">
            <text:p><text:s/>26,362<text:s/></text:p>
          </table:table-cell>
          <table:table-cell office:value-type="float" office:value="0.98050838386119554" table:style-name="ce6">
            <text:p>0.981</text:p>
          </table:table-cell>
          <table:table-cell office:value-type="float" office:value="25848.463996799899" table:style-name="ce5">
            <text:p><text:s/>25,848<text:s/></text:p>
          </table:table-cell>
          <table:table-cell office:value-type="float" office:value="1.1765675041055594" table:style-name="ce6">
            <text:p>1.177</text:p>
          </table:table-cell>
          <table:table-cell office:value-type="float" office:value="30412.46276967727" table:style-name="ce5">
            <text:p><text:s/>30,4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0412.46276967727" table:style-name="ce5">
            <text:p><text:s/>30,412<text:s/></text:p>
          </table:table-cell>
          <table:table-cell office:value-type="float" office:value="0.95169791616334898" table:style-name="ce6">
            <text:p>0.952</text:p>
          </table:table-cell>
          <table:table-cell office:value-type="float" office:value="28943.477443297292" table:style-name="ce5">
            <text:p><text:s/>28,943<text:s/></text:p>
          </table:table-cell>
          <table:table-cell office:value-type="float" office:value="1.030269951251906" table:style-name="ce6">
            <text:p>1.030</text:p>
          </table:table-cell>
          <table:table-cell office:value-type="float" office:value="29819.595094566539" table:style-name="ce5">
            <text:p><text:s/>29,82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819.595094566539" table:style-name="ce5">
            <text:p><text:s/>29,820<text:s/></text:p>
          </table:table-cell>
          <table:table-cell office:value-type="float" office:value="0.96717294324972392" table:style-name="ce6">
            <text:p>0.967</text:p>
          </table:table-cell>
          <table:table-cell office:value-type="float" office:value="28840.705554126951" table:style-name="ce5">
            <text:p><text:s/>28,841<text:s/></text:p>
          </table:table-cell>
          <table:table-cell office:value-type="float" office:value="1.0497867799959253" table:style-name="ce6">
            <text:p>1.050</text:p>
          </table:table-cell>
          <table:table-cell office:value-type="float" office:value="30276.591416477531" table:style-name="ce5">
            <text:p><text:s/>30,27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276.591416477531" table:style-name="ce5">
            <text:p><text:s/>30,277<text:s/></text:p>
          </table:table-cell>
          <table:table-cell office:value-type="float" office:value="0.90991460922122436" table:style-name="ce6">
            <text:p>0.910</text:p>
          </table:table-cell>
          <table:table-cell office:value-type="float" office:value="27549.112847274831" table:style-name="ce5">
            <text:p><text:s/>27,549<text:s/></text:p>
          </table:table-cell>
          <table:table-cell office:value-type="float" office:value="1.1357577226340561" table:style-name="ce6">
            <text:p>1.136</text:p>
          </table:table-cell>
          <table:table-cell office:value-type="float" office:value="31289.11766800948" table:style-name="ce5">
            <text:p><text:s/>31,28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023.8845880436002" table:style-name="ce5">
            <text:p><text:s/>5,02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023.8845880436002" table:style-name="ce5">
            <text:p><text:s/>5,024<text:s/></text:p>
          </table:table-cell>
          <table:table-cell office:value-type="float" office:value="1.0602957755663855" table:style-name="ce6">
            <text:p>1.060</text:p>
          </table:table-cell>
          <table:table-cell office:value-type="float" office:value="5326.8036056357005" table:style-name="ce5">
            <text:p><text:s/>5,327<text:s/></text:p>
          </table:table-cell>
          <table:table-cell office:value-type="float" office:value="1.2958684278521126" table:style-name="ce6">
            <text:p>1.296</text:p>
          </table:table-cell>
          <table:table-cell office:value-type="float" office:value="6902.8366139120999" table:style-name="ce5">
            <text:p><text:s/>6,90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902.8366139120999" table:style-name="ce5">
            <text:p><text:s/>6,903<text:s/></text:p>
          </table:table-cell>
          <table:table-cell office:value-type="float" office:value="1.0548616042109356" table:style-name="ce6">
            <text:p>1.055</text:p>
          </table:table-cell>
          <table:table-cell office:value-type="float" office:value="7281.5373041573002" table:style-name="ce5">
            <text:p><text:s/>7,282<text:s/></text:p>
          </table:table-cell>
          <table:table-cell office:value-type="float" office:value="1.1053340994406902" table:style-name="ce6">
            <text:p>1.105</text:p>
          </table:table-cell>
          <table:table-cell office:value-type="float" office:value="8048.5314786344998" table:style-name="ce5">
            <text:p><text:s/>8,04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048.5314786344998" table:style-name="ce5">
            <text:p><text:s/>8,049<text:s/></text:p>
          </table:table-cell>
          <table:table-cell office:value-type="float" office:value="0.98865011471889053" table:style-name="ce6">
            <text:p>0.989</text:p>
          </table:table-cell>
          <table:table-cell office:value-type="float" office:value="7957.1815696705999" table:style-name="ce5">
            <text:p><text:s/>7,957<text:s/></text:p>
          </table:table-cell>
          <table:table-cell office:value-type="float" office:value="1.1173293733774821" table:style-name="ce6">
            <text:p>1.117</text:p>
          </table:table-cell>
          <table:table-cell office:value-type="float" office:value="8890.7926970909011" table:style-name="ce5">
            <text:p><text:s/>8,89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890.7926970909011" table:style-name="ce5">
            <text:p><text:s/>8,891<text:s/></text:p>
          </table:table-cell>
          <table:table-cell office:value-type="float" office:value="1.1411494533716569" table:style-name="ce6">
            <text:p>1.141</text:p>
          </table:table-cell>
          <table:table-cell office:value-type="float" office:value="10145.723226325999" table:style-name="ce5">
            <text:p><text:s/>10,146<text:s/></text:p>
          </table:table-cell>
          <table:table-cell office:value-type="float" office:value="1.0855122981726728" table:style-name="ce6">
            <text:p>1.086</text:p>
          </table:table-cell>
          <table:table-cell office:value-type="float" office:value="11013.307336033002" table:style-name="ce5">
            <text:p><text:s/>11,01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013.307336033002" table:style-name="ce5">
            <text:p><text:s/>11,013<text:s/></text:p>
          </table:table-cell>
          <table:table-cell office:value-type="float" office:value="0.95147345177815545" table:style-name="ce6">
            <text:p>0.951</text:p>
          </table:table-cell>
          <table:table-cell office:value-type="float" office:value="10478.869546509" table:style-name="ce5">
            <text:p><text:s/>10,479<text:s/></text:p>
          </table:table-cell>
          <table:table-cell office:value-type="float" office:value="1.2178516948046672" table:style-name="ce6">
            <text:p>1.218</text:p>
          </table:table-cell>
          <table:table-cell office:value-type="float" office:value="12761.709036853001" table:style-name="ce5">
            <text:p><text:s/>12,76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761.709036853001" table:style-name="ce5">
            <text:p><text:s/>12,762<text:s/></text:p>
          </table:table-cell>
          <table:table-cell office:value-type="float" office:value="1.0545654774104392" table:style-name="ce6">
            <text:p>1.055</text:p>
          </table:table-cell>
          <table:table-cell office:value-type="float" office:value="13458.057783021999" table:style-name="ce5">
            <text:p><text:s/>13,458<text:s/></text:p>
          </table:table-cell>
          <table:table-cell office:value-type="float" office:value="1.1807688945396784" table:style-name="ce6">
            <text:p>1.181</text:p>
          </table:table-cell>
          <table:table-cell office:value-type="float" office:value="15890.856011110001" table:style-name="ce5">
            <text:p><text:s/>15,89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890.856011110001" table:style-name="ce5">
            <text:p><text:s/>15,891<text:s/></text:p>
          </table:table-cell>
          <table:table-cell office:value-type="float" office:value="0.94138913786042533" table:style-name="ce6">
            <text:p>0.941</text:p>
          </table:table-cell>
          <table:table-cell office:value-type="float" office:value="14959.479240163" table:style-name="ce5">
            <text:p><text:s/>14,959<text:s/></text:p>
          </table:table-cell>
          <table:table-cell office:value-type="float" office:value="0.88262682944898629" table:style-name="ce6">
            <text:p>0.883</text:p>
          </table:table-cell>
          <table:table-cell office:value-type="float" office:value="13203.637731952998" table:style-name="ce5">
            <text:p><text:s/>13,2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203.637731952998" table:style-name="ce5">
            <text:p><text:s/>13,204<text:s/></text:p>
          </table:table-cell>
          <table:table-cell office:value-type="float" office:value="1.0368662173093417" table:style-name="ce6">
            <text:p>1.037</text:p>
          </table:table-cell>
          <table:table-cell office:value-type="float" office:value="13690.405909853002" table:style-name="ce5">
            <text:p><text:s/>13,690<text:s/></text:p>
          </table:table-cell>
          <table:table-cell office:value-type="float" office:value="1.083064430407028" table:style-name="ce6">
            <text:p>1.083</text:p>
          </table:table-cell>
          <table:table-cell office:value-type="float" office:value="14827.59167879595" table:style-name="ce5">
            <text:p><text:s/>14,8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827.59167879595" table:style-name="ce5">
            <text:p><text:s/>14,828<text:s/></text:p>
          </table:table-cell>
          <table:table-cell office:value-type="float" office:value="1.0243647379201042" table:style-name="ce6">
            <text:p>1.024</text:p>
          </table:table-cell>
          <table:table-cell office:value-type="float" office:value="15188.862064036131" table:style-name="ce5">
            <text:p><text:s/>15,189<text:s/></text:p>
          </table:table-cell>
          <table:table-cell office:value-type="float" office:value="1.0931670912756939" table:style-name="ce6">
            <text:p>1.093</text:p>
          </table:table-cell>
          <table:table-cell office:value-type="float" office:value="16603.96416233011" table:style-name="ce5">
            <text:p><text:s/>16,60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603.96416233011" table:style-name="ce5">
            <text:p><text:s/>16,604<text:s/></text:p>
          </table:table-cell>
          <table:table-cell office:value-type="float" office:value="1.0291982889232569" table:style-name="ce6">
            <text:p>1.029</text:p>
          </table:table-cell>
          <table:table-cell office:value-type="float" office:value="17088.77150521323" table:style-name="ce5">
            <text:p><text:s/>17,089<text:s/></text:p>
          </table:table-cell>
          <table:table-cell office:value-type="float" office:value="1.0166050214495446" table:style-name="ce6">
            <text:p>1.017</text:p>
          </table:table-cell>
          <table:table-cell office:value-type="float" office:value="17372.530922603659" table:style-name="ce5">
            <text:p><text:s/>17,37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372.530922603659" table:style-name="ce5">
            <text:p><text:s/>17,373<text:s/></text:p>
          </table:table-cell>
          <table:table-cell office:value-type="float" office:value="0.95481415884933862" table:style-name="ce6">
            <text:p>0.955</text:p>
          </table:table-cell>
          <table:table-cell office:value-type="float" office:value="16587.53849994994" table:style-name="ce5">
            <text:p><text:s/>16,588<text:s/></text:p>
          </table:table-cell>
          <table:table-cell office:value-type="float" office:value="1.1100239727039016" table:style-name="ce6">
            <text:p>1.110</text:p>
          </table:table-cell>
          <table:table-cell office:value-type="float" office:value="18412.565383093348" table:style-name="ce5">
            <text:p><text:s/>18,4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412.565383093348" table:style-name="ce5">
            <text:p><text:s/>18,413<text:s/></text:p>
          </table:table-cell>
          <table:table-cell office:value-type="float" office:value="0.99867219006494523" table:style-name="ce6">
            <text:p>0.999</text:p>
          </table:table-cell>
          <table:table-cell office:value-type="float" office:value="18388.116995847831" table:style-name="ce5">
            <text:p><text:s/>18,388<text:s/></text:p>
          </table:table-cell>
          <table:table-cell office:value-type="float" office:value="1.1007216473433681" table:style-name="ce6">
            <text:p>1.101</text:p>
          </table:table-cell>
          <table:table-cell office:value-type="float" office:value="20240.198431212211" table:style-name="ce5">
            <text:p><text:s/>20,24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240.198431212211" table:style-name="ce5">
            <text:p><text:s/>20,240<text:s/></text:p>
          </table:table-cell>
          <table:table-cell office:value-type="float" office:value="0.98499985858117067" table:style-name="ce6">
            <text:p>0.985</text:p>
          </table:table-cell>
          <table:table-cell office:value-type="float" office:value="19936.592592398862" table:style-name="ce5">
            <text:p><text:s/>19,937<text:s/></text:p>
          </table:table-cell>
          <table:table-cell office:value-type="float" office:value="1.1481873575835253" table:style-name="ce6">
            <text:p>1.148</text:p>
          </table:table-cell>
          <table:table-cell office:value-type="float" office:value="22890.94356788573" table:style-name="ce5">
            <text:p><text:s/>22,8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890.94356788573" table:style-name="ce5">
            <text:p><text:s/>22,891<text:s/></text:p>
          </table:table-cell>
          <table:table-cell office:value-type="float" office:value="0.95252687809267178" table:style-name="ce6">
            <text:p>0.953</text:p>
          </table:table-cell>
          <table:table-cell office:value-type="float" office:value="21804.23901331372" table:style-name="ce5">
            <text:p><text:s/>21,804<text:s/></text:p>
          </table:table-cell>
          <table:table-cell office:value-type="float" office:value="1.0476000145915891" table:style-name="ce6">
            <text:p>1.048</text:p>
          </table:table-cell>
          <table:table-cell office:value-type="float" office:value="22842.121108505951" table:style-name="ce5">
            <text:p><text:s/>22,84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842.121108505951" table:style-name="ce5">
            <text:p><text:s/>22,842<text:s/></text:p>
          </table:table-cell>
          <table:table-cell office:value-type="float" office:value="0.9644992730370836" table:style-name="ce6">
            <text:p>0.964</text:p>
          </table:table-cell>
          <table:table-cell office:value-type="float" office:value="22031.20920377901" table:style-name="ce5">
            <text:p><text:s/>22,031<text:s/></text:p>
          </table:table-cell>
          <table:table-cell office:value-type="float" office:value="1.0680517339986513" table:style-name="ce6">
            <text:p>1.068</text:p>
          </table:table-cell>
          <table:table-cell office:value-type="float" office:value="23530.47119218322" table:style-name="ce5">
            <text:p><text:s/>23,53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530.47119218322" table:style-name="ce5">
            <text:p><text:s/>23,530<text:s/></text:p>
          </table:table-cell>
          <table:table-cell office:value-type="float" office:value="0.90696974179887024" table:style-name="ce6">
            <text:p>0.907</text:p>
          </table:table-cell>
          <table:table-cell office:value-type="float" office:value="21341.425381580171" table:style-name="ce5">
            <text:p><text:s/>21,341<text:s/></text:p>
          </table:table-cell>
          <table:table-cell office:value-type="float" office:value="1.2002603364019631" table:style-name="ce6">
            <text:p>1.200</text:p>
          </table:table-cell>
          <table:table-cell office:value-type="float" office:value="25615.266407792809" table:style-name="ce5">
            <text:p><text:s/>25,61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37.9467782545994" table:style-name="ce5">
            <text:p><text:s/>2,33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337.9467782545994" table:style-name="ce5">
            <text:p><text:s/>2,338<text:s/></text:p>
          </table:table-cell>
          <table:table-cell office:value-type="float" office:value="1.068347508764333" table:style-name="ce6">
            <text:p>1.068</text:p>
          </table:table-cell>
          <table:table-cell office:value-type="float" office:value="2497.7396161718998" table:style-name="ce5">
            <text:p><text:s/>2,498<text:s/></text:p>
          </table:table-cell>
          <table:table-cell office:value-type="float" office:value="1.1773810371334592" table:style-name="ce6">
            <text:p>1.177</text:p>
          </table:table-cell>
          <table:table-cell office:value-type="float" office:value="2940.7912597777995" table:style-name="ce5">
            <text:p><text:s/>2,94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940.7912597777995" table:style-name="ce5">
            <text:p><text:s/>2,941<text:s/></text:p>
          </table:table-cell>
          <table:table-cell office:value-type="float" office:value="1.0619015886369487" table:style-name="ce6">
            <text:p>1.062</text:p>
          </table:table-cell>
          <table:table-cell office:value-type="float" office:value="3122.8309106076995" table:style-name="ce5">
            <text:p><text:s/>3,123<text:s/></text:p>
          </table:table-cell>
          <table:table-cell office:value-type="float" office:value="1.2780445546527632" table:style-name="ce6">
            <text:p>1.278</text:p>
          </table:table-cell>
          <table:table-cell office:value-type="float" office:value="3991.1170404035006" table:style-name="ce5">
            <text:p><text:s/>3,99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91.1170404035006" table:style-name="ce5">
            <text:p><text:s/>3,991<text:s/></text:p>
          </table:table-cell>
          <table:table-cell office:value-type="float" office:value="0.99364110829795804" table:style-name="ce6">
            <text:p>0.994</text:p>
          </table:table-cell>
          <table:table-cell office:value-type="float" office:value="3965.7379593734008" table:style-name="ce5">
            <text:p><text:s/>3,966<text:s/></text:p>
          </table:table-cell>
          <table:table-cell office:value-type="float" office:value="1.0336543445562871" table:style-name="ce6">
            <text:p>1.034</text:p>
          </table:table-cell>
          <table:table-cell office:value-type="float" office:value="4099.2022710781002" table:style-name="ce5">
            <text:p><text:s/>4,09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099.2022710781002" table:style-name="ce5">
            <text:p><text:s/>4,099<text:s/></text:p>
          </table:table-cell>
          <table:table-cell office:value-type="float" office:value="1.116526011387887" table:style-name="ce6">
            <text:p>1.117</text:p>
          </table:table-cell>
          <table:table-cell office:value-type="float" office:value="4576.8659615989991" table:style-name="ce5">
            <text:p><text:s/>4,577<text:s/></text:p>
          </table:table-cell>
          <table:table-cell office:value-type="float" office:value="1.1343456628068218" table:style-name="ce6">
            <text:p>1.134</text:p>
          </table:table-cell>
          <table:table-cell office:value-type="float" office:value="5191.7480527879979" table:style-name="ce5">
            <text:p><text:s/>5,1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191.7480527879979" table:style-name="ce5">
            <text:p><text:s/>5,192<text:s/></text:p>
          </table:table-cell>
          <table:table-cell office:value-type="float" office:value="0.95460406616545379" table:style-name="ce6">
            <text:p>0.955</text:p>
          </table:table-cell>
          <table:table-cell office:value-type="float" office:value="4956.0638016980001" table:style-name="ce5">
            <text:p><text:s/>4,956<text:s/></text:p>
          </table:table-cell>
          <table:table-cell office:value-type="float" office:value="1.057624365925264" table:style-name="ce6">
            <text:p>1.058</text:p>
          </table:table-cell>
          <table:table-cell office:value-type="float" office:value="5241.6538357560003" table:style-name="ce5">
            <text:p><text:s/>5,24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241.6538357560003" table:style-name="ce5">
            <text:p><text:s/>5,242<text:s/></text:p>
          </table:table-cell>
          <table:table-cell office:value-type="float" office:value="1.0154308735436237" table:style-name="ce6">
            <text:p>1.015</text:p>
          </table:table-cell>
          <table:table-cell office:value-type="float" office:value="5322.5371332550012" table:style-name="ce5">
            <text:p><text:s/>5,323<text:s/></text:p>
          </table:table-cell>
          <table:table-cell office:value-type="float" office:value="1.0328249226923014" table:style-name="ce6">
            <text:p>1.033</text:p>
          </table:table-cell>
          <table:table-cell office:value-type="float" office:value="5497.2490031809994" table:style-name="ce5">
            <text:p><text:s/>5,49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497.2490031809994" table:style-name="ce5">
            <text:p><text:s/>5,497<text:s/></text:p>
          </table:table-cell>
          <table:table-cell office:value-type="float" office:value="0.90831458757583161" table:style-name="ce6">
            <text:p>0.908</text:p>
          </table:table-cell>
          <table:table-cell office:value-type="float" office:value="4993.2314611260017" table:style-name="ce5">
            <text:p><text:s/>4,993<text:s/></text:p>
          </table:table-cell>
          <table:table-cell office:value-type="float" office:value="0.73134899615538762" table:style-name="ce6">
            <text:p>0.731</text:p>
          </table:table-cell>
          <table:table-cell office:value-type="float" office:value="3651.7948166660003" table:style-name="ce5">
            <text:p><text:s/>3,65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651.7948166660003" table:style-name="ce5">
            <text:p><text:s/>3,652<text:s/></text:p>
          </table:table-cell>
          <table:table-cell office:value-type="float" office:value="1.0309384063785239" table:style-name="ce6">
            <text:p>1.031</text:p>
          </table:table-cell>
          <table:table-cell office:value-type="float" office:value="3764.7755287150003" table:style-name="ce5">
            <text:p><text:s/>3,765<text:s/></text:p>
          </table:table-cell>
          <table:table-cell office:value-type="float" office:value="1.1813826232285713" table:style-name="ce6">
            <text:p>1.181</text:p>
          </table:table-cell>
          <table:table-cell office:value-type="float" office:value="4447.6403899800589" table:style-name="ce5">
            <text:p><text:s/>4,44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447.6403899800589" table:style-name="ce5">
            <text:p><text:s/>4,448<text:s/></text:p>
          </table:table-cell>
          <table:table-cell office:value-type="float" office:value="0.98697474184590095" table:style-name="ce6">
            <text:p>0.987</text:p>
          </table:table-cell>
          <table:table-cell office:value-type="float" office:value="4389.70872572397" table:style-name="ce5">
            <text:p><text:s/>4,390<text:s/></text:p>
          </table:table-cell>
          <table:table-cell office:value-type="float" office:value="1.0327252305713284" table:style-name="ce6">
            <text:p>1.033</text:p>
          </table:table-cell>
          <table:table-cell office:value-type="float" office:value="4533.3629559142591" table:style-name="ce5">
            <text:p><text:s/>4,53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533.3629559142591" table:style-name="ce5">
            <text:p><text:s/>4,533<text:s/></text:p>
          </table:table-cell>
          <table:table-cell office:value-type="float" office:value="0.98097240917032102" table:style-name="ce6">
            <text:p>0.981</text:p>
          </table:table-cell>
          <table:table-cell office:value-type="float" office:value="4447.1039805066985" table:style-name="ce5">
            <text:p><text:s/>4,447<text:s/></text:p>
          </table:table-cell>
          <table:table-cell office:value-type="float" office:value="1.0536458145406509" table:style-name="ce6">
            <text:p>1.054</text:p>
          </table:table-cell>
          <table:table-cell office:value-type="float" office:value="4685.6724958879513" table:style-name="ce5">
            <text:p><text:s/>4,68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685.6724958879513" table:style-name="ce5">
            <text:p><text:s/>4,686<text:s/></text:p>
          </table:table-cell>
          <table:table-cell office:value-type="float" office:value="0.98379101858760243" table:style-name="ce6">
            <text:p>0.984</text:p>
          </table:table-cell>
          <table:table-cell office:value-type="float" office:value="4609.7225174975201" table:style-name="ce5">
            <text:p><text:s/>4,610<text:s/></text:p>
          </table:table-cell>
          <table:table-cell office:value-type="float" office:value="1.0542255012442854" table:style-name="ce6">
            <text:p>1.054</text:p>
          </table:table-cell>
          <table:table-cell office:value-type="float" office:value="4859.6870316058921" table:style-name="ce5">
            <text:p><text:s/>4,8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859.6870316058921" table:style-name="ce5">
            <text:p><text:s/>4,860<text:s/></text:p>
          </table:table-cell>
          <table:table-cell office:value-type="float" office:value="0.99354346898539359" table:style-name="ce6">
            <text:p>0.994</text:p>
          </table:table-cell>
          <table:table-cell office:value-type="float" office:value="4828.3103115650483" table:style-name="ce5">
            <text:p><text:s/>4,828<text:s/></text:p>
          </table:table-cell>
          <table:table-cell office:value-type="float" office:value="1.2679610791982023" table:style-name="ce6">
            <text:p>1.268</text:p>
          </table:table-cell>
          <table:table-cell office:value-type="float" office:value="6122.1095533558273" table:style-name="ce5">
            <text:p><text:s/>6,12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122.1095533558273" table:style-name="ce5">
            <text:p><text:s/>6,122<text:s/></text:p>
          </table:table-cell>
          <table:table-cell office:value-type="float" office:value="0.96565919849644855" table:style-name="ce6">
            <text:p>0.966</text:p>
          </table:table-cell>
          <table:table-cell office:value-type="float" office:value="5911.8714044010394" table:style-name="ce5">
            <text:p><text:s/>5,912<text:s/></text:p>
          </table:table-cell>
          <table:table-cell office:value-type="float" office:value="1.2722738177613626" table:style-name="ce6">
            <text:p>1.272</text:p>
          </table:table-cell>
          <table:table-cell office:value-type="float" office:value="7521.5192017915379" table:style-name="ce5">
            <text:p><text:s/>7,52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521.5192017915379" table:style-name="ce5">
            <text:p><text:s/>7,522<text:s/></text:p>
          </table:table-cell>
          <table:table-cell office:value-type="float" office:value="0.94917505871461272" table:style-name="ce6">
            <text:p>0.949</text:p>
          </table:table-cell>
          <table:table-cell office:value-type="float" office:value="7139.2384299835703" table:style-name="ce5">
            <text:p><text:s/>7,139<text:s/></text:p>
          </table:table-cell>
          <table:table-cell office:value-type="float" office:value="0.97734149860528563" table:style-name="ce6">
            <text:p>0.977</text:p>
          </table:table-cell>
          <table:table-cell office:value-type="float" office:value="6977.4739860605887" table:style-name="ce5">
            <text:p><text:s/>6,97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977.4739860605887" table:style-name="ce5">
            <text:p><text:s/>6,977<text:s/></text:p>
          </table:table-cell>
          <table:table-cell office:value-type="float" office:value="0.97592572382953613" table:style-name="ce6">
            <text:p>0.976</text:p>
          </table:table-cell>
          <table:table-cell office:value-type="float" office:value="6809.4963503479385" table:style-name="ce5">
            <text:p><text:s/>6,809<text:s/></text:p>
          </table:table-cell>
          <table:table-cell office:value-type="float" office:value="0.99069297892341357" table:style-name="ce6">
            <text:p>0.991</text:p>
          </table:table-cell>
          <table:table-cell office:value-type="float" office:value="6746.1202242943118" table:style-name="ce5">
            <text:p><text:s/>6,74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746.1202242943118" table:style-name="ce5">
            <text:p><text:s/>6,746<text:s/></text:p>
          </table:table-cell>
          <table:table-cell office:value-type="float" office:value="0.92018630847095895" table:style-name="ce6">
            <text:p>0.920</text:p>
          </table:table-cell>
          <table:table-cell office:value-type="float" office:value="6207.6874656946602" table:style-name="ce5">
            <text:p><text:s/>6,208<text:s/></text:p>
          </table:table-cell>
          <table:table-cell office:value-type="float" office:value="0.91400401382509822" table:style-name="ce6">
            <text:p>0.914</text:p>
          </table:table-cell>
          <table:table-cell office:value-type="float" office:value="5673.8512602166711" table:style-name="ce5">
            <text:p><text:s/>5,67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6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17.8389237083998" table:style-name="ce5">
            <text:p><text:s/>2,21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17.8389237083998" table:style-name="ce5">
            <text:p><text:s/>2,218<text:s/></text:p>
          </table:table-cell>
          <table:table-cell office:value-type="float" office:value="1.0738124588039848" table:style-name="ce6">
            <text:p>1.074</text:p>
          </table:table-cell>
          <table:table-cell office:value-type="float" office:value="2381.5430678984999" table:style-name="ce5">
            <text:p><text:s/>2,382<text:s/></text:p>
          </table:table-cell>
          <table:table-cell office:value-type="float" office:value="1.035164022423704" table:style-name="ce6">
            <text:p>1.035</text:p>
          </table:table-cell>
          <table:table-cell office:value-type="float" office:value="2465.2877017410997" table:style-name="ce5">
            <text:p><text:s/>2,46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465.2877017410997" table:style-name="ce5">
            <text:p><text:s/>2,465<text:s/></text:p>
          </table:table-cell>
          <table:table-cell office:value-type="float" office:value="1.0770430657310952" table:style-name="ce6">
            <text:p>1.077</text:p>
          </table:table-cell>
          <table:table-cell office:value-type="float" office:value="2655.2210241923999" table:style-name="ce5">
            <text:p><text:s/>2,655<text:s/></text:p>
          </table:table-cell>
          <table:table-cell office:value-type="float" office:value="1.1172205649108879" table:style-name="ce6">
            <text:p>1.117</text:p>
          </table:table-cell>
          <table:table-cell office:value-type="float" office:value="2966.4675326114998" table:style-name="ce5">
            <text:p><text:s/>2,9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66.4675326114998" table:style-name="ce5">
            <text:p><text:s/>2,966<text:s/></text:p>
          </table:table-cell>
          <table:table-cell office:value-type="float" office:value="1.0229487906519474" table:style-name="ce6">
            <text:p>1.023</text:p>
          </table:table-cell>
          <table:table-cell office:value-type="float" office:value="3034.5443749931997" table:style-name="ce5">
            <text:p><text:s/>3,035<text:s/></text:p>
          </table:table-cell>
          <table:table-cell office:value-type="float" office:value="1.0578189927404813" table:style-name="ce6">
            <text:p>1.058</text:p>
          </table:table-cell>
          <table:table-cell office:value-type="float" office:value="3209.9986741816001" table:style-name="ce5">
            <text:p><text:s/>3,21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209.9986741816001" table:style-name="ce5">
            <text:p><text:s/>3,210<text:s/></text:p>
          </table:table-cell>
          <table:table-cell office:value-type="float" office:value="1.1182389848262684" table:style-name="ce6">
            <text:p>1.118</text:p>
          </table:table-cell>
          <table:table-cell office:value-type="float" office:value="3589.5456587104995" table:style-name="ce5">
            <text:p><text:s/>3,590<text:s/></text:p>
          </table:table-cell>
          <table:table-cell office:value-type="float" office:value="1.0887852052169433" table:style-name="ce6">
            <text:p>1.089</text:p>
          </table:table-cell>
          <table:table-cell office:value-type="float" office:value="3908.2442066546996" table:style-name="ce5">
            <text:p><text:s/>3,9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908.2442066546996" table:style-name="ce5">
            <text:p><text:s/>3,908<text:s/></text:p>
          </table:table-cell>
          <table:table-cell office:value-type="float" office:value="0.94751392591552475" table:style-name="ce6">
            <text:p>0.948</text:p>
          </table:table-cell>
          <table:table-cell office:value-type="float" office:value="3703.1158116840002" table:style-name="ce5">
            <text:p><text:s/>3,703<text:s/></text:p>
          </table:table-cell>
          <table:table-cell office:value-type="float" office:value="1.2222036355605117" table:style-name="ce6">
            <text:p>1.222</text:p>
          </table:table-cell>
          <table:table-cell office:value-type="float" office:value="4525.9616079418001" table:style-name="ce5">
            <text:p><text:s/>4,5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525.9616079418001" table:style-name="ce5">
            <text:p><text:s/>4,526<text:s/></text:p>
          </table:table-cell>
          <table:table-cell office:value-type="float" office:value="1.1601240297581239" table:style-name="ce6">
            <text:p>1.160</text:p>
          </table:table-cell>
          <table:table-cell office:value-type="float" office:value="5250.6768191359997" table:style-name="ce5">
            <text:p><text:s/>5,251<text:s/></text:p>
          </table:table-cell>
          <table:table-cell office:value-type="float" office:value="0.8801361433069953" table:style-name="ce6">
            <text:p>0.880</text:p>
          </table:table-cell>
          <table:table-cell office:value-type="float" office:value="4621.3104453458" table:style-name="ce5">
            <text:p><text:s/>4,62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621.3104453458" table:style-name="ce5">
            <text:p><text:s/>4,621<text:s/></text:p>
          </table:table-cell>
          <table:table-cell office:value-type="float" office:value="1.043865286838316" table:style-name="ce6">
            <text:p>1.044</text:p>
          </table:table-cell>
          <table:table-cell office:value-type="float" office:value="4824.0255535998003" table:style-name="ce5">
            <text:p><text:s/>4,824<text:s/></text:p>
          </table:table-cell>
          <table:table-cell office:value-type="float" office:value="0.86769962366350961" table:style-name="ce6">
            <text:p>0.868</text:p>
          </table:table-cell>
          <table:table-cell office:value-type="float" office:value="4185.8051574016999" table:style-name="ce5">
            <text:p><text:s/>4,18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185.8051574016999" table:style-name="ce5">
            <text:p><text:s/>4,186<text:s/></text:p>
          </table:table-cell>
          <table:table-cell office:value-type="float" office:value="1.0484478157535841" table:style-name="ce6">
            <text:p>1.048</text:p>
          </table:table-cell>
          <table:table-cell office:value-type="float" office:value="4388.5982744478997" table:style-name="ce5">
            <text:p><text:s/>4,389<text:s/></text:p>
          </table:table-cell>
          <table:table-cell office:value-type="float" office:value="1.2774066000133097" table:style-name="ce6">
            <text:p>1.277</text:p>
          </table:table-cell>
          <table:table-cell office:value-type="float" office:value="5606.0244005867698" table:style-name="ce5">
            <text:p><text:s/>5,6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606.0244005867698" table:style-name="ce5">
            <text:p><text:s/>5,606<text:s/></text:p>
          </table:table-cell>
          <table:table-cell office:value-type="float" office:value="1.0727160721436571" table:style-name="ce6">
            <text:p>1.073</text:p>
          </table:table-cell>
          <table:table-cell office:value-type="float" office:value="6013.6724753389399" table:style-name="ce5">
            <text:p><text:s/>6,014<text:s/></text:p>
          </table:table-cell>
          <table:table-cell office:value-type="float" office:value="1.0143506616232996" table:style-name="ce6">
            <text:p>1.014</text:p>
          </table:table-cell>
          <table:table-cell office:value-type="float" office:value="6099.9726541458795" table:style-name="ce5">
            <text:p><text:s/>6,10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099.9726541458795" table:style-name="ce5">
            <text:p><text:s/>6,100<text:s/></text:p>
          </table:table-cell>
          <table:table-cell office:value-type="float" office:value="0.95978698261212336" table:style-name="ce6">
            <text:p>0.960</text:p>
          </table:table-cell>
          <table:table-cell office:value-type="float" office:value="5854.6743477391392" table:style-name="ce5">
            <text:p><text:s/>5,855<text:s/></text:p>
          </table:table-cell>
          <table:table-cell office:value-type="float" office:value="1.0079467166990095" table:style-name="ce6">
            <text:p>1.008</text:p>
          </table:table-cell>
          <table:table-cell office:value-type="float" office:value="5901.1997861455802" table:style-name="ce5">
            <text:p><text:s/>5,90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901.1997861455802" table:style-name="ce5">
            <text:p><text:s/>5,901<text:s/></text:p>
          </table:table-cell>
          <table:table-cell office:value-type="float" office:value="0.97798237567138768" table:style-name="ce6">
            <text:p>0.978</text:p>
          </table:table-cell>
          <table:table-cell office:value-type="float" office:value="5771.2693861661392" table:style-name="ce5">
            <text:p><text:s/>5,771<text:s/></text:p>
          </table:table-cell>
          <table:table-cell office:value-type="float" office:value="1.0894915667331997" table:style-name="ce6">
            <text:p>1.089</text:p>
          </table:table-cell>
          <table:table-cell office:value-type="float" office:value="6287.7493255734998" table:style-name="ce5">
            <text:p><text:s/>6,2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287.7493255734998" table:style-name="ce5">
            <text:p><text:s/>6,288<text:s/></text:p>
          </table:table-cell>
          <table:table-cell office:value-type="float" office:value="1.0172348668081923" table:style-name="ce6">
            <text:p>1.017</text:p>
          </table:table-cell>
          <table:table-cell office:value-type="float" office:value="6396.1178477230596" table:style-name="ce5">
            <text:p><text:s/>6,396<text:s/></text:p>
          </table:table-cell>
          <table:table-cell office:value-type="float" office:value="1.4586907397980264" table:style-name="ce6">
            <text:p>1.459</text:p>
          </table:table-cell>
          <table:table-cell office:value-type="float" office:value="9329.9578751305107" table:style-name="ce5">
            <text:p><text:s/>9,33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329.9578751305107" table:style-name="ce5">
            <text:p><text:s/>9,330<text:s/></text:p>
          </table:table-cell>
          <table:table-cell office:value-type="float" office:value="0.97186827671107912" table:style-name="ce6">
            <text:p>0.972</text:p>
          </table:table-cell>
          <table:table-cell office:value-type="float" office:value="9067.4900818900514" table:style-name="ce5">
            <text:p><text:s/>9,067<text:s/></text:p>
          </table:table-cell>
          <table:table-cell office:value-type="float" office:value="1.0407106134364466" table:style-name="ce6">
            <text:p>1.041</text:p>
          </table:table-cell>
          <table:table-cell office:value-type="float" office:value="9436.6331654526894" table:style-name="ce5">
            <text:p><text:s/>9,43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436.6331654526894" table:style-name="ce5">
            <text:p><text:s/>9,437<text:s/></text:p>
          </table:table-cell>
          <table:table-cell office:value-type="float" office:value="0.93526263023415046" table:style-name="ce6">
            <text:p>0.935</text:p>
          </table:table-cell>
          <table:table-cell office:value-type="float" office:value="8825.730354876101" table:style-name="ce5">
            <text:p><text:s/>8,826<text:s/></text:p>
          </table:table-cell>
          <table:table-cell office:value-type="float" office:value="1.1901935414075602" table:style-name="ce6">
            <text:p>1.190</text:p>
          </table:table-cell>
          <table:table-cell office:value-type="float" office:value="10504.32726657819" table:style-name="ce5">
            <text:p><text:s/>10,50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504.32726657819" table:style-name="ce5">
            <text:p><text:s/>10,504<text:s/></text:p>
          </table:table-cell>
          <table:table-cell office:value-type="float" office:value="1.1847639957931848" table:style-name="ce6">
            <text:p>1.185</text:p>
          </table:table-cell>
          <table:table-cell office:value-type="float" office:value="12445.14874547048" table:style-name="ce5">
            <text:p><text:s/>12,445<text:s/></text:p>
          </table:table-cell>
          <table:table-cell office:value-type="float" office:value="1.2693417929554291" table:style-name="ce6">
            <text:p>1.269</text:p>
          </table:table-cell>
          <table:table-cell office:value-type="float" office:value="15797.147422172509" table:style-name="ce5">
            <text:p><text:s/>15,79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797.147422172509" table:style-name="ce5">
            <text:p><text:s/>15,797<text:s/></text:p>
          </table:table-cell>
          <table:table-cell office:value-type="float" office:value="1.1230330334315346" table:style-name="ce6">
            <text:p>1.123</text:p>
          </table:table-cell>
          <table:table-cell office:value-type="float" office:value="17740.718389087539" table:style-name="ce5">
            <text:p><text:s/>17,741<text:s/></text:p>
          </table:table-cell>
          <table:table-cell office:value-type="float" office:value="1.152881539565757" table:style-name="ce6">
            <text:p>1.153</text:p>
          </table:table-cell>
          <table:table-cell office:value-type="float" office:value="20452.946729413779" table:style-name="ce5">
            <text:p><text:s/>20,45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17.10485845044002" table:style-name="ce5">
            <text:p><text:s/>91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17.10485845044002" table:style-name="ce5">
            <text:p><text:s/>917<text:s/></text:p>
          </table:table-cell>
          <table:table-cell office:value-type="float" office:value="1.0901448304423278" table:style-name="ce6">
            <text:p>1.090</text:p>
          </table:table-cell>
          <table:table-cell office:value-type="float" office:value="999.77712041329005" table:style-name="ce5">
            <text:p><text:s/>1,000<text:s/></text:p>
          </table:table-cell>
          <table:table-cell office:value-type="float" office:value="1.0583357292575373" table:style-name="ce6">
            <text:p>1.058</text:p>
          </table:table-cell>
          <table:table-cell office:value-type="float" office:value="1058.0998478276001" table:style-name="ce5">
            <text:p><text:s/>1,05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58.0998478276001" table:style-name="ce5">
            <text:p><text:s/>1,058<text:s/></text:p>
          </table:table-cell>
          <table:table-cell office:value-type="float" office:value="1.0558067275823113" table:style-name="ce6">
            <text:p>1.056</text:p>
          </table:table-cell>
          <table:table-cell office:value-type="float" office:value="1117.1489377902001" table:style-name="ce5">
            <text:p><text:s/>1,117<text:s/></text:p>
          </table:table-cell>
          <table:table-cell office:value-type="float" office:value="1.1354396677706149" table:style-name="ce6">
            <text:p>1.135</text:p>
          </table:table-cell>
          <table:table-cell office:value-type="float" office:value="1268.4552187748" table:style-name="ce5">
            <text:p><text:s/>1,2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68.4552187748" table:style-name="ce5">
            <text:p><text:s/>1,268<text:s/></text:p>
          </table:table-cell>
          <table:table-cell office:value-type="float" office:value="1.0353490528078788" table:style-name="ce6">
            <text:p>1.035</text:p>
          </table:table-cell>
          <table:table-cell office:value-type="float" office:value="1313.2939092877" table:style-name="ce5">
            <text:p><text:s/>1,313<text:s/></text:p>
          </table:table-cell>
          <table:table-cell office:value-type="float" office:value="1.136894568335743" table:style-name="ce6">
            <text:p>1.137</text:p>
          </table:table-cell>
          <table:table-cell office:value-type="float" office:value="1493.0767120976" table:style-name="ce5">
            <text:p><text:s/>1,49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493.0767120976" table:style-name="ce5">
            <text:p><text:s/>1,493<text:s/></text:p>
          </table:table-cell>
          <table:table-cell office:value-type="float" office:value="1.0662024984956959" table:style-name="ce6">
            <text:p>1.066</text:p>
          </table:table-cell>
          <table:table-cell office:value-type="float" office:value="1591.9221208842" table:style-name="ce5">
            <text:p><text:s/>1,592<text:s/></text:p>
          </table:table-cell>
          <table:table-cell office:value-type="float" office:value="1.21546424616035" table:style-name="ce6">
            <text:p>1.215</text:p>
          </table:table-cell>
          <table:table-cell office:value-type="float" office:value="1934.9244206065" table:style-name="ce5">
            <text:p><text:s/>1,93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34.9244206065" table:style-name="ce5">
            <text:p><text:s/>1,935<text:s/></text:p>
          </table:table-cell>
          <table:table-cell office:value-type="float" office:value="0.99055052723699222" table:style-name="ce6">
            <text:p>0.991</text:p>
          </table:table-cell>
          <table:table-cell office:value-type="float" office:value="1916.6404049955001" table:style-name="ce5">
            <text:p><text:s/>1,917<text:s/></text:p>
          </table:table-cell>
          <table:table-cell office:value-type="float" office:value="1.2097430201944654" table:style-name="ce6">
            <text:p>1.210</text:p>
          </table:table-cell>
          <table:table-cell office:value-type="float" office:value="2318.6423521659999" table:style-name="ce5">
            <text:p><text:s/>2,31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18.6423521659999" table:style-name="ce5">
            <text:p><text:s/>2,319<text:s/></text:p>
          </table:table-cell>
          <table:table-cell office:value-type="float" office:value="1.1689141396914586" table:style-name="ce6">
            <text:p>1.169</text:p>
          </table:table-cell>
          <table:table-cell office:value-type="float" office:value="2710.2938303342999" table:style-name="ce5">
            <text:p><text:s/>2,710<text:s/></text:p>
          </table:table-cell>
          <table:table-cell office:value-type="float" office:value="0.86478501409819553" table:style-name="ce6">
            <text:p>0.865</text:p>
          </table:table-cell>
          <table:table-cell office:value-type="float" office:value="2343.8214882758998" table:style-name="ce5">
            <text:p><text:s/>2,34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43.8214882758998" table:style-name="ce5">
            <text:p><text:s/>2,344<text:s/></text:p>
          </table:table-cell>
          <table:table-cell office:value-type="float" office:value="1.0188824413265174" table:style-name="ce6">
            <text:p>1.019</text:p>
          </table:table-cell>
          <table:table-cell office:value-type="float" office:value="2388.0785600080999" table:style-name="ce5">
            <text:p><text:s/>2,388<text:s/></text:p>
          </table:table-cell>
          <table:table-cell office:value-type="float" office:value="1.0171570089116586" table:style-name="ce6">
            <text:p>1.017</text:p>
          </table:table-cell>
          <table:table-cell office:value-type="float" office:value="2429.0508451439" table:style-name="ce5">
            <text:p><text:s/>2,42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29.0508451439" table:style-name="ce5">
            <text:p><text:s/>2,429<text:s/></text:p>
          </table:table-cell>
          <table:table-cell office:value-type="float" office:value="1.0965588321264248" table:style-name="ce6">
            <text:p>1.097</text:p>
          </table:table-cell>
          <table:table-cell office:value-type="float" office:value="2663.5971579267002" table:style-name="ce5">
            <text:p><text:s/>2,664<text:s/></text:p>
          </table:table-cell>
          <table:table-cell office:value-type="float" office:value="1.1571957543409808" table:style-name="ce6">
            <text:p>1.157</text:p>
          </table:table-cell>
          <table:table-cell office:value-type="float" office:value="3082.30332242748" table:style-name="ce5">
            <text:p><text:s/>3,08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82.30332242748" table:style-name="ce5">
            <text:p><text:s/>3,082<text:s/></text:p>
          </table:table-cell>
          <table:table-cell office:value-type="float" office:value="1.0600157252919167" table:style-name="ce6">
            <text:p>1.060</text:p>
          </table:table-cell>
          <table:table-cell office:value-type="float" office:value="3267.2899918926501" table:style-name="ce5">
            <text:p><text:s/>3,267<text:s/></text:p>
          </table:table-cell>
          <table:table-cell office:value-type="float" office:value="1.0712167776435024" table:style-name="ce6">
            <text:p>1.071</text:p>
          </table:table-cell>
          <table:table-cell office:value-type="float" office:value="3499.97585674211" table:style-name="ce5">
            <text:p><text:s/>3,50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499.97585674211" table:style-name="ce5">
            <text:p><text:s/>3,500<text:s/></text:p>
          </table:table-cell>
          <table:table-cell office:value-type="float" office:value="0.98041893404346425" table:style-name="ce6">
            <text:p>0.980</text:p>
          </table:table-cell>
          <table:table-cell office:value-type="float" office:value="3431.4425986449601" table:style-name="ce5">
            <text:p><text:s/>3,431<text:s/></text:p>
          </table:table-cell>
          <table:table-cell office:value-type="float" office:value="1.0783585985224928" table:style-name="ce6">
            <text:p>1.078</text:p>
          </table:table-cell>
          <table:table-cell office:value-type="float" office:value="3700.32563158516" table:style-name="ce5">
            <text:p><text:s/>3,70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700.32563158516" table:style-name="ce5">
            <text:p><text:s/>3,700<text:s/></text:p>
          </table:table-cell>
          <table:table-cell office:value-type="float" office:value="0.99237511233441555" table:style-name="ce6">
            <text:p>0.992</text:p>
          </table:table-cell>
          <table:table-cell office:value-type="float" office:value="3672.1110643182401" table:style-name="ce5">
            <text:p><text:s/>3,672<text:s/></text:p>
          </table:table-cell>
          <table:table-cell office:value-type="float" office:value="0.80775879248121196" table:style-name="ce6">
            <text:p>0.808</text:p>
          </table:table-cell>
          <table:table-cell office:value-type="float" office:value="2966.1799991705998" table:style-name="ce5">
            <text:p><text:s/>2,96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66.1799991705998" table:style-name="ce5">
            <text:p><text:s/>2,966<text:s/></text:p>
          </table:table-cell>
          <table:table-cell office:value-type="float" office:value="1.034793795202654" table:style-name="ce6">
            <text:p>1.035</text:p>
          </table:table-cell>
          <table:table-cell office:value-type="float" office:value="3069.38465859595" table:style-name="ce5">
            <text:p><text:s/>3,069<text:s/></text:p>
          </table:table-cell>
          <table:table-cell office:value-type="float" office:value="2.006182575882288" table:style-name="ce6">
            <text:p>2.006</text:p>
          </table:table-cell>
          <table:table-cell office:value-type="float" office:value="6157.7460207555996" table:style-name="ce5">
            <text:p><text:s/>6,15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157.7460207555996" table:style-name="ce5">
            <text:p><text:s/>6,158<text:s/></text:p>
          </table:table-cell>
          <table:table-cell office:value-type="float" office:value="0.95737716990484378" table:style-name="ce6">
            <text:p>0.957</text:p>
          </table:table-cell>
          <table:table-cell office:value-type="float" office:value="5895.2854583438102" table:style-name="ce5">
            <text:p><text:s/>5,895<text:s/></text:p>
          </table:table-cell>
          <table:table-cell office:value-type="float" office:value="0.80547614854626592" table:style-name="ce6">
            <text:p>0.805</text:p>
          </table:table-cell>
          <table:table-cell office:value-type="float" office:value="4748.5118255675807" table:style-name="ce5">
            <text:p><text:s/>4,74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748.5118255675807" table:style-name="ce5">
            <text:p><text:s/>4,749<text:s/></text:p>
          </table:table-cell>
          <table:table-cell office:value-type="float" office:value="0.8897767804880049" table:style-name="ce6">
            <text:p>0.890</text:p>
          </table:table-cell>
          <table:table-cell office:value-type="float" office:value="4225.11556426274" table:style-name="ce5">
            <text:p><text:s/>4,225<text:s/></text:p>
          </table:table-cell>
          <table:table-cell office:value-type="float" office:value="1.2291845918711641" table:style-name="ce6">
            <text:p>1.229</text:p>
          </table:table-cell>
          <table:table-cell office:value-type="float" office:value="5193.4469504667995" table:style-name="ce5">
            <text:p><text:s/>5,1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193.4469504667995" table:style-name="ce5">
            <text:p><text:s/>5,193<text:s/></text:p>
          </table:table-cell>
          <table:table-cell office:value-type="float" office:value="1.1842281687878478" table:style-name="ce6">
            <text:p>1.184</text:p>
          </table:table-cell>
          <table:table-cell office:value-type="float" office:value="6150.2261718481304" table:style-name="ce5">
            <text:p><text:s/>6,150<text:s/></text:p>
          </table:table-cell>
          <table:table-cell office:value-type="float" office:value="0.90481008581219591" table:style-name="ce6">
            <text:p>0.905</text:p>
          </table:table-cell>
          <table:table-cell office:value-type="float" office:value="5564.78667031432" table:style-name="ce5">
            <text:p><text:s/>5,56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564.78667031432" table:style-name="ce5">
            <text:p><text:s/>5,565<text:s/></text:p>
          </table:table-cell>
          <table:table-cell office:value-type="float" office:value="1.1096170012975763" table:style-name="ce6">
            <text:p>1.110</text:p>
          </table:table-cell>
          <table:table-cell office:value-type="float" office:value="6174.7818979748999" table:style-name="ce5">
            <text:p><text:s/>6,175<text:s/></text:p>
          </table:table-cell>
          <table:table-cell office:value-type="float" office:value="1.216487107592493" table:style-name="ce6">
            <text:p>1.216</text:p>
          </table:table-cell>
          <table:table-cell office:value-type="float" office:value="7511.54257108197" table:style-name="ce5">
            <text:p><text:s/>7,51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00.7340652579599" table:style-name="ce5">
            <text:p><text:s/>1,30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00.7340652579599" table:style-name="ce5">
            <text:p><text:s/>1,301<text:s/></text:p>
          </table:table-cell>
          <table:table-cell office:value-type="float" office:value="1.0622970401034126" table:style-name="ce6">
            <text:p>1.062</text:p>
          </table:table-cell>
          <table:table-cell office:value-type="float" office:value="1381.7659474852098" table:style-name="ce5">
            <text:p><text:s/>1,382<text:s/></text:p>
          </table:table-cell>
          <table:table-cell office:value-type="float" office:value="1.0183981277542389" table:style-name="ce6">
            <text:p>1.018</text:p>
          </table:table-cell>
          <table:table-cell office:value-type="float" office:value="1407.1878539134998" table:style-name="ce5">
            <text:p><text:s/>1,40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07.1878539134998" table:style-name="ce5">
            <text:p><text:s/>1,407<text:s/></text:p>
          </table:table-cell>
          <table:table-cell office:value-type="float" office:value="1.0930112011162552" table:style-name="ce6">
            <text:p>1.093</text:p>
          </table:table-cell>
          <table:table-cell office:value-type="float" office:value="1538.0720864022001" table:style-name="ce5">
            <text:p><text:s/>1,538<text:s/></text:p>
          </table:table-cell>
          <table:table-cell office:value-type="float" office:value="1.1039874716201539" table:style-name="ce6">
            <text:p>1.104</text:p>
          </table:table-cell>
          <table:table-cell office:value-type="float" office:value="1698.0123138366998" table:style-name="ce5">
            <text:p><text:s/>1,69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98.0123138366998" table:style-name="ce5">
            <text:p><text:s/>1,698<text:s/></text:p>
          </table:table-cell>
          <table:table-cell office:value-type="float" office:value="1.0136855025605163" table:style-name="ce6">
            <text:p>1.014</text:p>
          </table:table-cell>
          <table:table-cell office:value-type="float" office:value="1721.2504657054999" table:style-name="ce5">
            <text:p><text:s/>1,721<text:s/></text:p>
          </table:table-cell>
          <table:table-cell office:value-type="float" office:value="0.99748525638322738" table:style-name="ce6">
            <text:p>0.997</text:p>
          </table:table-cell>
          <table:table-cell office:value-type="float" office:value="1716.9219620840001" table:style-name="ce5">
            <text:p><text:s/>1,71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16.9219620840001" table:style-name="ce5">
            <text:p><text:s/>1,717<text:s/></text:p>
          </table:table-cell>
          <table:table-cell office:value-type="float" office:value="1.1634911672989401" table:style-name="ce6">
            <text:p>1.163</text:p>
          </table:table-cell>
          <table:table-cell office:value-type="float" office:value="1997.6235378262998" table:style-name="ce5">
            <text:p><text:s/>1,998<text:s/></text:p>
          </table:table-cell>
          <table:table-cell office:value-type="float" office:value="0.98783366769669434" table:style-name="ce6">
            <text:p>0.988</text:p>
          </table:table-cell>
          <table:table-cell office:value-type="float" office:value="1973.3197860481998" table:style-name="ce5">
            <text:p><text:s/>1,97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73.3197860481998" table:style-name="ce5">
            <text:p><text:s/>1,973<text:s/></text:p>
          </table:table-cell>
          <table:table-cell office:value-type="float" office:value="0.90531469826597277" table:style-name="ce6">
            <text:p>0.905</text:p>
          </table:table-cell>
          <table:table-cell office:value-type="float" office:value="1786.4754066885" table:style-name="ce5">
            <text:p><text:s/>1,786<text:s/></text:p>
          </table:table-cell>
          <table:table-cell office:value-type="float" office:value="1.2355721481032853" table:style-name="ce6">
            <text:p>1.236</text:p>
          </table:table-cell>
          <table:table-cell office:value-type="float" office:value="2207.3192557758002" table:style-name="ce5">
            <text:p><text:s/>2,20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07.3192557758002" table:style-name="ce5">
            <text:p><text:s/>2,207<text:s/></text:p>
          </table:table-cell>
          <table:table-cell office:value-type="float" office:value="1.1508906027772763" table:style-name="ce6">
            <text:p>1.151</text:p>
          </table:table-cell>
          <table:table-cell office:value-type="float" office:value="2540.3829888016994" table:style-name="ce5">
            <text:p><text:s/>2,540<text:s/></text:p>
          </table:table-cell>
          <table:table-cell office:value-type="float" office:value="0.89651401663030095" table:style-name="ce6">
            <text:p>0.897</text:p>
          </table:table-cell>
          <table:table-cell office:value-type="float" office:value="2277.4889570699006" table:style-name="ce5">
            <text:p><text:s/>2,27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77.4889570699006" table:style-name="ce5">
            <text:p><text:s/>2,277<text:s/></text:p>
          </table:table-cell>
          <table:table-cell office:value-type="float" office:value="1.0695757650239777" table:style-name="ce6">
            <text:p>1.070</text:p>
          </table:table-cell>
          <table:table-cell office:value-type="float" office:value="2435.9469935917" table:style-name="ce5">
            <text:p><text:s/>2,436<text:s/></text:p>
          </table:table-cell>
          <table:table-cell office:value-type="float" office:value="0.72117920335677776" table:style-name="ce6">
            <text:p>0.721</text:p>
          </table:table-cell>
          <table:table-cell office:value-type="float" office:value="1756.7543122578002" table:style-name="ce5">
            <text:p><text:s/>1,7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56.7543122578002" table:style-name="ce5">
            <text:p><text:s/>1,757<text:s/></text:p>
          </table:table-cell>
          <table:table-cell office:value-type="float" office:value="0.98192507881435576" table:style-name="ce6">
            <text:p>0.982</text:p>
          </table:table-cell>
          <table:table-cell office:value-type="float" office:value="1725.0011165211997" table:style-name="ce5">
            <text:p><text:s/>1,725<text:s/></text:p>
          </table:table-cell>
          <table:table-cell office:value-type="float" office:value="1.4630257650202942" table:style-name="ce6">
            <text:p>1.463</text:p>
          </table:table-cell>
          <table:table-cell office:value-type="float" office:value="2523.7210781592898" table:style-name="ce5">
            <text:p><text:s/>2,52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23.7210781592898" table:style-name="ce5">
            <text:p><text:s/>2,524<text:s/></text:p>
          </table:table-cell>
          <table:table-cell office:value-type="float" office:value="1.0882274222828938" table:style-name="ce6">
            <text:p>1.088</text:p>
          </table:table-cell>
          <table:table-cell office:value-type="float" office:value="2746.3824834462894" table:style-name="ce5">
            <text:p><text:s/>2,746<text:s/></text:p>
          </table:table-cell>
          <table:table-cell office:value-type="float" office:value="0.94669872571469804" table:style-name="ce6">
            <text:p>0.947</text:p>
          </table:table-cell>
          <table:table-cell office:value-type="float" office:value="2599.99679740377" table:style-name="ce5">
            <text:p><text:s/>2,60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599.99679740377" table:style-name="ce5">
            <text:p><text:s/>2,600<text:s/></text:p>
          </table:table-cell>
          <table:table-cell office:value-type="float" office:value="0.93201335921409623" table:style-name="ce6">
            <text:p>0.932</text:p>
          </table:table-cell>
          <table:table-cell office:value-type="float" office:value="2423.2317490941796" table:style-name="ce5">
            <text:p><text:s/>2,423<text:s/></text:p>
          </table:table-cell>
          <table:table-cell office:value-type="float" office:value="0.90823923687163732" table:style-name="ce6">
            <text:p>0.908</text:p>
          </table:table-cell>
          <table:table-cell office:value-type="float" office:value="2200.8741545604207" table:style-name="ce5">
            <text:p><text:s/>2,20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00.8741545604207" table:style-name="ce5">
            <text:p><text:s/>2,201<text:s/></text:p>
          </table:table-cell>
          <table:table-cell office:value-type="float" office:value="0.95378389423050103" table:style-name="ce6">
            <text:p>0.954</text:p>
          </table:table-cell>
          <table:table-cell office:value-type="float" office:value="2099.1583218478995" table:style-name="ce5">
            <text:p><text:s/>2,099<text:s/></text:p>
          </table:table-cell>
          <table:table-cell office:value-type="float" office:value="1.5823338772651059" table:style-name="ce6">
            <text:p>1.582</text:p>
          </table:table-cell>
          <table:table-cell office:value-type="float" office:value="3321.5693264028996" table:style-name="ce5">
            <text:p><text:s/>3,32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21.5693264028996" table:style-name="ce5">
            <text:p><text:s/>3,322<text:s/></text:p>
          </table:table-cell>
          <table:table-cell office:value-type="float" office:value="1.0015546454753066" table:style-name="ce6">
            <text:p>1.002</text:p>
          </table:table-cell>
          <table:table-cell office:value-type="float" office:value="3326.7331891271097" table:style-name="ce5">
            <text:p><text:s/>3,327<text:s/></text:p>
          </table:table-cell>
          <table:table-cell office:value-type="float" office:value="0.95355162979188501" table:style-name="ce6">
            <text:p>0.954</text:p>
          </table:table-cell>
          <table:table-cell office:value-type="float" office:value="3172.2118543749102" table:style-name="ce5">
            <text:p><text:s/>3,17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172.2118543749102" table:style-name="ce5">
            <text:p><text:s/>3,172<text:s/></text:p>
          </table:table-cell>
          <table:table-cell office:value-type="float" office:value="0.99999772057195369" table:style-name="ce6">
            <text:p>1.000</text:p>
          </table:table-cell>
          <table:table-cell office:value-type="float" office:value="3172.2046235462408" table:style-name="ce5">
            <text:p><text:s/>3,172<text:s/></text:p>
          </table:table-cell>
          <table:table-cell office:value-type="float" office:value="1.4778748209011214" table:style-name="ce6">
            <text:p>1.478</text:p>
          </table:table-cell>
          <table:table-cell office:value-type="float" office:value="4688.1213398851096" table:style-name="ce5">
            <text:p><text:s/>4,68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688.1213398851096" table:style-name="ce5">
            <text:p><text:s/>4,688<text:s/></text:p>
          </table:table-cell>
          <table:table-cell office:value-type="float" office:value="0.98133441032610003" table:style-name="ce6">
            <text:p>0.981</text:p>
          </table:table-cell>
          <table:table-cell office:value-type="float" office:value="4600.6147906133601" table:style-name="ce5">
            <text:p><text:s/>4,601<text:s/></text:p>
          </table:table-cell>
          <table:table-cell office:value-type="float" office:value="1.1543849154567745" table:style-name="ce6">
            <text:p>1.154</text:p>
          </table:table-cell>
          <table:table-cell office:value-type="float" office:value="5310.8803161113901" table:style-name="ce5">
            <text:p><text:s/>5,31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310.8803161113901" table:style-name="ce5">
            <text:p><text:s/>5,311<text:s/></text:p>
          </table:table-cell>
          <table:table-cell office:value-type="float" office:value="1.1852879746745022" table:style-name="ce6">
            <text:p>1.185</text:p>
          </table:table-cell>
          <table:table-cell office:value-type="float" office:value="6294.9225736223498" table:style-name="ce5">
            <text:p><text:s/>6,295<text:s/></text:p>
          </table:table-cell>
          <table:table-cell office:value-type="float" office:value="1.625494298330993" table:style-name="ce6">
            <text:p>1.625</text:p>
          </table:table-cell>
          <table:table-cell office:value-type="float" office:value="10232.36075185819" table:style-name="ce5">
            <text:p><text:s/>10,23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232.36075185819" table:style-name="ce5">
            <text:p><text:s/>10,232<text:s/></text:p>
          </table:table-cell>
          <table:table-cell office:value-type="float" office:value="1.1303292340442819" table:style-name="ce6">
            <text:p>1.130</text:p>
          </table:table-cell>
          <table:table-cell office:value-type="float" office:value="11565.936491112639" table:style-name="ce5">
            <text:p><text:s/>11,566<text:s/></text:p>
          </table:table-cell>
          <table:table-cell office:value-type="float" office:value="1.1189240204004312" table:style-name="ce6">
            <text:p>1.119</text:p>
          </table:table-cell>
          <table:table-cell office:value-type="float" office:value="12941.40415833181" table:style-name="ce5">
            <text:p><text:s/>12,94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6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02.5117522266996" table:style-name="ce5">
            <text:p><text:s/>2,90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902.5117522266996" table:style-name="ce5">
            <text:p><text:s/>2,903<text:s/></text:p>
          </table:table-cell>
          <table:table-cell office:value-type="float" office:value="1.0926621175212019" table:style-name="ce6">
            <text:p>1.093</text:p>
          </table:table-cell>
          <table:table-cell office:value-type="float" office:value="3171.4646373181999" table:style-name="ce5">
            <text:p><text:s/>3,171<text:s/></text:p>
          </table:table-cell>
          <table:table-cell office:value-type="float" office:value="1.0513035052613058" table:style-name="ce6">
            <text:p>1.051</text:p>
          </table:table-cell>
          <table:table-cell office:value-type="float" office:value="3334.1718900248998" table:style-name="ce5">
            <text:p><text:s/>3,33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334.1718900248998" table:style-name="ce5">
            <text:p><text:s/>3,334<text:s/></text:p>
          </table:table-cell>
          <table:table-cell office:value-type="float" office:value="1.287305960630496" table:style-name="ce6">
            <text:p>1.287</text:p>
          </table:table-cell>
          <table:table-cell office:value-type="float" office:value="4292.0993477956999" table:style-name="ce5">
            <text:p><text:s/>4,292<text:s/></text:p>
          </table:table-cell>
          <table:table-cell office:value-type="float" office:value="1.1835584694417938" table:style-name="ce6">
            <text:p>1.184</text:p>
          </table:table-cell>
          <table:table-cell office:value-type="float" office:value="5079.9505347692002" table:style-name="ce5">
            <text:p><text:s/>5,08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079.9505347692002" table:style-name="ce5">
            <text:p><text:s/>5,080<text:s/></text:p>
          </table:table-cell>
          <table:table-cell office:value-type="float" office:value="1.0840625320540058" table:style-name="ce6">
            <text:p>1.084</text:p>
          </table:table-cell>
          <table:table-cell office:value-type="float" office:value="5506.9840394309995" table:style-name="ce5">
            <text:p><text:s/>5,507<text:s/></text:p>
          </table:table-cell>
          <table:table-cell office:value-type="float" office:value="0.99996954430179952" table:style-name="ce6">
            <text:p>1.000</text:p>
          </table:table-cell>
          <table:table-cell office:value-type="float" office:value="5506.8163203870999" table:style-name="ce5">
            <text:p><text:s/>5,50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506.8163203870999" table:style-name="ce5">
            <text:p><text:s/>5,507<text:s/></text:p>
          </table:table-cell>
          <table:table-cell office:value-type="float" office:value="0.93484688220670864" table:style-name="ce6">
            <text:p>0.935</text:p>
          </table:table-cell>
          <table:table-cell office:value-type="float" office:value="5148.0300679989004" table:style-name="ce5">
            <text:p><text:s/>5,148<text:s/></text:p>
          </table:table-cell>
          <table:table-cell office:value-type="float" office:value="1.1056082162342016" table:style-name="ce6">
            <text:p>1.106</text:p>
          </table:table-cell>
          <table:table-cell office:value-type="float" office:value="5691.7043406002995" table:style-name="ce5">
            <text:p><text:s/>5,6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691.7043406002995" table:style-name="ce5">
            <text:p><text:s/>5,692<text:s/></text:p>
          </table:table-cell>
          <table:table-cell office:value-type="float" office:value="1.095518226657564" table:style-name="ce6">
            <text:p>1.096</text:p>
          </table:table-cell>
          <table:table-cell office:value-type="float" office:value="6235.3658458735999" table:style-name="ce5">
            <text:p><text:s/>6,235<text:s/></text:p>
          </table:table-cell>
          <table:table-cell office:value-type="float" office:value="1.0365140782401681" table:style-name="ce6">
            <text:p>1.037</text:p>
          </table:table-cell>
          <table:table-cell office:value-type="float" office:value="6463.0444822258996" table:style-name="ce5">
            <text:p><text:s/>6,4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463.0444822258996" table:style-name="ce5">
            <text:p><text:s/>6,463<text:s/></text:p>
          </table:table-cell>
          <table:table-cell office:value-type="float" office:value="1.1931445284427595" table:style-name="ce6">
            <text:p>1.193</text:p>
          </table:table-cell>
          <table:table-cell office:value-type="float" office:value="7711.3461610499999" table:style-name="ce5">
            <text:p><text:s/>7,711<text:s/></text:p>
          </table:table-cell>
          <table:table-cell office:value-type="float" office:value="1.1215769029503981" table:style-name="ce6">
            <text:p>1.122</text:p>
          </table:table-cell>
          <table:table-cell office:value-type="float" office:value="8648.8677448889011" table:style-name="ce5">
            <text:p><text:s/>8,64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648.8677448889011" table:style-name="ce5">
            <text:p><text:s/>8,649<text:s/></text:p>
          </table:table-cell>
          <table:table-cell office:value-type="float" office:value="0.87698136431775586" table:style-name="ce6">
            <text:p>0.877</text:p>
          </table:table-cell>
          <table:table-cell office:value-type="float" office:value="7584.8958347164998" table:style-name="ce5">
            <text:p><text:s/>7,585<text:s/></text:p>
          </table:table-cell>
          <table:table-cell office:value-type="float" office:value="1.1056778606199751" table:style-name="ce6">
            <text:p>1.106</text:p>
          </table:table-cell>
          <table:table-cell office:value-type="float" office:value="8386.4513995547004" table:style-name="ce5">
            <text:p><text:s/>8,38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386.4513995547004" table:style-name="ce5">
            <text:p><text:s/>8,386<text:s/></text:p>
          </table:table-cell>
          <table:table-cell office:value-type="float" office:value="1.1760568908991826" table:style-name="ce6">
            <text:p>1.176</text:p>
          </table:table-cell>
          <table:table-cell office:value-type="float" office:value="9862.9439586373992" table:style-name="ce5">
            <text:p><text:s/>9,863<text:s/></text:p>
          </table:table-cell>
          <table:table-cell office:value-type="float" office:value="1.1129097433399044" table:style-name="ce6">
            <text:p>1.113</text:p>
          </table:table-cell>
          <table:table-cell office:value-type="float" office:value="10976.56642958301" table:style-name="ce5">
            <text:p><text:s/>10,97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976.56642958301" table:style-name="ce5">
            <text:p><text:s/>10,977<text:s/></text:p>
          </table:table-cell>
          <table:table-cell office:value-type="float" office:value="1.058695895525968" table:style-name="ce6">
            <text:p>1.059</text:p>
          </table:table-cell>
          <table:table-cell office:value-type="float" office:value="11620.845825967661" table:style-name="ce5">
            <text:p><text:s/>11,621<text:s/></text:p>
          </table:table-cell>
          <table:table-cell office:value-type="float" office:value="1.1810543638173661" table:style-name="ce6">
            <text:p>1.181</text:p>
          </table:table-cell>
          <table:table-cell office:value-type="float" office:value="13724.85067400793" table:style-name="ce5">
            <text:p><text:s/>13,72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3724.85067400793" table:style-name="ce5">
            <text:p><text:s/>13,725<text:s/></text:p>
          </table:table-cell>
          <table:table-cell office:value-type="float" office:value="1.1077876211001094" table:style-name="ce6">
            <text:p>1.108</text:p>
          </table:table-cell>
          <table:table-cell office:value-type="float" office:value="15204.219678113479" table:style-name="ce5">
            <text:p><text:s/>15,204<text:s/></text:p>
          </table:table-cell>
          <table:table-cell office:value-type="float" office:value="1.1341085187802706" table:style-name="ce6">
            <text:p>1.134</text:p>
          </table:table-cell>
          <table:table-cell office:value-type="float" office:value="17243.235058355123" table:style-name="ce5">
            <text:p><text:s/>17,24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7243.235058355123" table:style-name="ce5">
            <text:p><text:s/>17,243<text:s/></text:p>
          </table:table-cell>
          <table:table-cell office:value-type="float" office:value="1.1185614206777204" table:style-name="ce6">
            <text:p>1.119</text:p>
          </table:table-cell>
          <table:table-cell office:value-type="float" office:value="19287.617503953577" table:style-name="ce5">
            <text:p><text:s/>19,288<text:s/></text:p>
          </table:table-cell>
          <table:table-cell office:value-type="float" office:value="1.0045233126887734" table:style-name="ce6">
            <text:p>1.005</text:p>
          </table:table-cell>
          <table:table-cell office:value-type="float" office:value="19374.86142894542" table:style-name="ce5">
            <text:p><text:s/>19,3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374.86142894542" table:style-name="ce5">
            <text:p><text:s/>19,375<text:s/></text:p>
          </table:table-cell>
          <table:table-cell office:value-type="float" office:value="1.0294115302486599" table:style-name="ce6">
            <text:p>1.029</text:p>
          </table:table-cell>
          <table:table-cell office:value-type="float" office:value="19944.705751926442" table:style-name="ce5">
            <text:p><text:s/>19,945<text:s/></text:p>
          </table:table-cell>
          <table:table-cell office:value-type="float" office:value="1.1096221680777565" table:style-name="ce6">
            <text:p>1.110</text:p>
          </table:table-cell>
          <table:table-cell office:value-type="float" office:value="22131.087638125518" table:style-name="ce5">
            <text:p><text:s/>22,13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2131.087638125518" table:style-name="ce5">
            <text:p><text:s/>22,131<text:s/></text:p>
          </table:table-cell>
          <table:table-cell office:value-type="float" office:value="0.90672962040824556" table:style-name="ce6">
            <text:p>0.907</text:p>
          </table:table-cell>
          <table:table-cell office:value-type="float" office:value="20066.912693339167" table:style-name="ce5">
            <text:p><text:s/>20,067<text:s/></text:p>
          </table:table-cell>
          <table:table-cell office:value-type="float" office:value="1.1317165126694542" table:style-name="ce6">
            <text:p>1.132</text:p>
          </table:table-cell>
          <table:table-cell office:value-type="float" office:value="22710.05645334821" table:style-name="ce5">
            <text:p><text:s/>22,71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710.05645334821" table:style-name="ce5">
            <text:p><text:s/>22,710<text:s/></text:p>
          </table:table-cell>
          <table:table-cell office:value-type="float" office:value="0.81493689290824944" table:style-name="ce6">
            <text:p>0.815</text:p>
          </table:table-cell>
          <table:table-cell office:value-type="float" office:value="18507.262843862529" table:style-name="ce5">
            <text:p><text:s/>18,507<text:s/></text:p>
          </table:table-cell>
          <table:table-cell office:value-type="float" office:value="0.87332374682277658" table:style-name="ce6">
            <text:p>0.873</text:p>
          </table:table-cell>
          <table:table-cell office:value-type="float" office:value="16162.832130235978" table:style-name="ce5">
            <text:p><text:s/>16,16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162.832130235978" table:style-name="ce5">
            <text:p><text:s/>16,163<text:s/></text:p>
          </table:table-cell>
          <table:table-cell office:value-type="float" office:value="0.87964541339956015" table:style-name="ce6">
            <text:p>0.880</text:p>
          </table:table-cell>
          <table:table-cell office:value-type="float" office:value="14217.561150909121" table:style-name="ce5">
            <text:p><text:s/>14,218<text:s/></text:p>
          </table:table-cell>
          <table:table-cell office:value-type="float" office:value="1.0233367818276697" table:style-name="ce6">
            <text:p>1.023</text:p>
          </table:table-cell>
          <table:table-cell office:value-type="float" office:value="14549.35327360944" table:style-name="ce5">
            <text:p><text:s/>14,54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549.35327360944" table:style-name="ce5">
            <text:p><text:s/>14,549<text:s/></text:p>
          </table:table-cell>
          <table:table-cell office:value-type="float" office:value="0.97588136520151214" table:style-name="ce6">
            <text:p>0.976</text:p>
          </table:table-cell>
          <table:table-cell office:value-type="float" office:value="14198.442735449071" table:style-name="ce5">
            <text:p><text:s/>14,198<text:s/></text:p>
          </table:table-cell>
          <table:table-cell office:value-type="float" office:value="1.154394067028192" table:style-name="ce6">
            <text:p>1.154</text:p>
          </table:table-cell>
          <table:table-cell office:value-type="float" office:value="16390.598054841939" table:style-name="ce5">
            <text:p><text:s/>16,39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16.2736190359001" table:style-name="ce5">
            <text:p><text:s/>1,61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616.2736190359001" table:style-name="ce5">
            <text:p><text:s/>1,616<text:s/></text:p>
          </table:table-cell>
          <table:table-cell office:value-type="float" office:value="1.1130581912665873" table:style-name="ce6">
            <text:p>1.113</text:p>
          </table:table-cell>
          <table:table-cell office:value-type="float" office:value="1799.0065909960001" table:style-name="ce5">
            <text:p><text:s/>1,799<text:s/></text:p>
          </table:table-cell>
          <table:table-cell office:value-type="float" office:value="1.2024309602538914" table:style-name="ce6">
            <text:p>1.202</text:p>
          </table:table-cell>
          <table:table-cell office:value-type="float" office:value="2163.1812227143996" table:style-name="ce5">
            <text:p><text:s/>2,16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163.1812227143996" table:style-name="ce5">
            <text:p><text:s/>2,163<text:s/></text:p>
          </table:table-cell>
          <table:table-cell office:value-type="float" office:value="1.2659479722647142" table:style-name="ce6">
            <text:p>1.266</text:p>
          </table:table-cell>
          <table:table-cell office:value-type="float" office:value="2738.4748825363999" table:style-name="ce5">
            <text:p><text:s/>2,738<text:s/></text:p>
          </table:table-cell>
          <table:table-cell office:value-type="float" office:value="1.1757199513022387" table:style-name="ce6">
            <text:p>1.176</text:p>
          </table:table-cell>
          <table:table-cell office:value-type="float" office:value="3219.6795555381" table:style-name="ce5">
            <text:p><text:s/>3,22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219.6795555381" table:style-name="ce5">
            <text:p><text:s/>3,220<text:s/></text:p>
          </table:table-cell>
          <table:table-cell office:value-type="float" office:value="1.0993536788735916" table:style-name="ce6">
            <text:p>1.099</text:p>
          </table:table-cell>
          <table:table-cell office:value-type="float" office:value="3539.5665641749001" table:style-name="ce5">
            <text:p><text:s/>3,540<text:s/></text:p>
          </table:table-cell>
          <table:table-cell office:value-type="float" office:value="1.0095718995329865" table:style-name="ce6">
            <text:p>1.010</text:p>
          </table:table-cell>
          <table:table-cell office:value-type="float" office:value="3573.4469397175003" table:style-name="ce5">
            <text:p><text:s/>3,57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573.4469397175003" table:style-name="ce5">
            <text:p><text:s/>3,573<text:s/></text:p>
          </table:table-cell>
          <table:table-cell office:value-type="float" office:value="0.94594482416471226" table:style-name="ce6">
            <text:p>0.946</text:p>
          </table:table-cell>
          <table:table-cell office:value-type="float" office:value="3380.2836370529999" table:style-name="ce5">
            <text:p><text:s/>3,380<text:s/></text:p>
          </table:table-cell>
          <table:table-cell office:value-type="float" office:value="1.108623615781785" table:style-name="ce6">
            <text:p>1.109</text:p>
          </table:table-cell>
          <table:table-cell office:value-type="float" office:value="3747.4622680777002" table:style-name="ce5">
            <text:p><text:s/>3,74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47.4622680777002" table:style-name="ce5">
            <text:p><text:s/>3,747<text:s/></text:p>
          </table:table-cell>
          <table:table-cell office:value-type="float" office:value="1.0805556972615635" table:style-name="ce6">
            <text:p>1.081</text:p>
          </table:table-cell>
          <table:table-cell office:value-type="float" office:value="4049.3417040441" table:style-name="ce5">
            <text:p><text:s/>4,049<text:s/></text:p>
          </table:table-cell>
          <table:table-cell office:value-type="float" office:value="1.0210756514156036" table:style-name="ce6">
            <text:p>1.021</text:p>
          </table:table-cell>
          <table:table-cell office:value-type="float" office:value="4134.6842182611999" table:style-name="ce5">
            <text:p><text:s/>4,1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134.6842182611999" table:style-name="ce5">
            <text:p><text:s/>4,135<text:s/></text:p>
          </table:table-cell>
          <table:table-cell office:value-type="float" office:value="1.2094334043069104" table:style-name="ce6">
            <text:p>1.209</text:p>
          </table:table-cell>
          <table:table-cell office:value-type="float" office:value="5000.6252098257" table:style-name="ce5">
            <text:p><text:s/>5,001<text:s/></text:p>
          </table:table-cell>
          <table:table-cell office:value-type="float" office:value="1.1675612308235765" table:style-name="ce6">
            <text:p>1.168</text:p>
          </table:table-cell>
          <table:table-cell office:value-type="float" office:value="5838.5361248714999" table:style-name="ce5">
            <text:p><text:s/>5,83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838.5361248714999" table:style-name="ce5">
            <text:p><text:s/>5,839<text:s/></text:p>
          </table:table-cell>
          <table:table-cell office:value-type="float" office:value="0.86087588844017338" table:style-name="ce6">
            <text:p>0.861</text:p>
          </table:table-cell>
          <table:table-cell office:value-type="float" office:value="5026.2549736887995" table:style-name="ce5">
            <text:p><text:s/>5,026<text:s/></text:p>
          </table:table-cell>
          <table:table-cell office:value-type="float" office:value="1.0278692372949987" table:style-name="ce6">
            <text:p>1.028</text:p>
          </table:table-cell>
          <table:table-cell office:value-type="float" office:value="5166.3328662557005" table:style-name="ce5">
            <text:p><text:s/>5,16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166.3328662557005" table:style-name="ce5">
            <text:p><text:s/>5,166<text:s/></text:p>
          </table:table-cell>
          <table:table-cell office:value-type="float" office:value="1.1681621401424429" table:style-name="ce6">
            <text:p>1.168</text:p>
          </table:table-cell>
          <table:table-cell office:value-type="float" office:value="6035.1144577334999" table:style-name="ce5">
            <text:p><text:s/>6,035<text:s/></text:p>
          </table:table-cell>
          <table:table-cell office:value-type="float" office:value="1.0475519719185735" table:style-name="ce6">
            <text:p>1.048</text:p>
          </table:table-cell>
          <table:table-cell office:value-type="float" office:value="6322.0960509530205" table:style-name="ce5">
            <text:p><text:s/>6,32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322.0960509530205" table:style-name="ce5">
            <text:p><text:s/>6,322<text:s/></text:p>
          </table:table-cell>
          <table:table-cell office:value-type="float" office:value="1.0500196048338399" table:style-name="ce6">
            <text:p>1.050</text:p>
          </table:table-cell>
          <table:table-cell office:value-type="float" office:value="6638.3247971432693" table:style-name="ce5">
            <text:p><text:s/>6,638<text:s/></text:p>
          </table:table-cell>
          <table:table-cell office:value-type="float" office:value="1.1254764268367288" table:style-name="ce6">
            <text:p>1.125</text:p>
          </table:table-cell>
          <table:table-cell office:value-type="float" office:value="7471.2780728704593" table:style-name="ce5">
            <text:p><text:s/>7,47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471.2780728704593" table:style-name="ce5">
            <text:p><text:s/>7,471<text:s/></text:p>
          </table:table-cell>
          <table:table-cell office:value-type="float" office:value="1.1110567366138264" table:style-name="ce6">
            <text:p>1.111</text:p>
          </table:table-cell>
          <table:table-cell office:value-type="float" office:value="8301.0138339778896" table:style-name="ce5">
            <text:p><text:s/>8,301<text:s/></text:p>
          </table:table-cell>
          <table:table-cell office:value-type="float" office:value="1.1852397025654295" table:style-name="ce6">
            <text:p>1.185</text:p>
          </table:table-cell>
          <table:table-cell office:value-type="float" office:value="9838.6911675754691" table:style-name="ce5">
            <text:p><text:s/>9,83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838.6911675754691" table:style-name="ce5">
            <text:p><text:s/>9,839<text:s/></text:p>
          </table:table-cell>
          <table:table-cell office:value-type="float" office:value="1.1117957559252876" table:style-name="ce6">
            <text:p>1.112</text:p>
          </table:table-cell>
          <table:table-cell office:value-type="float" office:value="10938.61508397002" table:style-name="ce5">
            <text:p><text:s/>10,939<text:s/></text:p>
          </table:table-cell>
          <table:table-cell office:value-type="float" office:value="0.9839417971897354" table:style-name="ce6">
            <text:p>0.984</text:p>
          </table:table-cell>
          <table:table-cell office:value-type="float" office:value="10762.96058448821" table:style-name="ce5">
            <text:p><text:s/>10,76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762.96058448821" table:style-name="ce5">
            <text:p><text:s/>10,763<text:s/></text:p>
          </table:table-cell>
          <table:table-cell office:value-type="float" office:value="1.0246305124376849" table:style-name="ce6">
            <text:p>1.025</text:p>
          </table:table-cell>
          <table:table-cell office:value-type="float" office:value="11028.057819030761" table:style-name="ce5">
            <text:p><text:s/>11,028<text:s/></text:p>
          </table:table-cell>
          <table:table-cell office:value-type="float" office:value="1.1362520683418118" table:style-name="ce6">
            <text:p>1.136</text:p>
          </table:table-cell>
          <table:table-cell office:value-type="float" office:value="12530.653506666789" table:style-name="ce5">
            <text:p><text:s/>12,53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530.653506666789" table:style-name="ce5">
            <text:p><text:s/>12,531<text:s/></text:p>
          </table:table-cell>
          <table:table-cell office:value-type="float" office:value="0.90652788990416577" table:style-name="ce6">
            <text:p>0.907</text:p>
          </table:table-cell>
          <table:table-cell office:value-type="float" office:value="11359.38688251888" table:style-name="ce5">
            <text:p><text:s/>11,359<text:s/></text:p>
          </table:table-cell>
          <table:table-cell office:value-type="float" office:value="1.1128397889156811" table:style-name="ce6">
            <text:p>1.113</text:p>
          </table:table-cell>
          <table:table-cell office:value-type="float" office:value="12641.17770055387" table:style-name="ce5">
            <text:p><text:s/>12,64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641.17770055387" table:style-name="ce5">
            <text:p><text:s/>12,641<text:s/></text:p>
          </table:table-cell>
          <table:table-cell office:value-type="float" office:value="0.81380973391448219" table:style-name="ce6">
            <text:p>0.814</text:p>
          </table:table-cell>
          <table:table-cell office:value-type="float" office:value="10287.51346085343" table:style-name="ce5">
            <text:p><text:s/>10,288<text:s/></text:p>
          </table:table-cell>
          <table:table-cell office:value-type="float" office:value="0.87782138036655266" table:style-name="ce6">
            <text:p>0.878</text:p>
          </table:table-cell>
          <table:table-cell office:value-type="float" office:value="9030.5992667458504" table:style-name="ce5">
            <text:p><text:s/>9,0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030.5992667458504" table:style-name="ce5">
            <text:p><text:s/>9,031<text:s/></text:p>
          </table:table-cell>
          <table:table-cell office:value-type="float" office:value="0.89396523059273414" table:style-name="ce6">
            <text:p>0.894</text:p>
          </table:table-cell>
          <table:table-cell office:value-type="float" office:value="8073.0417558870295" table:style-name="ce5">
            <text:p><text:s/>8,073<text:s/></text:p>
          </table:table-cell>
          <table:table-cell office:value-type="float" office:value="1.0014240745680767" table:style-name="ce6">
            <text:p>1.001</text:p>
          </table:table-cell>
          <table:table-cell office:value-type="float" office:value="8084.5383693386093" table:style-name="ce5">
            <text:p><text:s/>8,0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084.5383693386093" table:style-name="ce5">
            <text:p><text:s/>8,085<text:s/></text:p>
          </table:table-cell>
          <table:table-cell office:value-type="float" office:value="0.99124704544612496" table:style-name="ce6">
            <text:p>0.991</text:p>
          </table:table-cell>
          <table:table-cell office:value-type="float" office:value="8013.7747724027304" table:style-name="ce5">
            <text:p><text:s/>8,014<text:s/></text:p>
          </table:table-cell>
          <table:table-cell office:value-type="float" office:value="1.1662960877335706" table:style-name="ce6">
            <text:p>1.166</text:p>
          </table:table-cell>
          <table:table-cell office:value-type="float" office:value="9346.4341650312908" table:style-name="ce5">
            <text:p><text:s/>9,34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86.2381331907998" table:style-name="ce5">
            <text:p><text:s/>1,28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86.2381331907998" table:style-name="ce5">
            <text:p><text:s/>1,286<text:s/></text:p>
          </table:table-cell>
          <table:table-cell office:value-type="float" office:value="1.0670326208705325" table:style-name="ce6">
            <text:p>1.067</text:p>
          </table:table-cell>
          <table:table-cell office:value-type="float" office:value="1372.4580463222001" table:style-name="ce5">
            <text:p><text:s/>1,372<text:s/></text:p>
          </table:table-cell>
          <table:table-cell office:value-type="float" office:value="0.85320689433707964" table:style-name="ce6">
            <text:p>0.853</text:p>
          </table:table-cell>
          <table:table-cell office:value-type="float" office:value="1170.9906673105002" table:style-name="ce5">
            <text:p><text:s/>1,17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70.9906673105002" table:style-name="ce5">
            <text:p><text:s/>1,171<text:s/></text:p>
          </table:table-cell>
          <table:table-cell office:value-type="float" office:value="1.3267607579039233" table:style-name="ce6">
            <text:p>1.327</text:p>
          </table:table-cell>
          <table:table-cell office:value-type="float" office:value="1553.6244652593002" table:style-name="ce5">
            <text:p><text:s/>1,554<text:s/></text:p>
          </table:table-cell>
          <table:table-cell office:value-type="float" office:value="1.1973749260704523" table:style-name="ce6">
            <text:p>1.197</text:p>
          </table:table-cell>
          <table:table-cell office:value-type="float" office:value="1860.2709792311005" table:style-name="ce5">
            <text:p><text:s/>1,8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60.2709792311005" table:style-name="ce5">
            <text:p><text:s/>1,860<text:s/></text:p>
          </table:table-cell>
          <table:table-cell office:value-type="float" office:value="1.0575972518096721" table:style-name="ce6">
            <text:p>1.058</text:p>
          </table:table-cell>
          <table:table-cell office:value-type="float" office:value="1967.4174752560998" table:style-name="ce5">
            <text:p><text:s/>1,967<text:s/></text:p>
          </table:table-cell>
          <table:table-cell office:value-type="float" office:value="0.98269401638710785" table:style-name="ce6">
            <text:p>0.983</text:p>
          </table:table-cell>
          <table:table-cell office:value-type="float" office:value="1933.3693806696001" table:style-name="ce5">
            <text:p><text:s/>1,93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33.3693806696001" table:style-name="ce5">
            <text:p><text:s/>1,933<text:s/></text:p>
          </table:table-cell>
          <table:table-cell office:value-type="float" office:value="0.91433455428660093" table:style-name="ce6">
            <text:p>0.914</text:p>
          </table:table-cell>
          <table:table-cell office:value-type="float" office:value="1767.7464309459003" table:style-name="ce5">
            <text:p><text:s/>1,768<text:s/></text:p>
          </table:table-cell>
          <table:table-cell office:value-type="float" office:value="1.0998421710755533" table:style-name="ce6">
            <text:p>1.100</text:p>
          </table:table-cell>
          <table:table-cell office:value-type="float" office:value="1944.2420725225998" table:style-name="ce5">
            <text:p><text:s/>1,94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44.2420725225998" table:style-name="ce5">
            <text:p><text:s/>1,944<text:s/></text:p>
          </table:table-cell>
          <table:table-cell office:value-type="float" office:value="1.1243580070218289" table:style-name="ce6">
            <text:p>1.124</text:p>
          </table:table-cell>
          <table:table-cell office:value-type="float" office:value="2186.0241418295004" table:style-name="ce5">
            <text:p><text:s/>2,186<text:s/></text:p>
          </table:table-cell>
          <table:table-cell office:value-type="float" office:value="1.0651118710958414" table:style-name="ce6">
            <text:p>1.065</text:p>
          </table:table-cell>
          <table:table-cell office:value-type="float" office:value="2328.3602639646997" table:style-name="ce5">
            <text:p><text:s/>2,32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28.3602639646997" table:style-name="ce5">
            <text:p><text:s/>2,328<text:s/></text:p>
          </table:table-cell>
          <table:table-cell office:value-type="float" office:value="1.1642188681782957" table:style-name="ce6">
            <text:p>1.164</text:p>
          </table:table-cell>
          <table:table-cell office:value-type="float" office:value="2710.7209512243003" table:style-name="ce5">
            <text:p><text:s/>2,711<text:s/></text:p>
          </table:table-cell>
          <table:table-cell office:value-type="float" office:value="1.0367469284317559" table:style-name="ce6">
            <text:p>1.037</text:p>
          </table:table-cell>
          <table:table-cell office:value-type="float" office:value="2810.3316200174008" table:style-name="ce5">
            <text:p><text:s/>2,8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10.3316200174008" table:style-name="ce5">
            <text:p><text:s/>2,810<text:s/></text:p>
          </table:table-cell>
          <table:table-cell office:value-type="float" office:value="0.91044090412784029" table:style-name="ce6">
            <text:p>0.910</text:p>
          </table:table-cell>
          <table:table-cell office:value-type="float" office:value="2558.6408610277003" table:style-name="ce5">
            <text:p><text:s/>2,559<text:s/></text:p>
          </table:table-cell>
          <table:table-cell office:value-type="float" office:value="1.2585269712317544" table:style-name="ce6">
            <text:p>1.259</text:p>
          </table:table-cell>
          <table:table-cell office:value-type="float" office:value="3220.1185332989999" table:style-name="ce5">
            <text:p><text:s/>3,2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20.1185332989999" table:style-name="ce5">
            <text:p><text:s/>3,220<text:s/></text:p>
          </table:table-cell>
          <table:table-cell office:value-type="float" office:value="1.1887231669643858" table:style-name="ce6">
            <text:p>1.189</text:p>
          </table:table-cell>
          <table:table-cell office:value-type="float" office:value="3827.8295009039002" table:style-name="ce5">
            <text:p><text:s/>3,828<text:s/></text:p>
          </table:table-cell>
          <table:table-cell office:value-type="float" office:value="1.2159555114800404" table:style-name="ce6">
            <text:p>1.216</text:p>
          </table:table-cell>
          <table:table-cell office:value-type="float" office:value="4654.4703786299897" table:style-name="ce5">
            <text:p><text:s/>4,65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654.4703786299897" table:style-name="ce5">
            <text:p><text:s/>4,654<text:s/></text:p>
          </table:table-cell>
          <table:table-cell office:value-type="float" office:value="1.070480768703691" table:style-name="ce6">
            <text:p>1.070</text:p>
          </table:table-cell>
          <table:table-cell office:value-type="float" office:value="4982.5210288243916" table:style-name="ce5">
            <text:p><text:s/>4,983<text:s/></text:p>
          </table:table-cell>
          <table:table-cell office:value-type="float" office:value="1.2551020989093506" table:style-name="ce6">
            <text:p>1.255</text:p>
          </table:table-cell>
          <table:table-cell office:value-type="float" office:value="6253.5726011374709" table:style-name="ce5">
            <text:p><text:s/>6,25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253.5726011374709" table:style-name="ce5">
            <text:p><text:s/>6,254<text:s/></text:p>
          </table:table-cell>
          <table:table-cell office:value-type="float" office:value="1.1038819382827594" table:style-name="ce6">
            <text:p>1.104</text:p>
          </table:table-cell>
          <table:table-cell office:value-type="float" office:value="6903.2058441355894" table:style-name="ce5">
            <text:p><text:s/>6,903<text:s/></text:p>
          </table:table-cell>
          <table:table-cell office:value-type="float" office:value="1.0726239457381903" table:style-name="ce6">
            <text:p>1.073</text:p>
          </table:table-cell>
          <table:table-cell office:value-type="float" office:value="7404.5438907796515" table:style-name="ce5">
            <text:p><text:s/>7,40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404.5438907796515" table:style-name="ce5">
            <text:p><text:s/>7,405<text:s/></text:p>
          </table:table-cell>
          <table:table-cell office:value-type="float" office:value="1.1275512095187894" table:style-name="ce6">
            <text:p>1.128</text:p>
          </table:table-cell>
          <table:table-cell office:value-type="float" office:value="8349.0024199835589" table:style-name="ce5">
            <text:p><text:s/>8,349<text:s/></text:p>
          </table:table-cell>
          <table:table-cell office:value-type="float" office:value="1.0314886032185588" table:style-name="ce6">
            <text:p>1.031</text:p>
          </table:table-cell>
          <table:table-cell office:value-type="float" office:value="8611.9008444572082" table:style-name="ce5">
            <text:p><text:s/>8,6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611.9008444572082" table:style-name="ce5">
            <text:p><text:s/>8,612<text:s/></text:p>
          </table:table-cell>
          <table:table-cell office:value-type="float" office:value="1.0353867391116811" table:style-name="ce6">
            <text:p>1.035</text:p>
          </table:table-cell>
          <table:table-cell office:value-type="float" office:value="8916.6479328956812" table:style-name="ce5">
            <text:p><text:s/>8,917<text:s/></text:p>
          </table:table-cell>
          <table:table-cell office:value-type="float" office:value="1.0766864637595921" table:style-name="ce6">
            <text:p>1.077</text:p>
          </table:table-cell>
          <table:table-cell office:value-type="float" office:value="9600.4341314587291" table:style-name="ce5">
            <text:p><text:s/>9,60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600.4341314587291" table:style-name="ce5">
            <text:p><text:s/>9,600<text:s/></text:p>
          </table:table-cell>
          <table:table-cell office:value-type="float" office:value="0.90699292256872466" table:style-name="ce6">
            <text:p>0.907</text:p>
          </table:table-cell>
          <table:table-cell office:value-type="float" office:value="8707.525810820287" table:style-name="ce5">
            <text:p><text:s/>8,708<text:s/></text:p>
          </table:table-cell>
          <table:table-cell office:value-type="float" office:value="1.1563421081430945" table:style-name="ce6">
            <text:p>1.156</text:p>
          </table:table-cell>
          <table:table-cell office:value-type="float" office:value="10068.87875279434" table:style-name="ce5">
            <text:p><text:s/>10,0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068.87875279434" table:style-name="ce5">
            <text:p><text:s/>10,069<text:s/></text:p>
          </table:table-cell>
          <table:table-cell office:value-type="float" office:value="0.81635200748920878" table:style-name="ce6">
            <text:p>0.816</text:p>
          </table:table-cell>
          <table:table-cell office:value-type="float" office:value="8219.7493830091007" table:style-name="ce5">
            <text:p><text:s/>8,220<text:s/></text:p>
          </table:table-cell>
          <table:table-cell office:value-type="float" office:value="0.86769468643813441" table:style-name="ce6">
            <text:p>0.868</text:p>
          </table:table-cell>
          <table:table-cell office:value-type="float" office:value="7132.2328634901296" table:style-name="ce5">
            <text:p><text:s/>7,13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132.2328634901296" table:style-name="ce5">
            <text:p><text:s/>7,132<text:s/></text:p>
          </table:table-cell>
          <table:table-cell office:value-type="float" office:value="0.86151413065547255" table:style-name="ce6">
            <text:p>0.862</text:p>
          </table:table-cell>
          <table:table-cell office:value-type="float" office:value="6144.519395022091" table:style-name="ce5">
            <text:p><text:s/>6,145<text:s/></text:p>
          </table:table-cell>
          <table:table-cell office:value-type="float" office:value="1.0521270238821645" table:style-name="ce6">
            <text:p>1.052</text:p>
          </table:table-cell>
          <table:table-cell office:value-type="float" office:value="6464.8149042708301" table:style-name="ce5">
            <text:p><text:s/>6,46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464.8149042708301" table:style-name="ce5">
            <text:p><text:s/>6,465<text:s/></text:p>
          </table:table-cell>
          <table:table-cell office:value-type="float" office:value="0.95666589912119249" table:style-name="ce6">
            <text:p>0.957</text:p>
          </table:table-cell>
          <table:table-cell office:value-type="float" office:value="6184.6679630463395" table:style-name="ce5">
            <text:p><text:s/>6,185<text:s/></text:p>
          </table:table-cell>
          <table:table-cell office:value-type="float" office:value="1.138972040520176" table:style-name="ce6">
            <text:p>1.139</text:p>
          </table:table-cell>
          <table:table-cell office:value-type="float" office:value="7044.1638898106503" table:style-name="ce5">
            <text:p><text:s/>7,04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6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27.8198436104003" table:style-name="ce5">
            <text:p><text:s/>3,12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127.8198436104003" table:style-name="ce5">
            <text:p><text:s/>3,128<text:s/></text:p>
          </table:table-cell>
          <table:table-cell office:value-type="float" office:value="1.0859977268993899" table:style-name="ce6">
            <text:p>1.086</text:p>
          </table:table-cell>
          <table:table-cell office:value-type="float" office:value="3396.8052403116999" table:style-name="ce5">
            <text:p><text:s/>3,397<text:s/></text:p>
          </table:table-cell>
          <table:table-cell office:value-type="float" office:value="1.2175708226496915" table:style-name="ce6">
            <text:p>1.218</text:p>
          </table:table-cell>
          <table:table-cell office:value-type="float" office:value="4135.8509508271" table:style-name="ce5">
            <text:p><text:s/>4,13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135.8509508271" table:style-name="ce5">
            <text:p><text:s/>4,136<text:s/></text:p>
          </table:table-cell>
          <table:table-cell office:value-type="float" office:value="1.0997557423713715" table:style-name="ce6">
            <text:p>1.100</text:p>
          </table:table-cell>
          <table:table-cell office:value-type="float" office:value="4548.4258327642001" table:style-name="ce5">
            <text:p><text:s/>4,548<text:s/></text:p>
          </table:table-cell>
          <table:table-cell office:value-type="float" office:value="1.2638677573178139" table:style-name="ce6">
            <text:p>1.264</text:p>
          </table:table-cell>
          <table:table-cell office:value-type="float" office:value="5748.6087565820999" table:style-name="ce5">
            <text:p><text:s/>5,74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748.6087565820999" table:style-name="ce5">
            <text:p><text:s/>5,749<text:s/></text:p>
          </table:table-cell>
          <table:table-cell office:value-type="float" office:value="1.0519541063815541" table:style-name="ce6">
            <text:p>1.052</text:p>
          </table:table-cell>
          <table:table-cell office:value-type="float" office:value="6047.2725874674998" table:style-name="ce5">
            <text:p><text:s/>6,047<text:s/></text:p>
          </table:table-cell>
          <table:table-cell office:value-type="float" office:value="1.0063735678440686" table:style-name="ce6">
            <text:p>1.006</text:p>
          </table:table-cell>
          <table:table-cell office:value-type="float" office:value="6085.8152895753001" table:style-name="ce5">
            <text:p><text:s/>6,08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085.8152895753001" table:style-name="ce5">
            <text:p><text:s/>6,086<text:s/></text:p>
          </table:table-cell>
          <table:table-cell office:value-type="float" office:value="1.0879540720547327" table:style-name="ce6">
            <text:p>1.088</text:p>
          </table:table-cell>
          <table:table-cell office:value-type="float" office:value="6621.0875260663997" table:style-name="ce5">
            <text:p><text:s/>6,621<text:s/></text:p>
          </table:table-cell>
          <table:table-cell office:value-type="float" office:value="1.0741037632710912" table:style-name="ce6">
            <text:p>1.074</text:p>
          </table:table-cell>
          <table:table-cell office:value-type="float" office:value="7111.7350286951996" table:style-name="ce5">
            <text:p><text:s/>7,11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111.7350286951996" table:style-name="ce5">
            <text:p><text:s/>7,112<text:s/></text:p>
          </table:table-cell>
          <table:table-cell office:value-type="float" office:value="1.0489973471537131" table:style-name="ce6">
            <text:p>1.049</text:p>
          </table:table-cell>
          <table:table-cell office:value-type="float" office:value="7460.1911787613999" table:style-name="ce5">
            <text:p><text:s/>7,460<text:s/></text:p>
          </table:table-cell>
          <table:table-cell office:value-type="float" office:value="1.0894804390368091" table:style-name="ce6">
            <text:p>1.089</text:p>
          </table:table-cell>
          <table:table-cell office:value-type="float" office:value="8127.7323607355002" table:style-name="ce5">
            <text:p><text:s/>8,12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127.7323607355002" table:style-name="ce5">
            <text:p><text:s/>8,128<text:s/></text:p>
          </table:table-cell>
          <table:table-cell office:value-type="float" office:value="1.0268385816315266" table:style-name="ce6">
            <text:p>1.027</text:p>
          </table:table-cell>
          <table:table-cell office:value-type="float" office:value="8345.8691691783006" table:style-name="ce5">
            <text:p><text:s/>8,346<text:s/></text:p>
          </table:table-cell>
          <table:table-cell office:value-type="float" office:value="1.1486890798487293" table:style-name="ce6">
            <text:p>1.149</text:p>
          </table:table-cell>
          <table:table-cell office:value-type="float" office:value="9586.8087764813008" table:style-name="ce5">
            <text:p><text:s/>9,58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586.8087764813008" table:style-name="ce5">
            <text:p><text:s/>9,587<text:s/></text:p>
          </table:table-cell>
          <table:table-cell office:value-type="float" office:value="0.97977435986260808" table:style-name="ce6">
            <text:p>0.980</text:p>
          </table:table-cell>
          <table:table-cell office:value-type="float" office:value="9392.9094321022003" table:style-name="ce5">
            <text:p><text:s/>9,393<text:s/></text:p>
          </table:table-cell>
          <table:table-cell office:value-type="float" office:value="1.194011154923587" table:style-name="ce6">
            <text:p>1.194</text:p>
          </table:table-cell>
          <table:table-cell office:value-type="float" office:value="11215.238639117" table:style-name="ce5">
            <text:p><text:s/>11,21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215.238639117" table:style-name="ce5">
            <text:p><text:s/>11,215<text:s/></text:p>
          </table:table-cell>
          <table:table-cell office:value-type="float" office:value="1.1262130094491192" table:style-name="ce6">
            <text:p>1.126</text:p>
          </table:table-cell>
          <table:table-cell office:value-type="float" office:value="12630.74765945" table:style-name="ce5">
            <text:p><text:s/>12,631<text:s/></text:p>
          </table:table-cell>
          <table:table-cell office:value-type="float" office:value="0.97091568573378439" table:style-name="ce6">
            <text:p>0.971</text:p>
          </table:table-cell>
          <table:table-cell office:value-type="float" office:value="12263.391025105289" table:style-name="ce5">
            <text:p><text:s/>12,2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263.391025105289" table:style-name="ce5">
            <text:p><text:s/>12,263<text:s/></text:p>
          </table:table-cell>
          <table:table-cell office:value-type="float" office:value="1.026712373037848" table:style-name="ce6">
            <text:p>1.027</text:p>
          </table:table-cell>
          <table:table-cell office:value-type="float" office:value="12590.9753008769" table:style-name="ce5">
            <text:p><text:s/>12,591<text:s/></text:p>
          </table:table-cell>
          <table:table-cell office:value-type="float" office:value="1.1011635098893491" table:style-name="ce6">
            <text:p>1.101</text:p>
          </table:table-cell>
          <table:table-cell office:value-type="float" office:value="13864.72255524371" table:style-name="ce5">
            <text:p><text:s/>13,86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3864.72255524371" table:style-name="ce5">
            <text:p><text:s/>13,865<text:s/></text:p>
          </table:table-cell>
          <table:table-cell office:value-type="float" office:value="1.0638043159210502" table:style-name="ce6">
            <text:p>1.064</text:p>
          </table:table-cell>
          <table:table-cell office:value-type="float" office:value="14749.35169331619" table:style-name="ce5">
            <text:p><text:s/>14,749<text:s/></text:p>
          </table:table-cell>
          <table:table-cell office:value-type="float" office:value="1.1815867937999527" table:style-name="ce6">
            <text:p>1.182</text:p>
          </table:table-cell>
          <table:table-cell office:value-type="float" office:value="17427.639177933379" table:style-name="ce5">
            <text:p><text:s/>17,42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7427.639177933379" table:style-name="ce5">
            <text:p><text:s/>17,428<text:s/></text:p>
          </table:table-cell>
          <table:table-cell office:value-type="float" office:value="1.0236785692671166" table:style-name="ce6">
            <text:p>1.024</text:p>
          </table:table-cell>
          <table:table-cell office:value-type="float" office:value="17840.300739370392" table:style-name="ce5">
            <text:p><text:s/>17,840<text:s/></text:p>
          </table:table-cell>
          <table:table-cell office:value-type="float" office:value="1.0271511216455957" table:style-name="ce6">
            <text:p>1.027</text:p>
          </table:table-cell>
          <table:table-cell office:value-type="float" office:value="18324.684914939047" table:style-name="ce5">
            <text:p><text:s/>18,32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324.684914939047" table:style-name="ce5">
            <text:p><text:s/>18,325<text:s/></text:p>
          </table:table-cell>
          <table:table-cell office:value-type="float" office:value="1.0547559741716803" table:style-name="ce6">
            <text:p>1.055</text:p>
          </table:table-cell>
          <table:table-cell office:value-type="float" office:value="19328.070888845632" table:style-name="ce5">
            <text:p><text:s/>19,328<text:s/></text:p>
          </table:table-cell>
          <table:table-cell office:value-type="float" office:value="1.1100432742264441" table:style-name="ce6">
            <text:p>1.110</text:p>
          </table:table-cell>
          <table:table-cell office:value-type="float" office:value="21454.99509393502" table:style-name="ce5">
            <text:p><text:s/>21,45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1454.99509393502" table:style-name="ce5">
            <text:p><text:s/>21,455<text:s/></text:p>
          </table:table-cell>
          <table:table-cell office:value-type="float" office:value="0.93098472776484542" table:style-name="ce6">
            <text:p>0.931</text:p>
          </table:table-cell>
          <table:table-cell office:value-type="float" office:value="19974.272766723192" table:style-name="ce5">
            <text:p><text:s/>19,974<text:s/></text:p>
          </table:table-cell>
          <table:table-cell office:value-type="float" office:value="1.0763583140983126" table:style-name="ce6">
            <text:p>1.076</text:p>
          </table:table-cell>
          <table:table-cell office:value-type="float" office:value="21499.474560530009" table:style-name="ce5">
            <text:p><text:s/>21,49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499.474560530009" table:style-name="ce5">
            <text:p><text:s/>21,499<text:s/></text:p>
          </table:table-cell>
          <table:table-cell office:value-type="float" office:value="0.87256659407039339" table:style-name="ce6">
            <text:p>0.873</text:p>
          </table:table-cell>
          <table:table-cell office:value-type="float" office:value="18759.723291584738" table:style-name="ce5">
            <text:p><text:s/>18,760<text:s/></text:p>
          </table:table-cell>
          <table:table-cell office:value-type="float" office:value="1.2133813150093611" table:style-name="ce6">
            <text:p>1.213</text:p>
          </table:table-cell>
          <table:table-cell office:value-type="float" office:value="22762.697716754828" table:style-name="ce5">
            <text:p><text:s/>22,76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762.697716754828" table:style-name="ce5">
            <text:p><text:s/>22,763<text:s/></text:p>
          </table:table-cell>
          <table:table-cell office:value-type="float" office:value="1.0299092635973304" table:style-name="ce6">
            <text:p>1.030</text:p>
          </table:table-cell>
          <table:table-cell office:value-type="float" office:value="23443.513242951598" table:style-name="ce5">
            <text:p><text:s/>23,444<text:s/></text:p>
          </table:table-cell>
          <table:table-cell office:value-type="float" office:value="0.96002592648430873" table:style-name="ce6">
            <text:p>0.960</text:p>
          </table:table-cell>
          <table:table-cell office:value-type="float" office:value="22506.380521111772" table:style-name="ce5">
            <text:p><text:s/>22,50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506.380521111772" table:style-name="ce5">
            <text:p><text:s/>22,506<text:s/></text:p>
          </table:table-cell>
          <table:table-cell office:value-type="float" office:value="1.067392720628723" table:style-name="ce6">
            <text:p>1.067</text:p>
          </table:table-cell>
          <table:table-cell office:value-type="float" office:value="24023.146735934792" table:style-name="ce5">
            <text:p><text:s/>24,023<text:s/></text:p>
          </table:table-cell>
          <table:table-cell office:value-type="float" office:value="1.0113755007420073" table:style-name="ce6">
            <text:p>1.011</text:p>
          </table:table-cell>
          <table:table-cell office:value-type="float" office:value="24296.42205945477" table:style-name="ce5">
            <text:p><text:s/>24,29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32.0104014233" table:style-name="ce5">
            <text:p><text:s/>1,33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32.0104014233" table:style-name="ce5">
            <text:p><text:s/>1,332<text:s/></text:p>
          </table:table-cell>
          <table:table-cell office:value-type="float" office:value="1.0846384489711447" table:style-name="ce6">
            <text:p>1.085</text:p>
          </table:table-cell>
          <table:table-cell office:value-type="float" office:value="1444.7496958132001" table:style-name="ce5">
            <text:p><text:s/>1,445<text:s/></text:p>
          </table:table-cell>
          <table:table-cell office:value-type="float" office:value="0.98288771765362137" table:style-name="ce6">
            <text:p>0.983</text:p>
          </table:table-cell>
          <table:table-cell office:value-type="float" office:value="1420.0267310985998" table:style-name="ce5">
            <text:p><text:s/>1,42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420.0267310985998" table:style-name="ce5">
            <text:p><text:s/>1,420<text:s/></text:p>
          </table:table-cell>
          <table:table-cell office:value-type="float" office:value="1.0753003766403575" table:style-name="ce6">
            <text:p>1.075</text:p>
          </table:table-cell>
          <table:table-cell office:value-type="float" office:value="1526.9552787897001" table:style-name="ce5">
            <text:p><text:s/>1,527<text:s/></text:p>
          </table:table-cell>
          <table:table-cell office:value-type="float" office:value="1.1747762841963727" table:style-name="ce6">
            <text:p>1.175</text:p>
          </table:table-cell>
          <table:table-cell office:value-type="float" office:value="1793.8308485506" table:style-name="ce5">
            <text:p><text:s/>1,79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93.8308485506" table:style-name="ce5">
            <text:p><text:s/>1,794<text:s/></text:p>
          </table:table-cell>
          <table:table-cell office:value-type="float" office:value="1.0744283406755306" table:style-name="ce6">
            <text:p>1.074</text:p>
          </table:table-cell>
          <table:table-cell office:value-type="float" office:value="1927.3427020608001" table:style-name="ce5">
            <text:p><text:s/>1,927<text:s/></text:p>
          </table:table-cell>
          <table:table-cell office:value-type="float" office:value="1.0260142608775749" table:style-name="ce6">
            <text:p>1.026</text:p>
          </table:table-cell>
          <table:table-cell office:value-type="float" office:value="1977.4810979126999" table:style-name="ce5">
            <text:p><text:s/>1,97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977.4810979126999" table:style-name="ce5">
            <text:p><text:s/>1,977<text:s/></text:p>
          </table:table-cell>
          <table:table-cell office:value-type="float" office:value="1.1026380411528265" table:style-name="ce6">
            <text:p>1.103</text:p>
          </table:table-cell>
          <table:table-cell office:value-type="float" office:value="2180.4458842192003" table:style-name="ce5">
            <text:p><text:s/>2,180<text:s/></text:p>
          </table:table-cell>
          <table:table-cell office:value-type="float" office:value="0.95750848231380092" table:style-name="ce6">
            <text:p>0.958</text:p>
          </table:table-cell>
          <table:table-cell office:value-type="float" office:value="2087.7954293661001" table:style-name="ce5">
            <text:p><text:s/>2,08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87.7954293661001" table:style-name="ce5">
            <text:p><text:s/>2,088<text:s/></text:p>
          </table:table-cell>
          <table:table-cell office:value-type="float" office:value="1.0534517550468454" table:style-name="ce6">
            <text:p>1.053</text:p>
          </table:table-cell>
          <table:table-cell office:value-type="float" office:value="2199.3917592445" table:style-name="ce5">
            <text:p><text:s/>2,199<text:s/></text:p>
          </table:table-cell>
          <table:table-cell office:value-type="float" office:value="0.94292988187028737" table:style-name="ce6">
            <text:p>0.943</text:p>
          </table:table-cell>
          <table:table-cell office:value-type="float" office:value="2073.8722117308998" table:style-name="ce5">
            <text:p><text:s/>2,07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73.8722117308998" table:style-name="ce5">
            <text:p><text:s/>2,074<text:s/></text:p>
          </table:table-cell>
          <table:table-cell office:value-type="float" office:value="1.0183261415521736" table:style-name="ce6">
            <text:p>1.018</text:p>
          </table:table-cell>
          <table:table-cell office:value-type="float" office:value="2111.8782874441999" table:style-name="ce5">
            <text:p><text:s/>2,112<text:s/></text:p>
          </table:table-cell>
          <table:table-cell office:value-type="float" office:value="1.2318652448703857" table:style-name="ce6">
            <text:p>1.232</text:p>
          </table:table-cell>
          <table:table-cell office:value-type="float" office:value="2601.5494636989001" table:style-name="ce5">
            <text:p><text:s/>2,60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01.5494636989001" table:style-name="ce5">
            <text:p><text:s/>2,602<text:s/></text:p>
          </table:table-cell>
          <table:table-cell office:value-type="float" office:value="1.005729476260969" table:style-name="ce6">
            <text:p>1.006</text:p>
          </table:table-cell>
          <table:table-cell office:value-type="float" office:value="2616.4549795928997" table:style-name="ce5">
            <text:p><text:s/>2,616<text:s/></text:p>
          </table:table-cell>
          <table:table-cell office:value-type="float" office:value="1.2059836154040211" table:style-name="ce6">
            <text:p>1.206</text:p>
          </table:table-cell>
          <table:table-cell office:value-type="float" office:value="3155.4018358312996" table:style-name="ce5">
            <text:p><text:s/>3,15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55.4018358312996" table:style-name="ce5">
            <text:p><text:s/>3,155<text:s/></text:p>
          </table:table-cell>
          <table:table-cell office:value-type="float" office:value="1.1141199170452827" table:style-name="ce6">
            <text:p>1.114</text:p>
          </table:table-cell>
          <table:table-cell office:value-type="float" office:value="3515.4960315809003" table:style-name="ce5">
            <text:p><text:s/>3,515<text:s/></text:p>
          </table:table-cell>
          <table:table-cell office:value-type="float" office:value="1.0817647917487871" table:style-name="ce6">
            <text:p>1.082</text:p>
          </table:table-cell>
          <table:table-cell office:value-type="float" office:value="3802.9398324968001" table:style-name="ce5">
            <text:p><text:s/>3,80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802.9398324968001" table:style-name="ce5">
            <text:p><text:s/>3,803<text:s/></text:p>
          </table:table-cell>
          <table:table-cell office:value-type="float" office:value="1.0532671823155515" table:style-name="ce6">
            <text:p>1.053</text:p>
          </table:table-cell>
          <table:table-cell office:value-type="float" office:value="4005.5117218894802" table:style-name="ce5">
            <text:p><text:s/>4,006<text:s/></text:p>
          </table:table-cell>
          <table:table-cell office:value-type="float" office:value="1.1277304535118913" table:style-name="ce6">
            <text:p>1.128</text:p>
          </table:table-cell>
          <table:table-cell office:value-type="float" office:value="4517.1375506736204" table:style-name="ce5">
            <text:p><text:s/>4,51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517.1375506736204" table:style-name="ce5">
            <text:p><text:s/>4,517<text:s/></text:p>
          </table:table-cell>
          <table:table-cell office:value-type="float" office:value="1.0828858479562962" table:style-name="ce6">
            <text:p>1.083</text:p>
          </table:table-cell>
          <table:table-cell office:value-type="float" office:value="4891.54432689643" table:style-name="ce5">
            <text:p><text:s/>4,892<text:s/></text:p>
          </table:table-cell>
          <table:table-cell office:value-type="float" office:value="1.1771376773419202" table:style-name="ce6">
            <text:p>1.177</text:p>
          </table:table-cell>
          <table:table-cell office:value-type="float" office:value="5758.0211275779102" table:style-name="ce5">
            <text:p><text:s/>5,75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758.0211275779102" table:style-name="ce5">
            <text:p><text:s/>5,758<text:s/></text:p>
          </table:table-cell>
          <table:table-cell office:value-type="float" office:value="1.0287776977308454" table:style-name="ce6">
            <text:p>1.029</text:p>
          </table:table-cell>
          <table:table-cell office:value-type="float" office:value="5923.7237191151698" table:style-name="ce5">
            <text:p><text:s/>5,924<text:s/></text:p>
          </table:table-cell>
          <table:table-cell office:value-type="float" office:value="1.021958144458589" table:style-name="ce6">
            <text:p>1.022</text:p>
          </table:table-cell>
          <table:table-cell office:value-type="float" office:value="6053.79770027227" table:style-name="ce5">
            <text:p><text:s/>6,0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053.79770027227" table:style-name="ce5">
            <text:p><text:s/>6,054<text:s/></text:p>
          </table:table-cell>
          <table:table-cell office:value-type="float" office:value="1.0672320303485139" table:style-name="ce6">
            <text:p>1.067</text:p>
          </table:table-cell>
          <table:table-cell office:value-type="float" office:value="6460.80681098074" table:style-name="ce5">
            <text:p><text:s/>6,461<text:s/></text:p>
          </table:table-cell>
          <table:table-cell office:value-type="float" office:value="1.1088232069890314" table:style-name="ce6">
            <text:p>1.109</text:p>
          </table:table-cell>
          <table:table-cell office:value-type="float" office:value="7163.8925278882398" table:style-name="ce5">
            <text:p><text:s/>7,16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163.8925278882398" table:style-name="ce5">
            <text:p><text:s/>7,164<text:s/></text:p>
          </table:table-cell>
          <table:table-cell office:value-type="float" office:value="0.93264307579829908" table:style-name="ce6">
            <text:p>0.933</text:p>
          </table:table-cell>
          <table:table-cell office:value-type="float" office:value="6681.3547618981402" table:style-name="ce5">
            <text:p><text:s/>6,681<text:s/></text:p>
          </table:table-cell>
          <table:table-cell office:value-type="float" office:value="1.1091186686433558" table:style-name="ce6">
            <text:p>1.109</text:p>
          </table:table-cell>
          <table:table-cell office:value-type="float" office:value="7410.4152982504102" table:style-name="ce5">
            <text:p><text:s/>7,41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410.4152982504102" table:style-name="ce5">
            <text:p><text:s/>7,410<text:s/></text:p>
          </table:table-cell>
          <table:table-cell office:value-type="float" office:value="0.87895144298907446" table:style-name="ce6">
            <text:p>0.879</text:p>
          </table:table-cell>
          <table:table-cell office:value-type="float" office:value="6513.3952195455104" table:style-name="ce5">
            <text:p><text:s/>6,513<text:s/></text:p>
          </table:table-cell>
          <table:table-cell office:value-type="float" office:value="1.3037305969566564" table:style-name="ce6">
            <text:p>1.304</text:p>
          </table:table-cell>
          <table:table-cell office:value-type="float" office:value="8491.7126377926998" table:style-name="ce5">
            <text:p><text:s/>8,49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491.7126377926998" table:style-name="ce5">
            <text:p><text:s/>8,492<text:s/></text:p>
          </table:table-cell>
          <table:table-cell office:value-type="float" office:value="1.030475781369288" table:style-name="ce6">
            <text:p>1.030</text:p>
          </table:table-cell>
          <table:table-cell office:value-type="float" office:value="8750.5042155928895" table:style-name="ce5">
            <text:p><text:s/>8,751<text:s/></text:p>
          </table:table-cell>
          <table:table-cell office:value-type="float" office:value="0.91484785763483301" table:style-name="ce6">
            <text:p>0.915</text:p>
          </table:table-cell>
          <table:table-cell office:value-type="float" office:value="8005.3800348597297" table:style-name="ce5">
            <text:p><text:s/>8,00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005.3800348597297" table:style-name="ce5">
            <text:p><text:s/>8,005<text:s/></text:p>
          </table:table-cell>
          <table:table-cell office:value-type="float" office:value="1.0680063842288519" table:style-name="ce6">
            <text:p>1.068</text:p>
          </table:table-cell>
          <table:table-cell office:value-type="float" office:value="8549.7969854083804" table:style-name="ce5">
            <text:p><text:s/>8,550<text:s/></text:p>
          </table:table-cell>
          <table:table-cell office:value-type="float" office:value="1.0482172900279783" table:style-name="ce6">
            <text:p>1.048</text:p>
          </table:table-cell>
          <table:table-cell office:value-type="float" office:value="8962.04502633415" table:style-name="ce5">
            <text:p><text:s/>8,96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95.8094421871001" table:style-name="ce5">
            <text:p><text:s/>1,79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95.8094421871001" table:style-name="ce5">
            <text:p><text:s/>1,796<text:s/></text:p>
          </table:table-cell>
          <table:table-cell office:value-type="float" office:value="1.0870059476472675" table:style-name="ce6">
            <text:p>1.087</text:p>
          </table:table-cell>
          <table:table-cell office:value-type="float" office:value="1952.0555444984998" table:style-name="ce5">
            <text:p><text:s/>1,952<text:s/></text:p>
          </table:table-cell>
          <table:table-cell office:value-type="float" office:value="1.3912638026015898" table:style-name="ce6">
            <text:p>1.391</text:p>
          </table:table-cell>
          <table:table-cell office:value-type="float" office:value="2715.8242197284999" table:style-name="ce5">
            <text:p><text:s/>2,71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715.8242197284999" table:style-name="ce5">
            <text:p><text:s/>2,716<text:s/></text:p>
          </table:table-cell>
          <table:table-cell office:value-type="float" office:value="1.1125427529608509" table:style-name="ce6">
            <text:p>1.113</text:p>
          </table:table-cell>
          <table:table-cell office:value-type="float" office:value="3021.4705539745" table:style-name="ce5">
            <text:p><text:s/>3,021<text:s/></text:p>
          </table:table-cell>
          <table:table-cell office:value-type="float" office:value="1.3088917589580045" table:style-name="ce6">
            <text:p>1.309</text:p>
          </table:table-cell>
          <table:table-cell office:value-type="float" office:value="3954.7779080314999" table:style-name="ce5">
            <text:p><text:s/>3,95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54.7779080314999" table:style-name="ce5">
            <text:p><text:s/>3,955<text:s/></text:p>
          </table:table-cell>
          <table:table-cell office:value-type="float" office:value="1.0417601142758999" table:style-name="ce6">
            <text:p>1.042</text:p>
          </table:table-cell>
          <table:table-cell office:value-type="float" office:value="4119.9298854066992" table:style-name="ce5">
            <text:p><text:s/>4,120<text:s/></text:p>
          </table:table-cell>
          <table:table-cell office:value-type="float" office:value="0.99718546332907931" table:style-name="ce6">
            <text:p>0.997</text:p>
          </table:table-cell>
          <table:table-cell office:value-type="float" office:value="4108.3341916626005" table:style-name="ce5">
            <text:p><text:s/>4,10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108.3341916626005" table:style-name="ce5">
            <text:p><text:s/>4,108<text:s/></text:p>
          </table:table-cell>
          <table:table-cell office:value-type="float" office:value="1.0808861778720387" table:style-name="ce6">
            <text:p>1.081</text:p>
          </table:table-cell>
          <table:table-cell office:value-type="float" office:value="4440.641641847199" table:style-name="ce5">
            <text:p><text:s/>4,441<text:s/></text:p>
          </table:table-cell>
          <table:table-cell office:value-type="float" office:value="1.1313544313022437" table:style-name="ce6">
            <text:p>1.131</text:p>
          </table:table-cell>
          <table:table-cell office:value-type="float" office:value="5023.9395993291" table:style-name="ce5">
            <text:p><text:s/>5,02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023.9395993291" table:style-name="ce5">
            <text:p><text:s/>5,024<text:s/></text:p>
          </table:table-cell>
          <table:table-cell office:value-type="float" office:value="1.0471462316584044" table:style-name="ce6">
            <text:p>1.047</text:p>
          </table:table-cell>
          <table:table-cell office:value-type="float" office:value="5260.7994195169003" table:style-name="ce5">
            <text:p><text:s/>5,261<text:s/></text:p>
          </table:table-cell>
          <table:table-cell office:value-type="float" office:value="1.1507490908217382" table:style-name="ce6">
            <text:p>1.151</text:p>
          </table:table-cell>
          <table:table-cell office:value-type="float" office:value="6053.8601490046003" table:style-name="ce5">
            <text:p><text:s/>6,0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053.8601490046003" table:style-name="ce5">
            <text:p><text:s/>6,054<text:s/></text:p>
          </table:table-cell>
          <table:table-cell office:value-type="float" office:value="1.0297546901143921" table:style-name="ce6">
            <text:p>1.030</text:p>
          </table:table-cell>
          <table:table-cell office:value-type="float" office:value="6233.9908817341002" table:style-name="ce5">
            <text:p><text:s/>6,234<text:s/></text:p>
          </table:table-cell>
          <table:table-cell office:value-type="float" office:value="1.120511634569366" table:style-name="ce6">
            <text:p>1.121</text:p>
          </table:table-cell>
          <table:table-cell office:value-type="float" office:value="6985.2593127824002" table:style-name="ce5">
            <text:p><text:s/>6,98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985.2593127824002" table:style-name="ce5">
            <text:p><text:s/>6,985<text:s/></text:p>
          </table:table-cell>
          <table:table-cell office:value-type="float" office:value="0.97010778685180588" table:style-name="ce6">
            <text:p>0.970</text:p>
          </table:table-cell>
          <table:table-cell office:value-type="float" office:value="6776.4544525093006" table:style-name="ce5">
            <text:p><text:s/>6,776<text:s/></text:p>
          </table:table-cell>
          <table:table-cell office:value-type="float" office:value="1.1893884714743663" table:style-name="ce6">
            <text:p>1.189</text:p>
          </table:table-cell>
          <table:table-cell office:value-type="float" office:value="8059.8368032857006" table:style-name="ce5">
            <text:p><text:s/>8,06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059.8368032857006" table:style-name="ce5">
            <text:p><text:s/>8,060<text:s/></text:p>
          </table:table-cell>
          <table:table-cell office:value-type="float" office:value="1.1309474187061883" table:style-name="ce6">
            <text:p>1.131</text:p>
          </table:table-cell>
          <table:table-cell office:value-type="float" office:value="9115.2516278691" table:style-name="ce5">
            <text:p><text:s/>9,115<text:s/></text:p>
          </table:table-cell>
          <table:table-cell office:value-type="float" office:value="0.92816430505784231" table:style-name="ce6">
            <text:p>0.928</text:p>
          </table:table-cell>
          <table:table-cell office:value-type="float" office:value="8460.4511926084906" table:style-name="ce5">
            <text:p><text:s/>8,46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460.4511926084906" table:style-name="ce5">
            <text:p><text:s/>8,460<text:s/></text:p>
          </table:table-cell>
          <table:table-cell office:value-type="float" office:value="1.0147760897773568" table:style-name="ce6">
            <text:p>1.015</text:p>
          </table:table-cell>
          <table:table-cell office:value-type="float" office:value="8585.4635789874192" table:style-name="ce5">
            <text:p><text:s/>8,585<text:s/></text:p>
          </table:table-cell>
          <table:table-cell office:value-type="float" office:value="1.088768814703021" table:style-name="ce6">
            <text:p>1.089</text:p>
          </table:table-cell>
          <table:table-cell office:value-type="float" office:value="9347.5850045700899" table:style-name="ce5">
            <text:p><text:s/>9,34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347.5850045700899" table:style-name="ce5">
            <text:p><text:s/>9,348<text:s/></text:p>
          </table:table-cell>
          <table:table-cell office:value-type="float" office:value="1.0545833347971934" table:style-name="ce6">
            <text:p>1.055</text:p>
          </table:table-cell>
          <table:table-cell office:value-type="float" office:value="9857.8073664197618" table:style-name="ce5">
            <text:p><text:s/>9,858<text:s/></text:p>
          </table:table-cell>
          <table:table-cell office:value-type="float" office:value="1.1837944906600193" table:style-name="ce6">
            <text:p>1.184</text:p>
          </table:table-cell>
          <table:table-cell office:value-type="float" office:value="11669.618050355468" table:style-name="ce5">
            <text:p><text:s/>11,67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669.618050355468" table:style-name="ce5">
            <text:p><text:s/>11,670<text:s/></text:p>
          </table:table-cell>
          <table:table-cell office:value-type="float" office:value="1.0211625580917989" table:style-name="ce6">
            <text:p>1.021</text:p>
          </table:table-cell>
          <table:table-cell office:value-type="float" office:value="11916.577020255223" table:style-name="ce5">
            <text:p><text:s/>11,917<text:s/></text:p>
          </table:table-cell>
          <table:table-cell office:value-type="float" office:value="1.0297325476778538" table:style-name="ce6">
            <text:p>1.030</text:p>
          </table:table-cell>
          <table:table-cell office:value-type="float" office:value="12270.887214666778" table:style-name="ce5">
            <text:p><text:s/>12,27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270.887214666778" table:style-name="ce5">
            <text:p><text:s/>12,271<text:s/></text:p>
          </table:table-cell>
          <table:table-cell office:value-type="float" office:value="1.0486009571080803" table:style-name="ce6">
            <text:p>1.049</text:p>
          </table:table-cell>
          <table:table-cell office:value-type="float" office:value="12867.264077864891" table:style-name="ce5">
            <text:p><text:s/>12,867<text:s/></text:p>
          </table:table-cell>
          <table:table-cell office:value-type="float" office:value="1.1106558845427963" table:style-name="ce6">
            <text:p>1.111</text:p>
          </table:table-cell>
          <table:table-cell office:value-type="float" office:value="14291.10256604678" table:style-name="ce5">
            <text:p><text:s/>14,29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291.10256604678" table:style-name="ce5">
            <text:p><text:s/>14,291<text:s/></text:p>
          </table:table-cell>
          <table:table-cell office:value-type="float" office:value="0.93015342541916635" table:style-name="ce6">
            <text:p>0.930</text:p>
          </table:table-cell>
          <table:table-cell office:value-type="float" office:value="13292.918004825051" table:style-name="ce5">
            <text:p><text:s/>13,293<text:s/></text:p>
          </table:table-cell>
          <table:table-cell office:value-type="float" office:value="1.0598921363364739" table:style-name="ce6">
            <text:p>1.060</text:p>
          </table:table-cell>
          <table:table-cell office:value-type="float" office:value="14089.059262279599" table:style-name="ce5">
            <text:p><text:s/>14,0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089.059262279599" table:style-name="ce5">
            <text:p><text:s/>14,089<text:s/></text:p>
          </table:table-cell>
          <table:table-cell office:value-type="float" office:value="0.86920835834839005" table:style-name="ce6">
            <text:p>0.869</text:p>
          </table:table-cell>
          <table:table-cell office:value-type="float" office:value="12246.32807203923" table:style-name="ce5">
            <text:p><text:s/>12,246<text:s/></text:p>
          </table:table-cell>
          <table:table-cell office:value-type="float" office:value="1.1653276798574088" table:style-name="ce6">
            <text:p>1.165</text:p>
          </table:table-cell>
          <table:table-cell office:value-type="float" office:value="14270.985078962131" table:style-name="ce5">
            <text:p><text:s/>14,27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270.985078962131" table:style-name="ce5">
            <text:p><text:s/>14,271<text:s/></text:p>
          </table:table-cell>
          <table:table-cell office:value-type="float" office:value="1.0295721666066848" table:style-name="ce6">
            <text:p>1.030</text:p>
          </table:table-cell>
          <table:table-cell office:value-type="float" office:value="14693.00902735871" table:style-name="ce5">
            <text:p><text:s/>14,693<text:s/></text:p>
          </table:table-cell>
          <table:table-cell office:value-type="float" office:value="0.986931979640852" table:style-name="ce6">
            <text:p>0.987</text:p>
          </table:table-cell>
          <table:table-cell office:value-type="float" office:value="14501.00048625204" table:style-name="ce5">
            <text:p><text:s/>14,50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501.00048625204" table:style-name="ce5">
            <text:p><text:s/>14,501<text:s/></text:p>
          </table:table-cell>
          <table:table-cell office:value-type="float" office:value="1.0670539432914459" table:style-name="ce6">
            <text:p>1.067</text:p>
          </table:table-cell>
          <table:table-cell office:value-type="float" office:value="15473.349750526413" table:style-name="ce5">
            <text:p><text:s/>15,473<text:s/></text:p>
          </table:table-cell>
          <table:table-cell office:value-type="float" office:value="0.99101857583222619" table:style-name="ce6">
            <text:p>0.991</text:p>
          </table:table-cell>
          <table:table-cell office:value-type="float" office:value="15334.37703312062" table:style-name="ce5">
            <text:p><text:s/>15,33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6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79.2205529558" table:style-name="ce5">
            <text:p><text:s/>1,87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79.2205529558" table:style-name="ce5">
            <text:p><text:s/>1,879<text:s/></text:p>
          </table:table-cell>
          <table:table-cell office:value-type="float" office:value="0.97625902641490037" table:style-name="ce6">
            <text:p>0.976</text:p>
          </table:table-cell>
          <table:table-cell office:value-type="float" office:value="1834.6060274475001" table:style-name="ce5">
            <text:p><text:s/>1,835<text:s/></text:p>
          </table:table-cell>
          <table:table-cell office:value-type="float" office:value="1.3580880317544906" table:style-name="ce6">
            <text:p>1.358</text:p>
          </table:table-cell>
          <table:table-cell office:value-type="float" office:value="2491.5564888611002" table:style-name="ce5">
            <text:p><text:s/>2,49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491.5564888611002" table:style-name="ce5">
            <text:p><text:s/>2,492<text:s/></text:p>
          </table:table-cell>
          <table:table-cell office:value-type="float" office:value="1.061177649435785" table:style-name="ce6">
            <text:p>1.061</text:p>
          </table:table-cell>
          <table:table-cell office:value-type="float" office:value="2643.9840582860998" table:style-name="ce5">
            <text:p><text:s/>2,644<text:s/></text:p>
          </table:table-cell>
          <table:table-cell office:value-type="float" office:value="1.0995277605730651" table:style-name="ce6">
            <text:p>1.100</text:p>
          </table:table-cell>
          <table:table-cell office:value-type="float" office:value="2907.1338705981998" table:style-name="ce5">
            <text:p><text:s/>2,90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07.1338705981998" table:style-name="ce5">
            <text:p><text:s/>2,907<text:s/></text:p>
          </table:table-cell>
          <table:table-cell office:value-type="float" office:value="1.064395525644878" table:style-name="ce6">
            <text:p>1.064</text:p>
          </table:table-cell>
          <table:table-cell office:value-type="float" office:value="3094.3402843153999" table:style-name="ce5">
            <text:p><text:s/>3,094<text:s/></text:p>
          </table:table-cell>
          <table:table-cell office:value-type="float" office:value="1.1005402959704962" table:style-name="ce6">
            <text:p>1.101</text:p>
          </table:table-cell>
          <table:table-cell office:value-type="float" office:value="3405.4461723339" table:style-name="ce5">
            <text:p><text:s/>3,40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405.4461723339" table:style-name="ce5">
            <text:p><text:s/>3,405<text:s/></text:p>
          </table:table-cell>
          <table:table-cell office:value-type="float" office:value="1.0714952615799642" table:style-name="ce6">
            <text:p>1.071</text:p>
          </table:table-cell>
          <table:table-cell office:value-type="float" office:value="3648.9194372213997" table:style-name="ce5">
            <text:p><text:s/>3,649<text:s/></text:p>
          </table:table-cell>
          <table:table-cell office:value-type="float" office:value="1.0468194726328606" table:style-name="ce6">
            <text:p>1.047</text:p>
          </table:table-cell>
          <table:table-cell office:value-type="float" office:value="3819.7599209518999" table:style-name="ce5">
            <text:p><text:s/>3,82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19.7599209518999" table:style-name="ce5">
            <text:p><text:s/>3,820<text:s/></text:p>
          </table:table-cell>
          <table:table-cell office:value-type="float" office:value="1.1211805248392019" table:style-name="ce6">
            <text:p>1.121</text:p>
          </table:table-cell>
          <table:table-cell office:value-type="float" office:value="4282.6404329325997" table:style-name="ce5">
            <text:p><text:s/>4,283<text:s/></text:p>
          </table:table-cell>
          <table:table-cell office:value-type="float" office:value="0.95133687043283" table:style-name="ce6">
            <text:p>0.951</text:p>
          </table:table-cell>
          <table:table-cell office:value-type="float" office:value="4074.2337466551999" table:style-name="ce5">
            <text:p><text:s/>4,07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074.2337466551999" table:style-name="ce5">
            <text:p><text:s/>4,074<text:s/></text:p>
          </table:table-cell>
          <table:table-cell office:value-type="float" office:value="1.0284264564929249" table:style-name="ce6">
            <text:p>1.028</text:p>
          </table:table-cell>
          <table:table-cell office:value-type="float" office:value="4190.0497749964998" table:style-name="ce5">
            <text:p><text:s/>4,190<text:s/></text:p>
          </table:table-cell>
          <table:table-cell office:value-type="float" office:value="1.0048838900728612" table:style-name="ce6">
            <text:p>1.005</text:p>
          </table:table-cell>
          <table:table-cell office:value-type="float" office:value="4210.5135174974002" table:style-name="ce5">
            <text:p><text:s/>4,21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210.5135174974002" table:style-name="ce5">
            <text:p><text:s/>4,211<text:s/></text:p>
          </table:table-cell>
          <table:table-cell office:value-type="float" office:value="0.92432726700298573" table:style-name="ce6">
            <text:p>0.924</text:p>
          </table:table-cell>
          <table:table-cell office:value-type="float" office:value="3891.8924523074998" table:style-name="ce5">
            <text:p><text:s/>3,892<text:s/></text:p>
          </table:table-cell>
          <table:table-cell office:value-type="float" office:value="1.2135867123153543" table:style-name="ce6">
            <text:p>1.214</text:p>
          </table:table-cell>
          <table:table-cell office:value-type="float" office:value="4723.1489658808005" table:style-name="ce5">
            <text:p><text:s/>4,72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723.1489658808005" table:style-name="ce5">
            <text:p><text:s/>4,723<text:s/></text:p>
          </table:table-cell>
          <table:table-cell office:value-type="float" office:value="1.1200091572969679" table:style-name="ce6">
            <text:p>1.120</text:p>
          </table:table-cell>
          <table:table-cell office:value-type="float" office:value="5289.9700930642002" table:style-name="ce5">
            <text:p><text:s/>5,290<text:s/></text:p>
          </table:table-cell>
          <table:table-cell office:value-type="float" office:value="0.96698370506690867" table:style-name="ce6">
            <text:p>0.967</text:p>
          </table:table-cell>
          <table:table-cell office:value-type="float" office:value="5115.3148802843598" table:style-name="ce5">
            <text:p><text:s/>5,11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115.3148802843598" table:style-name="ce5">
            <text:p><text:s/>5,115<text:s/></text:p>
          </table:table-cell>
          <table:table-cell office:value-type="float" office:value="1.0952964866864092" table:style-name="ce6">
            <text:p>1.095</text:p>
          </table:table-cell>
          <table:table-cell office:value-type="float" office:value="5602.7864166701702" table:style-name="ce5">
            <text:p><text:s/>5,603<text:s/></text:p>
          </table:table-cell>
          <table:table-cell office:value-type="float" office:value="1.1221973880655309" table:style-name="ce6">
            <text:p>1.122</text:p>
          </table:table-cell>
          <table:table-cell office:value-type="float" office:value="6287.4322826763" table:style-name="ce5">
            <text:p><text:s/>6,28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287.4322826763" table:style-name="ce5">
            <text:p><text:s/>6,287<text:s/></text:p>
          </table:table-cell>
          <table:table-cell office:value-type="float" office:value="1.060860431160437" table:style-name="ce6">
            <text:p>1.061</text:p>
          </table:table-cell>
          <table:table-cell office:value-type="float" office:value="6670.0881222920307" table:style-name="ce5">
            <text:p><text:s/>6,670<text:s/></text:p>
          </table:table-cell>
          <table:table-cell office:value-type="float" office:value="1.0346597284262382" table:style-name="ce6">
            <text:p>1.035</text:p>
          </table:table-cell>
          <table:table-cell office:value-type="float" office:value="6901.2715651897497" table:style-name="ce5">
            <text:p><text:s/>6,90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901.2715651897497" table:style-name="ce5">
            <text:p><text:s/>6,901<text:s/></text:p>
          </table:table-cell>
          <table:table-cell office:value-type="float" office:value="1.0376474021760651" table:style-name="ce6">
            <text:p>1.038</text:p>
          </table:table-cell>
          <table:table-cell office:value-type="float" office:value="7161.08651133069" table:style-name="ce5">
            <text:p><text:s/>7,161<text:s/></text:p>
          </table:table-cell>
          <table:table-cell office:value-type="float" office:value="1.0241053531655844" table:style-name="ce6">
            <text:p>1.024</text:p>
          </table:table-cell>
          <table:table-cell office:value-type="float" office:value="7333.7070307356198" table:style-name="ce5">
            <text:p><text:s/>7,33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333.7070307356198" table:style-name="ce5">
            <text:p><text:s/>7,334<text:s/></text:p>
          </table:table-cell>
          <table:table-cell office:value-type="float" office:value="1.0527909113078295" table:style-name="ce6">
            <text:p>1.053</text:p>
          </table:table-cell>
          <table:table-cell office:value-type="float" office:value="7720.8601081527904" table:style-name="ce5">
            <text:p><text:s/>7,721<text:s/></text:p>
          </table:table-cell>
          <table:table-cell office:value-type="float" office:value="1.1641874186422281" table:style-name="ce6">
            <text:p>1.164</text:p>
          </table:table-cell>
          <table:table-cell office:value-type="float" office:value="8988.5281990081494" table:style-name="ce5">
            <text:p><text:s/>8,98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988.5281990081494" table:style-name="ce5">
            <text:p><text:s/>8,989<text:s/></text:p>
          </table:table-cell>
          <table:table-cell office:value-type="float" office:value="1.0187078910559579" table:style-name="ce6">
            <text:p>1.019</text:p>
          </table:table-cell>
          <table:table-cell office:value-type="float" office:value="9156.6846053085992" table:style-name="ce5">
            <text:p><text:s/>9,157<text:s/></text:p>
          </table:table-cell>
          <table:table-cell office:value-type="float" office:value="0.97414562562760654" table:style-name="ce6">
            <text:p>0.974</text:p>
          </table:table-cell>
          <table:table-cell office:value-type="float" office:value="8919.9442535130202" table:style-name="ce5">
            <text:p><text:s/>8,92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919.9442535130202" table:style-name="ce5">
            <text:p><text:s/>8,920<text:s/></text:p>
          </table:table-cell>
          <table:table-cell office:value-type="float" office:value="0.95011005695467932" table:style-name="ce6">
            <text:p>0.950</text:p>
          </table:table-cell>
          <table:table-cell office:value-type="float" office:value="8474.9287427378204" table:style-name="ce5">
            <text:p><text:s/>8,475<text:s/></text:p>
          </table:table-cell>
          <table:table-cell office:value-type="float" office:value="1.1651740209469235" table:style-name="ce6">
            <text:p>1.165</text:p>
          </table:table-cell>
          <table:table-cell office:value-type="float" office:value="9874.7668004144798" table:style-name="ce5">
            <text:p><text:s/>9,87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874.7668004144798" table:style-name="ce5">
            <text:p><text:s/>9,875<text:s/></text:p>
          </table:table-cell>
          <table:table-cell office:value-type="float" office:value="1.056031177371618" table:style-name="ce6">
            <text:p>1.056</text:p>
          </table:table-cell>
          <table:table-cell office:value-type="float" office:value="10428.06161051187" table:style-name="ce5">
            <text:p><text:s/>10,428<text:s/></text:p>
          </table:table-cell>
          <table:table-cell office:value-type="float" office:value="0.94090380970337495" table:style-name="ce6">
            <text:p>0.941</text:p>
          </table:table-cell>
          <table:table-cell office:value-type="float" office:value="9811.8028971521308" table:style-name="ce5">
            <text:p><text:s/>9,81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811.8028971521308" table:style-name="ce5">
            <text:p><text:s/>9,812<text:s/></text:p>
          </table:table-cell>
          <table:table-cell office:value-type="float" office:value="1.047015946751445" table:style-name="ce6">
            <text:p>1.047</text:p>
          </table:table-cell>
          <table:table-cell office:value-type="float" office:value="10273.114099700309" table:style-name="ce5">
            <text:p><text:s/>10,273<text:s/></text:p>
          </table:table-cell>
          <table:table-cell office:value-type="float" office:value="1.0432049654276447" table:style-name="ce6">
            <text:p>1.043</text:p>
          </table:table-cell>
          <table:table-cell office:value-type="float" office:value="10716.96363921211" table:style-name="ce5">
            <text:p><text:s/>10,71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07.1756740674" table:style-name="ce5">
            <text:p><text:s/>1,20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07.1756740674" table:style-name="ce5">
            <text:p><text:s/>1,207<text:s/></text:p>
          </table:table-cell>
          <table:table-cell office:value-type="float" office:value="0.9739844934646632" table:style-name="ce6">
            <text:p>0.974</text:p>
          </table:table-cell>
          <table:table-cell office:value-type="float" office:value="1175.7703874294" table:style-name="ce5">
            <text:p><text:s/>1,176<text:s/></text:p>
          </table:table-cell>
          <table:table-cell office:value-type="float" office:value="1.4951457260254886" table:style-name="ce6">
            <text:p>1.495</text:p>
          </table:table-cell>
          <table:table-cell office:value-type="float" office:value="1757.9480695524001" table:style-name="ce5">
            <text:p><text:s/>1,75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757.9480695524001" table:style-name="ce5">
            <text:p><text:s/>1,758<text:s/></text:p>
          </table:table-cell>
          <table:table-cell office:value-type="float" office:value="1.0422287968514345" table:style-name="ce6">
            <text:p>1.042</text:p>
          </table:table-cell>
          <table:table-cell office:value-type="float" office:value="1832.1841014569" table:style-name="ce5">
            <text:p><text:s/>1,832<text:s/></text:p>
          </table:table-cell>
          <table:table-cell office:value-type="float" office:value="1.0037125871881494" table:style-name="ce6">
            <text:p>1.004</text:p>
          </table:table-cell>
          <table:table-cell office:value-type="float" office:value="1838.9862446783" table:style-name="ce5">
            <text:p><text:s/>1,83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38.9862446783" table:style-name="ce5">
            <text:p><text:s/>1,839<text:s/></text:p>
          </table:table-cell>
          <table:table-cell office:value-type="float" office:value="1.0680782645169817" table:style-name="ce6">
            <text:p>1.068</text:p>
          </table:table-cell>
          <table:table-cell office:value-type="float" office:value="1964.1812366866" table:style-name="ce5">
            <text:p><text:s/>1,964<text:s/></text:p>
          </table:table-cell>
          <table:table-cell office:value-type="float" office:value="1.1398046165209932" table:style-name="ce6">
            <text:p>1.140</text:p>
          </table:table-cell>
          <table:table-cell office:value-type="float" office:value="2238.7828412593003" table:style-name="ce5">
            <text:p><text:s/>2,23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238.7828412593003" table:style-name="ce5">
            <text:p><text:s/>2,239<text:s/></text:p>
          </table:table-cell>
          <table:table-cell office:value-type="float" office:value="1.0816997894882538" table:style-name="ce6">
            <text:p>1.082</text:p>
          </table:table-cell>
          <table:table-cell office:value-type="float" office:value="2421.6909281000999" table:style-name="ce5">
            <text:p><text:s/>2,422<text:s/></text:p>
          </table:table-cell>
          <table:table-cell office:value-type="float" office:value="1.0381833577257709" table:style-name="ce6">
            <text:p>1.038</text:p>
          </table:table-cell>
          <table:table-cell office:value-type="float" office:value="2514.1592191090003" table:style-name="ce5">
            <text:p><text:s/>2,51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14.1592191090003" table:style-name="ce5">
            <text:p><text:s/>2,514<text:s/></text:p>
          </table:table-cell>
          <table:table-cell office:value-type="float" office:value="1.1243946929351736" table:style-name="ce6">
            <text:p>1.124</text:p>
          </table:table-cell>
          <table:table-cell office:value-type="float" office:value="2826.9072831602002" table:style-name="ce5">
            <text:p><text:s/>2,827<text:s/></text:p>
          </table:table-cell>
          <table:table-cell office:value-type="float" office:value="0.86672644293422707" table:style-name="ce6">
            <text:p>0.867</text:p>
          </table:table-cell>
          <table:table-cell office:value-type="float" office:value="2450.1552940382999" table:style-name="ce5">
            <text:p><text:s/>2,4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50.1552940382999" table:style-name="ce5">
            <text:p><text:s/>2,450<text:s/></text:p>
          </table:table-cell>
          <table:table-cell office:value-type="float" office:value="1.0322524299055571" table:style-name="ce6">
            <text:p>1.032</text:p>
          </table:table-cell>
          <table:table-cell office:value-type="float" office:value="2529.1787559169998" table:style-name="ce5">
            <text:p><text:s/>2,529<text:s/></text:p>
          </table:table-cell>
          <table:table-cell office:value-type="float" office:value="0.99901811972222598" table:style-name="ce6">
            <text:p>0.999</text:p>
          </table:table-cell>
          <table:table-cell office:value-type="float" office:value="2526.6954051775997" table:style-name="ce5">
            <text:p><text:s/>2,52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26.6954051775997" table:style-name="ce5">
            <text:p><text:s/>2,527<text:s/></text:p>
          </table:table-cell>
          <table:table-cell office:value-type="float" office:value="0.9300554198118004" table:style-name="ce6">
            <text:p>0.930</text:p>
          </table:table-cell>
          <table:table-cell office:value-type="float" office:value="2349.9667557989997" table:style-name="ce5">
            <text:p><text:s/>2,350<text:s/></text:p>
          </table:table-cell>
          <table:table-cell office:value-type="float" office:value="1.1280167970912485" table:style-name="ce6">
            <text:p>1.128</text:p>
          </table:table-cell>
          <table:table-cell office:value-type="float" office:value="2650.8019731472996" table:style-name="ce5">
            <text:p><text:s/>2,65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50.8019731472996" table:style-name="ce5">
            <text:p><text:s/>2,651<text:s/></text:p>
          </table:table-cell>
          <table:table-cell office:value-type="float" office:value="1.1073990337093658" table:style-name="ce6">
            <text:p>1.107</text:p>
          </table:table-cell>
          <table:table-cell office:value-type="float" office:value="2935.4955436181999" table:style-name="ce5">
            <text:p><text:s/>2,935<text:s/></text:p>
          </table:table-cell>
          <table:table-cell office:value-type="float" office:value="0.96489834204399949" table:style-name="ce6">
            <text:p>0.965</text:p>
          </table:table-cell>
          <table:table-cell office:value-type="float" office:value="2832.4547831147497" table:style-name="ce5">
            <text:p><text:s/>2,83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832.4547831147497" table:style-name="ce5">
            <text:p><text:s/>2,832<text:s/></text:p>
          </table:table-cell>
          <table:table-cell office:value-type="float" office:value="1.1044421648124736" table:style-name="ce6">
            <text:p>1.104</text:p>
          </table:table-cell>
          <table:table-cell office:value-type="float" office:value="3128.2824923967" table:style-name="ce5">
            <text:p><text:s/>3,128<text:s/></text:p>
          </table:table-cell>
          <table:table-cell office:value-type="float" office:value="1.1036819302404737" table:style-name="ce6">
            <text:p>1.104</text:p>
          </table:table-cell>
          <table:table-cell office:value-type="float" office:value="3452.62885954587" table:style-name="ce5">
            <text:p><text:s/>3,45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452.62885954587" table:style-name="ce5">
            <text:p><text:s/>3,453<text:s/></text:p>
          </table:table-cell>
          <table:table-cell office:value-type="float" office:value="1.0634632812401101" table:style-name="ce6">
            <text:p>1.063</text:p>
          </table:table-cell>
          <table:table-cell office:value-type="float" office:value="3671.7440158769496" table:style-name="ce5">
            <text:p><text:s/>3,672<text:s/></text:p>
          </table:table-cell>
          <table:table-cell office:value-type="float" office:value="1.0311201277363637" table:style-name="ce6">
            <text:p>1.031</text:p>
          </table:table-cell>
          <table:table-cell office:value-type="float" office:value="3786.0091586662697" table:style-name="ce5">
            <text:p><text:s/>3,78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786.0091586662697" table:style-name="ce5">
            <text:p><text:s/>3,786<text:s/></text:p>
          </table:table-cell>
          <table:table-cell office:value-type="float" office:value="1.0446847693832568" table:style-name="ce6">
            <text:p>1.045</text:p>
          </table:table-cell>
          <table:table-cell office:value-type="float" office:value="3955.1861048041701" table:style-name="ce5">
            <text:p><text:s/>3,955<text:s/></text:p>
          </table:table-cell>
          <table:table-cell office:value-type="float" office:value="1.0321099973965393" table:style-name="ce6">
            <text:p>1.032</text:p>
          </table:table-cell>
          <table:table-cell office:value-type="float" office:value="4082.1871203322603" table:style-name="ce5">
            <text:p><text:s/>4,0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082.1871203322603" table:style-name="ce5">
            <text:p><text:s/>4,082<text:s/></text:p>
          </table:table-cell>
          <table:table-cell office:value-type="float" office:value="1.0621806864834065" table:style-name="ce6">
            <text:p>1.062</text:p>
          </table:table-cell>
          <table:table-cell office:value-type="float" office:value="4336.02031782824" table:style-name="ce5">
            <text:p><text:s/>4,336<text:s/></text:p>
          </table:table-cell>
          <table:table-cell office:value-type="float" office:value="1.1681127157065998" table:style-name="ce6">
            <text:p>1.168</text:p>
          </table:table-cell>
          <table:table-cell office:value-type="float" office:value="5064.9604688173395" table:style-name="ce5">
            <text:p><text:s/>5,06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064.9604688173395" table:style-name="ce5">
            <text:p><text:s/>5,065<text:s/></text:p>
          </table:table-cell>
          <table:table-cell office:value-type="float" office:value="1.0173040688033297" table:style-name="ce6">
            <text:p>1.017</text:p>
          </table:table-cell>
          <table:table-cell office:value-type="float" office:value="5152.6048932559006" table:style-name="ce5">
            <text:p><text:s/>5,153<text:s/></text:p>
          </table:table-cell>
          <table:table-cell office:value-type="float" office:value="1.0225192406804997" table:style-name="ce6">
            <text:p>1.023</text:p>
          </table:table-cell>
          <table:table-cell office:value-type="float" office:value="5268.6376429786505" table:style-name="ce5">
            <text:p><text:s/>5,2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268.6376429786505" table:style-name="ce5">
            <text:p><text:s/>5,269<text:s/></text:p>
          </table:table-cell>
          <table:table-cell office:value-type="float" office:value="0.94263891022103363" table:style-name="ce6">
            <text:p>0.943</text:p>
          </table:table-cell>
          <table:table-cell office:value-type="float" office:value="4966.4228461269104" table:style-name="ce5">
            <text:p><text:s/>4,966<text:s/></text:p>
          </table:table-cell>
          <table:table-cell office:value-type="float" office:value="1.1301773935248765" table:style-name="ce6">
            <text:p>1.130</text:p>
          </table:table-cell>
          <table:table-cell office:value-type="float" office:value="5612.9388273781096" table:style-name="ce5">
            <text:p><text:s/>5,6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612.9388273781096" table:style-name="ce5">
            <text:p><text:s/>5,613<text:s/></text:p>
          </table:table-cell>
          <table:table-cell office:value-type="float" office:value="1.0580497146905465" table:style-name="ce6">
            <text:p>1.058</text:p>
          </table:table-cell>
          <table:table-cell office:value-type="float" office:value="5938.7683248828998" table:style-name="ce5">
            <text:p><text:s/>5,939<text:s/></text:p>
          </table:table-cell>
          <table:table-cell office:value-type="float" office:value="0.96846849263976087" table:style-name="ce6">
            <text:p>0.968</text:p>
          </table:table-cell>
          <table:table-cell office:value-type="float" office:value="5751.5100077361003" table:style-name="ce5">
            <text:p><text:s/>5,75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751.5100077361003" table:style-name="ce5">
            <text:p><text:s/>5,752<text:s/></text:p>
          </table:table-cell>
          <table:table-cell office:value-type="float" office:value="1.0474126088275428" table:style-name="ce6">
            <text:p>1.047</text:p>
          </table:table-cell>
          <table:table-cell office:value-type="float" office:value="6024.2041019005901" table:style-name="ce5">
            <text:p><text:s/>6,024<text:s/></text:p>
          </table:table-cell>
          <table:table-cell office:value-type="float" office:value="1.048848373887181" table:style-name="ce6">
            <text:p>1.049</text:p>
          </table:table-cell>
          <table:table-cell office:value-type="float" office:value="6318.4766762429199" table:style-name="ce5">
            <text:p><text:s/>6,31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72.04487888840004" table:style-name="ce5">
            <text:p><text:s/>67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72.04487888840004" table:style-name="ce5">
            <text:p><text:s/>672<text:s/></text:p>
          </table:table-cell>
          <table:table-cell office:value-type="float" office:value="0.98034470719850009" table:style-name="ce6">
            <text:p>0.980</text:p>
          </table:table-cell>
          <table:table-cell office:value-type="float" office:value="658.83564001809998" table:style-name="ce5">
            <text:p><text:s/>659<text:s/></text:p>
          </table:table-cell>
          <table:table-cell office:value-type="float" office:value="1.1134923109025276" table:style-name="ce6">
            <text:p>1.113</text:p>
          </table:table-cell>
          <table:table-cell office:value-type="float" office:value="733.60841930870004" table:style-name="ce5">
            <text:p><text:s/>73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33.60841930870004" table:style-name="ce5">
            <text:p><text:s/>734<text:s/></text:p>
          </table:table-cell>
          <table:table-cell office:value-type="float" office:value="1.106584842079896" table:style-name="ce6">
            <text:p>1.107</text:p>
          </table:table-cell>
          <table:table-cell office:value-type="float" office:value="811.79995682920003" table:style-name="ce5">
            <text:p><text:s/>812<text:s/></text:p>
          </table:table-cell>
          <table:table-cell office:value-type="float" office:value="1.3157768942141428" table:style-name="ce6">
            <text:p>1.316</text:p>
          </table:table-cell>
          <table:table-cell office:value-type="float" office:value="1068.1476259198998" table:style-name="ce5">
            <text:p><text:s/>1,0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68.1476259198998" table:style-name="ce5">
            <text:p><text:s/>1,068<text:s/></text:p>
          </table:table-cell>
          <table:table-cell office:value-type="float" office:value="1.0580551041860859" table:style-name="ce6">
            <text:p>1.058</text:p>
          </table:table-cell>
          <table:table-cell office:value-type="float" office:value="1130.1590476288002" table:style-name="ce5">
            <text:p><text:s/>1,130<text:s/></text:p>
          </table:table-cell>
          <table:table-cell office:value-type="float" office:value="1.0323001293688616" table:style-name="ce6">
            <text:p>1.032</text:p>
          </table:table-cell>
          <table:table-cell office:value-type="float" office:value="1166.6633310745997" table:style-name="ce5">
            <text:p><text:s/>1,16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66.6633310745997" table:style-name="ce5">
            <text:p><text:s/>1,167<text:s/></text:p>
          </table:table-cell>
          <table:table-cell office:value-type="float" office:value="1.0519131581781302" table:style-name="ce6">
            <text:p>1.052</text:p>
          </table:table-cell>
          <table:table-cell office:value-type="float" office:value="1227.2285091212998" table:style-name="ce5">
            <text:p><text:s/>1,227<text:s/></text:p>
          </table:table-cell>
          <table:table-cell office:value-type="float" office:value="1.0638611245901668" table:style-name="ce6">
            <text:p>1.064</text:p>
          </table:table-cell>
          <table:table-cell office:value-type="float" office:value="1305.6007018428998" table:style-name="ce5">
            <text:p><text:s/>1,30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05.6007018428998" table:style-name="ce5">
            <text:p><text:s/>1,306<text:s/></text:p>
          </table:table-cell>
          <table:table-cell office:value-type="float" office:value="1.1149910900917739" table:style-name="ce6">
            <text:p>1.115</text:p>
          </table:table-cell>
          <table:table-cell office:value-type="float" office:value="1455.7331497723999" table:style-name="ce5">
            <text:p><text:s/>1,456<text:s/></text:p>
          </table:table-cell>
          <table:table-cell office:value-type="float" office:value="1.1156429685418789" table:style-name="ce6">
            <text:p>1.116</text:p>
          </table:table-cell>
          <table:table-cell office:value-type="float" office:value="1624.0784526169" table:style-name="ce5">
            <text:p><text:s/>1,62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24.0784526169" table:style-name="ce5">
            <text:p><text:s/>1,624<text:s/></text:p>
          </table:table-cell>
          <table:table-cell office:value-type="float" office:value="1.0226544268248345" table:style-name="ce6">
            <text:p>1.023</text:p>
          </table:table-cell>
          <table:table-cell office:value-type="float" office:value="1660.8710190795002" table:style-name="ce5">
            <text:p><text:s/>1,661<text:s/></text:p>
          </table:table-cell>
          <table:table-cell office:value-type="float" office:value="1.0138163005896856" table:style-name="ce6">
            <text:p>1.014</text:p>
          </table:table-cell>
          <table:table-cell office:value-type="float" office:value="1683.8181123197999" table:style-name="ce5">
            <text:p><text:s/>1,68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83.8181123197999" table:style-name="ce5">
            <text:p><text:s/>1,684<text:s/></text:p>
          </table:table-cell>
          <table:table-cell office:value-type="float" office:value="0.91573174396145773" table:style-name="ce6">
            <text:p>0.916</text:p>
          </table:table-cell>
          <table:table-cell office:value-type="float" office:value="1541.9256965085001" table:style-name="ce5">
            <text:p><text:s/>1,542<text:s/></text:p>
          </table:table-cell>
          <table:table-cell office:value-type="float" office:value="1.3439992584766398" table:style-name="ce6">
            <text:p>1.344</text:p>
          </table:table-cell>
          <table:table-cell office:value-type="float" office:value="2072.3469927335004" table:style-name="ce5">
            <text:p><text:s/>2,07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72.3469927335004" table:style-name="ce5">
            <text:p><text:s/>2,072<text:s/></text:p>
          </table:table-cell>
          <table:table-cell office:value-type="float" office:value="1.1361391493324984" table:style-name="ce6">
            <text:p>1.136</text:p>
          </table:table-cell>
          <table:table-cell office:value-type="float" office:value="2354.4745494460008" table:style-name="ce5">
            <text:p><text:s/>2,354<text:s/></text:p>
          </table:table-cell>
          <table:table-cell office:value-type="float" office:value="0.96958367959711389" table:style-name="ce6">
            <text:p>0.970</text:p>
          </table:table-cell>
          <table:table-cell office:value-type="float" office:value="2282.8600971696101" table:style-name="ce5">
            <text:p><text:s/>2,28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82.8600971696101" table:style-name="ce5">
            <text:p><text:s/>2,283<text:s/></text:p>
          </table:table-cell>
          <table:table-cell office:value-type="float" office:value="1.0839490021055027" table:style-name="ce6">
            <text:p>1.084</text:p>
          </table:table-cell>
          <table:table-cell office:value-type="float" office:value="2474.5039242734701" table:style-name="ce5">
            <text:p><text:s/>2,475<text:s/></text:p>
          </table:table-cell>
          <table:table-cell office:value-type="float" office:value="1.1456047393267912" table:style-name="ce6">
            <text:p>1.146</text:p>
          </table:table-cell>
          <table:table-cell office:value-type="float" office:value="2834.80342313043" table:style-name="ce5">
            <text:p><text:s/>2,83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834.80342313043" table:style-name="ce5">
            <text:p><text:s/>2,835<text:s/></text:p>
          </table:table-cell>
          <table:table-cell office:value-type="float" office:value="1.0576903082415694" table:style-name="ce6">
            <text:p>1.058</text:p>
          </table:table-cell>
          <table:table-cell office:value-type="float" office:value="2998.3441064150807" table:style-name="ce5">
            <text:p><text:s/>2,998<text:s/></text:p>
          </table:table-cell>
          <table:table-cell office:value-type="float" office:value="1.0389942901677789" table:style-name="ce6">
            <text:p>1.039</text:p>
          </table:table-cell>
          <table:table-cell office:value-type="float" office:value="3115.26240652348" table:style-name="ce5">
            <text:p><text:s/>3,11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115.26240652348" table:style-name="ce5">
            <text:p><text:s/>3,115<text:s/></text:p>
          </table:table-cell>
          <table:table-cell office:value-type="float" office:value="1.0290948203314241" table:style-name="ce6">
            <text:p>1.029</text:p>
          </table:table-cell>
          <table:table-cell office:value-type="float" office:value="3205.9004065265203" table:style-name="ce5">
            <text:p><text:s/>3,206<text:s/></text:p>
          </table:table-cell>
          <table:table-cell office:value-type="float" office:value="1.0142298568551811" table:style-name="ce6">
            <text:p>1.014</text:p>
          </table:table-cell>
          <table:table-cell office:value-type="float" office:value="3251.5199104033595" table:style-name="ce5">
            <text:p><text:s/>3,25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51.5199104033595" table:style-name="ce5">
            <text:p><text:s/>3,252<text:s/></text:p>
          </table:table-cell>
          <table:table-cell office:value-type="float" office:value="1.0410023261720245" table:style-name="ce6">
            <text:p>1.041</text:p>
          </table:table-cell>
          <table:table-cell office:value-type="float" office:value="3384.8397903245495" table:style-name="ce5">
            <text:p><text:s/>3,385<text:s/></text:p>
          </table:table-cell>
          <table:table-cell office:value-type="float" office:value="1.1591590660822992" table:style-name="ce6">
            <text:p>1.159</text:p>
          </table:table-cell>
          <table:table-cell office:value-type="float" office:value="3923.5677301908104" table:style-name="ce5">
            <text:p><text:s/>3,92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923.5677301908104" table:style-name="ce5">
            <text:p><text:s/>3,924<text:s/></text:p>
          </table:table-cell>
          <table:table-cell office:value-type="float" office:value="1.0205200948214479" table:style-name="ce6">
            <text:p>1.021</text:p>
          </table:table-cell>
          <table:table-cell office:value-type="float" office:value="4004.0797120526991" table:style-name="ce5">
            <text:p><text:s/>4,004<text:s/></text:p>
          </table:table-cell>
          <table:table-cell office:value-type="float" office:value="0.91189658376269445" table:style-name="ce6">
            <text:p>0.912</text:p>
          </table:table-cell>
          <table:table-cell office:value-type="float" office:value="3651.3066105343696" table:style-name="ce5">
            <text:p><text:s/>3,65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51.3066105343696" table:style-name="ce5">
            <text:p><text:s/>3,651<text:s/></text:p>
          </table:table-cell>
          <table:table-cell office:value-type="float" office:value="0.96089051696960581" table:style-name="ce6">
            <text:p>0.961</text:p>
          </table:table-cell>
          <table:table-cell office:value-type="float" office:value="3508.5058966109095" table:style-name="ce5">
            <text:p><text:s/>3,509<text:s/></text:p>
          </table:table-cell>
          <table:table-cell office:value-type="float" office:value="1.2147130712116354" table:style-name="ce6">
            <text:p>1.215</text:p>
          </table:table-cell>
          <table:table-cell office:value-type="float" office:value="4261.8279730363702" table:style-name="ce5">
            <text:p><text:s/>4,26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261.8279730363702" table:style-name="ce5">
            <text:p><text:s/>4,262<text:s/></text:p>
          </table:table-cell>
          <table:table-cell office:value-type="float" office:value="1.0533727109662148" table:style-name="ce6">
            <text:p>1.053</text:p>
          </table:table-cell>
          <table:table-cell office:value-type="float" office:value="4489.293285628969" table:style-name="ce5">
            <text:p><text:s/>4,489<text:s/></text:p>
          </table:table-cell>
          <table:table-cell office:value-type="float" office:value="0.90443921372073277" table:style-name="ce6">
            <text:p>0.904</text:p>
          </table:table-cell>
          <table:table-cell office:value-type="float" office:value="4060.29288941603" table:style-name="ce5">
            <text:p><text:s/>4,06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60.29288941603" table:style-name="ce5">
            <text:p><text:s/>4,060<text:s/></text:p>
          </table:table-cell>
          <table:table-cell office:value-type="float" office:value="1.0464540646502025" table:style-name="ce6">
            <text:p>1.046</text:p>
          </table:table-cell>
          <table:table-cell office:value-type="float" office:value="4248.9099977997203" table:style-name="ce5">
            <text:p><text:s/>4,249<text:s/></text:p>
          </table:table-cell>
          <table:table-cell office:value-type="float" office:value="1.0352036087483445" table:style-name="ce6">
            <text:p>1.035</text:p>
          </table:table-cell>
          <table:table-cell office:value-type="float" office:value="4398.4869629691902" table:style-name="ce5">
            <text:p><text:s/>4,39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6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63.82892972010006" table:style-name="ce5">
            <text:p><text:s/>86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63.82892972010006" table:style-name="ce5">
            <text:p><text:s/>864<text:s/></text:p>
          </table:table-cell>
          <table:table-cell office:value-type="float" office:value="1.0575744382713197" table:style-name="ce6">
            <text:p>1.058</text:p>
          </table:table-cell>
          <table:table-cell office:value-type="float" office:value="913.56339511125009" table:style-name="ce5">
            <text:p><text:s/>914<text:s/></text:p>
          </table:table-cell>
          <table:table-cell office:value-type="float" office:value="0.90053955117124074" table:style-name="ce6">
            <text:p>0.901</text:p>
          </table:table-cell>
          <table:table-cell office:value-type="float" office:value="822.69996979996006" table:style-name="ce5">
            <text:p><text:s/>82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22.69996979996006" table:style-name="ce5">
            <text:p><text:s/>823<text:s/></text:p>
          </table:table-cell>
          <table:table-cell office:value-type="float" office:value="1.0452408514450049" table:style-name="ce6">
            <text:p>1.045</text:p>
          </table:table-cell>
          <table:table-cell office:value-type="float" office:value="859.91961691748998" table:style-name="ce5">
            <text:p><text:s/>860<text:s/></text:p>
          </table:table-cell>
          <table:table-cell office:value-type="float" office:value="1.3468396227166519" table:style-name="ce6">
            <text:p>1.347</text:p>
          </table:table-cell>
          <table:table-cell office:value-type="float" office:value="1158.1738124158001" table:style-name="ce5">
            <text:p><text:s/>1,15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58.1738124158001" table:style-name="ce5">
            <text:p><text:s/>1,158<text:s/></text:p>
          </table:table-cell>
          <table:table-cell office:value-type="float" office:value="1.011502220741473" table:style-name="ce6">
            <text:p>1.012</text:p>
          </table:table-cell>
          <table:table-cell office:value-type="float" office:value="1171.4953832632" table:style-name="ce5">
            <text:p><text:s/>1,171<text:s/></text:p>
          </table:table-cell>
          <table:table-cell office:value-type="float" office:value="1.2002203858852956" table:style-name="ce6">
            <text:p>1.200</text:p>
          </table:table-cell>
          <table:table-cell office:value-type="float" office:value="1406.0526409630002" table:style-name="ce5">
            <text:p><text:s/>1,40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06.0526409630002" table:style-name="ce5">
            <text:p><text:s/>1,406<text:s/></text:p>
          </table:table-cell>
          <table:table-cell office:value-type="float" office:value="1.0770862221113329" table:style-name="ce6">
            <text:p>1.077</text:p>
          </table:table-cell>
          <table:table-cell office:value-type="float" office:value="1514.4399271445" table:style-name="ce5">
            <text:p><text:s/>1,514<text:s/></text:p>
          </table:table-cell>
          <table:table-cell office:value-type="float" office:value="1.112741373261819" table:style-name="ce6">
            <text:p>1.113</text:p>
          </table:table-cell>
          <table:table-cell office:value-type="float" office:value="1685.1799642532999" table:style-name="ce5">
            <text:p><text:s/>1,6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85.1799642532999" table:style-name="ce5">
            <text:p><text:s/>1,685<text:s/></text:p>
          </table:table-cell>
          <table:table-cell office:value-type="float" office:value="1.0164118650508374" table:style-name="ce6">
            <text:p>1.016</text:p>
          </table:table-cell>
          <table:table-cell office:value-type="float" office:value="1712.8369104130002" table:style-name="ce5">
            <text:p><text:s/>1,713<text:s/></text:p>
          </table:table-cell>
          <table:table-cell office:value-type="float" office:value="1.1156818614230606" table:style-name="ce6">
            <text:p>1.116</text:p>
          </table:table-cell>
          <table:table-cell office:value-type="float" office:value="1910.9810725237" table:style-name="ce5">
            <text:p><text:s/>1,91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10.9810725237" table:style-name="ce5">
            <text:p><text:s/>1,911<text:s/></text:p>
          </table:table-cell>
          <table:table-cell office:value-type="float" office:value="1.0459968786550133" table:style-name="ce6">
            <text:p>1.046</text:p>
          </table:table-cell>
          <table:table-cell office:value-type="float" office:value="1998.8802370286" table:style-name="ce5">
            <text:p><text:s/>1,999<text:s/></text:p>
          </table:table-cell>
          <table:table-cell office:value-type="float" office:value="1.0407558426834527" table:style-name="ce6">
            <text:p>1.041</text:p>
          </table:table-cell>
          <table:table-cell office:value-type="float" office:value="2080.3462855120001" table:style-name="ce5">
            <text:p><text:s/>2,08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80.3462855120001" table:style-name="ce5">
            <text:p><text:s/>2,080<text:s/></text:p>
          </table:table-cell>
          <table:table-cell office:value-type="float" office:value="1.0104833201094847" table:style-name="ce6">
            <text:p>1.010</text:p>
          </table:table-cell>
          <table:table-cell office:value-type="float" office:value="2102.1552215615998" table:style-name="ce5">
            <text:p><text:s/>2,102<text:s/></text:p>
          </table:table-cell>
          <table:table-cell office:value-type="float" office:value="1.0364069778808944" table:style-name="ce6">
            <text:p>1.036</text:p>
          </table:table-cell>
          <table:table-cell office:value-type="float" office:value="2178.6883402151998" table:style-name="ce5">
            <text:p><text:s/>2,17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78.6883402151998" table:style-name="ce5">
            <text:p><text:s/>2,179<text:s/></text:p>
          </table:table-cell>
          <table:table-cell office:value-type="float" office:value="1.2243487868782648" table:style-name="ce6">
            <text:p>1.224</text:p>
          </table:table-cell>
          <table:table-cell office:value-type="float" office:value="2667.4744263283001" table:style-name="ce5">
            <text:p><text:s/>2,667<text:s/></text:p>
          </table:table-cell>
          <table:table-cell office:value-type="float" office:value="0.97969498404760191" table:style-name="ce6">
            <text:p>0.980</text:p>
          </table:table-cell>
          <table:table-cell office:value-type="float" office:value="2613.3113155490901" table:style-name="ce5">
            <text:p><text:s/>2,6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13.3113155490901" table:style-name="ce5">
            <text:p><text:s/>2,613<text:s/></text:p>
          </table:table-cell>
          <table:table-cell office:value-type="float" office:value="1.0464297219883412" table:style-name="ce6">
            <text:p>1.046</text:p>
          </table:table-cell>
          <table:table-cell office:value-type="float" office:value="2734.6466333990202" table:style-name="ce5">
            <text:p><text:s/>2,735<text:s/></text:p>
          </table:table-cell>
          <table:table-cell office:value-type="float" office:value="1.1165076732670713" table:style-name="ce6">
            <text:p>1.117</text:p>
          </table:table-cell>
          <table:table-cell office:value-type="float" office:value="3053.2539498639699" table:style-name="ce5">
            <text:p><text:s/>3,05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053.2539498639699" table:style-name="ce5">
            <text:p><text:s/>3,053<text:s/></text:p>
          </table:table-cell>
          <table:table-cell office:value-type="float" office:value="1.1170959151237809" table:style-name="ce6">
            <text:p>1.117</text:p>
          </table:table-cell>
          <table:table-cell office:value-type="float" office:value="3410.7775152285899" table:style-name="ce5">
            <text:p><text:s/>3,411<text:s/></text:p>
          </table:table-cell>
          <table:table-cell office:value-type="float" office:value="1.0147206196766676" table:style-name="ce6">
            <text:p>1.015</text:p>
          </table:table-cell>
          <table:table-cell office:value-type="float" office:value="3460.9862738319998" table:style-name="ce5">
            <text:p><text:s/>3,46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460.9862738319998" table:style-name="ce5">
            <text:p><text:s/>3,461<text:s/></text:p>
          </table:table-cell>
          <table:table-cell office:value-type="float" office:value="1.0570578532109618" table:style-name="ce6">
            <text:p>1.057</text:p>
          </table:table-cell>
          <table:table-cell office:value-type="float" office:value="3658.4627206094597" table:style-name="ce5">
            <text:p><text:s/>3,658<text:s/></text:p>
          </table:table-cell>
          <table:table-cell office:value-type="float" office:value="0.9811382769516388" table:style-name="ce6">
            <text:p>0.981</text:p>
          </table:table-cell>
          <table:table-cell office:value-type="float" office:value="3589.4578099905702" table:style-name="ce5">
            <text:p><text:s/>3,58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589.4578099905702" table:style-name="ce5">
            <text:p><text:s/>3,589<text:s/></text:p>
          </table:table-cell>
          <table:table-cell office:value-type="float" office:value="1.0186175505260961" table:style-name="ce6">
            <text:p>1.019</text:p>
          </table:table-cell>
          <table:table-cell office:value-type="float" office:value="3656.28472212936" table:style-name="ce5">
            <text:p><text:s/>3,656<text:s/></text:p>
          </table:table-cell>
          <table:table-cell office:value-type="float" office:value="1.0153130577201337" table:style-name="ce6">
            <text:p>1.015</text:p>
          </table:table-cell>
          <table:table-cell office:value-type="float" office:value="3712.2736211205702" table:style-name="ce5">
            <text:p><text:s/>3,71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712.2736211205702" table:style-name="ce5">
            <text:p><text:s/>3,712<text:s/></text:p>
          </table:table-cell>
          <table:table-cell office:value-type="float" office:value="0.92151994150223826" table:style-name="ce6">
            <text:p>0.922</text:p>
          </table:table-cell>
          <table:table-cell office:value-type="float" office:value="3420.9341701753301" table:style-name="ce5">
            <text:p><text:s/>3,421<text:s/></text:p>
          </table:table-cell>
          <table:table-cell office:value-type="float" office:value="1.2011290041656006" table:style-name="ce6">
            <text:p>1.201</text:p>
          </table:table-cell>
          <table:table-cell office:value-type="float" office:value="4108.9832531387701" table:style-name="ce5">
            <text:p><text:s/>4,1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108.9832531387701" table:style-name="ce5">
            <text:p><text:s/>4,109<text:s/></text:p>
          </table:table-cell>
          <table:table-cell office:value-type="float" office:value="0.9694489098568394" table:style-name="ce6">
            <text:p>0.969</text:p>
          </table:table-cell>
          <table:table-cell office:value-type="float" office:value="3983.4493353753901" table:style-name="ce5">
            <text:p><text:s/>3,983<text:s/></text:p>
          </table:table-cell>
          <table:table-cell office:value-type="float" office:value="1.2204407768515422" table:style-name="ce6">
            <text:p>1.220</text:p>
          </table:table-cell>
          <table:table-cell office:value-type="float" office:value="4861.5640014143" table:style-name="ce5">
            <text:p><text:s/>4,86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61.5640014143" table:style-name="ce5">
            <text:p><text:s/>4,862<text:s/></text:p>
          </table:table-cell>
          <table:table-cell office:value-type="float" office:value="0.99731266119537065" table:style-name="ce6">
            <text:p>0.997</text:p>
          </table:table-cell>
          <table:table-cell office:value-type="float" office:value="4848.4993318221104" table:style-name="ce5">
            <text:p><text:s/>4,848<text:s/></text:p>
          </table:table-cell>
          <table:table-cell office:value-type="float" office:value="1.1933361187283902" table:style-name="ce6">
            <text:p>1.193</text:p>
          </table:table-cell>
          <table:table-cell office:value-type="float" office:value="5785.8893742937898" table:style-name="ce5">
            <text:p><text:s/>5,78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785.8893742937898" table:style-name="ce5">
            <text:p><text:s/>5,786<text:s/></text:p>
          </table:table-cell>
          <table:table-cell office:value-type="float" office:value="1.0084918965973364" table:style-name="ce6">
            <text:p>1.008</text:p>
          </table:table-cell>
          <table:table-cell office:value-type="float" office:value="5835.0225485839192" table:style-name="ce5">
            <text:p><text:s/>5,835<text:s/></text:p>
          </table:table-cell>
          <table:table-cell office:value-type="float" office:value="1.1016318356061108" table:style-name="ce6">
            <text:p>1.102</text:p>
          </table:table-cell>
          <table:table-cell office:value-type="float" office:value="6428.0466009995498" table:style-name="ce5">
            <text:p><text:s/>6,42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3.57266067929999" table:style-name="ce5">
            <text:p><text:s/>30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03.57266067929999" table:style-name="ce5">
            <text:p><text:s/>304<text:s/></text:p>
          </table:table-cell>
          <table:table-cell office:value-type="float" office:value="1.0464368915696671" table:style-name="ce6">
            <text:p>1.046</text:p>
          </table:table-cell>
          <table:table-cell office:value-type="float" office:value="317.66963140678001" table:style-name="ce5">
            <text:p><text:s/>318<text:s/></text:p>
          </table:table-cell>
          <table:table-cell office:value-type="float" office:value="1.0559775691606148" table:style-name="ce6">
            <text:p>1.056</text:p>
          </table:table-cell>
          <table:table-cell office:value-type="float" office:value="335.45200516908" table:style-name="ce5">
            <text:p><text:s/>33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35.45200516908" table:style-name="ce5">
            <text:p><text:s/>335<text:s/></text:p>
          </table:table-cell>
          <table:table-cell office:value-type="float" office:value="1.041223172683347" table:style-name="ce6">
            <text:p>1.041</text:p>
          </table:table-cell>
          <table:table-cell office:value-type="float" office:value="349.28040110513996" table:style-name="ce5">
            <text:p><text:s/>349<text:s/></text:p>
          </table:table-cell>
          <table:table-cell office:value-type="float" office:value="1.1225354559449692" table:style-name="ce6">
            <text:p>1.123</text:p>
          </table:table-cell>
          <table:table-cell office:value-type="float" office:value="392.07963430720002" table:style-name="ce5">
            <text:p><text:s/>3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2.07963430720002" table:style-name="ce5">
            <text:p><text:s/>392<text:s/></text:p>
          </table:table-cell>
          <table:table-cell office:value-type="float" office:value="1.0162107604175892" table:style-name="ce6">
            <text:p>1.016</text:p>
          </table:table-cell>
          <table:table-cell office:value-type="float" office:value="398.43554332357002" table:style-name="ce5">
            <text:p><text:s/>398<text:s/></text:p>
          </table:table-cell>
          <table:table-cell office:value-type="float" office:value="1.3384646132758367" table:style-name="ce6">
            <text:p>1.338</text:p>
          </table:table-cell>
          <table:table-cell office:value-type="float" office:value="533.29187540992996" table:style-name="ce5">
            <text:p><text:s/>53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33.29187540992996" table:style-name="ce5">
            <text:p><text:s/>533<text:s/></text:p>
          </table:table-cell>
          <table:table-cell office:value-type="float" office:value="1.0576103507438657" table:style-name="ce6">
            <text:p>1.058</text:p>
          </table:table-cell>
          <table:table-cell office:value-type="float" office:value="564.01500740115" table:style-name="ce5">
            <text:p><text:s/>564<text:s/></text:p>
          </table:table-cell>
          <table:table-cell office:value-type="float" office:value="1.0825063486253523" table:style-name="ce6">
            <text:p>1.083</text:p>
          </table:table-cell>
          <table:table-cell office:value-type="float" office:value="610.54982623171998" table:style-name="ce5">
            <text:p><text:s/>61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10.54982623171998" table:style-name="ce5">
            <text:p><text:s/>611<text:s/></text:p>
          </table:table-cell>
          <table:table-cell office:value-type="float" office:value="1.0150242641390559" table:style-name="ce6">
            <text:p>1.015</text:p>
          </table:table-cell>
          <table:table-cell office:value-type="float" office:value="619.72288809107999" table:style-name="ce5">
            <text:p><text:s/>620<text:s/></text:p>
          </table:table-cell>
          <table:table-cell office:value-type="float" office:value="1.0890383976105145" table:style-name="ce6">
            <text:p>1.089</text:p>
          </table:table-cell>
          <table:table-cell office:value-type="float" office:value="674.9020210092699" table:style-name="ce5">
            <text:p><text:s/>67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74.9020210092699" table:style-name="ce5">
            <text:p><text:s/>675<text:s/></text:p>
          </table:table-cell>
          <table:table-cell office:value-type="float" office:value="1.046022050989996" table:style-name="ce6">
            <text:p>1.046</text:p>
          </table:table-cell>
          <table:table-cell office:value-type="float" office:value="705.96239623341" table:style-name="ce5">
            <text:p><text:s/>706<text:s/></text:p>
          </table:table-cell>
          <table:table-cell office:value-type="float" office:value="1.1511557021869601" table:style-name="ce6">
            <text:p>1.151</text:p>
          </table:table-cell>
          <table:table-cell office:value-type="float" office:value="812.67263795366" table:style-name="ce5">
            <text:p><text:s/>8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12.67263795366" table:style-name="ce5">
            <text:p><text:s/>813<text:s/></text:p>
          </table:table-cell>
          <table:table-cell office:value-type="float" office:value="1.0353946055811101" table:style-name="ce6">
            <text:p>1.035</text:p>
          </table:table-cell>
          <table:table-cell office:value-type="float" office:value="841.43686544059005" table:style-name="ce5">
            <text:p><text:s/>841<text:s/></text:p>
          </table:table-cell>
          <table:table-cell office:value-type="float" office:value="0.99192784016300073" table:style-name="ce6">
            <text:p>0.992</text:p>
          </table:table-cell>
          <table:table-cell office:value-type="float" office:value="834.64465257000995" table:style-name="ce5">
            <text:p><text:s/>83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34.64465257000995" table:style-name="ce5">
            <text:p><text:s/>835<text:s/></text:p>
          </table:table-cell>
          <table:table-cell office:value-type="float" office:value="1.2329665587998002" table:style-name="ce6">
            <text:p>1.233</text:p>
          </table:table-cell>
          <table:table-cell office:value-type="float" office:value="1029.0889450999" table:style-name="ce5">
            <text:p><text:s/>1,029<text:s/></text:p>
          </table:table-cell>
          <table:table-cell office:value-type="float" office:value="0.83578050361759104" table:style-name="ce6">
            <text:p>0.836</text:p>
          </table:table-cell>
          <table:table-cell office:value-type="float" office:value="860.09247680288991" table:style-name="ce5">
            <text:p><text:s/>86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60.09247680288991" table:style-name="ce5">
            <text:p><text:s/>860<text:s/></text:p>
          </table:table-cell>
          <table:table-cell office:value-type="float" office:value="1.0597106795532867" table:style-name="ce6">
            <text:p>1.060</text:p>
          </table:table-cell>
          <table:table-cell office:value-type="float" office:value="911.44918307145997" table:style-name="ce5">
            <text:p><text:s/>911<text:s/></text:p>
          </table:table-cell>
          <table:table-cell office:value-type="float" office:value="1.1227553829109613" table:style-name="ce6">
            <text:p>1.123</text:p>
          </table:table-cell>
          <table:table-cell office:value-type="float" office:value="1023.3344765432801" table:style-name="ce5">
            <text:p><text:s/>1,02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23.3344765432801" table:style-name="ce5">
            <text:p><text:s/>1,023<text:s/></text:p>
          </table:table-cell>
          <table:table-cell office:value-type="float" office:value="1.1122783040638236" table:style-name="ce6">
            <text:p>1.112</text:p>
          </table:table-cell>
          <table:table-cell office:value-type="float" office:value="1138.2327360596" table:style-name="ce5">
            <text:p><text:s/>1,138<text:s/></text:p>
          </table:table-cell>
          <table:table-cell office:value-type="float" office:value="1.0628481871264017" table:style-name="ce6">
            <text:p>1.063</text:p>
          </table:table-cell>
          <table:table-cell office:value-type="float" office:value="1209.76860004887" table:style-name="ce5">
            <text:p><text:s/>1,21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09.76860004887" table:style-name="ce5">
            <text:p><text:s/>1,210<text:s/></text:p>
          </table:table-cell>
          <table:table-cell office:value-type="float" office:value="1.0671499576372607" table:style-name="ce6">
            <text:p>1.067</text:p>
          </table:table-cell>
          <table:table-cell office:value-type="float" office:value="1291.0045102930401" table:style-name="ce5">
            <text:p><text:s/>1,291<text:s/></text:p>
          </table:table-cell>
          <table:table-cell office:value-type="float" office:value="0.98132480850304893" table:style-name="ce6">
            <text:p>0.981</text:p>
          </table:table-cell>
          <table:table-cell office:value-type="float" office:value="1266.89475383989" table:style-name="ce5">
            <text:p><text:s/>1,26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66.89475383989" table:style-name="ce5">
            <text:p><text:s/>1,267<text:s/></text:p>
          </table:table-cell>
          <table:table-cell office:value-type="float" office:value="1.0182760989754056" table:style-name="ce6">
            <text:p>1.018</text:p>
          </table:table-cell>
          <table:table-cell office:value-type="float" office:value="1290.0486477524901" table:style-name="ce5">
            <text:p><text:s/>1,290<text:s/></text:p>
          </table:table-cell>
          <table:table-cell office:value-type="float" office:value="1.0435941041046926" table:style-name="ce6">
            <text:p>1.044</text:p>
          </table:table-cell>
          <table:table-cell office:value-type="float" office:value="1346.2871628027301" table:style-name="ce5">
            <text:p><text:s/>1,34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46.2871628027301" table:style-name="ce5">
            <text:p><text:s/>1,346<text:s/></text:p>
          </table:table-cell>
          <table:table-cell office:value-type="float" office:value="0.92654202087111392" table:style-name="ce6">
            <text:p>0.927</text:p>
          </table:table-cell>
          <table:table-cell office:value-type="float" office:value="1247.3916284960799" table:style-name="ce5">
            <text:p><text:s/>1,247<text:s/></text:p>
          </table:table-cell>
          <table:table-cell office:value-type="float" office:value="1.2264322772321361" table:style-name="ce6">
            <text:p>1.226</text:p>
          </table:table-cell>
          <table:table-cell office:value-type="float" office:value="1529.8413555367501" table:style-name="ce5">
            <text:p><text:s/>1,53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29.8413555367501" table:style-name="ce5">
            <text:p><text:s/>1,530<text:s/></text:p>
          </table:table-cell>
          <table:table-cell office:value-type="float" office:value="0.97151032007481697" table:style-name="ce6">
            <text:p>0.972</text:p>
          </table:table-cell>
          <table:table-cell office:value-type="float" office:value="1486.2566649811999" table:style-name="ce5">
            <text:p><text:s/>1,486<text:s/></text:p>
          </table:table-cell>
          <table:table-cell office:value-type="float" office:value="1.18621086924129" table:style-name="ce6">
            <text:p>1.186</text:p>
          </table:table-cell>
          <table:table-cell office:value-type="float" office:value="1763.01381048301" table:style-name="ce5">
            <text:p><text:s/>1,76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63.01381048301" table:style-name="ce5">
            <text:p><text:s/>1,763<text:s/></text:p>
          </table:table-cell>
          <table:table-cell office:value-type="float" office:value="0.98745511157852994" table:style-name="ce6">
            <text:p>0.987</text:p>
          </table:table-cell>
          <table:table-cell office:value-type="float" office:value="1740.8969989449899" table:style-name="ce5">
            <text:p><text:s/>1,741<text:s/></text:p>
          </table:table-cell>
          <table:table-cell office:value-type="float" office:value="1.1085225533886625" table:style-name="ce6">
            <text:p>1.109</text:p>
          </table:table-cell>
          <table:table-cell office:value-type="float" office:value="1929.82358645716" table:style-name="ce5">
            <text:p><text:s/>1,93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29.82358645716" table:style-name="ce5">
            <text:p><text:s/>1,930<text:s/></text:p>
          </table:table-cell>
          <table:table-cell office:value-type="float" office:value="0.99679541105106217" table:style-name="ce6">
            <text:p>0.997</text:p>
          </table:table-cell>
          <table:table-cell office:value-type="float" office:value="1923.6392951185999" table:style-name="ce5">
            <text:p><text:s/>1,924<text:s/></text:p>
          </table:table-cell>
          <table:table-cell office:value-type="float" office:value="1.1507252997039832" table:style-name="ce6">
            <text:p>1.151</text:p>
          </table:table-cell>
          <table:table-cell office:value-type="float" office:value="2213.58040439771" table:style-name="ce5">
            <text:p><text:s/>2,21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60.25626904080013" table:style-name="ce5">
            <text:p><text:s/>56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60.25626904080013" table:style-name="ce5">
            <text:p><text:s/>560<text:s/></text:p>
          </table:table-cell>
          <table:table-cell office:value-type="float" office:value="1.0636092742428103" table:style-name="ce6">
            <text:p>1.064</text:p>
          </table:table-cell>
          <table:table-cell office:value-type="float" office:value="595.89376370447008" table:style-name="ce5">
            <text:p><text:s/>596<text:s/></text:p>
          </table:table-cell>
          <table:table-cell office:value-type="float" office:value="0.81767589175933664" table:style-name="ce6">
            <text:p>0.818</text:p>
          </table:table-cell>
          <table:table-cell office:value-type="float" office:value="487.24796463088001" table:style-name="ce5">
            <text:p><text:s/>48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87.24796463088001" table:style-name="ce5">
            <text:p><text:s/>487<text:s/></text:p>
          </table:table-cell>
          <table:table-cell office:value-type="float" office:value="1.0480068730491061" table:style-name="ce6">
            <text:p>1.048</text:p>
          </table:table-cell>
          <table:table-cell office:value-type="float" office:value="510.63921581235002" table:style-name="ce5">
            <text:p><text:s/>511<text:s/></text:p>
          </table:table-cell>
          <table:table-cell office:value-type="float" office:value="1.5002650685374013" table:style-name="ce6">
            <text:p>1.500</text:p>
          </table:table-cell>
          <table:table-cell office:value-type="float" office:value="766.09417810860009" table:style-name="ce5">
            <text:p><text:s/>7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66.09417810860009" table:style-name="ce5">
            <text:p><text:s/>766<text:s/></text:p>
          </table:table-cell>
          <table:table-cell office:value-type="float" office:value="1.0090924354081732" table:style-name="ce6">
            <text:p>1.009</text:p>
          </table:table-cell>
          <table:table-cell office:value-type="float" office:value="773.05983993963002" table:style-name="ce5">
            <text:p><text:s/>773<text:s/></text:p>
          </table:table-cell>
          <table:table-cell office:value-type="float" office:value="1.1289692213493148" table:style-name="ce6">
            <text:p>1.129</text:p>
          </table:table-cell>
          <table:table-cell office:value-type="float" office:value="872.76076555307009" table:style-name="ce5">
            <text:p><text:s/>87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72.76076555307009" table:style-name="ce5">
            <text:p><text:s/>873<text:s/></text:p>
          </table:table-cell>
          <table:table-cell office:value-type="float" office:value="1.0889867616139504" table:style-name="ce6">
            <text:p>1.089</text:p>
          </table:table-cell>
          <table:table-cell office:value-type="float" office:value="950.42491974335007" table:style-name="ce5">
            <text:p><text:s/>950<text:s/></text:p>
          </table:table-cell>
          <table:table-cell office:value-type="float" office:value="1.1306838822279301" table:style-name="ce6">
            <text:p>1.131</text:p>
          </table:table-cell>
          <table:table-cell office:value-type="float" office:value="1074.63013802158" table:style-name="ce5">
            <text:p><text:s/>1,07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74.63013802158" table:style-name="ce5">
            <text:p><text:s/>1,075<text:s/></text:p>
          </table:table-cell>
          <table:table-cell office:value-type="float" office:value="1.017200228847452" table:style-name="ce6">
            <text:p>1.017</text:p>
          </table:table-cell>
          <table:table-cell office:value-type="float" office:value="1093.1140223219202" table:style-name="ce5">
            <text:p><text:s/>1,093<text:s/></text:p>
          </table:table-cell>
          <table:table-cell office:value-type="float" office:value="1.1307869318964852" table:style-name="ce6">
            <text:p>1.131</text:p>
          </table:table-cell>
          <table:table-cell office:value-type="float" office:value="1236.0790515144301" table:style-name="ce5">
            <text:p><text:s/>1,23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36.0790515144301" table:style-name="ce5">
            <text:p><text:s/>1,236<text:s/></text:p>
          </table:table-cell>
          <table:table-cell office:value-type="float" office:value="1.0459831345018926" table:style-name="ce6">
            <text:p>1.046</text:p>
          </table:table-cell>
          <table:table-cell office:value-type="float" office:value="1292.9178407951899" table:style-name="ce5">
            <text:p><text:s/>1,293<text:s/></text:p>
          </table:table-cell>
          <table:table-cell office:value-type="float" office:value="0.98047502135068099" table:style-name="ce6">
            <text:p>0.980</text:p>
          </table:table-cell>
          <table:table-cell office:value-type="float" office:value="1267.67364755834" table:style-name="ce5">
            <text:p><text:s/>1,26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67.67364755834" table:style-name="ce5">
            <text:p><text:s/>1,268<text:s/></text:p>
          </table:table-cell>
          <table:table-cell office:value-type="float" office:value="0.99451334225435162" table:style-name="ce6">
            <text:p>0.995</text:p>
          </table:table-cell>
          <table:table-cell office:value-type="float" office:value="1260.7183561210097" table:style-name="ce5">
            <text:p><text:s/>1,261<text:s/></text:p>
          </table:table-cell>
          <table:table-cell office:value-type="float" office:value="1.0660935339916493" table:style-name="ce6">
            <text:p>1.066</text:p>
          </table:table-cell>
          <table:table-cell office:value-type="float" office:value="1344.0436876451899" table:style-name="ce5">
            <text:p><text:s/>1,3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44.0436876451899" table:style-name="ce5">
            <text:p><text:s/>1,344<text:s/></text:p>
          </table:table-cell>
          <table:table-cell office:value-type="float" office:value="1.2189971920473113" table:style-name="ce6">
            <text:p>1.219</text:p>
          </table:table-cell>
          <table:table-cell office:value-type="float" office:value="1638.3854812284001" table:style-name="ce5">
            <text:p><text:s/>1,638<text:s/></text:p>
          </table:table-cell>
          <table:table-cell office:value-type="float" office:value="1.0700893402886495" table:style-name="ce6">
            <text:p>1.070</text:p>
          </table:table-cell>
          <table:table-cell office:value-type="float" office:value="1753.2188387462002" table:style-name="ce5">
            <text:p><text:s/>1,7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53.2188387462002" table:style-name="ce5">
            <text:p><text:s/>1,753<text:s/></text:p>
          </table:table-cell>
          <table:table-cell office:value-type="float" office:value="1.0399143621063327" table:style-name="ce6">
            <text:p>1.040</text:p>
          </table:table-cell>
          <table:table-cell office:value-type="float" office:value="1823.1974503275601" table:style-name="ce5">
            <text:p><text:s/>1,823<text:s/></text:p>
          </table:table-cell>
          <table:table-cell office:value-type="float" office:value="1.1133843308940505" table:style-name="ce6">
            <text:p>1.113</text:p>
          </table:table-cell>
          <table:table-cell office:value-type="float" office:value="2029.9194733206896" table:style-name="ce5">
            <text:p><text:s/>2,03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29.9194733206896" table:style-name="ce5">
            <text:p><text:s/>2,030<text:s/></text:p>
          </table:table-cell>
          <table:table-cell office:value-type="float" office:value="1.1195245964370184" table:style-name="ce6">
            <text:p>1.120</text:p>
          </table:table-cell>
          <table:table-cell office:value-type="float" office:value="2272.5447791689903" table:style-name="ce5">
            <text:p><text:s/>2,273<text:s/></text:p>
          </table:table-cell>
          <table:table-cell office:value-type="float" office:value="0.99061532006702235" table:style-name="ce6">
            <text:p>0.991</text:p>
          </table:table-cell>
          <table:table-cell office:value-type="float" office:value="2251.2176737831296" table:style-name="ce5">
            <text:p><text:s/>2,25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51.2176737831296" table:style-name="ce5">
            <text:p><text:s/>2,251<text:s/></text:p>
          </table:table-cell>
          <table:table-cell office:value-type="float" office:value="1.0516345166826759" table:style-name="ce6">
            <text:p>1.052</text:p>
          </table:table-cell>
          <table:table-cell office:value-type="float" office:value="2367.4582103164198" table:style-name="ce5">
            <text:p><text:s/>2,367<text:s/></text:p>
          </table:table-cell>
          <table:table-cell office:value-type="float" office:value="0.98103655896855757" table:style-name="ce6">
            <text:p>0.981</text:p>
          </table:table-cell>
          <table:table-cell office:value-type="float" office:value="2322.56305615068" table:style-name="ce5">
            <text:p><text:s/>2,32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22.56305615068" table:style-name="ce5">
            <text:p><text:s/>2,323<text:s/></text:p>
          </table:table-cell>
          <table:table-cell office:value-type="float" office:value="1.0188038030272348" table:style-name="ce6">
            <text:p>1.019</text:p>
          </table:table-cell>
          <table:table-cell office:value-type="float" office:value="2366.23607437687" table:style-name="ce5">
            <text:p><text:s/>2,366<text:s/></text:p>
          </table:table-cell>
          <table:table-cell office:value-type="float" office:value="0.99989450923272916" table:style-name="ce6">
            <text:p>1.000</text:p>
          </table:table-cell>
          <table:table-cell office:value-type="float" office:value="2365.9864583178401" table:style-name="ce5">
            <text:p><text:s/>2,36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365.9864583178401" table:style-name="ce5">
            <text:p><text:s/>2,366<text:s/></text:p>
          </table:table-cell>
          <table:table-cell office:value-type="float" office:value="0.91866229159425838" table:style-name="ce6">
            <text:p>0.919</text:p>
          </table:table-cell>
          <table:table-cell office:value-type="float" office:value="2173.5425416792505" table:style-name="ce5">
            <text:p><text:s/>2,174<text:s/></text:p>
          </table:table-cell>
          <table:table-cell office:value-type="float" office:value="1.1866075073963858" table:style-name="ce6">
            <text:p>1.187</text:p>
          </table:table-cell>
          <table:table-cell office:value-type="float" office:value="2579.1418976020204" table:style-name="ce5">
            <text:p><text:s/>2,57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79.1418976020204" table:style-name="ce5">
            <text:p><text:s/>2,579<text:s/></text:p>
          </table:table-cell>
          <table:table-cell office:value-type="float" office:value="0.96822616573208964" table:style-name="ce6">
            <text:p>0.968</text:p>
          </table:table-cell>
          <table:table-cell office:value-type="float" office:value="2497.1926703941899" table:style-name="ce5">
            <text:p><text:s/>2,497<text:s/></text:p>
          </table:table-cell>
          <table:table-cell office:value-type="float" office:value="1.240813425278144" table:style-name="ce6">
            <text:p>1.241</text:p>
          </table:table-cell>
          <table:table-cell office:value-type="float" office:value="3098.5501909312898" table:style-name="ce5">
            <text:p><text:s/>3,09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98.5501909312898" table:style-name="ce5">
            <text:p><text:s/>3,099<text:s/></text:p>
          </table:table-cell>
          <table:table-cell office:value-type="float" office:value="1.0029214120759844" table:style-name="ce6">
            <text:p>1.003</text:p>
          </table:table-cell>
          <table:table-cell office:value-type="float" office:value="3107.6023328771198" table:style-name="ce5">
            <text:p><text:s/>3,108<text:s/></text:p>
          </table:table-cell>
          <table:table-cell office:value-type="float" office:value="1.2408491739889247" table:style-name="ce6">
            <text:p>1.241</text:p>
          </table:table-cell>
          <table:table-cell office:value-type="float" office:value="3856.0657878366301" table:style-name="ce5">
            <text:p><text:s/>3,85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56.0657878366301" table:style-name="ce5">
            <text:p><text:s/>3,856<text:s/></text:p>
          </table:table-cell>
          <table:table-cell office:value-type="float" office:value="1.014345571022979" table:style-name="ce6">
            <text:p>1.014</text:p>
          </table:table-cell>
          <table:table-cell office:value-type="float" office:value="3911.3832534653197" table:style-name="ce5">
            <text:p><text:s/>3,911<text:s/></text:p>
          </table:table-cell>
          <table:table-cell office:value-type="float" office:value="1.0774874062438147" table:style-name="ce6">
            <text:p>1.077</text:p>
          </table:table-cell>
          <table:table-cell office:value-type="float" office:value="4214.4661966018402" table:style-name="ce5">
            <text:p><text:s/>4,21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6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12.1422391447001" table:style-name="ce5">
            <text:p><text:s/>1,01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12.1422391447001" table:style-name="ce5">
            <text:p><text:s/>1,012<text:s/></text:p>
          </table:table-cell>
          <table:table-cell office:value-type="float" office:value="1.2832947301090822" table:style-name="ce6">
            <text:p>1.283</text:p>
          </table:table-cell>
          <table:table-cell office:value-type="float" office:value="1298.8768016152001" table:style-name="ce5">
            <text:p><text:s/>1,299<text:s/></text:p>
          </table:table-cell>
          <table:table-cell office:value-type="float" office:value="0.91654560550045661" table:style-name="ce6">
            <text:p>0.917</text:p>
          </table:table-cell>
          <table:table-cell office:value-type="float" office:value="1190.4798246068999" table:style-name="ce5">
            <text:p><text:s/>1,19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90.4798246068999" table:style-name="ce5">
            <text:p><text:s/>1,190<text:s/></text:p>
          </table:table-cell>
          <table:table-cell office:value-type="float" office:value="1.0432673723121753" table:style-name="ce6">
            <text:p>1.043</text:p>
          </table:table-cell>
          <table:table-cell office:value-type="float" office:value="1241.9887584082999" table:style-name="ce5">
            <text:p><text:s/>1,242<text:s/></text:p>
          </table:table-cell>
          <table:table-cell office:value-type="float" office:value="1.1210804018306282" table:style-name="ce6">
            <text:p>1.121</text:p>
          </table:table-cell>
          <table:table-cell office:value-type="float" office:value="1392.3692563454999" table:style-name="ce5">
            <text:p><text:s/>1,3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92.3692563454999" table:style-name="ce5">
            <text:p><text:s/>1,392<text:s/></text:p>
          </table:table-cell>
          <table:table-cell office:value-type="float" office:value="1.0392599009477381" table:style-name="ce6">
            <text:p>1.039</text:p>
          </table:table-cell>
          <table:table-cell office:value-type="float" office:value="1447.0335354323001" table:style-name="ce5">
            <text:p><text:s/>1,447<text:s/></text:p>
          </table:table-cell>
          <table:table-cell office:value-type="float" office:value="1.0637523580796211" table:style-name="ce6">
            <text:p>1.064</text:p>
          </table:table-cell>
          <table:table-cell office:value-type="float" office:value="1539.2853355364" table:style-name="ce5">
            <text:p><text:s/>1,53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39.2853355364" table:style-name="ce5">
            <text:p><text:s/>1,539<text:s/></text:p>
          </table:table-cell>
          <table:table-cell office:value-type="float" office:value="1.0493778431520064" table:style-name="ce6">
            <text:p>1.049</text:p>
          </table:table-cell>
          <table:table-cell office:value-type="float" office:value="1615.2919254007002" table:style-name="ce5">
            <text:p><text:s/>1,615<text:s/></text:p>
          </table:table-cell>
          <table:table-cell office:value-type="float" office:value="0.97588468398785744" table:style-name="ce6">
            <text:p>0.976</text:p>
          </table:table-cell>
          <table:table-cell office:value-type="float" office:value="1576.3386501677999" table:style-name="ce5">
            <text:p><text:s/>1,57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76.3386501677999" table:style-name="ce5">
            <text:p><text:s/>1,576<text:s/></text:p>
          </table:table-cell>
          <table:table-cell office:value-type="float" office:value="1.0538862615360334" table:style-name="ce6">
            <text:p>1.054</text:p>
          </table:table-cell>
          <table:table-cell office:value-type="float" office:value="1661.2816469401" table:style-name="ce5">
            <text:p><text:s/>1,661<text:s/></text:p>
          </table:table-cell>
          <table:table-cell office:value-type="float" office:value="1.0432165651146743" table:style-name="ce6">
            <text:p>1.043</text:p>
          </table:table-cell>
          <table:table-cell office:value-type="float" office:value="1733.0765334089001" table:style-name="ce5">
            <text:p><text:s/>1,73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33.0765334089001" table:style-name="ce5">
            <text:p><text:s/>1,733<text:s/></text:p>
          </table:table-cell>
          <table:table-cell office:value-type="float" office:value="1.098653639356076" table:style-name="ce6">
            <text:p>1.099</text:p>
          </table:table-cell>
          <table:table-cell office:value-type="float" office:value="1904.0508407123" table:style-name="ce5">
            <text:p><text:s/>1,904<text:s/></text:p>
          </table:table-cell>
          <table:table-cell office:value-type="float" office:value="1.2718815861127104" table:style-name="ce6">
            <text:p>1.272</text:p>
          </table:table-cell>
          <table:table-cell office:value-type="float" office:value="2421.7272033243999" table:style-name="ce5">
            <text:p><text:s/>2,42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21.7272033243999" table:style-name="ce5">
            <text:p><text:s/>2,422<text:s/></text:p>
          </table:table-cell>
          <table:table-cell office:value-type="float" office:value="0.78222136442782797" table:style-name="ce6">
            <text:p>0.782</text:p>
          </table:table-cell>
          <table:table-cell office:value-type="float" office:value="1894.3267572564" table:style-name="ce5">
            <text:p><text:s/>1,894<text:s/></text:p>
          </table:table-cell>
          <table:table-cell office:value-type="float" office:value="1.1087712968906824" table:style-name="ce6">
            <text:p>1.109</text:p>
          </table:table-cell>
          <table:table-cell office:value-type="float" office:value="2100.3751353778998" table:style-name="ce5">
            <text:p><text:s/>2,10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00.3751353778998" table:style-name="ce5">
            <text:p><text:s/>2,100<text:s/></text:p>
          </table:table-cell>
          <table:table-cell office:value-type="float" office:value="0.99542107780067135" table:style-name="ce6">
            <text:p>0.995</text:p>
          </table:table-cell>
          <table:table-cell office:value-type="float" office:value="2090.7576810435999" table:style-name="ce5">
            <text:p><text:s/>2,091<text:s/></text:p>
          </table:table-cell>
          <table:table-cell office:value-type="float" office:value="0.95709009573955539" table:style-name="ce6">
            <text:p>0.957</text:p>
          </table:table-cell>
          <table:table-cell office:value-type="float" office:value="2001.0434691182302" table:style-name="ce5">
            <text:p><text:s/>2,00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01.0434691182302" table:style-name="ce5">
            <text:p><text:s/>2,001<text:s/></text:p>
          </table:table-cell>
          <table:table-cell office:value-type="float" office:value="1.098501604695757" table:style-name="ce6">
            <text:p>1.099</text:p>
          </table:table-cell>
          <table:table-cell office:value-type="float" office:value="2198.1494618923402" table:style-name="ce5">
            <text:p><text:s/>2,198<text:s/></text:p>
          </table:table-cell>
          <table:table-cell office:value-type="float" office:value="1.0408937121024451" table:style-name="ce6">
            <text:p>1.041</text:p>
          </table:table-cell>
          <table:table-cell office:value-type="float" office:value="2288.0399531451103" table:style-name="ce5">
            <text:p><text:s/>2,28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288.0399531451103" table:style-name="ce5">
            <text:p><text:s/>2,288<text:s/></text:p>
          </table:table-cell>
          <table:table-cell office:value-type="float" office:value="1.0975107879879886" table:style-name="ce6">
            <text:p>1.098</text:p>
          </table:table-cell>
          <table:table-cell office:value-type="float" office:value="2511.1485319242902" table:style-name="ce5">
            <text:p><text:s/>2,511<text:s/></text:p>
          </table:table-cell>
          <table:table-cell office:value-type="float" office:value="0.96715713677338278" table:style-name="ce6">
            <text:p>0.967</text:p>
          </table:table-cell>
          <table:table-cell office:value-type="float" office:value="2428.6752241485801" table:style-name="ce5">
            <text:p><text:s/>2,42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428.6752241485801" table:style-name="ce5">
            <text:p><text:s/>2,429<text:s/></text:p>
          </table:table-cell>
          <table:table-cell office:value-type="float" office:value="1.1342937695697251" table:style-name="ce6">
            <text:p>1.134</text:p>
          </table:table-cell>
          <table:table-cell office:value-type="float" office:value="2754.8311750600901" table:style-name="ce5">
            <text:p><text:s/>2,755<text:s/></text:p>
          </table:table-cell>
          <table:table-cell office:value-type="float" office:value="0.98919386828086819" table:style-name="ce6">
            <text:p>0.989</text:p>
          </table:table-cell>
          <table:table-cell office:value-type="float" office:value="2725.06210651842" table:style-name="ce5">
            <text:p><text:s/>2,72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25.06210651842" table:style-name="ce5">
            <text:p><text:s/>2,725<text:s/></text:p>
          </table:table-cell>
          <table:table-cell office:value-type="float" office:value="1.0040253439622535" table:style-name="ce6">
            <text:p>1.004</text:p>
          </table:table-cell>
          <table:table-cell office:value-type="float" office:value="2736.0314188156599" table:style-name="ce5">
            <text:p><text:s/>2,736<text:s/></text:p>
          </table:table-cell>
          <table:table-cell office:value-type="float" office:value="1.0790213643764288" table:style-name="ce6">
            <text:p>1.079</text:p>
          </table:table-cell>
          <table:table-cell office:value-type="float" office:value="2952.2363545072499" table:style-name="ce5">
            <text:p><text:s/>2,95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952.2363545072499" table:style-name="ce5">
            <text:p><text:s/>2,952<text:s/></text:p>
          </table:table-cell>
          <table:table-cell office:value-type="float" office:value="1.0096279675279265" table:style-name="ce6">
            <text:p>1.010</text:p>
          </table:table-cell>
          <table:table-cell office:value-type="float" office:value="2980.66039026321" table:style-name="ce5">
            <text:p><text:s/>2,981<text:s/></text:p>
          </table:table-cell>
          <table:table-cell office:value-type="float" office:value="1.0051929592627771" table:style-name="ce6">
            <text:p>1.005</text:p>
          </table:table-cell>
          <table:table-cell office:value-type="float" office:value="2996.13883824602" table:style-name="ce5">
            <text:p><text:s/>2,99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96.13883824602" table:style-name="ce5">
            <text:p><text:s/>2,996<text:s/></text:p>
          </table:table-cell>
          <table:table-cell office:value-type="float" office:value="0.95153151001752567" table:style-name="ce6">
            <text:p>0.952</text:p>
          </table:table-cell>
          <table:table-cell office:value-type="float" office:value="2850.9205129783904" table:style-name="ce5">
            <text:p><text:s/>2,851<text:s/></text:p>
          </table:table-cell>
          <table:table-cell office:value-type="float" office:value="1.0303080532866595" table:style-name="ce6">
            <text:p>1.030</text:p>
          </table:table-cell>
          <table:table-cell office:value-type="float" office:value="2937.3263638017702" table:style-name="ce5">
            <text:p><text:s/>2,93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37.3263638017702" table:style-name="ce5">
            <text:p><text:s/>2,937<text:s/></text:p>
          </table:table-cell>
          <table:table-cell office:value-type="float" office:value="1.1137983859071841" table:style-name="ce6">
            <text:p>1.114</text:p>
          </table:table-cell>
          <table:table-cell office:value-type="float" office:value="3271.5893628850299" table:style-name="ce5">
            <text:p><text:s/>3,272<text:s/></text:p>
          </table:table-cell>
          <table:table-cell office:value-type="float" office:value="1.0204508006386286" table:style-name="ce6">
            <text:p>1.020</text:p>
          </table:table-cell>
          <table:table-cell office:value-type="float" office:value="3338.4959847168498" table:style-name="ce5">
            <text:p><text:s/>3,33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338.4959847168498" table:style-name="ce5">
            <text:p><text:s/>3,338<text:s/></text:p>
          </table:table-cell>
          <table:table-cell office:value-type="float" office:value="1.0047545673270644" table:style-name="ce6">
            <text:p>1.005</text:p>
          </table:table-cell>
          <table:table-cell office:value-type="float" office:value="3354.3690886473196" table:style-name="ce5">
            <text:p><text:s/>3,354<text:s/></text:p>
          </table:table-cell>
          <table:table-cell office:value-type="float" office:value="1.0359112899296383" table:style-name="ce6">
            <text:p>1.036</text:p>
          </table:table-cell>
          <table:table-cell office:value-type="float" office:value="3474.8288095207499" table:style-name="ce5">
            <text:p><text:s/>3,47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44.73233588631001" table:style-name="ce5">
            <text:p><text:s/>54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44.73233588631001" table:style-name="ce5">
            <text:p><text:s/>545<text:s/></text:p>
          </table:table-cell>
          <table:table-cell office:value-type="float" office:value="1.3018318645048552" table:style-name="ce6">
            <text:p>1.302</text:p>
          </table:table-cell>
          <table:table-cell office:value-type="float" office:value="709.14991248295996" table:style-name="ce5">
            <text:p><text:s/>709<text:s/></text:p>
          </table:table-cell>
          <table:table-cell office:value-type="float" office:value="0.99766033066475224" table:style-name="ce6">
            <text:p>0.998</text:p>
          </table:table-cell>
          <table:table-cell office:value-type="float" office:value="707.49073617862996" table:style-name="ce5">
            <text:p><text:s/>70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07.49073617862996" table:style-name="ce5">
            <text:p><text:s/>707<text:s/></text:p>
          </table:table-cell>
          <table:table-cell office:value-type="float" office:value="1.0239477776468047" table:style-name="ce6">
            <text:p>1.024</text:p>
          </table:table-cell>
          <table:table-cell office:value-type="float" office:value="724.43356701581001" table:style-name="ce5">
            <text:p><text:s/>724<text:s/></text:p>
          </table:table-cell>
          <table:table-cell office:value-type="float" office:value="1.1560821444447265" table:style-name="ce6">
            <text:p>1.156</text:p>
          </table:table-cell>
          <table:table-cell office:value-type="float" office:value="837.50471166338002" table:style-name="ce5">
            <text:p><text:s/>83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37.50471166338002" table:style-name="ce5">
            <text:p><text:s/>838<text:s/></text:p>
          </table:table-cell>
          <table:table-cell office:value-type="float" office:value="1.0286032410575003" table:style-name="ce6">
            <text:p>1.029</text:p>
          </table:table-cell>
          <table:table-cell office:value-type="float" office:value="861.46006081788005" table:style-name="ce5">
            <text:p><text:s/>861<text:s/></text:p>
          </table:table-cell>
          <table:table-cell office:value-type="float" office:value="0.95798505958275437" table:style-name="ce6">
            <text:p>0.958</text:p>
          </table:table-cell>
          <table:table-cell office:value-type="float" office:value="825.26586769078006" table:style-name="ce5">
            <text:p><text:s/>82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25.26586769078006" table:style-name="ce5">
            <text:p><text:s/>825<text:s/></text:p>
          </table:table-cell>
          <table:table-cell office:value-type="float" office:value="1.0647361349365871" table:style-name="ce6">
            <text:p>1.065</text:p>
          </table:table-cell>
          <table:table-cell office:value-type="float" office:value="878.69039026017003" table:style-name="ce5">
            <text:p><text:s/>879<text:s/></text:p>
          </table:table-cell>
          <table:table-cell office:value-type="float" office:value="0.96863012559455841" table:style-name="ce6">
            <text:p>0.969</text:p>
          </table:table-cell>
          <table:table-cell office:value-type="float" office:value="851.12598307643998" table:style-name="ce5">
            <text:p><text:s/>85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51.12598307643998" table:style-name="ce5">
            <text:p><text:s/>851<text:s/></text:p>
          </table:table-cell>
          <table:table-cell office:value-type="float" office:value="1.0528513130993324" table:style-name="ce6">
            <text:p>1.053</text:p>
          </table:table-cell>
          <table:table-cell office:value-type="float" office:value="896.10910889498996" table:style-name="ce5">
            <text:p><text:s/>896<text:s/></text:p>
          </table:table-cell>
          <table:table-cell office:value-type="float" office:value="1.0481076025684186" table:style-name="ce6">
            <text:p>1.048</text:p>
          </table:table-cell>
          <table:table-cell office:value-type="float" office:value="939.2187697636499" table:style-name="ce5">
            <text:p><text:s/>9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39.2187697636499" table:style-name="ce5">
            <text:p><text:s/>939<text:s/></text:p>
          </table:table-cell>
          <table:table-cell office:value-type="float" office:value="1.0948848487173826" table:style-name="ce6">
            <text:p>1.095</text:p>
          </table:table-cell>
          <table:table-cell office:value-type="float" office:value="1028.3364006452" table:style-name="ce5">
            <text:p><text:s/>1,028<text:s/></text:p>
          </table:table-cell>
          <table:table-cell office:value-type="float" office:value="1.1339843346203182" table:style-name="ce6">
            <text:p>1.134</text:p>
          </table:table-cell>
          <table:table-cell office:value-type="float" office:value="1166.1173690515002" table:style-name="ce5">
            <text:p><text:s/>1,16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66.1173690515002" table:style-name="ce5">
            <text:p><text:s/>1,166<text:s/></text:p>
          </table:table-cell>
          <table:table-cell office:value-type="float" office:value="0.80291189290984655" table:style-name="ce6">
            <text:p>0.803</text:p>
          </table:table-cell>
          <table:table-cell office:value-type="float" office:value="936.28950414019005" table:style-name="ce5">
            <text:p><text:s/>936<text:s/></text:p>
          </table:table-cell>
          <table:table-cell office:value-type="float" office:value="1.2808501418857492" table:style-name="ce6">
            <text:p>1.281</text:p>
          </table:table-cell>
          <table:table-cell office:value-type="float" office:value="1199.2465442241" table:style-name="ce5">
            <text:p><text:s/>1,1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99.2465442241" table:style-name="ce5">
            <text:p><text:s/>1,199<text:s/></text:p>
          </table:table-cell>
          <table:table-cell office:value-type="float" office:value="0.98540410791400279" table:style-name="ce6">
            <text:p>0.985</text:p>
          </table:table-cell>
          <table:table-cell office:value-type="float" office:value="1181.7424710801001" table:style-name="ce5">
            <text:p><text:s/>1,182<text:s/></text:p>
          </table:table-cell>
          <table:table-cell office:value-type="float" office:value="0.89647891438945493" table:style-name="ce6">
            <text:p>0.896</text:p>
          </table:table-cell>
          <table:table-cell office:value-type="float" office:value="1059.4072075618001" table:style-name="ce5">
            <text:p><text:s/>1,05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59.4072075618001" table:style-name="ce5">
            <text:p><text:s/>1,059<text:s/></text:p>
          </table:table-cell>
          <table:table-cell office:value-type="float" office:value="1.1060236821254377" table:style-name="ce6">
            <text:p>1.106</text:p>
          </table:table-cell>
          <table:table-cell office:value-type="float" office:value="1171.7294605777299" table:style-name="ce5">
            <text:p><text:s/>1,172<text:s/></text:p>
          </table:table-cell>
          <table:table-cell office:value-type="float" office:value="1.1000286080293831" table:style-name="ce6">
            <text:p>1.100</text:p>
          </table:table-cell>
          <table:table-cell office:value-type="float" office:value="1288.93592750634" table:style-name="ce5">
            <text:p><text:s/>1,28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88.93592750634" table:style-name="ce5">
            <text:p><text:s/>1,289<text:s/></text:p>
          </table:table-cell>
          <table:table-cell office:value-type="float" office:value="1.1054590926948316" table:style-name="ce6">
            <text:p>1.105</text:p>
          </table:table-cell>
          <table:table-cell office:value-type="float" office:value="1424.8659409629299" table:style-name="ce5">
            <text:p><text:s/>1,425<text:s/></text:p>
          </table:table-cell>
          <table:table-cell office:value-type="float" office:value="1.0199129779460341" table:style-name="ce6">
            <text:p>1.020</text:p>
          </table:table-cell>
          <table:table-cell office:value-type="float" office:value="1453.2392650213799" table:style-name="ce5">
            <text:p><text:s/>1,45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53.2392650213799" table:style-name="ce5">
            <text:p><text:s/>1,453<text:s/></text:p>
          </table:table-cell>
          <table:table-cell office:value-type="float" office:value="1.1411658935898019" table:style-name="ce6">
            <text:p>1.141</text:p>
          </table:table-cell>
          <table:table-cell office:value-type="float" office:value="1658.38708446791" table:style-name="ce5">
            <text:p><text:s/>1,658<text:s/></text:p>
          </table:table-cell>
          <table:table-cell office:value-type="float" office:value="0.97589459371745158" table:style-name="ce6">
            <text:p>0.976</text:p>
          </table:table-cell>
          <table:table-cell office:value-type="float" office:value="1618.4109900230801" table:style-name="ce5">
            <text:p><text:s/>1,61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18.4109900230801" table:style-name="ce5">
            <text:p><text:s/>1,618<text:s/></text:p>
          </table:table-cell>
          <table:table-cell office:value-type="float" office:value="1.0000601740583079" table:style-name="ce6">
            <text:p>1.000</text:p>
          </table:table-cell>
          <table:table-cell office:value-type="float" office:value="1618.5083763803598" table:style-name="ce5">
            <text:p><text:s/>1,619<text:s/></text:p>
          </table:table-cell>
          <table:table-cell office:value-type="float" office:value="1.0667786630320226" table:style-name="ce6">
            <text:p>1.067</text:p>
          </table:table-cell>
          <table:table-cell office:value-type="float" office:value="1726.59020186117" table:style-name="ce5">
            <text:p><text:s/>1,72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26.59020186117" table:style-name="ce5">
            <text:p><text:s/>1,727<text:s/></text:p>
          </table:table-cell>
          <table:table-cell office:value-type="float" office:value="1.0023582591968847" table:style-name="ce6">
            <text:p>1.002</text:p>
          </table:table-cell>
          <table:table-cell office:value-type="float" office:value="1730.6619490839601" table:style-name="ce5">
            <text:p><text:s/>1,731<text:s/></text:p>
          </table:table-cell>
          <table:table-cell office:value-type="float" office:value="1.0400199313858203" table:style-name="ce6">
            <text:p>1.040</text:p>
          </table:table-cell>
          <table:table-cell office:value-type="float" office:value="1799.92292153835" table:style-name="ce5">
            <text:p><text:s/>1,8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99.92292153835" table:style-name="ce5">
            <text:p><text:s/>1,800<text:s/></text:p>
          </table:table-cell>
          <table:table-cell office:value-type="float" office:value="0.95482641154529146" table:style-name="ce6">
            <text:p>0.955</text:p>
          </table:table-cell>
          <table:table-cell office:value-type="float" office:value="1718.61394423058" table:style-name="ce5">
            <text:p><text:s/>1,719<text:s/></text:p>
          </table:table-cell>
          <table:table-cell office:value-type="float" office:value="0.96058899259047748" table:style-name="ce6">
            <text:p>0.961</text:p>
          </table:table-cell>
          <table:table-cell office:value-type="float" office:value="1650.8816373403999" table:style-name="ce5">
            <text:p><text:s/>1,6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50.8816373403999" table:style-name="ce5">
            <text:p><text:s/>1,651<text:s/></text:p>
          </table:table-cell>
          <table:table-cell office:value-type="float" office:value="1.1095285591962742" table:style-name="ce6">
            <text:p>1.110</text:p>
          </table:table-cell>
          <table:table-cell office:value-type="float" office:value="1831.70032448188" table:style-name="ce5">
            <text:p><text:s/>1,832<text:s/></text:p>
          </table:table-cell>
          <table:table-cell office:value-type="float" office:value="1.0728438368891604" table:style-name="ce6">
            <text:p>1.073</text:p>
          </table:table-cell>
          <table:table-cell office:value-type="float" office:value="1965.1284041482602" table:style-name="ce5">
            <text:p><text:s/>1,96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65.1284041482602" table:style-name="ce5">
            <text:p><text:s/>1,965<text:s/></text:p>
          </table:table-cell>
          <table:table-cell office:value-type="float" office:value="1.0171437201753704" table:style-name="ce6">
            <text:p>1.017</text:p>
          </table:table-cell>
          <table:table-cell office:value-type="float" office:value="1998.81801561765" table:style-name="ce5">
            <text:p><text:s/>1,999<text:s/></text:p>
          </table:table-cell>
          <table:table-cell office:value-type="float" office:value="1.0410638637320151" table:style-name="ce6">
            <text:p>1.041</text:p>
          </table:table-cell>
          <table:table-cell office:value-type="float" office:value="2080.8972062360699" table:style-name="ce5">
            <text:p><text:s/>2,08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67.40990325839005" table:style-name="ce5">
            <text:p><text:s/>46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67.40990325839005" table:style-name="ce5">
            <text:p><text:s/>467<text:s/></text:p>
          </table:table-cell>
          <table:table-cell office:value-type="float" office:value="1.261691044672264" table:style-name="ce6">
            <text:p>1.262</text:p>
          </table:table-cell>
          <table:table-cell office:value-type="float" office:value="589.7268891322401" table:style-name="ce5">
            <text:p><text:s/>590<text:s/></text:p>
          </table:table-cell>
          <table:table-cell office:value-type="float" office:value="0.81900469069499182" table:style-name="ce6">
            <text:p>0.819</text:p>
          </table:table-cell>
          <table:table-cell office:value-type="float" office:value="482.98908842827001" table:style-name="ce5">
            <text:p><text:s/>48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82.98908842827001" table:style-name="ce5">
            <text:p><text:s/>483<text:s/></text:p>
          </table:table-cell>
          <table:table-cell office:value-type="float" office:value="1.0715670473565024" table:style-name="ce6">
            <text:p>1.072</text:p>
          </table:table-cell>
          <table:table-cell office:value-type="float" office:value="517.55519139248986" table:style-name="ce5">
            <text:p><text:s/>518<text:s/></text:p>
          </table:table-cell>
          <table:table-cell office:value-type="float" office:value="1.0720876805220496" table:style-name="ce6">
            <text:p>1.072</text:p>
          </table:table-cell>
          <table:table-cell office:value-type="float" office:value="554.86454468211991" table:style-name="ce5">
            <text:p><text:s/>55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54.86454468211991" table:style-name="ce5">
            <text:p><text:s/>555<text:s/></text:p>
          </table:table-cell>
          <table:table-cell office:value-type="float" office:value="1.0553449129641057" table:style-name="ce6">
            <text:p>1.055</text:p>
          </table:table-cell>
          <table:table-cell office:value-type="float" office:value="585.57347461442009" table:style-name="ce5">
            <text:p><text:s/>586<text:s/></text:p>
          </table:table-cell>
          <table:table-cell office:value-type="float" office:value="1.2193507711662952" table:style-name="ce6">
            <text:p>1.219</text:p>
          </table:table-cell>
          <table:table-cell office:value-type="float" office:value="714.01946784562006" table:style-name="ce5">
            <text:p><text:s/>71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14.01946784562006" table:style-name="ce5">
            <text:p><text:s/>714<text:s/></text:p>
          </table:table-cell>
          <table:table-cell office:value-type="float" office:value="1.0316266829013023" table:style-name="ce6">
            <text:p>1.032</text:p>
          </table:table-cell>
          <table:table-cell office:value-type="float" office:value="736.60153514053013" table:style-name="ce5">
            <text:p><text:s/>737<text:s/></text:p>
          </table:table-cell>
          <table:table-cell office:value-type="float" office:value="0.98453863112436035" table:style-name="ce6">
            <text:p>0.985</text:p>
          </table:table-cell>
          <table:table-cell office:value-type="float" office:value="725.21266709136" table:style-name="ce5">
            <text:p><text:s/>72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25.21266709136" table:style-name="ce5">
            <text:p><text:s/>725<text:s/></text:p>
          </table:table-cell>
          <table:table-cell office:value-type="float" office:value="1.0551009004214154" table:style-name="ce6">
            <text:p>1.055</text:p>
          </table:table-cell>
          <table:table-cell office:value-type="float" office:value="765.17253804510995" table:style-name="ce5">
            <text:p><text:s/>765<text:s/></text:p>
          </table:table-cell>
          <table:table-cell office:value-type="float" office:value="1.0374885717585032" table:style-name="ce6">
            <text:p>1.037</text:p>
          </table:table-cell>
          <table:table-cell office:value-type="float" office:value="793.85776364525009" table:style-name="ce5">
            <text:p><text:s/>79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93.85776364525009" table:style-name="ce5">
            <text:p><text:s/>794<text:s/></text:p>
          </table:table-cell>
          <table:table-cell office:value-type="float" office:value="1.103112522381817" table:style-name="ce6">
            <text:p>1.103</text:p>
          </table:table-cell>
          <table:table-cell office:value-type="float" office:value="875.7144400671001" table:style-name="ce5">
            <text:p><text:s/>876<text:s/></text:p>
          </table:table-cell>
          <table:table-cell office:value-type="float" office:value="1.4338119560717659" table:style-name="ce6">
            <text:p>1.434</text:p>
          </table:table-cell>
          <table:table-cell office:value-type="float" office:value="1255.6098342728999" table:style-name="ce5">
            <text:p><text:s/>1,25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55.6098342728999" table:style-name="ce5">
            <text:p><text:s/>1,256<text:s/></text:p>
          </table:table-cell>
          <table:table-cell office:value-type="float" office:value="0.76300553481328182" table:style-name="ce6">
            <text:p>0.763</text:p>
          </table:table-cell>
          <table:table-cell office:value-type="float" office:value="958.03725311621008" table:style-name="ce5">
            <text:p><text:s/>958<text:s/></text:p>
          </table:table-cell>
          <table:table-cell office:value-type="float" office:value="0.94059869615998393" table:style-name="ce6">
            <text:p>0.941</text:p>
          </table:table-cell>
          <table:table-cell office:value-type="float" office:value="901.12859115379979" table:style-name="ce5">
            <text:p><text:s/>90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01.12859115379979" table:style-name="ce5">
            <text:p><text:s/>901<text:s/></text:p>
          </table:table-cell>
          <table:table-cell office:value-type="float" office:value="1.0087519349481546" table:style-name="ce6">
            <text:p>1.009</text:p>
          </table:table-cell>
          <table:table-cell office:value-type="float" office:value="909.01520996350007" table:style-name="ce5">
            <text:p><text:s/>909<text:s/></text:p>
          </table:table-cell>
          <table:table-cell office:value-type="float" office:value="1.0358861449570684" table:style-name="ce6">
            <text:p>1.036</text:p>
          </table:table-cell>
          <table:table-cell office:value-type="float" office:value="941.6362615564301" table:style-name="ce5">
            <text:p><text:s/>94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41.6362615564301" table:style-name="ce5">
            <text:p><text:s/>942<text:s/></text:p>
          </table:table-cell>
          <table:table-cell office:value-type="float" office:value="1.0900387370575992" table:style-name="ce6">
            <text:p>1.090</text:p>
          </table:table-cell>
          <table:table-cell office:value-type="float" office:value="1026.4200013146103" table:style-name="ce5">
            <text:p><text:s/>1,026<text:s/></text:p>
          </table:table-cell>
          <table:table-cell office:value-type="float" office:value="0.97338713622020756" table:style-name="ce6">
            <text:p>0.973</text:p>
          </table:table-cell>
          <table:table-cell office:value-type="float" office:value="999.10402563877005" table:style-name="ce5">
            <text:p><text:s/>99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99.10402563877005" table:style-name="ce5">
            <text:p><text:s/>999<text:s/></text:p>
          </table:table-cell>
          <table:table-cell office:value-type="float" office:value="1.0872567451290702" table:style-name="ce6">
            <text:p>1.087</text:p>
          </table:table-cell>
          <table:table-cell office:value-type="float" office:value="1086.2825909613603" table:style-name="ce5">
            <text:p><text:s/>1,086<text:s/></text:p>
          </table:table-cell>
          <table:table-cell office:value-type="float" office:value="0.89795783090285852" table:style-name="ce6">
            <text:p>0.898</text:p>
          </table:table-cell>
          <table:table-cell office:value-type="float" office:value="975.43595912720014" table:style-name="ce5">
            <text:p><text:s/>97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75.43595912720014" table:style-name="ce5">
            <text:p><text:s/>975<text:s/></text:p>
          </table:table-cell>
          <table:table-cell office:value-type="float" office:value="1.1240554342216946" table:style-name="ce6">
            <text:p>1.124</text:p>
          </table:table-cell>
          <table:table-cell office:value-type="float" office:value="1096.4440905921799" table:style-name="ce5">
            <text:p><text:s/>1,096<text:s/></text:p>
          </table:table-cell>
          <table:table-cell office:value-type="float" office:value="1.009309207820754" table:style-name="ce6">
            <text:p>1.009</text:p>
          </table:table-cell>
          <table:table-cell office:value-type="float" office:value="1106.6511164953401" table:style-name="ce5">
            <text:p><text:s/>1,1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06.6511164953401" table:style-name="ce5">
            <text:p><text:s/>1,107<text:s/></text:p>
          </table:table-cell>
          <table:table-cell office:value-type="float" office:value="1.0098241675067301" table:style-name="ce6">
            <text:p>1.010</text:p>
          </table:table-cell>
          <table:table-cell office:value-type="float" office:value="1117.5230424353001" table:style-name="ce5">
            <text:p><text:s/>1,118<text:s/></text:p>
          </table:table-cell>
          <table:table-cell office:value-type="float" office:value="1.0967524660387837" table:style-name="ce6">
            <text:p>1.097</text:p>
          </table:table-cell>
          <table:table-cell office:value-type="float" office:value="1225.6461526460798" table:style-name="ce5">
            <text:p><text:s/>1,22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25.6461526460798" table:style-name="ce5">
            <text:p><text:s/>1,226<text:s/></text:p>
          </table:table-cell>
          <table:table-cell office:value-type="float" office:value="1.0198689389107902" table:style-name="ce6">
            <text:p>1.020</text:p>
          </table:table-cell>
          <table:table-cell office:value-type="float" office:value="1249.9984411792498" table:style-name="ce5">
            <text:p><text:s/>1,250<text:s/></text:p>
          </table:table-cell>
          <table:table-cell office:value-type="float" office:value="0.95697392676678739" table:style-name="ce6">
            <text:p>0.957</text:p>
          </table:table-cell>
          <table:table-cell office:value-type="float" office:value="1196.2159167076697" table:style-name="ce5">
            <text:p><text:s/>1,19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96.2159167076697" table:style-name="ce5">
            <text:p><text:s/>1,196<text:s/></text:p>
          </table:table-cell>
          <table:table-cell office:value-type="float" office:value="0.94657373550440915" table:style-name="ce6">
            <text:p>0.947</text:p>
          </table:table-cell>
          <table:table-cell office:value-type="float" office:value="1132.3065687478102" table:style-name="ce5">
            <text:p><text:s/>1,132<text:s/></text:p>
          </table:table-cell>
          <table:table-cell office:value-type="float" office:value="1.1361275841435925" table:style-name="ce6">
            <text:p>1.136</text:p>
          </table:table-cell>
          <table:table-cell office:value-type="float" office:value="1286.4447264613702" table:style-name="ce5">
            <text:p><text:s/>1,2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86.4447264613702" table:style-name="ce5">
            <text:p><text:s/>1,286<text:s/></text:p>
          </table:table-cell>
          <table:table-cell office:value-type="float" office:value="1.1192778117749835" table:style-name="ce6">
            <text:p>1.119</text:p>
          </table:table-cell>
          <table:table-cell office:value-type="float" office:value="1439.8890384031499" table:style-name="ce5">
            <text:p><text:s/>1,440<text:s/></text:p>
          </table:table-cell>
          <table:table-cell office:value-type="float" office:value="0.95380098322830964" table:style-name="ce6">
            <text:p>0.954</text:p>
          </table:table-cell>
          <table:table-cell office:value-type="float" office:value="1373.3675805685896" table:style-name="ce5">
            <text:p><text:s/>1,37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73.3675805685896" table:style-name="ce5">
            <text:p><text:s/>1,373<text:s/></text:p>
          </table:table-cell>
          <table:table-cell office:value-type="float" office:value="0.9870271384070799" table:style-name="ce6">
            <text:p>0.987</text:p>
          </table:table-cell>
          <table:table-cell office:value-type="float" office:value="1355.5510730296699" table:style-name="ce5">
            <text:p><text:s/>1,356<text:s/></text:p>
          </table:table-cell>
          <table:table-cell office:value-type="float" office:value="1.0283135995527115" table:style-name="ce6">
            <text:p>1.028</text:p>
          </table:table-cell>
          <table:table-cell office:value-type="float" office:value="1393.93160328468" table:style-name="ce5">
            <text:p><text:s/>1,39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6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29.12479275459009" table:style-name="ce5">
            <text:p><text:s/>72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29.12479275459009" table:style-name="ce5">
            <text:p><text:s/>729<text:s/></text:p>
          </table:table-cell>
          <table:table-cell office:value-type="float" office:value="1.0361124432130677" table:style-name="ce6">
            <text:p>1.036</text:p>
          </table:table-cell>
          <table:table-cell office:value-type="float" office:value="755.45527042818003" table:style-name="ce5">
            <text:p><text:s/>755<text:s/></text:p>
          </table:table-cell>
          <table:table-cell office:value-type="float" office:value="1.2193134114861683" table:style-name="ce6">
            <text:p>1.219</text:p>
          </table:table-cell>
          <table:table-cell office:value-type="float" office:value="921.13674301099002" table:style-name="ce5">
            <text:p><text:s/>92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21.13674301099002" table:style-name="ce5">
            <text:p><text:s/>921<text:s/></text:p>
          </table:table-cell>
          <table:table-cell office:value-type="float" office:value="1.0431414181788814" table:style-name="ce6">
            <text:p>1.043</text:p>
          </table:table-cell>
          <table:table-cell office:value-type="float" office:value="960.87588844115999" table:style-name="ce5">
            <text:p><text:s/>961<text:s/></text:p>
          </table:table-cell>
          <table:table-cell office:value-type="float" office:value="0.98473050608176604" table:style-name="ce6">
            <text:p>0.985</text:p>
          </table:table-cell>
          <table:table-cell office:value-type="float" office:value="946.20379990643005" table:style-name="ce5">
            <text:p><text:s/>9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46.20379990643005" table:style-name="ce5">
            <text:p><text:s/>946<text:s/></text:p>
          </table:table-cell>
          <table:table-cell office:value-type="float" office:value="1.0749737651991942" table:style-name="ce6">
            <text:p>1.075</text:p>
          </table:table-cell>
          <table:table-cell office:value-type="float" office:value="1017.1442614312" table:style-name="ce5">
            <text:p><text:s/>1,017<text:s/></text:p>
          </table:table-cell>
          <table:table-cell office:value-type="float" office:value="1.0886231655916363" table:style-name="ce6">
            <text:p>1.089</text:p>
          </table:table-cell>
          <table:table-cell office:value-type="float" office:value="1107.2868057425999" table:style-name="ce5">
            <text:p><text:s/>1,10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07.2868057425999" table:style-name="ce5">
            <text:p><text:s/>1,107<text:s/></text:p>
          </table:table-cell>
          <table:table-cell office:value-type="float" office:value="1.1435640127877162" table:style-name="ce6">
            <text:p>1.144</text:p>
          </table:table-cell>
          <table:table-cell office:value-type="float" office:value="1266.2533428819002" table:style-name="ce5">
            <text:p><text:s/>1,266<text:s/></text:p>
          </table:table-cell>
          <table:table-cell office:value-type="float" office:value="1.072774091585079" table:style-name="ce6">
            <text:p>1.073</text:p>
          </table:table-cell>
          <table:table-cell office:value-type="float" office:value="1358.4037796266998" table:style-name="ce5">
            <text:p><text:s/>1,3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58.4037796266998" table:style-name="ce5">
            <text:p><text:s/>1,358<text:s/></text:p>
          </table:table-cell>
          <table:table-cell office:value-type="float" office:value="1.0931476339403825" table:style-name="ce6">
            <text:p>1.093</text:p>
          </table:table-cell>
          <table:table-cell office:value-type="float" office:value="1484.9358776345998" table:style-name="ce5">
            <text:p><text:s/>1,485<text:s/></text:p>
          </table:table-cell>
          <table:table-cell office:value-type="float" office:value="1.0461880763749565" table:style-name="ce6">
            <text:p>1.046</text:p>
          </table:table-cell>
          <table:table-cell office:value-type="float" office:value="1553.5222093627001" table:style-name="ce5">
            <text:p><text:s/>1,5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53.5222093627001" table:style-name="ce5">
            <text:p><text:s/>1,554<text:s/></text:p>
          </table:table-cell>
          <table:table-cell office:value-type="float" office:value="1.1397366424206798" table:style-name="ce6">
            <text:p>1.140</text:p>
          </table:table-cell>
          <table:table-cell office:value-type="float" office:value="1770.6061868250001" table:style-name="ce5">
            <text:p><text:s/>1,771<text:s/></text:p>
          </table:table-cell>
          <table:table-cell office:value-type="float" office:value="0.89488469920539404" table:style-name="ce6">
            <text:p>0.895</text:p>
          </table:table-cell>
          <table:table-cell office:value-type="float" office:value="1584.4883849081" table:style-name="ce5">
            <text:p><text:s/>1,58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84.4883849081" table:style-name="ce5">
            <text:p><text:s/>1,584<text:s/></text:p>
          </table:table-cell>
          <table:table-cell office:value-type="float" office:value="1.0776882286556111" table:style-name="ce6">
            <text:p>1.078</text:p>
          </table:table-cell>
          <table:table-cell office:value-type="float" office:value="1707.584480857" table:style-name="ce5">
            <text:p><text:s/>1,708<text:s/></text:p>
          </table:table-cell>
          <table:table-cell office:value-type="float" office:value="1.0693564342427506" table:style-name="ce6">
            <text:p>1.069</text:p>
          </table:table-cell>
          <table:table-cell office:value-type="float" office:value="1826.0164516175" table:style-name="ce5">
            <text:p><text:s/>1,8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26.0164516175" table:style-name="ce5">
            <text:p><text:s/>1,826<text:s/></text:p>
          </table:table-cell>
          <table:table-cell office:value-type="float" office:value="1.0954145891305451" table:style-name="ce6">
            <text:p>1.095</text:p>
          </table:table-cell>
          <table:table-cell office:value-type="float" office:value="2000.2450610941999" table:style-name="ce5">
            <text:p><text:s/>2,000<text:s/></text:p>
          </table:table-cell>
          <table:table-cell office:value-type="float" office:value="1.077575142762456" table:style-name="ce6">
            <text:p>1.078</text:p>
          </table:table-cell>
          <table:table-cell office:value-type="float" office:value="2155.4143572684798" table:style-name="ce5">
            <text:p><text:s/>2,15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55.4143572684798" table:style-name="ce5">
            <text:p><text:s/>2,155<text:s/></text:p>
          </table:table-cell>
          <table:table-cell office:value-type="float" office:value="1.1186869906572099" table:style-name="ce6">
            <text:p>1.119</text:p>
          </table:table-cell>
          <table:table-cell office:value-type="float" office:value="2411.2340009520203" table:style-name="ce5">
            <text:p><text:s/>2,411<text:s/></text:p>
          </table:table-cell>
          <table:table-cell office:value-type="float" office:value="1.030990310012573" table:style-name="ce6">
            <text:p>1.031</text:p>
          </table:table-cell>
          <table:table-cell office:value-type="float" office:value="2485.9588901543798" table:style-name="ce5">
            <text:p><text:s/>2,48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485.9588901543798" table:style-name="ce5">
            <text:p><text:s/>2,486<text:s/></text:p>
          </table:table-cell>
          <table:table-cell office:value-type="float" office:value="1.0968722083059044" table:style-name="ce6">
            <text:p>1.097</text:p>
          </table:table-cell>
          <table:table-cell office:value-type="float" office:value="2726.7792176013299" table:style-name="ce5">
            <text:p><text:s/>2,727<text:s/></text:p>
          </table:table-cell>
          <table:table-cell office:value-type="float" office:value="1.0443537711498807" table:style-name="ce6">
            <text:p>1.044</text:p>
          </table:table-cell>
          <table:table-cell office:value-type="float" office:value="2847.72215899507" table:style-name="ce5">
            <text:p><text:s/>2,84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847.72215899507" table:style-name="ce5">
            <text:p><text:s/>2,848<text:s/></text:p>
          </table:table-cell>
          <table:table-cell office:value-type="float" office:value="1.0303065130970874" table:style-name="ce6">
            <text:p>1.030</text:p>
          </table:table-cell>
          <table:table-cell office:value-type="float" office:value="2934.0266879035203" table:style-name="ce5">
            <text:p><text:s/>2,934<text:s/></text:p>
          </table:table-cell>
          <table:table-cell office:value-type="float" office:value="1.0375275207895214" table:style-name="ce6">
            <text:p>1.038</text:p>
          </table:table-cell>
          <table:table-cell office:value-type="float" office:value="3044.1334354308301" table:style-name="ce5">
            <text:p><text:s/>3,0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44.1334354308301" table:style-name="ce5">
            <text:p><text:s/>3,044<text:s/></text:p>
          </table:table-cell>
          <table:table-cell office:value-type="float" office:value="1.0544046740183948" table:style-name="ce6">
            <text:p>1.054</text:p>
          </table:table-cell>
          <table:table-cell office:value-type="float" office:value="3209.7485226539402" table:style-name="ce5">
            <text:p><text:s/>3,210<text:s/></text:p>
          </table:table-cell>
          <table:table-cell office:value-type="float" office:value="1.1153229296644274" table:style-name="ce6">
            <text:p>1.115</text:p>
          </table:table-cell>
          <table:table-cell office:value-type="float" office:value="3579.9061257724602" table:style-name="ce5">
            <text:p><text:s/>3,58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579.9061257724602" table:style-name="ce5">
            <text:p><text:s/>3,580<text:s/></text:p>
          </table:table-cell>
          <table:table-cell office:value-type="float" office:value="0.94915755371251076" table:style-name="ce6">
            <text:p>0.949</text:p>
          </table:table-cell>
          <table:table-cell office:value-type="float" office:value="3397.89494085862" table:style-name="ce5">
            <text:p><text:s/>3,398<text:s/></text:p>
          </table:table-cell>
          <table:table-cell office:value-type="float" office:value="1.1382119010062355" table:style-name="ce6">
            <text:p>1.138</text:p>
          </table:table-cell>
          <table:table-cell office:value-type="float" office:value="3867.52446005416" table:style-name="ce5">
            <text:p><text:s/>3,8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867.52446005416" table:style-name="ce5">
            <text:p><text:s/>3,868<text:s/></text:p>
          </table:table-cell>
          <table:table-cell office:value-type="float" office:value="0.92872221267010946" table:style-name="ce6">
            <text:p>0.929</text:p>
          </table:table-cell>
          <table:table-cell office:value-type="float" office:value="3591.8558740972699" table:style-name="ce5">
            <text:p><text:s/>3,592<text:s/></text:p>
          </table:table-cell>
          <table:table-cell office:value-type="float" office:value="1.1731795551967643" table:style-name="ce6">
            <text:p>1.173</text:p>
          </table:table-cell>
          <table:table-cell office:value-type="float" office:value="4213.8918767043197" table:style-name="ce5">
            <text:p><text:s/>4,21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213.8918767043197" table:style-name="ce5">
            <text:p><text:s/>4,214<text:s/></text:p>
          </table:table-cell>
          <table:table-cell office:value-type="float" office:value="1.0367674094603569" table:style-name="ce6">
            <text:p>1.037</text:p>
          </table:table-cell>
          <table:table-cell office:value-type="float" office:value="4368.8257647567798" table:style-name="ce5">
            <text:p><text:s/>4,369<text:s/></text:p>
          </table:table-cell>
          <table:table-cell office:value-type="float" office:value="1.0731228093392242" table:style-name="ce6">
            <text:p>1.073</text:p>
          </table:table-cell>
          <table:table-cell office:value-type="float" office:value="4688.2865781893797" table:style-name="ce5">
            <text:p><text:s/>4,68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688.2865781893797" table:style-name="ce5">
            <text:p><text:s/>4,688<text:s/></text:p>
          </table:table-cell>
          <table:table-cell office:value-type="float" office:value="1.076573911547047" table:style-name="ce6">
            <text:p>1.077</text:p>
          </table:table-cell>
          <table:table-cell office:value-type="float" office:value="5047.2870199348599" table:style-name="ce5">
            <text:p><text:s/>5,047<text:s/></text:p>
          </table:table-cell>
          <table:table-cell office:value-type="float" office:value="1.0037889144637284" table:style-name="ce6">
            <text:p>1.004</text:p>
          </table:table-cell>
          <table:table-cell office:value-type="float" office:value="5066.4107587272792" table:style-name="ce5">
            <text:p><text:s/>5,06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1.79230360253999" table:style-name="ce5">
            <text:p><text:s/>25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51.79230360253999" table:style-name="ce5">
            <text:p><text:s/>252<text:s/></text:p>
          </table:table-cell>
          <table:table-cell office:value-type="float" office:value="1.0370164546537235" table:style-name="ce6">
            <text:p>1.037</text:p>
          </table:table-cell>
          <table:table-cell office:value-type="float" office:value="261.11276199100001" table:style-name="ce5">
            <text:p><text:s/>261<text:s/></text:p>
          </table:table-cell>
          <table:table-cell office:value-type="float" office:value="1.1920060388679816" table:style-name="ce6">
            <text:p>1.192</text:p>
          </table:table-cell>
          <table:table-cell office:value-type="float" office:value="311.24798911877002" table:style-name="ce5">
            <text:p><text:s/>31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11.24798911877002" table:style-name="ce5">
            <text:p><text:s/>311<text:s/></text:p>
          </table:table-cell>
          <table:table-cell office:value-type="float" office:value="1.0373085276138085" table:style-name="ce6">
            <text:p>1.037</text:p>
          </table:table-cell>
          <table:table-cell office:value-type="float" office:value="322.86019331555002" table:style-name="ce5">
            <text:p><text:s/>323<text:s/></text:p>
          </table:table-cell>
          <table:table-cell office:value-type="float" office:value="1.0204118235578179" table:style-name="ce6">
            <text:p>1.020</text:p>
          </table:table-cell>
          <table:table-cell office:value-type="float" office:value="329.45035861535001" table:style-name="ce5">
            <text:p><text:s/>3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29.45035861535001" table:style-name="ce5">
            <text:p><text:s/>329<text:s/></text:p>
          </table:table-cell>
          <table:table-cell office:value-type="float" office:value="1.0833142389685992" table:style-name="ce6">
            <text:p>1.083</text:p>
          </table:table-cell>
          <table:table-cell office:value-type="float" office:value="356.89826452131996" table:style-name="ce5">
            <text:p><text:s/>357<text:s/></text:p>
          </table:table-cell>
          <table:table-cell office:value-type="float" office:value="1.0304709742045841" table:style-name="ce6">
            <text:p>1.030</text:p>
          </table:table-cell>
          <table:table-cell office:value-type="float" office:value="367.77330233320998" table:style-name="ce5">
            <text:p><text:s/>36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67.77330233320998" table:style-name="ce5">
            <text:p><text:s/>368<text:s/></text:p>
          </table:table-cell>
          <table:table-cell office:value-type="float" office:value="1.1584461951523717" table:style-name="ce6">
            <text:p>1.158</text:p>
          </table:table-cell>
          <table:table-cell office:value-type="float" office:value="426.04558276653" table:style-name="ce5">
            <text:p><text:s/>426<text:s/></text:p>
          </table:table-cell>
          <table:table-cell office:value-type="float" office:value="1.1077928720149561" table:style-name="ce6">
            <text:p>1.108</text:p>
          </table:table-cell>
          <table:table-cell office:value-type="float" office:value="471.97025974221998" table:style-name="ce5">
            <text:p><text:s/>47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71.97025974221998" table:style-name="ce5">
            <text:p><text:s/>472<text:s/></text:p>
          </table:table-cell>
          <table:table-cell office:value-type="float" office:value="1.0925141585506857" table:style-name="ce6">
            <text:p>1.093</text:p>
          </table:table-cell>
          <table:table-cell office:value-type="float" office:value="515.63419118322008" table:style-name="ce5">
            <text:p><text:s/>516<text:s/></text:p>
          </table:table-cell>
          <table:table-cell office:value-type="float" office:value="1.0664608351166593" table:style-name="ce6">
            <text:p>1.066</text:p>
          </table:table-cell>
          <table:table-cell office:value-type="float" office:value="549.90367014395997" table:style-name="ce5">
            <text:p><text:s/>5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49.90367014395997" table:style-name="ce5">
            <text:p><text:s/>550<text:s/></text:p>
          </table:table-cell>
          <table:table-cell office:value-type="float" office:value="1.1375240092577343" table:style-name="ce6">
            <text:p>1.138</text:p>
          </table:table-cell>
          <table:table-cell office:value-type="float" office:value="625.52862756770003" table:style-name="ce5">
            <text:p><text:s/>626<text:s/></text:p>
          </table:table-cell>
          <table:table-cell office:value-type="float" office:value="0.98427333030742026" table:style-name="ce6">
            <text:p>0.984</text:p>
          </table:table-cell>
          <table:table-cell office:value-type="float" office:value="615.69114545869002" table:style-name="ce5">
            <text:p><text:s/>61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15.69114545869002" table:style-name="ce5">
            <text:p><text:s/>616<text:s/></text:p>
          </table:table-cell>
          <table:table-cell office:value-type="float" office:value="1.0836276908678146" table:style-name="ce6">
            <text:p>1.084</text:p>
          </table:table-cell>
          <table:table-cell office:value-type="float" office:value="667.17997424116004" table:style-name="ce5">
            <text:p><text:s/>667<text:s/></text:p>
          </table:table-cell>
          <table:table-cell office:value-type="float" office:value="1.0881823533451769" table:style-name="ce6">
            <text:p>1.088</text:p>
          </table:table-cell>
          <table:table-cell office:value-type="float" office:value="726.01347447451997" table:style-name="ce5">
            <text:p><text:s/>7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26.01347447451997" table:style-name="ce5">
            <text:p><text:s/>726<text:s/></text:p>
          </table:table-cell>
          <table:table-cell office:value-type="float" office:value="1.1006606183009553" table:style-name="ce6">
            <text:p>1.101</text:p>
          </table:table-cell>
          <table:table-cell office:value-type="float" office:value="799.09443970994994" table:style-name="ce5">
            <text:p><text:s/>799<text:s/></text:p>
          </table:table-cell>
          <table:table-cell office:value-type="float" office:value="1.0521145128693121" table:style-name="ce6">
            <text:p>1.052</text:p>
          </table:table-cell>
          <table:table-cell office:value-type="float" office:value="840.73885717200994" table:style-name="ce5">
            <text:p><text:s/>84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40.73885717200994" table:style-name="ce5">
            <text:p><text:s/>841<text:s/></text:p>
          </table:table-cell>
          <table:table-cell office:value-type="float" office:value="1.1179179845514111" table:style-name="ce6">
            <text:p>1.118</text:p>
          </table:table-cell>
          <table:table-cell office:value-type="float" office:value="939.87708874379007" table:style-name="ce5">
            <text:p><text:s/>940<text:s/></text:p>
          </table:table-cell>
          <table:table-cell office:value-type="float" office:value="1.077068092046199" table:style-name="ce6">
            <text:p>1.077</text:p>
          </table:table-cell>
          <table:table-cell office:value-type="float" office:value="1012.31162273121" table:style-name="ce5">
            <text:p><text:s/>1,01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12.31162273121" table:style-name="ce5">
            <text:p><text:s/>1,012<text:s/></text:p>
          </table:table-cell>
          <table:table-cell office:value-type="float" office:value="1.0981996213262337" table:style-name="ce6">
            <text:p>1.098</text:p>
          </table:table-cell>
          <table:table-cell office:value-type="float" office:value="1111.72024074756" table:style-name="ce5">
            <text:p><text:s/>1,112<text:s/></text:p>
          </table:table-cell>
          <table:table-cell office:value-type="float" office:value="1.0104903221335053" table:style-name="ce6">
            <text:p>1.010</text:p>
          </table:table-cell>
          <table:table-cell office:value-type="float" office:value="1123.38254419534" table:style-name="ce5">
            <text:p><text:s/>1,12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23.38254419534" table:style-name="ce5">
            <text:p><text:s/>1,123<text:s/></text:p>
          </table:table-cell>
          <table:table-cell office:value-type="float" office:value="1.0281642173513945" table:style-name="ce6">
            <text:p>1.028</text:p>
          </table:table-cell>
          <table:table-cell office:value-type="float" office:value="1155.0217343388199" table:style-name="ce5">
            <text:p><text:s/>1,155<text:s/></text:p>
          </table:table-cell>
          <table:table-cell office:value-type="float" office:value="1.0409644065480506" table:style-name="ce6">
            <text:p>1.041</text:p>
          </table:table-cell>
          <table:table-cell office:value-type="float" office:value="1202.3365142361099" table:style-name="ce5">
            <text:p><text:s/>1,20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02.3365142361099" table:style-name="ce5">
            <text:p><text:s/>1,202<text:s/></text:p>
          </table:table-cell>
          <table:table-cell office:value-type="float" office:value="1.0616844987300333" table:style-name="ce6">
            <text:p>1.062</text:p>
          </table:table-cell>
          <table:table-cell office:value-type="float" office:value="1276.5020394215801" table:style-name="ce5">
            <text:p><text:s/>1,277<text:s/></text:p>
          </table:table-cell>
          <table:table-cell office:value-type="float" office:value="1.0329733032105475" table:style-name="ce6">
            <text:p>1.033</text:p>
          </table:table-cell>
          <table:table-cell office:value-type="float" office:value="1318.59252821631" table:style-name="ce5">
            <text:p><text:s/>1,31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18.59252821631" table:style-name="ce5">
            <text:p><text:s/>1,319<text:s/></text:p>
          </table:table-cell>
          <table:table-cell office:value-type="float" office:value="0.96763302315795563" table:style-name="ce6">
            <text:p>0.968</text:p>
          </table:table-cell>
          <table:table-cell office:value-type="float" office:value="1275.9136743914398" table:style-name="ce5">
            <text:p><text:s/>1,276<text:s/></text:p>
          </table:table-cell>
          <table:table-cell office:value-type="float" office:value="1.1007907225074904" table:style-name="ce6">
            <text:p>1.101</text:p>
          </table:table-cell>
          <table:table-cell office:value-type="float" office:value="1404.51393549054" table:style-name="ce5">
            <text:p><text:s/>1,40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04.51393549054" table:style-name="ce5">
            <text:p><text:s/>1,405<text:s/></text:p>
          </table:table-cell>
          <table:table-cell office:value-type="float" office:value="0.89988845930835748" table:style-name="ce6">
            <text:p>0.900</text:p>
          </table:table-cell>
          <table:table-cell office:value-type="float" office:value="1263.9058814856999" table:style-name="ce5">
            <text:p><text:s/>1,264<text:s/></text:p>
          </table:table-cell>
          <table:table-cell office:value-type="float" office:value="1.1019861275189566" table:style-name="ce6">
            <text:p>1.102</text:p>
          </table:table-cell>
          <table:table-cell office:value-type="float" office:value="1392.80674788686" table:style-name="ce5">
            <text:p><text:s/>1,3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92.80674788686" table:style-name="ce5">
            <text:p><text:s/>1,393<text:s/></text:p>
          </table:table-cell>
          <table:table-cell office:value-type="float" office:value="1.044718642033424" table:style-name="ce6">
            <text:p>1.045</text:p>
          </table:table-cell>
          <table:table-cell office:value-type="float" office:value="1455.09117426735" table:style-name="ce5">
            <text:p><text:s/>1,455<text:s/></text:p>
          </table:table-cell>
          <table:table-cell office:value-type="float" office:value="1.1067744099244767" table:style-name="ce6">
            <text:p>1.107</text:p>
          </table:table-cell>
          <table:table-cell office:value-type="float" office:value="1610.45767578606" table:style-name="ce5">
            <text:p><text:s/>1,61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10.45767578606" table:style-name="ce5">
            <text:p><text:s/>1,610<text:s/></text:p>
          </table:table-cell>
          <table:table-cell office:value-type="float" office:value="1.0797683185911218" table:style-name="ce6">
            <text:p>1.080</text:p>
          </table:table-cell>
          <table:table-cell office:value-type="float" office:value="1738.92117674568" table:style-name="ce5">
            <text:p><text:s/>1,739<text:s/></text:p>
          </table:table-cell>
          <table:table-cell office:value-type="float" office:value="1.0452558273219414" table:style-name="ce6">
            <text:p>1.045</text:p>
          </table:table-cell>
          <table:table-cell office:value-type="float" office:value="1817.6174932469498" table:style-name="ce5">
            <text:p><text:s/>1,81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7.33248915205002" table:style-name="ce5">
            <text:p><text:s/>47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77.33248915205002" table:style-name="ce5">
            <text:p><text:s/>477<text:s/></text:p>
          </table:table-cell>
          <table:table-cell office:value-type="float" office:value="1.0356355782849542" table:style-name="ce6">
            <text:p>1.036</text:p>
          </table:table-cell>
          <table:table-cell office:value-type="float" office:value="494.34250843717996" table:style-name="ce5">
            <text:p><text:s/>494<text:s/></text:p>
          </table:table-cell>
          <table:table-cell office:value-type="float" office:value="1.2337372236515312" table:style-name="ce6">
            <text:p>1.234</text:p>
          </table:table-cell>
          <table:table-cell office:value-type="float" office:value="609.88875389222005" table:style-name="ce5">
            <text:p><text:s/>61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09.88875389222005" table:style-name="ce5">
            <text:p><text:s/>610<text:s/></text:p>
          </table:table-cell>
          <table:table-cell office:value-type="float" office:value="1.046118150324773" table:style-name="ce6">
            <text:p>1.046</text:p>
          </table:table-cell>
          <table:table-cell office:value-type="float" office:value="638.01569512560991" table:style-name="ce5">
            <text:p><text:s/>638<text:s/></text:p>
          </table:table-cell>
          <table:table-cell office:value-type="float" office:value="0.96667440315814823" table:style-name="ce6">
            <text:p>0.967</text:p>
          </table:table-cell>
          <table:table-cell office:value-type="float" office:value="616.75344129107998" table:style-name="ce5">
            <text:p><text:s/>6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16.75344129107998" table:style-name="ce5">
            <text:p><text:s/>617<text:s/></text:p>
          </table:table-cell>
          <table:table-cell office:value-type="float" office:value="1.0705185455110797" table:style-name="ce6">
            <text:p>1.071</text:p>
          </table:table-cell>
          <table:table-cell office:value-type="float" office:value="660.24599690988009" table:style-name="ce5">
            <text:p><text:s/>660<text:s/></text:p>
          </table:table-cell>
          <table:table-cell office:value-type="float" office:value="1.1200575344197499" table:style-name="ce6">
            <text:p>1.120</text:p>
          </table:table-cell>
          <table:table-cell office:value-type="float" office:value="739.51350340938995" table:style-name="ce5">
            <text:p><text:s/>74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39.51350340938995" table:style-name="ce5">
            <text:p><text:s/>740<text:s/></text:p>
          </table:table-cell>
          <table:table-cell office:value-type="float" office:value="1.1361628371108139" table:style-name="ce6">
            <text:p>1.136</text:p>
          </table:table-cell>
          <table:table-cell office:value-type="float" office:value="840.20776011536998" table:style-name="ce5">
            <text:p><text:s/>840<text:s/></text:p>
          </table:table-cell>
          <table:table-cell office:value-type="float" office:value="1.0550170588316903" table:style-name="ce6">
            <text:p>1.055</text:p>
          </table:table-cell>
          <table:table-cell office:value-type="float" office:value="886.43351988448001" table:style-name="ce5">
            <text:p><text:s/>88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86.43351988448001" table:style-name="ce5">
            <text:p><text:s/>886<text:s/></text:p>
          </table:table-cell>
          <table:table-cell office:value-type="float" office:value="1.0934849198591896" table:style-name="ce6">
            <text:p>1.093</text:p>
          </table:table-cell>
          <table:table-cell office:value-type="float" office:value="969.30168645137985" table:style-name="ce5">
            <text:p><text:s/>969<text:s/></text:p>
          </table:table-cell>
          <table:table-cell office:value-type="float" office:value="1.035403686227963" table:style-name="ce6">
            <text:p>1.035</text:p>
          </table:table-cell>
          <table:table-cell office:value-type="float" office:value="1003.61853921874" table:style-name="ce5">
            <text:p><text:s/>1,00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03.61853921874" table:style-name="ce5">
            <text:p><text:s/>1,004<text:s/></text:p>
          </table:table-cell>
          <table:table-cell office:value-type="float" office:value="1.1409489905882744" table:style-name="ce6">
            <text:p>1.141</text:p>
          </table:table-cell>
          <table:table-cell office:value-type="float" office:value="1145.0775592573" table:style-name="ce5">
            <text:p><text:s/>1,145<text:s/></text:p>
          </table:table-cell>
          <table:table-cell office:value-type="float" office:value="0.84605381671943169" table:style-name="ce6">
            <text:p>0.846</text:p>
          </table:table-cell>
          <table:table-cell office:value-type="float" office:value="968.79723944940986" table:style-name="ce5">
            <text:p><text:s/>9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68.79723944940986" table:style-name="ce5">
            <text:p><text:s/>969<text:s/></text:p>
          </table:table-cell>
          <table:table-cell office:value-type="float" office:value="1.073913574740496" table:style-name="ce6">
            <text:p>1.074</text:p>
          </table:table-cell>
          <table:table-cell office:value-type="float" office:value="1040.4045066158401" table:style-name="ce5">
            <text:p><text:s/>1,040<text:s/></text:p>
          </table:table-cell>
          <table:table-cell office:value-type="float" office:value="1.0572839411480426" table:style-name="ce6">
            <text:p>1.057</text:p>
          </table:table-cell>
          <table:table-cell office:value-type="float" office:value="1100.0029771429802" table:style-name="ce5">
            <text:p><text:s/>1,10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00.0029771429802" table:style-name="ce5">
            <text:p><text:s/>1,100<text:s/></text:p>
          </table:table-cell>
          <table:table-cell office:value-type="float" office:value="1.0919521549877791" table:style-name="ce6">
            <text:p>1.092</text:p>
          </table:table-cell>
          <table:table-cell office:value-type="float" office:value="1201.1506213842499" table:style-name="ce5">
            <text:p><text:s/>1,201<text:s/></text:p>
          </table:table-cell>
          <table:table-cell office:value-type="float" office:value="1.0945134412713284" table:style-name="ce6">
            <text:p>1.095</text:p>
          </table:table-cell>
          <table:table-cell office:value-type="float" office:value="1314.6755000964699" table:style-name="ce5">
            <text:p><text:s/>1,31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14.6755000964699" table:style-name="ce5">
            <text:p><text:s/>1,315<text:s/></text:p>
          </table:table-cell>
          <table:table-cell office:value-type="float" office:value="1.1191787723284286" table:style-name="ce6">
            <text:p>1.119</text:p>
          </table:table-cell>
          <table:table-cell office:value-type="float" office:value="1471.3569122082299" table:style-name="ce5">
            <text:p><text:s/>1,471<text:s/></text:p>
          </table:table-cell>
          <table:table-cell office:value-type="float" office:value="1.0015566278962882" table:style-name="ce6">
            <text:p>1.002</text:p>
          </table:table-cell>
          <table:table-cell office:value-type="float" office:value="1473.6472674231698" table:style-name="ce5">
            <text:p><text:s/>1,47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73.6472674231698" table:style-name="ce5">
            <text:p><text:s/>1,474<text:s/></text:p>
          </table:table-cell>
          <table:table-cell office:value-type="float" office:value="1.095960351270405" table:style-name="ce6">
            <text:p>1.096</text:p>
          </table:table-cell>
          <table:table-cell office:value-type="float" office:value="1615.0589768537698" table:style-name="ce5">
            <text:p><text:s/>1,615<text:s/></text:p>
          </table:table-cell>
          <table:table-cell office:value-type="float" office:value="1.067663558738174" table:style-name="ce6">
            <text:p>1.068</text:p>
          </table:table-cell>
          <table:table-cell office:value-type="float" office:value="1724.33961479973" table:style-name="ce5">
            <text:p><text:s/>1,72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24.33961479973" table:style-name="ce5">
            <text:p><text:s/>1,724<text:s/></text:p>
          </table:table-cell>
          <table:table-cell office:value-type="float" office:value="1.0317021880700219" table:style-name="ce6">
            <text:p>1.032</text:p>
          </table:table-cell>
          <table:table-cell office:value-type="float" office:value="1779.0049535647001" table:style-name="ce5">
            <text:p><text:s/>1,779<text:s/></text:p>
          </table:table-cell>
          <table:table-cell office:value-type="float" office:value="1.0352961173627988" table:style-name="ce6">
            <text:p>1.035</text:p>
          </table:table-cell>
          <table:table-cell office:value-type="float" office:value="1841.79692119472" table:style-name="ce5">
            <text:p><text:s/>1,84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41.79692119472" table:style-name="ce5">
            <text:p><text:s/>1,842<text:s/></text:p>
          </table:table-cell>
          <table:table-cell office:value-type="float" office:value="1.0496523590550468" table:style-name="ce6">
            <text:p>1.050</text:p>
          </table:table-cell>
          <table:table-cell office:value-type="float" office:value="1933.2464832323601" table:style-name="ce5">
            <text:p><text:s/>1,933<text:s/></text:p>
          </table:table-cell>
          <table:table-cell office:value-type="float" office:value="1.1696975099498261" table:style-name="ce6">
            <text:p>1.170</text:p>
          </table:table-cell>
          <table:table-cell office:value-type="float" office:value="2261.3135975561499" table:style-name="ce5">
            <text:p><text:s/>2,26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61.3135975561499" table:style-name="ce5">
            <text:p><text:s/>2,261<text:s/></text:p>
          </table:table-cell>
          <table:table-cell office:value-type="float" office:value="0.93838433942132171" table:style-name="ce6">
            <text:p>0.938</text:p>
          </table:table-cell>
          <table:table-cell office:value-type="float" office:value="2121.9812664671804" table:style-name="ce5">
            <text:p><text:s/>2,122<text:s/></text:p>
          </table:table-cell>
          <table:table-cell office:value-type="float" office:value="1.1607126620227939" table:style-name="ce6">
            <text:p>1.161</text:p>
          </table:table-cell>
          <table:table-cell office:value-type="float" office:value="2463.01052456362" table:style-name="ce5">
            <text:p><text:s/>2,46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63.01052456362" table:style-name="ce5">
            <text:p><text:s/>2,463<text:s/></text:p>
          </table:table-cell>
          <table:table-cell office:value-type="float" office:value="0.94516445195621779" table:style-name="ce6">
            <text:p>0.945</text:p>
          </table:table-cell>
          <table:table-cell office:value-type="float" office:value="2327.9499926115705" table:style-name="ce5">
            <text:p><text:s/>2,328<text:s/></text:p>
          </table:table-cell>
          <table:table-cell office:value-type="float" office:value="1.2118323579849215" table:style-name="ce6">
            <text:p>1.212</text:p>
          </table:table-cell>
          <table:table-cell office:value-type="float" office:value="2821.0851288174599" table:style-name="ce5">
            <text:p><text:s/>2,8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21.0851288174599" table:style-name="ce5">
            <text:p><text:s/>2,821<text:s/></text:p>
          </table:table-cell>
          <table:table-cell office:value-type="float" office:value="1.0328417815987021" table:style-name="ce6">
            <text:p>1.033</text:p>
          </table:table-cell>
          <table:table-cell office:value-type="float" office:value="2913.7345904894296" table:style-name="ce5">
            <text:p><text:s/>2,914<text:s/></text:p>
          </table:table-cell>
          <table:table-cell office:value-type="float" office:value="1.0563175220040637" table:style-name="ce6">
            <text:p>1.056</text:p>
          </table:table-cell>
          <table:table-cell office:value-type="float" office:value="3077.8289024033193" table:style-name="ce5">
            <text:p><text:s/>3,07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77.8289024033193" table:style-name="ce5">
            <text:p><text:s/>3,078<text:s/></text:p>
          </table:table-cell>
          <table:table-cell office:value-type="float" office:value="1.0749024549759236" table:style-name="ce6">
            <text:p>1.075</text:p>
          </table:table-cell>
          <table:table-cell office:value-type="float" office:value="3308.3658431891804" table:style-name="ce5">
            <text:p><text:s/>3,308<text:s/></text:p>
          </table:table-cell>
          <table:table-cell office:value-type="float" office:value="0.98199335244876529" table:style-name="ce6">
            <text:p>0.982</text:p>
          </table:table-cell>
          <table:table-cell office:value-type="float" office:value="3248.7932654803294" table:style-name="ce5">
            <text:p><text:s/>3,24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6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50.4340329776001" table:style-name="ce5">
            <text:p><text:s/>3,05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050.4340329776001" table:style-name="ce5">
            <text:p><text:s/>3,050<text:s/></text:p>
          </table:table-cell>
          <table:table-cell office:value-type="float" office:value="1.0549634317260226" table:style-name="ce6">
            <text:p>1.055</text:p>
          </table:table-cell>
          <table:table-cell office:value-type="float" office:value="3218.0963556838997" table:style-name="ce5">
            <text:p><text:s/>3,218<text:s/></text:p>
          </table:table-cell>
          <table:table-cell office:value-type="float" office:value="1.0200168656497579" table:style-name="ce6">
            <text:p>1.020</text:p>
          </table:table-cell>
          <table:table-cell office:value-type="float" office:value="3282.5125580836002" table:style-name="ce5">
            <text:p><text:s/>3,28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282.5125580836002" table:style-name="ce5">
            <text:p><text:s/>3,283<text:s/></text:p>
          </table:table-cell>
          <table:table-cell office:value-type="float" office:value="1.1015306945428331" table:style-name="ce6">
            <text:p>1.102</text:p>
          </table:table-cell>
          <table:table-cell office:value-type="float" office:value="3615.7883379513996" table:style-name="ce5">
            <text:p><text:s/>3,616<text:s/></text:p>
          </table:table-cell>
          <table:table-cell office:value-type="float" office:value="1.0449639812928633" table:style-name="ce6">
            <text:p>1.045</text:p>
          </table:table-cell>
          <table:table-cell office:value-type="float" office:value="3778.3685771380001" table:style-name="ce5">
            <text:p><text:s/>3,77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78.3685771380001" table:style-name="ce5">
            <text:p><text:s/>3,778<text:s/></text:p>
          </table:table-cell>
          <table:table-cell office:value-type="float" office:value="1.0370110117872686" table:style-name="ce6">
            <text:p>1.037</text:p>
          </table:table-cell>
          <table:table-cell office:value-type="float" office:value="3918.2098210831" table:style-name="ce5">
            <text:p><text:s/>3,918<text:s/></text:p>
          </table:table-cell>
          <table:table-cell office:value-type="float" office:value="1.0509816956049796" table:style-name="ce6">
            <text:p>1.051</text:p>
          </table:table-cell>
          <table:table-cell office:value-type="float" office:value="4117.9668014979998" table:style-name="ce5">
            <text:p><text:s/>4,11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117.9668014979998" table:style-name="ce5">
            <text:p><text:s/>4,118<text:s/></text:p>
          </table:table-cell>
          <table:table-cell office:value-type="float" office:value="1.0301270098059241" table:style-name="ce6">
            <text:p>1.030</text:p>
          </table:table-cell>
          <table:table-cell office:value-type="float" office:value="4242.0288277072004" table:style-name="ce5">
            <text:p><text:s/>4,242<text:s/></text:p>
          </table:table-cell>
          <table:table-cell office:value-type="float" office:value="1.0331794627649369" table:style-name="ce6">
            <text:p>1.033</text:p>
          </table:table-cell>
          <table:table-cell office:value-type="float" office:value="4382.7770652439003" table:style-name="ce5">
            <text:p><text:s/>4,38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82.7770652439003" table:style-name="ce5">
            <text:p><text:s/>4,383<text:s/></text:p>
          </table:table-cell>
          <table:table-cell office:value-type="float" office:value="1.0790549804220348" table:style-name="ce6">
            <text:p>1.079</text:p>
          </table:table-cell>
          <table:table-cell office:value-type="float" office:value="4729.2574203309005" table:style-name="ce5">
            <text:p><text:s/>4,729<text:s/></text:p>
          </table:table-cell>
          <table:table-cell office:value-type="float" office:value="1.0582554583186388" table:style-name="ce6">
            <text:p>1.058</text:p>
          </table:table-cell>
          <table:table-cell office:value-type="float" office:value="5004.7624788591002" table:style-name="ce5">
            <text:p><text:s/>5,00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004.7624788591002" table:style-name="ce5">
            <text:p><text:s/>5,005<text:s/></text:p>
          </table:table-cell>
          <table:table-cell office:value-type="float" office:value="1.0472052570415002" table:style-name="ce6">
            <text:p>1.047</text:p>
          </table:table-cell>
          <table:table-cell office:value-type="float" office:value="5241.0135781052995" table:style-name="ce5">
            <text:p><text:s/>5,241<text:s/></text:p>
          </table:table-cell>
          <table:table-cell office:value-type="float" office:value="1.0721867340657933" table:style-name="ce6">
            <text:p>1.072</text:p>
          </table:table-cell>
          <table:table-cell office:value-type="float" office:value="5619.3452315032" table:style-name="ce5">
            <text:p><text:s/>5,6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619.3452315032" table:style-name="ce5">
            <text:p><text:s/>5,619<text:s/></text:p>
          </table:table-cell>
          <table:table-cell office:value-type="float" office:value="1.0255549784338995" table:style-name="ce6">
            <text:p>1.026</text:p>
          </table:table-cell>
          <table:table-cell office:value-type="float" office:value="5762.9474777068999" table:style-name="ce5">
            <text:p><text:s/>5,763<text:s/></text:p>
          </table:table-cell>
          <table:table-cell office:value-type="float" office:value="1.0779290530033425" table:style-name="ce6">
            <text:p>1.078</text:p>
          </table:table-cell>
          <table:table-cell office:value-type="float" office:value="6212.0485171526007" table:style-name="ce5">
            <text:p><text:s/>6,21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212.0485171526007" table:style-name="ce5">
            <text:p><text:s/>6,212<text:s/></text:p>
          </table:table-cell>
          <table:table-cell office:value-type="float" office:value="1.0166417056972672" table:style-name="ce6">
            <text:p>1.017</text:p>
          </table:table-cell>
          <table:table-cell office:value-type="float" office:value="6315.4276003522" table:style-name="ce5">
            <text:p><text:s/>6,315<text:s/></text:p>
          </table:table-cell>
          <table:table-cell office:value-type="float" office:value="1.0327201348296966" table:style-name="ce6">
            <text:p>1.033</text:p>
          </table:table-cell>
          <table:table-cell office:value-type="float" office:value="6522.06924294291" table:style-name="ce5">
            <text:p><text:s/>6,52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522.06924294291" table:style-name="ce5">
            <text:p><text:s/>6,522<text:s/></text:p>
          </table:table-cell>
          <table:table-cell office:value-type="float" office:value="1.0526080458951843" table:style-name="ce6">
            <text:p>1.053</text:p>
          </table:table-cell>
          <table:table-cell office:value-type="float" office:value="6865.1825610072201" table:style-name="ce5">
            <text:p><text:s/>6,865<text:s/></text:p>
          </table:table-cell>
          <table:table-cell office:value-type="float" office:value="1.1288664911341431" table:style-name="ce6">
            <text:p>1.129</text:p>
          </table:table-cell>
          <table:table-cell office:value-type="float" office:value="7749.8745486395301" table:style-name="ce5">
            <text:p><text:s/>7,75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749.8745486395301" table:style-name="ce5">
            <text:p><text:s/>7,750<text:s/></text:p>
          </table:table-cell>
          <table:table-cell office:value-type="float" office:value="1.0690097578288715" table:style-name="ce6">
            <text:p>1.069</text:p>
          </table:table-cell>
          <table:table-cell office:value-type="float" office:value="8284.6915144452796" table:style-name="ce5">
            <text:p><text:s/>8,285<text:s/></text:p>
          </table:table-cell>
          <table:table-cell office:value-type="float" office:value="1.1105251773354159" table:style-name="ce6">
            <text:p>1.111</text:p>
          </table:table-cell>
          <table:table-cell office:value-type="float" office:value="9200.3585132485605" table:style-name="ce5">
            <text:p><text:s/>9,20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200.3585132485605" table:style-name="ce5">
            <text:p><text:s/>9,200<text:s/></text:p>
          </table:table-cell>
          <table:table-cell office:value-type="float" office:value="1.0597054469166738" table:style-name="ce6">
            <text:p>1.060</text:p>
          </table:table-cell>
          <table:table-cell office:value-type="float" office:value="9749.6700300756893" table:style-name="ce5">
            <text:p><text:s/>9,750<text:s/></text:p>
          </table:table-cell>
          <table:table-cell office:value-type="float" office:value="1.0091318135987726" table:style-name="ce6">
            <text:p>1.009</text:p>
          </table:table-cell>
          <table:table-cell office:value-type="float" office:value="9838.7021994398801" table:style-name="ce5">
            <text:p><text:s/>9,83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838.7021994398801" table:style-name="ce5">
            <text:p><text:s/>9,839<text:s/></text:p>
          </table:table-cell>
          <table:table-cell office:value-type="float" office:value="1.0019412518363546" table:style-name="ce6">
            <text:p>1.002</text:p>
          </table:table-cell>
          <table:table-cell office:value-type="float" office:value="9857.8015981518893" table:style-name="ce5">
            <text:p><text:s/>9,858<text:s/></text:p>
          </table:table-cell>
          <table:table-cell office:value-type="float" office:value="1.0399080580291082" table:style-name="ce6">
            <text:p>1.040</text:p>
          </table:table-cell>
          <table:table-cell office:value-type="float" office:value="10251.207316370372" table:style-name="ce5">
            <text:p><text:s/>10,25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0251.207316370372" table:style-name="ce5">
            <text:p><text:s/>10,251<text:s/></text:p>
          </table:table-cell>
          <table:table-cell office:value-type="float" office:value="1.0261313871703988" table:style-name="ce6">
            <text:p>1.026</text:p>
          </table:table-cell>
          <table:table-cell office:value-type="float" office:value="10519.08558371847" table:style-name="ce5">
            <text:p><text:s/>10,519<text:s/></text:p>
          </table:table-cell>
          <table:table-cell office:value-type="float" office:value="1.1575006578945999" table:style-name="ce6">
            <text:p>1.158</text:p>
          </table:table-cell>
          <table:table-cell office:value-type="float" office:value="12175.84848360373" table:style-name="ce5">
            <text:p><text:s/>12,17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175.84848360373" table:style-name="ce5">
            <text:p><text:s/>12,176<text:s/></text:p>
          </table:table-cell>
          <table:table-cell office:value-type="float" office:value="0.99689029222356884" table:style-name="ce6">
            <text:p>0.997</text:p>
          </table:table-cell>
          <table:table-cell office:value-type="float" office:value="12137.98515288962" table:style-name="ce5">
            <text:p><text:s/>12,138<text:s/></text:p>
          </table:table-cell>
          <table:table-cell office:value-type="float" office:value="1.0722885259685091" table:style-name="ce6">
            <text:p>1.072</text:p>
          </table:table-cell>
          <table:table-cell office:value-type="float" office:value="13015.42220781966" table:style-name="ce5">
            <text:p><text:s/>13,01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015.42220781966" table:style-name="ce5">
            <text:p><text:s/>13,015<text:s/></text:p>
          </table:table-cell>
          <table:table-cell office:value-type="float" office:value="1.0274444246604197" table:style-name="ce6">
            <text:p>1.027</text:p>
          </table:table-cell>
          <table:table-cell office:value-type="float" office:value="13372.622982025721" table:style-name="ce5">
            <text:p><text:s/>13,373<text:s/></text:p>
          </table:table-cell>
          <table:table-cell office:value-type="float" office:value="1.0104008739750712" table:style-name="ce6">
            <text:p>1.010</text:p>
          </table:table-cell>
          <table:table-cell office:value-type="float" office:value="13511.709948377911" table:style-name="ce5">
            <text:p><text:s/>13,51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511.709948377911" table:style-name="ce5">
            <text:p><text:s/>13,512<text:s/></text:p>
          </table:table-cell>
          <table:table-cell office:value-type="float" office:value="1.0410659219756389" table:style-name="ce6">
            <text:p>1.041</text:p>
          </table:table-cell>
          <table:table-cell office:value-type="float" office:value="14066.58077487546" table:style-name="ce5">
            <text:p><text:s/>14,067<text:s/></text:p>
          </table:table-cell>
          <table:table-cell office:value-type="float" office:value="1.0388656310097255" table:style-name="ce6">
            <text:p>1.039</text:p>
          </table:table-cell>
          <table:table-cell office:value-type="float" office:value="14613.28731284027" table:style-name="ce5">
            <text:p><text:s/>14,61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1.80288162303003" table:style-name="ce5">
            <text:p><text:s/>31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11.80288162303003" table:style-name="ce5">
            <text:p><text:s/>312<text:s/></text:p>
          </table:table-cell>
          <table:table-cell office:value-type="float" office:value="1.0421835842628353" table:style-name="ce6">
            <text:p>1.042</text:p>
          </table:table-cell>
          <table:table-cell office:value-type="float" office:value="324.95584475337" table:style-name="ce5">
            <text:p><text:s/>325<text:s/></text:p>
          </table:table-cell>
          <table:table-cell office:value-type="float" office:value="1.1223963239443089" table:style-name="ce6">
            <text:p>1.122</text:p>
          </table:table-cell>
          <table:table-cell office:value-type="float" office:value="364.72924559539996" table:style-name="ce5">
            <text:p><text:s/>36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64.72924559539996" table:style-name="ce5">
            <text:p><text:s/>365<text:s/></text:p>
          </table:table-cell>
          <table:table-cell office:value-type="float" office:value="0.9765461622133822" table:style-name="ce6">
            <text:p>0.977</text:p>
          </table:table-cell>
          <table:table-cell office:value-type="float" office:value="356.17494503316999" table:style-name="ce5">
            <text:p><text:s/>356<text:s/></text:p>
          </table:table-cell>
          <table:table-cell office:value-type="float" office:value="1.056410190100707" table:style-name="ce6">
            <text:p>1.056</text:p>
          </table:table-cell>
          <table:table-cell office:value-type="float" office:value="376.2668413916" table:style-name="ce5">
            <text:p><text:s/>3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6.2668413916" table:style-name="ce5">
            <text:p><text:s/>376<text:s/></text:p>
          </table:table-cell>
          <table:table-cell office:value-type="float" office:value="1.0665241424306617" table:style-name="ce6">
            <text:p>1.067</text:p>
          </table:table-cell>
          <table:table-cell office:value-type="float" office:value="401.29767034026997" table:style-name="ce5">
            <text:p><text:s/>401<text:s/></text:p>
          </table:table-cell>
          <table:table-cell office:value-type="float" office:value="1.0862171582474249" table:style-name="ce6">
            <text:p>1.086</text:p>
          </table:table-cell>
          <table:table-cell office:value-type="float" office:value="435.89641508832" table:style-name="ce5">
            <text:p><text:s/>43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35.89641508832" table:style-name="ce5">
            <text:p><text:s/>436<text:s/></text:p>
          </table:table-cell>
          <table:table-cell office:value-type="float" office:value="0.93538236774633032" table:style-name="ce6">
            <text:p>0.935</text:p>
          </table:table-cell>
          <table:table-cell office:value-type="float" office:value="407.72982083745001" table:style-name="ce5">
            <text:p><text:s/>408<text:s/></text:p>
          </table:table-cell>
          <table:table-cell office:value-type="float" office:value="1.0553802696550421" table:style-name="ce6">
            <text:p>1.055</text:p>
          </table:table-cell>
          <table:table-cell office:value-type="float" office:value="430.31000826182998" table:style-name="ce5">
            <text:p><text:s/>43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0.31000826182998" table:style-name="ce5">
            <text:p><text:s/>430<text:s/></text:p>
          </table:table-cell>
          <table:table-cell office:value-type="float" office:value="1.0149449344372605" table:style-name="ce6">
            <text:p>1.015</text:p>
          </table:table-cell>
          <table:table-cell office:value-type="float" office:value="436.74096312300003" table:style-name="ce5">
            <text:p><text:s/>437<text:s/></text:p>
          </table:table-cell>
          <table:table-cell office:value-type="float" office:value="1.0425239810605527" table:style-name="ce6">
            <text:p>1.043</text:p>
          </table:table-cell>
          <table:table-cell office:value-type="float" office:value="455.31292756721001" table:style-name="ce5">
            <text:p><text:s/>45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55.31292756721001" table:style-name="ce5">
            <text:p><text:s/>455<text:s/></text:p>
          </table:table-cell>
          <table:table-cell office:value-type="float" office:value="1.0762783206907152" table:style-name="ce6">
            <text:p>1.076</text:p>
          </table:table-cell>
          <table:table-cell office:value-type="float" office:value="490.04343307081001" table:style-name="ce5">
            <text:p><text:s/>490<text:s/></text:p>
          </table:table-cell>
          <table:table-cell office:value-type="float" office:value="1.0328330040697333" table:style-name="ce6">
            <text:p>1.033</text:p>
          </table:table-cell>
          <table:table-cell office:value-type="float" office:value="506.13303110316997" table:style-name="ce5">
            <text:p><text:s/>50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06.13303110316997" table:style-name="ce5">
            <text:p><text:s/>506<text:s/></text:p>
          </table:table-cell>
          <table:table-cell office:value-type="float" office:value="0.99707987087163907" table:style-name="ce6">
            <text:p>0.997</text:p>
          </table:table-cell>
          <table:table-cell office:value-type="float" office:value="504.65505729621998" table:style-name="ce5">
            <text:p><text:s/>505<text:s/></text:p>
          </table:table-cell>
          <table:table-cell office:value-type="float" office:value="1.04765576361543" table:style-name="ce6">
            <text:p>1.048</text:p>
          </table:table-cell>
          <table:table-cell office:value-type="float" office:value="528.70477941406" table:style-name="ce5">
            <text:p><text:s/>52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28.70477941406" table:style-name="ce5">
            <text:p><text:s/>529<text:s/></text:p>
          </table:table-cell>
          <table:table-cell office:value-type="float" office:value="0.74027226123254486" table:style-name="ce6">
            <text:p>0.740</text:p>
          </table:table-cell>
          <table:table-cell office:value-type="float" office:value="391.38548258130004" table:style-name="ce5">
            <text:p><text:s/>391<text:s/></text:p>
          </table:table-cell>
          <table:table-cell office:value-type="float" office:value="1.0553402823838025" table:style-name="ce6">
            <text:p>1.055</text:p>
          </table:table-cell>
          <table:table-cell office:value-type="float" office:value="413.04486570827004" table:style-name="ce5">
            <text:p><text:s/>4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3.04486570827004" table:style-name="ce5">
            <text:p><text:s/>413<text:s/></text:p>
          </table:table-cell>
          <table:table-cell office:value-type="float" office:value="1.3935391961531296" table:style-name="ce6">
            <text:p>1.394</text:p>
          </table:table-cell>
          <table:table-cell office:value-type="float" office:value="575.59421013427993" table:style-name="ce5">
            <text:p><text:s/>576<text:s/></text:p>
          </table:table-cell>
          <table:table-cell office:value-type="float" office:value="1.0633012932872274" table:style-name="ce6">
            <text:p>1.063</text:p>
          </table:table-cell>
          <table:table-cell office:value-type="float" office:value="612.03006804441998" table:style-name="ce5">
            <text:p><text:s/>61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12.03006804441998" table:style-name="ce5">
            <text:p><text:s/>612<text:s/></text:p>
          </table:table-cell>
          <table:table-cell office:value-type="float" office:value="1.0568390619857506" table:style-name="ce6">
            <text:p>1.057</text:p>
          </table:table-cell>
          <table:table-cell office:value-type="float" office:value="646.81728301913995" table:style-name="ce5">
            <text:p><text:s/>647<text:s/></text:p>
          </table:table-cell>
          <table:table-cell office:value-type="float" office:value="1.0484814728365599" table:style-name="ce6">
            <text:p>1.048</text:p>
          </table:table-cell>
          <table:table-cell office:value-type="float" office:value="678.17593755604992" table:style-name="ce5">
            <text:p><text:s/>67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78.17593755604992" table:style-name="ce5">
            <text:p><text:s/>678<text:s/></text:p>
          </table:table-cell>
          <table:table-cell office:value-type="float" office:value="1.054382878064974" table:style-name="ce6">
            <text:p>1.054</text:p>
          </table:table-cell>
          <table:table-cell office:value-type="float" office:value="715.05709687476008" table:style-name="ce5">
            <text:p><text:s/>715<text:s/></text:p>
          </table:table-cell>
          <table:table-cell office:value-type="float" office:value="0.93038763881164821" table:style-name="ce6">
            <text:p>0.930</text:p>
          </table:table-cell>
          <table:table-cell office:value-type="float" office:value="665.28028397681999" table:style-name="ce5">
            <text:p><text:s/>6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65.28028397681999" table:style-name="ce5">
            <text:p><text:s/>665<text:s/></text:p>
          </table:table-cell>
          <table:table-cell office:value-type="float" office:value="1.0503918958963741" table:style-name="ce6">
            <text:p>1.050</text:p>
          </table:table-cell>
          <table:table-cell office:value-type="float" office:value="698.80501878889004" table:style-name="ce5">
            <text:p><text:s/>699<text:s/></text:p>
          </table:table-cell>
          <table:table-cell office:value-type="float" office:value="0.99621174926163525" table:style-name="ce6">
            <text:p>0.996</text:p>
          </table:table-cell>
          <table:table-cell office:value-type="float" office:value="696.15777016049003" table:style-name="ce5">
            <text:p><text:s/>69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96.15777016049003" table:style-name="ce5">
            <text:p><text:s/>696<text:s/></text:p>
          </table:table-cell>
          <table:table-cell office:value-type="float" office:value="1.033278997876069" table:style-name="ce6">
            <text:p>1.033</text:p>
          </table:table-cell>
          <table:table-cell office:value-type="float" office:value="719.32520311506994" table:style-name="ce5">
            <text:p><text:s/>719<text:s/></text:p>
          </table:table-cell>
          <table:table-cell office:value-type="float" office:value="1.2301654657419183" table:style-name="ce6">
            <text:p>1.230</text:p>
          </table:table-cell>
          <table:table-cell office:value-type="float" office:value="884.88902350994999" table:style-name="ce5">
            <text:p><text:s/>88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84.88902350994999" table:style-name="ce5">
            <text:p><text:s/>885<text:s/></text:p>
          </table:table-cell>
          <table:table-cell office:value-type="float" office:value="0.95154604642089569" table:style-name="ce6">
            <text:p>0.952</text:p>
          </table:table-cell>
          <table:table-cell office:value-type="float" office:value="842.01265184213992" table:style-name="ce5">
            <text:p><text:s/>842<text:s/></text:p>
          </table:table-cell>
          <table:table-cell office:value-type="float" office:value="1.1445629577892267" table:style-name="ce6">
            <text:p>1.145</text:p>
          </table:table-cell>
          <table:table-cell office:value-type="float" office:value="963.73649128839008" table:style-name="ce5">
            <text:p><text:s/>96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63.73649128839008" table:style-name="ce5">
            <text:p><text:s/>964<text:s/></text:p>
          </table:table-cell>
          <table:table-cell office:value-type="float" office:value="1.0585007656821712" table:style-name="ce6">
            <text:p>1.059</text:p>
          </table:table-cell>
          <table:table-cell office:value-type="float" office:value="1020.11581394461" table:style-name="ce5">
            <text:p><text:s/>1,020<text:s/></text:p>
          </table:table-cell>
          <table:table-cell office:value-type="float" office:value="1.0324768330656022" table:style-name="ce6">
            <text:p>1.032</text:p>
          </table:table-cell>
          <table:table-cell office:value-type="float" office:value="1053.2459449416699" table:style-name="ce5">
            <text:p><text:s/>1,05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53.2459449416699" table:style-name="ce5">
            <text:p><text:s/>1,053<text:s/></text:p>
          </table:table-cell>
          <table:table-cell office:value-type="float" office:value="1.0183714123800227" table:style-name="ce6">
            <text:p>1.018</text:p>
          </table:table-cell>
          <table:table-cell office:value-type="float" office:value="1072.5955605337799" table:style-name="ce5">
            <text:p><text:s/>1,073<text:s/></text:p>
          </table:table-cell>
          <table:table-cell office:value-type="float" office:value="0.92347710486880663" table:style-name="ce6">
            <text:p>0.923</text:p>
          </table:table-cell>
          <table:table-cell office:value-type="float" office:value="990.51744293687" table:style-name="ce5">
            <text:p><text:s/>99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38.6311513545697" table:style-name="ce5">
            <text:p><text:s/>2,73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738.6311513545697" table:style-name="ce5">
            <text:p><text:s/>2,739<text:s/></text:p>
          </table:table-cell>
          <table:table-cell office:value-type="float" office:value="1.0564184627417013" table:style-name="ce6">
            <text:p>1.056</text:p>
          </table:table-cell>
          <table:table-cell office:value-type="float" office:value="2893.1405109305301" table:style-name="ce5">
            <text:p><text:s/>2,893<text:s/></text:p>
          </table:table-cell>
          <table:table-cell office:value-type="float" office:value="1.0085176649611616" table:style-name="ce6">
            <text:p>1.009</text:p>
          </table:table-cell>
          <table:table-cell office:value-type="float" office:value="2917.7833124882004" table:style-name="ce5">
            <text:p><text:s/>2,91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917.7833124882004" table:style-name="ce5">
            <text:p><text:s/>2,918<text:s/></text:p>
          </table:table-cell>
          <table:table-cell office:value-type="float" office:value="1.117154032298076" table:style-name="ce6">
            <text:p>1.117</text:p>
          </table:table-cell>
          <table:table-cell office:value-type="float" office:value="3259.6133929182301" table:style-name="ce5">
            <text:p><text:s/>3,260<text:s/></text:p>
          </table:table-cell>
          <table:table-cell office:value-type="float" office:value="1.0437132646275589" table:style-name="ce6">
            <text:p>1.044</text:p>
          </table:table-cell>
          <table:table-cell office:value-type="float" office:value="3402.1017357463998" table:style-name="ce5">
            <text:p><text:s/>3,40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02.1017357463998" table:style-name="ce5">
            <text:p><text:s/>3,402<text:s/></text:p>
          </table:table-cell>
          <table:table-cell office:value-type="float" office:value="1.0337469082097397" table:style-name="ce6">
            <text:p>1.034</text:p>
          </table:table-cell>
          <table:table-cell office:value-type="float" office:value="3516.9121507428299" table:style-name="ce5">
            <text:p><text:s/>3,517<text:s/></text:p>
          </table:table-cell>
          <table:table-cell office:value-type="float" office:value="1.0469611490386437" table:style-name="ce6">
            <text:p>1.047</text:p>
          </table:table-cell>
          <table:table-cell office:value-type="float" office:value="3682.0703864096804" table:style-name="ce5">
            <text:p><text:s/>3,68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682.0703864096804" table:style-name="ce5">
            <text:p><text:s/>3,682<text:s/></text:p>
          </table:table-cell>
          <table:table-cell office:value-type="float" office:value="1.0413432130526177" table:style-name="ce6">
            <text:p>1.041</text:p>
          </table:table-cell>
          <table:table-cell office:value-type="float" office:value="3834.29900686975" table:style-name="ce5">
            <text:p><text:s/>3,834<text:s/></text:p>
          </table:table-cell>
          <table:table-cell office:value-type="float" office:value="1.0308186841716318" table:style-name="ce6">
            <text:p>1.031</text:p>
          </table:table-cell>
          <table:table-cell office:value-type="float" office:value="3952.4670569820705" table:style-name="ce5">
            <text:p><text:s/>3,95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952.4670569820705" table:style-name="ce5">
            <text:p><text:s/>3,952<text:s/></text:p>
          </table:table-cell>
          <table:table-cell office:value-type="float" office:value="1.0860347209283197" table:style-name="ce6">
            <text:p>1.086</text:p>
          </table:table-cell>
          <table:table-cell office:value-type="float" office:value="4292.5164572079002" table:style-name="ce5">
            <text:p><text:s/>4,293<text:s/></text:p>
          </table:table-cell>
          <table:table-cell office:value-type="float" office:value="1.0598560533536345" table:style-name="ce6">
            <text:p>1.060</text:p>
          </table:table-cell>
          <table:table-cell office:value-type="float" office:value="4549.4495512918902" table:style-name="ce5">
            <text:p><text:s/>4,54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549.4495512918902" table:style-name="ce5">
            <text:p><text:s/>4,549<text:s/></text:p>
          </table:table-cell>
          <table:table-cell office:value-type="float" office:value="1.0442955991643812" table:style-name="ce6">
            <text:p>1.044</text:p>
          </table:table-cell>
          <table:table-cell office:value-type="float" office:value="4750.9701450344892" table:style-name="ce5">
            <text:p><text:s/>4,751<text:s/></text:p>
          </table:table-cell>
          <table:table-cell office:value-type="float" office:value="1.076245912794072" table:style-name="ce6">
            <text:p>1.076</text:p>
          </table:table-cell>
          <table:table-cell office:value-type="float" office:value="5113.2122004000294" table:style-name="ce5">
            <text:p><text:s/>5,1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113.2122004000294" table:style-name="ce5">
            <text:p><text:s/>5,113<text:s/></text:p>
          </table:table-cell>
          <table:table-cell office:value-type="float" office:value="1.0283735965425609" table:style-name="ce6">
            <text:p>1.028</text:p>
          </table:table-cell>
          <table:table-cell office:value-type="float" office:value="5258.2924204106794" table:style-name="ce5">
            <text:p><text:s/>5,258<text:s/></text:p>
          </table:table-cell>
          <table:table-cell office:value-type="float" office:value="1.0808344769260025" table:style-name="ce6">
            <text:p>1.081</text:p>
          </table:table-cell>
          <table:table-cell office:value-type="float" office:value="5683.3437377385408" table:style-name="ce5">
            <text:p><text:s/>5,68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683.3437377385408" table:style-name="ce5">
            <text:p><text:s/>5,683<text:s/></text:p>
          </table:table-cell>
          <table:table-cell office:value-type="float" office:value="1.0423515435876374" table:style-name="ce6">
            <text:p>1.042</text:p>
          </table:table-cell>
          <table:table-cell office:value-type="float" office:value="5924.0421177708995" table:style-name="ce5">
            <text:p><text:s/>5,924<text:s/></text:p>
          </table:table-cell>
          <table:table-cell office:value-type="float" office:value="1.0312256826987829" table:style-name="ce6">
            <text:p>1.031</text:p>
          </table:table-cell>
          <table:table-cell office:value-type="float" office:value="6109.0243772346403" table:style-name="ce5">
            <text:p><text:s/>6,1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109.0243772346403" table:style-name="ce5">
            <text:p><text:s/>6,109<text:s/></text:p>
          </table:table-cell>
          <table:table-cell office:value-type="float" office:value="1.0295569247212655" table:style-name="ce6">
            <text:p>1.030</text:p>
          </table:table-cell>
          <table:table-cell office:value-type="float" office:value="6289.5883508729403" table:style-name="ce5">
            <text:p><text:s/>6,290<text:s/></text:p>
          </table:table-cell>
          <table:table-cell office:value-type="float" office:value="1.1348667166118176" table:style-name="ce6">
            <text:p>1.135</text:p>
          </table:table-cell>
          <table:table-cell office:value-type="float" office:value="7137.8444805951103" table:style-name="ce5">
            <text:p><text:s/>7,13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137.8444805951103" table:style-name="ce5">
            <text:p><text:s/>7,138<text:s/></text:p>
          </table:table-cell>
          <table:table-cell office:value-type="float" office:value="1.0700533266296859" table:style-name="ce6">
            <text:p>1.070</text:p>
          </table:table-cell>
          <table:table-cell office:value-type="float" office:value="7637.8742314261399" table:style-name="ce5">
            <text:p><text:s/>7,638<text:s/></text:p>
          </table:table-cell>
          <table:table-cell office:value-type="float" office:value="1.115779380161547" table:style-name="ce6">
            <text:p>1.116</text:p>
          </table:table-cell>
          <table:table-cell office:value-type="float" office:value="8522.18257569251" table:style-name="ce5">
            <text:p><text:s/>8,52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522.18257569251" table:style-name="ce5">
            <text:p><text:s/>8,522<text:s/></text:p>
          </table:table-cell>
          <table:table-cell office:value-type="float" office:value="1.0601290048596241" table:style-name="ce6">
            <text:p>1.060</text:p>
          </table:table-cell>
          <table:table-cell office:value-type="float" office:value="9034.6129332009295" table:style-name="ce5">
            <text:p><text:s/>9,035<text:s/></text:p>
          </table:table-cell>
          <table:table-cell office:value-type="float" office:value="1.0153641316222888" table:style-name="ce6">
            <text:p>1.015</text:p>
          </table:table-cell>
          <table:table-cell office:value-type="float" office:value="9173.4219154630609" table:style-name="ce5">
            <text:p><text:s/>9,1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173.4219154630609" table:style-name="ce5">
            <text:p><text:s/>9,173<text:s/></text:p>
          </table:table-cell>
          <table:table-cell office:value-type="float" office:value="0.99842748581358221" table:style-name="ce6">
            <text:p>0.998</text:p>
          </table:table-cell>
          <table:table-cell office:value-type="float" office:value="9158.9965793629981" table:style-name="ce5">
            <text:p><text:s/>9,159<text:s/></text:p>
          </table:table-cell>
          <table:table-cell office:value-type="float" office:value="1.0432419603408594" table:style-name="ce6">
            <text:p>1.043</text:p>
          </table:table-cell>
          <table:table-cell office:value-type="float" office:value="9555.0495462098806" table:style-name="ce5">
            <text:p><text:s/>9,55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555.0495462098806" table:style-name="ce5">
            <text:p><text:s/>9,555<text:s/></text:p>
          </table:table-cell>
          <table:table-cell office:value-type="float" office:value="1.0256106295639864" table:style-name="ce6">
            <text:p>1.026</text:p>
          </table:table-cell>
          <table:table-cell office:value-type="float" office:value="9799.7603806033985" table:style-name="ce5">
            <text:p><text:s/>9,800<text:s/></text:p>
          </table:table-cell>
          <table:table-cell office:value-type="float" office:value="1.1521668920029819" table:style-name="ce6">
            <text:p>1.152</text:p>
          </table:table-cell>
          <table:table-cell office:value-type="float" office:value="11290.959460093778" table:style-name="ce5">
            <text:p><text:s/>11,2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290.959460093778" table:style-name="ce5">
            <text:p><text:s/>11,291<text:s/></text:p>
          </table:table-cell>
          <table:table-cell office:value-type="float" office:value="1.0004439871537418" table:style-name="ce6">
            <text:p>1.000</text:p>
          </table:table-cell>
          <table:table-cell office:value-type="float" office:value="11295.972501047479" table:style-name="ce5">
            <text:p><text:s/>11,296<text:s/></text:p>
          </table:table-cell>
          <table:table-cell office:value-type="float" office:value="1.0669011203252941" table:style-name="ce6">
            <text:p>1.067</text:p>
          </table:table-cell>
          <table:table-cell office:value-type="float" office:value="12051.68571653127" table:style-name="ce5">
            <text:p><text:s/>12,05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051.68571653127" table:style-name="ce5">
            <text:p><text:s/>12,052<text:s/></text:p>
          </table:table-cell>
          <table:table-cell office:value-type="float" office:value="1.0249609439397513" table:style-name="ce6">
            <text:p>1.025</text:p>
          </table:table-cell>
          <table:table-cell office:value-type="float" office:value="12352.507168081111" table:style-name="ce5">
            <text:p><text:s/>12,353<text:s/></text:p>
          </table:table-cell>
          <table:table-cell office:value-type="float" office:value="1.0085777594712857" table:style-name="ce6">
            <text:p>1.009</text:p>
          </table:table-cell>
          <table:table-cell office:value-type="float" office:value="12458.464003436242" table:style-name="ce5">
            <text:p><text:s/>12,45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458.464003436242" table:style-name="ce5">
            <text:p><text:s/>12,458<text:s/></text:p>
          </table:table-cell>
          <table:table-cell office:value-type="float" office:value="1.0429845292933169" table:style-name="ce6">
            <text:p>1.043</text:p>
          </table:table-cell>
          <table:table-cell office:value-type="float" office:value="12993.985214341681" table:style-name="ce5">
            <text:p><text:s/>12,994<text:s/></text:p>
          </table:table-cell>
          <table:table-cell office:value-type="float" office:value="1.0483904395141006" table:style-name="ce6">
            <text:p>1.048</text:p>
          </table:table-cell>
          <table:table-cell office:value-type="float" office:value="13622.769869903399" table:style-name="ce5">
            <text:p><text:s/>13,62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6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45.9343623456" table:style-name="ce5">
            <text:p><text:s/>1,64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45.9343623456" table:style-name="ce5">
            <text:p><text:s/>1,646<text:s/></text:p>
          </table:table-cell>
          <table:table-cell office:value-type="float" office:value="1.0628085575486597" table:style-name="ce6">
            <text:p>1.063</text:p>
          </table:table-cell>
          <table:table-cell office:value-type="float" office:value="1749.3131254642999" table:style-name="ce5">
            <text:p><text:s/>1,749<text:s/></text:p>
          </table:table-cell>
          <table:table-cell office:value-type="float" office:value="0.79471406327921679" table:style-name="ce6">
            <text:p>0.795</text:p>
          </table:table-cell>
          <table:table-cell office:value-type="float" office:value="1390.2037418853999" table:style-name="ce5">
            <text:p><text:s/>1,39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90.2037418853999" table:style-name="ce5">
            <text:p><text:s/>1,390<text:s/></text:p>
          </table:table-cell>
          <table:table-cell office:value-type="float" office:value="1.0326378415301662" table:style-name="ce6">
            <text:p>1.033</text:p>
          </table:table-cell>
          <table:table-cell office:value-type="float" office:value="1435.5769913076999" table:style-name="ce5">
            <text:p><text:s/>1,436<text:s/></text:p>
          </table:table-cell>
          <table:table-cell office:value-type="float" office:value="1.4271576395802401" table:style-name="ce6">
            <text:p>1.427</text:p>
          </table:table-cell>
          <table:table-cell office:value-type="float" office:value="2048.7946703503999" table:style-name="ce5">
            <text:p><text:s/>2,04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48.7946703503999" table:style-name="ce5">
            <text:p><text:s/>2,049<text:s/></text:p>
          </table:table-cell>
          <table:table-cell office:value-type="float" office:value="1.0897049952454081" table:style-name="ce6">
            <text:p>1.090</text:p>
          </table:table-cell>
          <table:table-cell office:value-type="float" office:value="2232.5817865130002" table:style-name="ce5">
            <text:p><text:s/>2,233<text:s/></text:p>
          </table:table-cell>
          <table:table-cell office:value-type="float" office:value="1.0226474296843888" table:style-name="ce6">
            <text:p>1.023</text:p>
          </table:table-cell>
          <table:table-cell office:value-type="float" office:value="2283.1440255377001" table:style-name="ce5">
            <text:p><text:s/>2,28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83.1440255377001" table:style-name="ce5">
            <text:p><text:s/>2,283<text:s/></text:p>
          </table:table-cell>
          <table:table-cell office:value-type="float" office:value="1.0954572688338275" table:style-name="ce6">
            <text:p>1.095</text:p>
          </table:table-cell>
          <table:table-cell office:value-type="float" office:value="2501.0867185697998" table:style-name="ce5">
            <text:p><text:s/>2,501<text:s/></text:p>
          </table:table-cell>
          <table:table-cell office:value-type="float" office:value="1.0119908129557575" table:style-name="ce6">
            <text:p>1.012</text:p>
          </table:table-cell>
          <table:table-cell office:value-type="float" office:value="2531.0767815982999" table:style-name="ce5">
            <text:p><text:s/>2,53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31.0767815982999" table:style-name="ce5">
            <text:p><text:s/>2,531<text:s/></text:p>
          </table:table-cell>
          <table:table-cell office:value-type="float" office:value="1.0242635804311" table:style-name="ce6">
            <text:p>1.024</text:p>
          </table:table-cell>
          <table:table-cell office:value-type="float" office:value="2592.4897666659003" table:style-name="ce5">
            <text:p><text:s/>2,592<text:s/></text:p>
          </table:table-cell>
          <table:table-cell office:value-type="float" office:value="1.256579548381964" table:style-name="ce6">
            <text:p>1.257</text:p>
          </table:table-cell>
          <table:table-cell office:value-type="float" office:value="3257.6696201819" table:style-name="ce5">
            <text:p><text:s/>3,2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57.6696201819" table:style-name="ce5">
            <text:p><text:s/>3,258<text:s/></text:p>
          </table:table-cell>
          <table:table-cell office:value-type="float" office:value="1.068593718217387" table:style-name="ce6">
            <text:p>1.069</text:p>
          </table:table-cell>
          <table:table-cell office:value-type="float" office:value="3481.1252921539999" table:style-name="ce5">
            <text:p><text:s/>3,481<text:s/></text:p>
          </table:table-cell>
          <table:table-cell office:value-type="float" office:value="0.92787965984155862" table:style-name="ce6">
            <text:p>0.928</text:p>
          </table:table-cell>
          <table:table-cell office:value-type="float" office:value="3230.0653519497" table:style-name="ce5">
            <text:p><text:s/>3,23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30.0653519497" table:style-name="ce5">
            <text:p><text:s/>3,230<text:s/></text:p>
          </table:table-cell>
          <table:table-cell office:value-type="float" office:value="1.0120154629270499" table:style-name="ce6">
            <text:p>1.012</text:p>
          </table:table-cell>
          <table:table-cell office:value-type="float" office:value="3268.8760824380001" table:style-name="ce5">
            <text:p><text:s/>3,269<text:s/></text:p>
          </table:table-cell>
          <table:table-cell office:value-type="float" office:value="1.0435643793501006" table:style-name="ce6">
            <text:p>1.044</text:p>
          </table:table-cell>
          <table:table-cell office:value-type="float" office:value="3411.2826401418001" table:style-name="ce5">
            <text:p><text:s/>3,41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411.2826401418001" table:style-name="ce5">
            <text:p><text:s/>3,411<text:s/></text:p>
          </table:table-cell>
          <table:table-cell office:value-type="float" office:value="1.0708640439500057" table:style-name="ce6">
            <text:p>1.071</text:p>
          </table:table-cell>
          <table:table-cell office:value-type="float" office:value="3653.0199230787002" table:style-name="ce5">
            <text:p><text:s/>3,653<text:s/></text:p>
          </table:table-cell>
          <table:table-cell office:value-type="float" office:value="1.153025933685891" table:style-name="ce6">
            <text:p>1.153</text:p>
          </table:table-cell>
          <table:table-cell office:value-type="float" office:value="4212.0267075809797" table:style-name="ce5">
            <text:p><text:s/>4,2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212.0267075809797" table:style-name="ce5">
            <text:p><text:s/>4,212<text:s/></text:p>
          </table:table-cell>
          <table:table-cell office:value-type="float" office:value="1.0842689869749089" table:style-name="ce6">
            <text:p>1.084</text:p>
          </table:table-cell>
          <table:table-cell office:value-type="float" office:value="4566.9699313400897" table:style-name="ce5">
            <text:p><text:s/>4,567<text:s/></text:p>
          </table:table-cell>
          <table:table-cell office:value-type="float" office:value="1.0912904521575015" table:style-name="ce6">
            <text:p>1.091</text:p>
          </table:table-cell>
          <table:table-cell office:value-type="float" office:value="4983.8906813618405" table:style-name="ce5">
            <text:p><text:s/>4,98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983.8906813618405" table:style-name="ce5">
            <text:p><text:s/>4,984<text:s/></text:p>
          </table:table-cell>
          <table:table-cell office:value-type="float" office:value="1.0926618324767505" table:style-name="ce6">
            <text:p>1.093</text:p>
          </table:table-cell>
          <table:table-cell office:value-type="float" office:value="5445.70712476063" table:style-name="ce5">
            <text:p><text:s/>5,446<text:s/></text:p>
          </table:table-cell>
          <table:table-cell office:value-type="float" office:value="1.0736570630367441" table:style-name="ce6">
            <text:p>1.074</text:p>
          </table:table-cell>
          <table:table-cell office:value-type="float" office:value="5846.8219177287701" table:style-name="ce5">
            <text:p><text:s/>5,84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846.8219177287701" table:style-name="ce5">
            <text:p><text:s/>5,847<text:s/></text:p>
          </table:table-cell>
          <table:table-cell office:value-type="float" office:value="1.0269417991277165" table:style-name="ce6">
            <text:p>1.027</text:p>
          </table:table-cell>
          <table:table-cell office:value-type="float" office:value="6004.3458193717497" table:style-name="ce5">
            <text:p><text:s/>6,004<text:s/></text:p>
          </table:table-cell>
          <table:table-cell office:value-type="float" office:value="0.92807982120690657" table:style-name="ce6">
            <text:p>0.928</text:p>
          </table:table-cell>
          <table:table-cell office:value-type="float" office:value="5572.5121945069704" table:style-name="ce5">
            <text:p><text:s/>5,5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572.5121945069704" table:style-name="ce5">
            <text:p><text:s/>5,573<text:s/></text:p>
          </table:table-cell>
          <table:table-cell office:value-type="float" office:value="0.99207976513198548" table:style-name="ce6">
            <text:p>0.992</text:p>
          </table:table-cell>
          <table:table-cell office:value-type="float" office:value="5528.3765891215999" table:style-name="ce5">
            <text:p><text:s/>5,528<text:s/></text:p>
          </table:table-cell>
          <table:table-cell office:value-type="float" office:value="1.1758432362106559" table:style-name="ce6">
            <text:p>1.176</text:p>
          </table:table-cell>
          <table:table-cell office:value-type="float" office:value="6500.5042195439701" table:style-name="ce5">
            <text:p><text:s/>6,50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500.5042195439701" table:style-name="ce5">
            <text:p><text:s/>6,501<text:s/></text:p>
          </table:table-cell>
          <table:table-cell office:value-type="float" office:value="0.97196464132180271" table:style-name="ce6">
            <text:p>0.972</text:p>
          </table:table-cell>
          <table:table-cell office:value-type="float" office:value="6318.2602521599201" table:style-name="ce5">
            <text:p><text:s/>6,318<text:s/></text:p>
          </table:table-cell>
          <table:table-cell office:value-type="float" office:value="0.97074659569002952" table:style-name="ce6">
            <text:p>0.971</text:p>
          </table:table-cell>
          <table:table-cell office:value-type="float" office:value="6133.4296304678701" table:style-name="ce5">
            <text:p><text:s/>6,13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133.4296304678701" table:style-name="ce5">
            <text:p><text:s/>6,133<text:s/></text:p>
          </table:table-cell>
          <table:table-cell office:value-type="float" office:value="1.0174798239954816" table:style-name="ce6">
            <text:p>1.017</text:p>
          </table:table-cell>
          <table:table-cell office:value-type="float" office:value="6240.6409008971204" table:style-name="ce5">
            <text:p><text:s/>6,241<text:s/></text:p>
          </table:table-cell>
          <table:table-cell office:value-type="float" office:value="1.0242884151089162" table:style-name="ce6">
            <text:p>1.024</text:p>
          </table:table-cell>
          <table:table-cell office:value-type="float" office:value="6392.2161776437906" table:style-name="ce5">
            <text:p><text:s/>6,39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392.2161776437906" table:style-name="ce5">
            <text:p><text:s/>6,392<text:s/></text:p>
          </table:table-cell>
          <table:table-cell office:value-type="float" office:value="0.9979698710308772" table:style-name="ce6">
            <text:p>0.998</text:p>
          </table:table-cell>
          <table:table-cell office:value-type="float" office:value="6379.2391544046604" table:style-name="ce5">
            <text:p><text:s/>6,379<text:s/></text:p>
          </table:table-cell>
          <table:table-cell office:value-type="float" office:value="1.1038269386088508" table:style-name="ce6">
            <text:p>1.104</text:p>
          </table:table-cell>
          <table:table-cell office:value-type="float" office:value="7041.5760264602095" table:style-name="ce5">
            <text:p><text:s/>7,04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041.5760264602095" table:style-name="ce5">
            <text:p><text:s/>7,042<text:s/></text:p>
          </table:table-cell>
          <table:table-cell office:value-type="float" office:value="1.0626044216587898" table:style-name="ce6">
            <text:p>1.063</text:p>
          </table:table-cell>
          <table:table-cell office:value-type="float" office:value="7482.4098211631499" table:style-name="ce5">
            <text:p><text:s/>7,482<text:s/></text:p>
          </table:table-cell>
          <table:table-cell office:value-type="float" office:value="1.0062095182284665" table:style-name="ce6">
            <text:p>1.006</text:p>
          </table:table-cell>
          <table:table-cell office:value-type="float" office:value="7528.8719813405196" table:style-name="ce5">
            <text:p><text:s/>7,52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14.35614611493997" table:style-name="ce5">
            <text:p><text:s/>51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14.35614611493997" table:style-name="ce5">
            <text:p><text:s/>514<text:s/></text:p>
          </table:table-cell>
          <table:table-cell office:value-type="float" office:value="1.0821474926026411" table:style-name="ce6">
            <text:p>1.082</text:p>
          </table:table-cell>
          <table:table-cell office:value-type="float" office:value="556.60921382304002" table:style-name="ce5">
            <text:p><text:s/>557<text:s/></text:p>
          </table:table-cell>
          <table:table-cell office:value-type="float" office:value="0.87881301230423881" table:style-name="ce6">
            <text:p>0.879</text:p>
          </table:table-cell>
          <table:table-cell office:value-type="float" office:value="489.15541987611999" table:style-name="ce5">
            <text:p><text:s/>48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89.15541987611999" table:style-name="ce5">
            <text:p><text:s/>489<text:s/></text:p>
          </table:table-cell>
          <table:table-cell office:value-type="float" office:value="1.0218994029846646" table:style-name="ce6">
            <text:p>1.022</text:p>
          </table:table-cell>
          <table:table-cell office:value-type="float" office:value="499.86763153811995" table:style-name="ce5">
            <text:p><text:s/>500<text:s/></text:p>
          </table:table-cell>
          <table:table-cell office:value-type="float" office:value="1.3073375515378702" table:style-name="ce6">
            <text:p>1.307</text:p>
          </table:table-cell>
          <table:table-cell office:value-type="float" office:value="653.49572550808" table:style-name="ce5">
            <text:p><text:s/>65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53.49572550808" table:style-name="ce5">
            <text:p><text:s/>653<text:s/></text:p>
          </table:table-cell>
          <table:table-cell office:value-type="float" office:value="1.1044258491395997" table:style-name="ce6">
            <text:p>1.104</text:p>
          </table:table-cell>
          <table:table-cell office:value-type="float" office:value="721.73757155336" table:style-name="ce5">
            <text:p><text:s/>722<text:s/></text:p>
          </table:table-cell>
          <table:table-cell office:value-type="float" office:value="1.2018624043868813" table:style-name="ce6">
            <text:p>1.202</text:p>
          </table:table-cell>
          <table:table-cell office:value-type="float" office:value="867.42925308347003" table:style-name="ce5">
            <text:p><text:s/>86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67.42925308347003" table:style-name="ce5">
            <text:p><text:s/>867<text:s/></text:p>
          </table:table-cell>
          <table:table-cell office:value-type="float" office:value="1.1048202712873123" table:style-name="ce6">
            <text:p>1.105</text:p>
          </table:table-cell>
          <table:table-cell office:value-type="float" office:value="958.35342271422996" table:style-name="ce5">
            <text:p><text:s/>958<text:s/></text:p>
          </table:table-cell>
          <table:table-cell office:value-type="float" office:value="0.9395110187975132" table:style-name="ce6">
            <text:p>0.940</text:p>
          </table:table-cell>
          <table:table-cell office:value-type="float" office:value="900.38360054232999" table:style-name="ce5">
            <text:p><text:s/>90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00.38360054232999" table:style-name="ce5">
            <text:p><text:s/>900<text:s/></text:p>
          </table:table-cell>
          <table:table-cell office:value-type="float" office:value="1.0242812235907468" table:style-name="ce6">
            <text:p>1.024</text:p>
          </table:table-cell>
          <table:table-cell office:value-type="float" office:value="922.24601606454007" table:style-name="ce5">
            <text:p><text:s/>922<text:s/></text:p>
          </table:table-cell>
          <table:table-cell office:value-type="float" office:value="1.0228548858153645" table:style-name="ce6">
            <text:p>1.023</text:p>
          </table:table-cell>
          <table:table-cell office:value-type="float" office:value="943.32384345536991" table:style-name="ce5">
            <text:p><text:s/>94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43.32384345536991" table:style-name="ce5">
            <text:p><text:s/>943<text:s/></text:p>
          </table:table-cell>
          <table:table-cell office:value-type="float" office:value="1.0676355191230238" table:style-name="ce6">
            <text:p>1.068</text:p>
          </table:table-cell>
          <table:table-cell office:value-type="float" office:value="1007.1260413086" table:style-name="ce5">
            <text:p><text:s/>1,007<text:s/></text:p>
          </table:table-cell>
          <table:table-cell office:value-type="float" office:value="1.2621710096907266" table:style-name="ce6">
            <text:p>1.262</text:p>
          </table:table-cell>
          <table:table-cell office:value-type="float" office:value="1271.1652924442999" table:style-name="ce5">
            <text:p><text:s/>1,27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71.1652924442999" table:style-name="ce5">
            <text:p><text:s/>1,271<text:s/></text:p>
          </table:table-cell>
          <table:table-cell office:value-type="float" office:value="1.009994693395593" table:style-name="ce6">
            <text:p>1.010</text:p>
          </table:table-cell>
          <table:table-cell office:value-type="float" office:value="1283.8701997973999" table:style-name="ce5">
            <text:p><text:s/>1,284<text:s/></text:p>
          </table:table-cell>
          <table:table-cell office:value-type="float" office:value="0.86919806508773201" table:style-name="ce6">
            <text:p>0.869</text:p>
          </table:table-cell>
          <table:table-cell office:value-type="float" office:value="1115.9374934877001" table:style-name="ce5">
            <text:p><text:s/>1,11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15.9374934877001" table:style-name="ce5">
            <text:p><text:s/>1,116<text:s/></text:p>
          </table:table-cell>
          <table:table-cell office:value-type="float" office:value="1.0703216444814836" table:style-name="ce6">
            <text:p>1.070</text:p>
          </table:table-cell>
          <table:table-cell office:value-type="float" office:value="1194.4120531683" table:style-name="ce5">
            <text:p><text:s/>1,194<text:s/></text:p>
          </table:table-cell>
          <table:table-cell office:value-type="float" office:value="1.2291681414916458" table:style-name="ce6">
            <text:p>1.229</text:p>
          </table:table-cell>
          <table:table-cell office:value-type="float" office:value="1468.1332435680999" table:style-name="ce5">
            <text:p><text:s/>1,46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68.1332435680999" table:style-name="ce5">
            <text:p><text:s/>1,468<text:s/></text:p>
          </table:table-cell>
          <table:table-cell office:value-type="float" office:value="1.0754135691267619" table:style-name="ce6">
            <text:p>1.075</text:p>
          </table:table-cell>
          <table:table-cell office:value-type="float" office:value="1578.8504114192199" table:style-name="ce5">
            <text:p><text:s/>1,579<text:s/></text:p>
          </table:table-cell>
          <table:table-cell office:value-type="float" office:value="1.0938546520469852" table:style-name="ce6">
            <text:p>1.094</text:p>
          </table:table-cell>
          <table:table-cell office:value-type="float" office:value="1727.0328674172101" table:style-name="ce5">
            <text:p><text:s/>1,72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27.0328674172101" table:style-name="ce5">
            <text:p><text:s/>1,727<text:s/></text:p>
          </table:table-cell>
          <table:table-cell office:value-type="float" office:value="1.1071077823806716" table:style-name="ce6">
            <text:p>1.107</text:p>
          </table:table-cell>
          <table:table-cell office:value-type="float" office:value="1912.0115279447998" table:style-name="ce5">
            <text:p><text:s/>1,912<text:s/></text:p>
          </table:table-cell>
          <table:table-cell office:value-type="float" office:value="1.116908196570823" table:style-name="ce6">
            <text:p>1.117</text:p>
          </table:table-cell>
          <table:table-cell office:value-type="float" office:value="2135.5413474994498" table:style-name="ce5">
            <text:p><text:s/>2,13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35.5413474994498" table:style-name="ce5">
            <text:p><text:s/>2,136<text:s/></text:p>
          </table:table-cell>
          <table:table-cell office:value-type="float" office:value="1.0175920215574097" table:style-name="ce6">
            <text:p>1.018</text:p>
          </table:table-cell>
          <table:table-cell office:value-type="float" office:value="2173.1098369214001" table:style-name="ce5">
            <text:p><text:s/>2,173<text:s/></text:p>
          </table:table-cell>
          <table:table-cell office:value-type="float" office:value="0.82378759324698581" table:style-name="ce6">
            <text:p>0.824</text:p>
          </table:table-cell>
          <table:table-cell office:value-type="float" office:value="1790.1809224188298" table:style-name="ce5">
            <text:p><text:s/>1,79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90.1809224188298" table:style-name="ce5">
            <text:p><text:s/>1,790<text:s/></text:p>
          </table:table-cell>
          <table:table-cell office:value-type="float" office:value="0.99986794088058961" table:style-name="ce6">
            <text:p>1.000</text:p>
          </table:table-cell>
          <table:table-cell office:value-type="float" office:value="1789.9445127026299" table:style-name="ce5">
            <text:p><text:s/>1,790<text:s/></text:p>
          </table:table-cell>
          <table:table-cell office:value-type="float" office:value="1.2084487744416892" table:style-name="ce6">
            <text:p>1.208</text:p>
          </table:table-cell>
          <table:table-cell office:value-type="float" office:value="2163.0562526941198" table:style-name="ce5">
            <text:p><text:s/>2,16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63.0562526941198" table:style-name="ce5">
            <text:p><text:s/>2,163<text:s/></text:p>
          </table:table-cell>
          <table:table-cell office:value-type="float" office:value="0.97763985181846802" table:style-name="ce6">
            <text:p>0.978</text:p>
          </table:table-cell>
          <table:table-cell office:value-type="float" office:value="2114.6899943588901" table:style-name="ce5">
            <text:p><text:s/>2,115<text:s/></text:p>
          </table:table-cell>
          <table:table-cell office:value-type="float" office:value="0.92486253202535651" table:style-name="ce6">
            <text:p>0.925</text:p>
          </table:table-cell>
          <table:table-cell office:value-type="float" office:value="1955.7975426314499" table:style-name="ce5">
            <text:p><text:s/>1,9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55.7975426314499" table:style-name="ce5">
            <text:p><text:s/>1,956<text:s/></text:p>
          </table:table-cell>
          <table:table-cell office:value-type="float" office:value="1.0165222576761461" table:style-name="ce6">
            <text:p>1.017</text:p>
          </table:table-cell>
          <table:table-cell office:value-type="float" office:value="1988.1117335931799" table:style-name="ce5">
            <text:p><text:s/>1,988<text:s/></text:p>
          </table:table-cell>
          <table:table-cell office:value-type="float" office:value="1.0528345199975588" table:style-name="ce6">
            <text:p>1.053</text:p>
          </table:table-cell>
          <table:table-cell office:value-type="float" office:value="2093.1526627390899" table:style-name="ce5">
            <text:p><text:s/>2,0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93.1526627390899" table:style-name="ce5">
            <text:p><text:s/>2,093<text:s/></text:p>
          </table:table-cell>
          <table:table-cell office:value-type="float" office:value="0.98850531133352926" table:style-name="ce6">
            <text:p>0.989</text:p>
          </table:table-cell>
          <table:table-cell office:value-type="float" office:value="2069.09252454951" table:style-name="ce5">
            <text:p><text:s/>2,069<text:s/></text:p>
          </table:table-cell>
          <table:table-cell office:value-type="float" office:value="1.1815408685971318" table:style-name="ce6">
            <text:p>1.182</text:p>
          </table:table-cell>
          <table:table-cell office:value-type="float" office:value="2444.7173786640601" table:style-name="ce5">
            <text:p><text:s/>2,44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44.7173786640601" table:style-name="ce5">
            <text:p><text:s/>2,445<text:s/></text:p>
          </table:table-cell>
          <table:table-cell office:value-type="float" office:value="1.0617964649442202" table:style-name="ce6">
            <text:p>1.062</text:p>
          </table:table-cell>
          <table:table-cell office:value-type="float" office:value="2595.7922704531998" table:style-name="ce5">
            <text:p><text:s/>2,596<text:s/></text:p>
          </table:table-cell>
          <table:table-cell office:value-type="float" office:value="0.97212581728038372" table:style-name="ce6">
            <text:p>0.972</text:p>
          </table:table-cell>
          <table:table-cell office:value-type="float" office:value="2523.43668240442" table:style-name="ce5">
            <text:p><text:s/>2,52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31.57821623066" table:style-name="ce5">
            <text:p><text:s/>1,13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31.57821623066" table:style-name="ce5">
            <text:p><text:s/>1,132<text:s/></text:p>
          </table:table-cell>
          <table:table-cell office:value-type="float" office:value="1.0540180913116306" table:style-name="ce6">
            <text:p>1.054</text:p>
          </table:table-cell>
          <table:table-cell office:value-type="float" office:value="1192.70391164126" table:style-name="ce5">
            <text:p><text:s/>1,193<text:s/></text:p>
          </table:table-cell>
          <table:table-cell office:value-type="float" office:value="0.75546689602900907" table:style-name="ce6">
            <text:p>0.755</text:p>
          </table:table-cell>
          <table:table-cell office:value-type="float" office:value="901.04832200928013" table:style-name="ce5">
            <text:p><text:s/>90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01.04832200928013" table:style-name="ce5">
            <text:p><text:s/>901<text:s/></text:p>
          </table:table-cell>
          <table:table-cell office:value-type="float" office:value="1.0384674571980868" table:style-name="ce6">
            <text:p>1.038</text:p>
          </table:table-cell>
          <table:table-cell office:value-type="float" office:value="935.70935976957992" table:style-name="ce5">
            <text:p><text:s/>936<text:s/></text:p>
          </table:table-cell>
          <table:table-cell office:value-type="float" office:value="1.4911670277466444" table:style-name="ce6">
            <text:p>1.491</text:p>
          </table:table-cell>
          <table:table-cell office:value-type="float" office:value="1395.29894484232" table:style-name="ce5">
            <text:p><text:s/>1,3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95.29894484232" table:style-name="ce5">
            <text:p><text:s/>1,395<text:s/></text:p>
          </table:table-cell>
          <table:table-cell office:value-type="float" office:value="1.082810404569164" table:style-name="ce6">
            <text:p>1.083</text:p>
          </table:table-cell>
          <table:table-cell office:value-type="float" office:value="1510.8442149596401" table:style-name="ce5">
            <text:p><text:s/>1,511<text:s/></text:p>
          </table:table-cell>
          <table:table-cell office:value-type="float" office:value="0.93703557152783556" table:style-name="ce6">
            <text:p>0.937</text:p>
          </table:table-cell>
          <table:table-cell office:value-type="float" office:value="1415.7147724542303" table:style-name="ce5">
            <text:p><text:s/>1,41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15.7147724542303" table:style-name="ce5">
            <text:p><text:s/>1,416<text:s/></text:p>
          </table:table-cell>
          <table:table-cell office:value-type="float" office:value="1.08972041958787" table:style-name="ce6">
            <text:p>1.090</text:p>
          </table:table-cell>
          <table:table-cell office:value-type="float" office:value="1542.7332958555698" table:style-name="ce5">
            <text:p><text:s/>1,543<text:s/></text:p>
          </table:table-cell>
          <table:table-cell office:value-type="float" office:value="1.0570156134159399" table:style-name="ce6">
            <text:p>1.057</text:p>
          </table:table-cell>
          <table:table-cell office:value-type="float" office:value="1630.6931810559699" table:style-name="ce5">
            <text:p><text:s/>1,63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30.6931810559699" table:style-name="ce5">
            <text:p><text:s/>1,631<text:s/></text:p>
          </table:table-cell>
          <table:table-cell office:value-type="float" office:value="1.0242538387998772" table:style-name="ce6">
            <text:p>1.024</text:p>
          </table:table-cell>
          <table:table-cell office:value-type="float" office:value="1670.2437506013603" table:style-name="ce5">
            <text:p><text:s/>1,670<text:s/></text:p>
          </table:table-cell>
          <table:table-cell office:value-type="float" office:value="1.3856335495302796" table:style-name="ce6">
            <text:p>1.386</text:p>
          </table:table-cell>
          <table:table-cell office:value-type="float" office:value="2314.3457767265299" table:style-name="ce5">
            <text:p><text:s/>2,31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14.3457767265299" table:style-name="ce5">
            <text:p><text:s/>2,314<text:s/></text:p>
          </table:table-cell>
          <table:table-cell office:value-type="float" office:value="1.0689842787211719" table:style-name="ce6">
            <text:p>1.069</text:p>
          </table:table-cell>
          <table:table-cell office:value-type="float" office:value="2473.9992508453997" table:style-name="ce5">
            <text:p><text:s/>2,474<text:s/></text:p>
          </table:table-cell>
          <table:table-cell office:value-type="float" office:value="0.7917949283274911" table:style-name="ce6">
            <text:p>0.792</text:p>
          </table:table-cell>
          <table:table-cell office:value-type="float" office:value="1958.9000595053999" table:style-name="ce5">
            <text:p><text:s/>1,9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58.9000595053999" table:style-name="ce5">
            <text:p><text:s/>1,959<text:s/></text:p>
          </table:table-cell>
          <table:table-cell office:value-type="float" office:value="1.0133267764266605" table:style-name="ce6">
            <text:p>1.013</text:p>
          </table:table-cell>
          <table:table-cell office:value-type="float" office:value="1985.0058826406002" table:style-name="ce5">
            <text:p><text:s/>1,985<text:s/></text:p>
          </table:table-cell>
          <table:table-cell office:value-type="float" office:value="1.156341735169401" table:style-name="ce6">
            <text:p>1.156</text:p>
          </table:table-cell>
          <table:table-cell office:value-type="float" office:value="2295.3451466541001" table:style-name="ce5">
            <text:p><text:s/>2,29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95.3451466541001" table:style-name="ce5">
            <text:p><text:s/>2,295<text:s/></text:p>
          </table:table-cell>
          <table:table-cell office:value-type="float" office:value="1.0711277445547946" table:style-name="ce6">
            <text:p>1.071</text:p>
          </table:table-cell>
          <table:table-cell office:value-type="float" office:value="2458.6078699104005" table:style-name="ce5">
            <text:p><text:s/>2,459<text:s/></text:p>
          </table:table-cell>
          <table:table-cell office:value-type="float" office:value="1.1160354189026802" table:style-name="ce6">
            <text:p>1.116</text:p>
          </table:table-cell>
          <table:table-cell office:value-type="float" office:value="2743.89346401288" table:style-name="ce5">
            <text:p><text:s/>2,7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43.89346401288" table:style-name="ce5">
            <text:p><text:s/>2,744<text:s/></text:p>
          </table:table-cell>
          <table:table-cell office:value-type="float" office:value="1.0890071203970197" table:style-name="ce6">
            <text:p>1.089</text:p>
          </table:table-cell>
          <table:table-cell office:value-type="float" office:value="2988.1195199208696" table:style-name="ce5">
            <text:p><text:s/>2,988<text:s/></text:p>
          </table:table-cell>
          <table:table-cell office:value-type="float" office:value="1.0899355906723829" table:style-name="ce6">
            <text:p>1.090</text:p>
          </table:table-cell>
          <table:table-cell office:value-type="float" office:value="3256.8578139446299" table:style-name="ce5">
            <text:p><text:s/>3,25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256.8578139446299" table:style-name="ce5">
            <text:p><text:s/>3,257<text:s/></text:p>
          </table:table-cell>
          <table:table-cell office:value-type="float" office:value="1.0850014949028126" table:style-name="ce6">
            <text:p>1.085</text:p>
          </table:table-cell>
          <table:table-cell office:value-type="float" office:value="3533.69559681583" table:style-name="ce5">
            <text:p><text:s/>3,534<text:s/></text:p>
          </table:table-cell>
          <table:table-cell office:value-type="float" office:value="1.0502547456474491" table:style-name="ce6">
            <text:p>1.050</text:p>
          </table:table-cell>
          <table:table-cell office:value-type="float" office:value="3711.2805702293203" table:style-name="ce5">
            <text:p><text:s/>3,71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711.2805702293203" table:style-name="ce5">
            <text:p><text:s/>3,711<text:s/></text:p>
          </table:table-cell>
          <table:table-cell office:value-type="float" office:value="1.0323218387699578" table:style-name="ce6">
            <text:p>1.032</text:p>
          </table:table-cell>
          <table:table-cell office:value-type="float" office:value="3831.2359824503496" table:style-name="ce5">
            <text:p><text:s/>3,831<text:s/></text:p>
          </table:table-cell>
          <table:table-cell office:value-type="float" office:value="0.98723526543751783" table:style-name="ce6">
            <text:p>0.987</text:p>
          </table:table-cell>
          <table:table-cell office:value-type="float" office:value="3782.3312720881404" table:style-name="ce5">
            <text:p><text:s/>3,7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782.3312720881404" table:style-name="ce5">
            <text:p><text:s/>3,782<text:s/></text:p>
          </table:table-cell>
          <table:table-cell office:value-type="float" office:value="0.98839361427881101" table:style-name="ce6">
            <text:p>0.988</text:p>
          </table:table-cell>
          <table:table-cell office:value-type="float" office:value="3738.4320764189702" table:style-name="ce5">
            <text:p><text:s/>3,738<text:s/></text:p>
          </table:table-cell>
          <table:table-cell office:value-type="float" office:value="1.1602318507294305" table:style-name="ce6">
            <text:p>1.160</text:p>
          </table:table-cell>
          <table:table-cell office:value-type="float" office:value="4337.4479668498498" table:style-name="ce5">
            <text:p><text:s/>4,33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337.4479668498498" table:style-name="ce5">
            <text:p><text:s/>4,337<text:s/></text:p>
          </table:table-cell>
          <table:table-cell office:value-type="float" office:value="0.96913445185463487" table:style-name="ce6">
            <text:p>0.969</text:p>
          </table:table-cell>
          <table:table-cell office:value-type="float" office:value="4203.5702578010296" table:style-name="ce5">
            <text:p><text:s/>4,204<text:s/></text:p>
          </table:table-cell>
          <table:table-cell office:value-type="float" office:value="0.99382949055830028" table:style-name="ce6">
            <text:p>0.994</text:p>
          </table:table-cell>
          <table:table-cell office:value-type="float" office:value="4177.6320878364204" table:style-name="ce5">
            <text:p><text:s/>4,17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177.6320878364204" table:style-name="ce5">
            <text:p><text:s/>4,178<text:s/></text:p>
          </table:table-cell>
          <table:table-cell office:value-type="float" office:value="1.0179281176256738" table:style-name="ce6">
            <text:p>1.018</text:p>
          </table:table-cell>
          <table:table-cell office:value-type="float" office:value="4252.529167303941" table:style-name="ce5">
            <text:p><text:s/>4,253<text:s/></text:p>
          </table:table-cell>
          <table:table-cell office:value-type="float" office:value="1.010942746250524" table:style-name="ce6">
            <text:p>1.011</text:p>
          </table:table-cell>
          <table:table-cell office:value-type="float" office:value="4299.0635149047002" table:style-name="ce5">
            <text:p><text:s/>4,29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299.0635149047002" table:style-name="ce5">
            <text:p><text:s/>4,299<text:s/></text:p>
          </table:table-cell>
          <table:table-cell office:value-type="float" office:value="1.0025780300551563" table:style-name="ce6">
            <text:p>1.003</text:p>
          </table:table-cell>
          <table:table-cell office:value-type="float" office:value="4310.1466298551504" table:style-name="ce5">
            <text:p><text:s/>4,310<text:s/></text:p>
          </table:table-cell>
          <table:table-cell office:value-type="float" office:value="1.0665202468878965" table:style-name="ce6">
            <text:p>1.067</text:p>
          </table:table-cell>
          <table:table-cell office:value-type="float" office:value="4596.8586477961499" table:style-name="ce5">
            <text:p><text:s/>4,59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596.8586477961499" table:style-name="ce5">
            <text:p><text:s/>4,597<text:s/></text:p>
          </table:table-cell>
          <table:table-cell office:value-type="float" office:value="1.0630341120131499" table:style-name="ce6">
            <text:p>1.063</text:p>
          </table:table-cell>
          <table:table-cell office:value-type="float" office:value="4886.6175507099497" table:style-name="ce5">
            <text:p><text:s/>4,887<text:s/></text:p>
          </table:table-cell>
          <table:table-cell office:value-type="float" office:value="1.0243149268370486" table:style-name="ce6">
            <text:p>1.024</text:p>
          </table:table-cell>
          <table:table-cell office:value-type="float" office:value="5005.4352989360996" table:style-name="ce5">
            <text:p><text:s/>5,00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6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851.3917069374002" table:style-name="ce5">
            <text:p><text:s/>6,85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851.3917069374002" table:style-name="ce5">
            <text:p><text:s/>6,851<text:s/></text:p>
          </table:table-cell>
          <table:table-cell office:value-type="float" office:value="1.0368011249476652" table:style-name="ce6">
            <text:p>1.037</text:p>
          </table:table-cell>
          <table:table-cell office:value-type="float" office:value="7103.5306292097994" table:style-name="ce5">
            <text:p><text:s/>7,104<text:s/></text:p>
          </table:table-cell>
          <table:table-cell office:value-type="float" office:value="1.1104084879557907" table:style-name="ce6">
            <text:p>1.110</text:p>
          </table:table-cell>
          <table:table-cell office:value-type="float" office:value="7887.8207051284999" table:style-name="ce5">
            <text:p><text:s/>7,88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887.8207051284999" table:style-name="ce5">
            <text:p><text:s/>7,888<text:s/></text:p>
          </table:table-cell>
          <table:table-cell office:value-type="float" office:value="1.0467845005177241" table:style-name="ce6">
            <text:p>1.047</text:p>
          </table:table-cell>
          <table:table-cell office:value-type="float" office:value="8256.8484569912998" table:style-name="ce5">
            <text:p><text:s/>8,257<text:s/></text:p>
          </table:table-cell>
          <table:table-cell office:value-type="float" office:value="1.0386189301473983" table:style-name="ce6">
            <text:p>1.039</text:p>
          </table:table-cell>
          <table:table-cell office:value-type="float" office:value="8575.7191107894996" table:style-name="ce5">
            <text:p><text:s/>8,5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575.7191107894996" table:style-name="ce5">
            <text:p><text:s/>8,576<text:s/></text:p>
          </table:table-cell>
          <table:table-cell office:value-type="float" office:value="1.0358274284782065" table:style-name="ce6">
            <text:p>1.036</text:p>
          </table:table-cell>
          <table:table-cell office:value-type="float" office:value="8882.9650738805012" table:style-name="ce5">
            <text:p><text:s/>8,883<text:s/></text:p>
          </table:table-cell>
          <table:table-cell office:value-type="float" office:value="1.0866820218261681" table:style-name="ce6">
            <text:p>1.087</text:p>
          </table:table-cell>
          <table:table-cell office:value-type="float" office:value="9652.9584462957009" table:style-name="ce5">
            <text:p><text:s/>9,65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652.9584462957009" table:style-name="ce5">
            <text:p><text:s/>9,653<text:s/></text:p>
          </table:table-cell>
          <table:table-cell office:value-type="float" office:value="1.0464287908451824" table:style-name="ce6">
            <text:p>1.046</text:p>
          </table:table-cell>
          <table:table-cell office:value-type="float" office:value="10101.133635036" table:style-name="ce5">
            <text:p><text:s/>10,101<text:s/></text:p>
          </table:table-cell>
          <table:table-cell office:value-type="float" office:value="1.0223328861768095" table:style-name="ce6">
            <text:p>1.022</text:p>
          </table:table-cell>
          <table:table-cell office:value-type="float" office:value="10326.721102764001" table:style-name="ce5">
            <text:p><text:s/>10,32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326.721102764001" table:style-name="ce5">
            <text:p><text:s/>10,327<text:s/></text:p>
          </table:table-cell>
          <table:table-cell office:value-type="float" office:value="1.0419219736211456" table:style-name="ce6">
            <text:p>1.042</text:p>
          </table:table-cell>
          <table:table-cell office:value-type="float" office:value="10759.637632427" table:style-name="ce5">
            <text:p><text:s/>10,760<text:s/></text:p>
          </table:table-cell>
          <table:table-cell office:value-type="float" office:value="1.1396187878214952" table:style-name="ce6">
            <text:p>1.140</text:p>
          </table:table-cell>
          <table:table-cell office:value-type="float" office:value="12261.885196065001" table:style-name="ce5">
            <text:p><text:s/>12,26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261.885196065001" table:style-name="ce5">
            <text:p><text:s/>12,262<text:s/></text:p>
          </table:table-cell>
          <table:table-cell office:value-type="float" office:value="1.0313809855600737" table:style-name="ce6">
            <text:p>1.031</text:p>
          </table:table-cell>
          <table:table-cell office:value-type="float" office:value="12646.675238341999" table:style-name="ce5">
            <text:p><text:s/>12,647<text:s/></text:p>
          </table:table-cell>
          <table:table-cell office:value-type="float" office:value="1.0953582700983555" table:style-name="ce6">
            <text:p>1.095</text:p>
          </table:table-cell>
          <table:table-cell office:value-type="float" office:value="13852.640311566" table:style-name="ce5">
            <text:p><text:s/>13,85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852.640311566" table:style-name="ce5">
            <text:p><text:s/>13,853<text:s/></text:p>
          </table:table-cell>
          <table:table-cell office:value-type="float" office:value="1.0139096840782851" table:style-name="ce6">
            <text:p>1.014</text:p>
          </table:table-cell>
          <table:table-cell office:value-type="float" office:value="14045.326161950001" table:style-name="ce5">
            <text:p><text:s/>14,045<text:s/></text:p>
          </table:table-cell>
          <table:table-cell office:value-type="float" office:value="1.1264095863786976" table:style-name="ce6">
            <text:p>1.126</text:p>
          </table:table-cell>
          <table:table-cell office:value-type="float" office:value="15820.790032636" table:style-name="ce5">
            <text:p><text:s/>15,82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820.790032636" table:style-name="ce5">
            <text:p><text:s/>15,821<text:s/></text:p>
          </table:table-cell>
          <table:table-cell office:value-type="float" office:value="1.0640713524932046" table:style-name="ce6">
            <text:p>1.064</text:p>
          </table:table-cell>
          <table:table-cell office:value-type="float" office:value="16834.449447538002" table:style-name="ce5">
            <text:p><text:s/>16,834<text:s/></text:p>
          </table:table-cell>
          <table:table-cell office:value-type="float" office:value="1.066206137911025" table:style-name="ce6">
            <text:p>1.066</text:p>
          </table:table-cell>
          <table:table-cell office:value-type="float" office:value="17948.99332931788" table:style-name="ce5">
            <text:p><text:s/>17,94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948.99332931788" table:style-name="ce5">
            <text:p><text:s/>17,949<text:s/></text:p>
          </table:table-cell>
          <table:table-cell office:value-type="float" office:value="1.0075430170295727" table:style-name="ce6">
            <text:p>1.008</text:p>
          </table:table-cell>
          <table:table-cell office:value-type="float" office:value="18084.382891664613" table:style-name="ce5">
            <text:p><text:s/>18,084<text:s/></text:p>
          </table:table-cell>
          <table:table-cell office:value-type="float" office:value="1.1655946831485482" table:style-name="ce6">
            <text:p>1.166</text:p>
          </table:table-cell>
          <table:table-cell office:value-type="float" office:value="21079.06054654684" table:style-name="ce5">
            <text:p><text:s/>21,07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1079.06054654684" table:style-name="ce5">
            <text:p><text:s/>21,079<text:s/></text:p>
          </table:table-cell>
          <table:table-cell office:value-type="float" office:value="1.0297758934310435" table:style-name="ce6">
            <text:p>1.030</text:p>
          </table:table-cell>
          <table:table-cell office:value-type="float" office:value="21706.708407007332" table:style-name="ce5">
            <text:p><text:s/>21,707<text:s/></text:p>
          </table:table-cell>
          <table:table-cell office:value-type="float" office:value="1.0892790176416154" table:style-name="ce6">
            <text:p>1.089</text:p>
          </table:table-cell>
          <table:table-cell office:value-type="float" office:value="23644.662009817941" table:style-name="ce5">
            <text:p><text:s/>23,64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3644.662009817941" table:style-name="ce5">
            <text:p><text:s/>23,645<text:s/></text:p>
          </table:table-cell>
          <table:table-cell office:value-type="float" office:value="1.0200376872195125" table:style-name="ce6">
            <text:p>1.020</text:p>
          </table:table-cell>
          <table:table-cell office:value-type="float" office:value="24118.446351581759" table:style-name="ce5">
            <text:p><text:s/>24,118<text:s/></text:p>
          </table:table-cell>
          <table:table-cell office:value-type="float" office:value="1.1030849027680087" table:style-name="ce6">
            <text:p>1.103</text:p>
          </table:table-cell>
          <table:table-cell office:value-type="float" office:value="26604.694048650003" table:style-name="ce5">
            <text:p><text:s/>26,60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604.694048650003" table:style-name="ce5">
            <text:p><text:s/>26,605<text:s/></text:p>
          </table:table-cell>
          <table:table-cell office:value-type="float" office:value="1.01341172248841" table:style-name="ce6">
            <text:p>1.013</text:p>
          </table:table-cell>
          <table:table-cell office:value-type="float" office:value="26961.508822119547" table:style-name="ce5">
            <text:p><text:s/>26,962<text:s/></text:p>
          </table:table-cell>
          <table:table-cell office:value-type="float" office:value="1.101292537870737" table:style-name="ce6">
            <text:p>1.101</text:p>
          </table:table-cell>
          <table:table-cell office:value-type="float" office:value="29692.508475536302" table:style-name="ce5">
            <text:p><text:s/>29,69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9692.508475536302" table:style-name="ce5">
            <text:p><text:s/>29,693<text:s/></text:p>
          </table:table-cell>
          <table:table-cell office:value-type="float" office:value="0.98073139449955293" table:style-name="ce6">
            <text:p>0.981</text:p>
          </table:table-cell>
          <table:table-cell office:value-type="float" office:value="29120.375243402512" table:style-name="ce5">
            <text:p><text:s/>29,120<text:s/></text:p>
          </table:table-cell>
          <table:table-cell office:value-type="float" office:value="1.101239700353424" table:style-name="ce6">
            <text:p>1.101</text:p>
          </table:table-cell>
          <table:table-cell office:value-type="float" office:value="32068.51330722385" table:style-name="ce5">
            <text:p><text:s/>32,0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068.51330722385" table:style-name="ce5">
            <text:p><text:s/>32,069<text:s/></text:p>
          </table:table-cell>
          <table:table-cell office:value-type="float" office:value="0.99465089738881562" table:style-name="ce6">
            <text:p>0.995</text:p>
          </table:table-cell>
          <table:table-cell office:value-type="float" office:value="31896.975538955379" table:style-name="ce5">
            <text:p><text:s/>31,897<text:s/></text:p>
          </table:table-cell>
          <table:table-cell office:value-type="float" office:value="1.1152961958485448" table:style-name="ce6">
            <text:p>1.115</text:p>
          </table:table-cell>
          <table:table-cell office:value-type="float" office:value="35574.575477671024" table:style-name="ce5">
            <text:p><text:s/>35,57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574.575477671024" table:style-name="ce5">
            <text:p><text:s/>35,575<text:s/></text:p>
          </table:table-cell>
          <table:table-cell office:value-type="float" office:value="0.99962680463921172" table:style-name="ce6">
            <text:p>1.000</text:p>
          </table:table-cell>
          <table:table-cell office:value-type="float" office:value="35561.299211140737" table:style-name="ce5">
            <text:p><text:s/>35,561<text:s/></text:p>
          </table:table-cell>
          <table:table-cell office:value-type="float" office:value="1.0906540128434947" table:style-name="ce6">
            <text:p>1.091</text:p>
          </table:table-cell>
          <table:table-cell office:value-type="float" office:value="38785.073686558855" table:style-name="ce5">
            <text:p><text:s/>38,7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785.073686558855" table:style-name="ce5">
            <text:p><text:s/>38,785<text:s/></text:p>
          </table:table-cell>
          <table:table-cell office:value-type="float" office:value="1.0109170156254166" table:style-name="ce6">
            <text:p>1.011</text:p>
          </table:table-cell>
          <table:table-cell office:value-type="float" office:value="39208.490942027944" table:style-name="ce5">
            <text:p><text:s/>39,208<text:s/></text:p>
          </table:table-cell>
          <table:table-cell office:value-type="float" office:value="1.0490410803420427" table:style-name="ce6">
            <text:p>1.049</text:p>
          </table:table-cell>
          <table:table-cell office:value-type="float" office:value="41131.317696406186" table:style-name="ce5">
            <text:p><text:s/>41,13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12.4057891645998" table:style-name="ce5">
            <text:p><text:s/>1,81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812.4057891645998" table:style-name="ce5">
            <text:p><text:s/>1,812<text:s/></text:p>
          </table:table-cell>
          <table:table-cell office:value-type="float" office:value="1.0011794996185073" table:style-name="ce6">
            <text:p>1.001</text:p>
          </table:table-cell>
          <table:table-cell office:value-type="float" office:value="1814.5435211015001" table:style-name="ce5">
            <text:p><text:s/>1,815<text:s/></text:p>
          </table:table-cell>
          <table:table-cell office:value-type="float" office:value="1.1435995219660122" table:style-name="ce6">
            <text:p>1.144</text:p>
          </table:table-cell>
          <table:table-cell office:value-type="float" office:value="2075.1111033182001" table:style-name="ce5">
            <text:p><text:s/>2,07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075.1111033182001" table:style-name="ce5">
            <text:p><text:s/>2,075<text:s/></text:p>
          </table:table-cell>
          <table:table-cell office:value-type="float" office:value="1.0417448967948666" table:style-name="ce6">
            <text:p>1.042</text:p>
          </table:table-cell>
          <table:table-cell office:value-type="float" office:value="2161.7364021641001" table:style-name="ce5">
            <text:p><text:s/>2,162<text:s/></text:p>
          </table:table-cell>
          <table:table-cell office:value-type="float" office:value="0.98928452887756768" table:style-name="ce6">
            <text:p>0.989</text:p>
          </table:table-cell>
          <table:table-cell office:value-type="float" office:value="2138.5723781724" table:style-name="ce5">
            <text:p><text:s/>2,13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38.5723781724" table:style-name="ce5">
            <text:p><text:s/>2,139<text:s/></text:p>
          </table:table-cell>
          <table:table-cell office:value-type="float" office:value="1.066656801652522" table:style-name="ce6">
            <text:p>1.067</text:p>
          </table:table-cell>
          <table:table-cell office:value-type="float" office:value="2281.1227730037999" table:style-name="ce5">
            <text:p><text:s/>2,281<text:s/></text:p>
          </table:table-cell>
          <table:table-cell office:value-type="float" office:value="1.0585874154981214" table:style-name="ce6">
            <text:p>1.059</text:p>
          </table:table-cell>
          <table:table-cell office:value-type="float" office:value="2414.7678607080002" table:style-name="ce5">
            <text:p><text:s/>2,41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414.7678607080002" table:style-name="ce5">
            <text:p><text:s/>2,415<text:s/></text:p>
          </table:table-cell>
          <table:table-cell office:value-type="float" office:value="1.0237659168385542" table:style-name="ce6">
            <text:p>1.024</text:p>
          </table:table-cell>
          <table:table-cell office:value-type="float" office:value="2472.15703287" table:style-name="ce5">
            <text:p><text:s/>2,472<text:s/></text:p>
          </table:table-cell>
          <table:table-cell office:value-type="float" office:value="0.98651207681532682" table:style-name="ce6">
            <text:p>0.987</text:p>
          </table:table-cell>
          <table:table-cell office:value-type="float" office:value="2438.8127687101996" table:style-name="ce5">
            <text:p><text:s/>2,43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38.8127687101996" table:style-name="ce5">
            <text:p><text:s/>2,439<text:s/></text:p>
          </table:table-cell>
          <table:table-cell office:value-type="float" office:value="1.1071322592255737" table:style-name="ce6">
            <text:p>1.107</text:p>
          </table:table-cell>
          <table:table-cell office:value-type="float" office:value="2700.0882904503001" table:style-name="ce5">
            <text:p><text:s/>2,700<text:s/></text:p>
          </table:table-cell>
          <table:table-cell office:value-type="float" office:value="1.0819793205926183" table:style-name="ce6">
            <text:p>1.082</text:p>
          </table:table-cell>
          <table:table-cell office:value-type="float" office:value="2921.4396940414999" table:style-name="ce5">
            <text:p><text:s/>2,92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921.4396940414999" table:style-name="ce5">
            <text:p><text:s/>2,921<text:s/></text:p>
          </table:table-cell>
          <table:table-cell office:value-type="float" office:value="1.0732019152014241" table:style-name="ce6">
            <text:p>1.073</text:p>
          </table:table-cell>
          <table:table-cell office:value-type="float" office:value="3135.2946747907999" table:style-name="ce5">
            <text:p><text:s/>3,135<text:s/></text:p>
          </table:table-cell>
          <table:table-cell office:value-type="float" office:value="1.0174233184042405" table:style-name="ce6">
            <text:p>1.017</text:p>
          </table:table-cell>
          <table:table-cell office:value-type="float" office:value="3189.9219122007999" table:style-name="ce5">
            <text:p><text:s/>3,19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189.9219122007999" table:style-name="ce5">
            <text:p><text:s/>3,190<text:s/></text:p>
          </table:table-cell>
          <table:table-cell office:value-type="float" office:value="1.0032133262272958" table:style-name="ce6">
            <text:p>1.003</text:p>
          </table:table-cell>
          <table:table-cell office:value-type="float" office:value="3200.1721719443003" table:style-name="ce5">
            <text:p><text:s/>3,200<text:s/></text:p>
          </table:table-cell>
          <table:table-cell office:value-type="float" office:value="1.0903581875780817" table:style-name="ce6">
            <text:p>1.090</text:p>
          </table:table-cell>
          <table:table-cell office:value-type="float" office:value="3489.3339293390004" table:style-name="ce5">
            <text:p><text:s/>3,48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489.3339293390004" table:style-name="ce5">
            <text:p><text:s/>3,489<text:s/></text:p>
          </table:table-cell>
          <table:table-cell office:value-type="float" office:value="1.1215578451965615" table:style-name="ce6">
            <text:p>1.122</text:p>
          </table:table-cell>
          <table:table-cell office:value-type="float" office:value="3913.4898429607001" table:style-name="ce5">
            <text:p><text:s/>3,913<text:s/></text:p>
          </table:table-cell>
          <table:table-cell office:value-type="float" office:value="1.0522736025125987" table:style-name="ce6">
            <text:p>1.052</text:p>
          </table:table-cell>
          <table:table-cell office:value-type="float" office:value="4118.0620554487195" table:style-name="ce5">
            <text:p><text:s/>4,11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18.0620554487195" table:style-name="ce5">
            <text:p><text:s/>4,118<text:s/></text:p>
          </table:table-cell>
          <table:table-cell office:value-type="float" office:value="1.0190172487493725" table:style-name="ce6">
            <text:p>1.019</text:p>
          </table:table-cell>
          <table:table-cell office:value-type="float" office:value="4196.3762659225404" table:style-name="ce5">
            <text:p><text:s/>4,196<text:s/></text:p>
          </table:table-cell>
          <table:table-cell office:value-type="float" office:value="1.1371524882357378" table:style-name="ce6">
            <text:p>1.137</text:p>
          </table:table-cell>
          <table:table-cell office:value-type="float" office:value="4771.9197123672102" table:style-name="ce5">
            <text:p><text:s/>4,77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771.9197123672102" table:style-name="ce5">
            <text:p><text:s/>4,772<text:s/></text:p>
          </table:table-cell>
          <table:table-cell office:value-type="float" office:value="1.0591688441844225" table:style-name="ce6">
            <text:p>1.059</text:p>
          </table:table-cell>
          <table:table-cell office:value-type="float" office:value="5054.2686862888404" table:style-name="ce5">
            <text:p><text:s/>5,054<text:s/></text:p>
          </table:table-cell>
          <table:table-cell office:value-type="float" office:value="1.0393616841264799" table:style-name="ce6">
            <text:p>1.039</text:p>
          </table:table-cell>
          <table:table-cell office:value-type="float" office:value="5253.2132138089" table:style-name="ce5">
            <text:p><text:s/>5,25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253.2132138089" table:style-name="ce5">
            <text:p><text:s/>5,253<text:s/></text:p>
          </table:table-cell>
          <table:table-cell office:value-type="float" office:value="1.0088875374280362" table:style-name="ce6">
            <text:p>1.009</text:p>
          </table:table-cell>
          <table:table-cell office:value-type="float" office:value="5299.9013428640801" table:style-name="ce5">
            <text:p><text:s/>5,300<text:s/></text:p>
          </table:table-cell>
          <table:table-cell office:value-type="float" office:value="1.047254673723111" table:style-name="ce6">
            <text:p>1.047</text:p>
          </table:table-cell>
          <table:table-cell office:value-type="float" office:value="5550.3464515858004" table:style-name="ce5">
            <text:p><text:s/>5,5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550.3464515858004" table:style-name="ce5">
            <text:p><text:s/>5,550<text:s/></text:p>
          </table:table-cell>
          <table:table-cell office:value-type="float" office:value="1.0343559541245571" table:style-name="ce6">
            <text:p>1.034</text:p>
          </table:table-cell>
          <table:table-cell office:value-type="float" office:value="5741.0338996518803" table:style-name="ce5">
            <text:p><text:s/>5,741<text:s/></text:p>
          </table:table-cell>
          <table:table-cell office:value-type="float" office:value="1.1205795666243856" table:style-name="ce6">
            <text:p>1.121</text:p>
          </table:table-cell>
          <table:table-cell office:value-type="float" office:value="6433.2852792478106" table:style-name="ce5">
            <text:p><text:s/>6,43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433.2852792478106" table:style-name="ce5">
            <text:p><text:s/>6,433<text:s/></text:p>
          </table:table-cell>
          <table:table-cell office:value-type="float" office:value="0.93729763047275061" table:style-name="ce6">
            <text:p>0.937</text:p>
          </table:table-cell>
          <table:table-cell office:value-type="float" office:value="6029.9030483942006" table:style-name="ce5">
            <text:p><text:s/>6,030<text:s/></text:p>
          </table:table-cell>
          <table:table-cell office:value-type="float" office:value="1.0409322176518823" table:style-name="ce6">
            <text:p>1.041</text:p>
          </table:table-cell>
          <table:table-cell office:value-type="float" office:value="6276.7203523908192" table:style-name="ce5">
            <text:p><text:s/>6,2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276.7203523908192" table:style-name="ce5">
            <text:p><text:s/>6,277<text:s/></text:p>
          </table:table-cell>
          <table:table-cell office:value-type="float" office:value="0.98842882600338011" table:style-name="ce6">
            <text:p>0.988</text:p>
          </table:table-cell>
          <table:table-cell office:value-type="float" office:value="6204.0913290651797" table:style-name="ce5">
            <text:p><text:s/>6,204<text:s/></text:p>
          </table:table-cell>
          <table:table-cell office:value-type="float" office:value="1.1937442760382118" table:style-name="ce6">
            <text:p>1.194</text:p>
          </table:table-cell>
          <table:table-cell office:value-type="float" office:value="7406.0985120898604" table:style-name="ce5">
            <text:p><text:s/>7,40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406.0985120898604" table:style-name="ce5">
            <text:p><text:s/>7,406<text:s/></text:p>
          </table:table-cell>
          <table:table-cell office:value-type="float" office:value="0.98382390462235092" table:style-name="ce6">
            <text:p>0.984</text:p>
          </table:table-cell>
          <table:table-cell office:value-type="float" office:value="7286.2967561820296" table:style-name="ce5">
            <text:p><text:s/>7,286<text:s/></text:p>
          </table:table-cell>
          <table:table-cell office:value-type="float" office:value="1.0707999490504903" table:style-name="ce6">
            <text:p>1.071</text:p>
          </table:table-cell>
          <table:table-cell office:value-type="float" office:value="7802.1661952864706" table:style-name="ce5">
            <text:p><text:s/>7,8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802.1661952864706" table:style-name="ce5">
            <text:p><text:s/>7,802<text:s/></text:p>
          </table:table-cell>
          <table:table-cell office:value-type="float" office:value="1.0398219864428038" table:style-name="ce6">
            <text:p>1.040</text:p>
          </table:table-cell>
          <table:table-cell office:value-type="float" office:value="8112.8639517396696" table:style-name="ce5">
            <text:p><text:s/>8,113<text:s/></text:p>
          </table:table-cell>
          <table:table-cell office:value-type="float" office:value="1.0740946995816798" table:style-name="ce6">
            <text:p>1.074</text:p>
          </table:table-cell>
          <table:table-cell office:value-type="float" office:value="8713.9841689908608" table:style-name="ce5">
            <text:p><text:s/>8,71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038.9859177728003" table:style-name="ce5">
            <text:p><text:s/>5,03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038.9859177728003" table:style-name="ce5">
            <text:p><text:s/>5,039<text:s/></text:p>
          </table:table-cell>
          <table:table-cell office:value-type="float" office:value="1.0496133933325216" table:style-name="ce6">
            <text:p>1.050</text:p>
          </table:table-cell>
          <table:table-cell office:value-type="float" office:value="5288.9871081082993" table:style-name="ce5">
            <text:p><text:s/>5,289<text:s/></text:p>
          </table:table-cell>
          <table:table-cell office:value-type="float" office:value="1.0990213216627256" table:style-name="ce6">
            <text:p>1.099</text:p>
          </table:table-cell>
          <table:table-cell office:value-type="float" office:value="5812.7096018103002" table:style-name="ce5">
            <text:p><text:s/>5,81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812.7096018103002" table:style-name="ce5">
            <text:p><text:s/>5,813<text:s/></text:p>
          </table:table-cell>
          <table:table-cell office:value-type="float" office:value="1.0485836163101885" table:style-name="ce6">
            <text:p>1.049</text:p>
          </table:table-cell>
          <table:table-cell office:value-type="float" office:value="6095.1120548272002" table:style-name="ce5">
            <text:p><text:s/>6,095<text:s/></text:p>
          </table:table-cell>
          <table:table-cell office:value-type="float" office:value="1.0561162247245341" table:style-name="ce6">
            <text:p>1.056</text:p>
          </table:table-cell>
          <table:table-cell office:value-type="float" office:value="6437.1467326170996" table:style-name="ce5">
            <text:p><text:s/>6,4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437.1467326170996" table:style-name="ce5">
            <text:p><text:s/>6,437<text:s/></text:p>
          </table:table-cell>
          <table:table-cell office:value-type="float" office:value="1.0255851816186023" table:style-name="ce6">
            <text:p>1.026</text:p>
          </table:table-cell>
          <table:table-cell office:value-type="float" office:value="6601.8423008767013" table:style-name="ce5">
            <text:p><text:s/>6,602<text:s/></text:p>
          </table:table-cell>
          <table:table-cell office:value-type="float" office:value="1.096389500946803" table:style-name="ce6">
            <text:p>1.096</text:p>
          </table:table-cell>
          <table:table-cell office:value-type="float" office:value="7238.1905855877003" table:style-name="ce5">
            <text:p><text:s/>7,23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238.1905855877003" table:style-name="ce5">
            <text:p><text:s/>7,238<text:s/></text:p>
          </table:table-cell>
          <table:table-cell office:value-type="float" office:value="1.0539894621393933" table:style-name="ce6">
            <text:p>1.054</text:p>
          </table:table-cell>
          <table:table-cell office:value-type="float" office:value="7628.9766021659998" table:style-name="ce5">
            <text:p><text:s/>7,629<text:s/></text:p>
          </table:table-cell>
          <table:table-cell office:value-type="float" office:value="1.0339405591851318" table:style-name="ce6">
            <text:p>1.034</text:p>
          </table:table-cell>
          <table:table-cell office:value-type="float" office:value="7887.9083340538009" table:style-name="ce5">
            <text:p><text:s/>7,88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887.9083340538009" table:style-name="ce5">
            <text:p><text:s/>7,888<text:s/></text:p>
          </table:table-cell>
          <table:table-cell office:value-type="float" office:value="1.0217600155394666" table:style-name="ce6">
            <text:p>1.022</text:p>
          </table:table-cell>
          <table:table-cell office:value-type="float" office:value="8059.5493419766999" table:style-name="ce5">
            <text:p><text:s/>8,060<text:s/></text:p>
          </table:table-cell>
          <table:table-cell office:value-type="float" office:value="1.1589290052950585" table:style-name="ce6">
            <text:p>1.159</text:p>
          </table:table-cell>
          <table:table-cell office:value-type="float" office:value="9340.4455020235" table:style-name="ce5">
            <text:p><text:s/>9,3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340.4455020235" table:style-name="ce5">
            <text:p><text:s/>9,340<text:s/></text:p>
          </table:table-cell>
          <table:table-cell office:value-type="float" office:value="1.0183005255467383" table:style-name="ce6">
            <text:p>1.018</text:p>
          </table:table-cell>
          <table:table-cell office:value-type="float" office:value="9511.3805635511981" table:style-name="ce5">
            <text:p><text:s/>9,511<text:s/></text:p>
          </table:table-cell>
          <table:table-cell office:value-type="float" office:value="1.1210484459244614" table:style-name="ce6">
            <text:p>1.121</text:p>
          </table:table-cell>
          <table:table-cell office:value-type="float" office:value="10662.7183993652" table:style-name="ce5">
            <text:p><text:s/>10,66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662.7183993652" table:style-name="ce5">
            <text:p><text:s/>10,663<text:s/></text:p>
          </table:table-cell>
          <table:table-cell office:value-type="float" office:value="1.0171096697678297" table:style-name="ce6">
            <text:p>1.017</text:p>
          </table:table-cell>
          <table:table-cell office:value-type="float" office:value="10845.153990005701" table:style-name="ce5">
            <text:p><text:s/>10,845<text:s/></text:p>
          </table:table-cell>
          <table:table-cell office:value-type="float" office:value="1.1370475803903746" table:style-name="ce6">
            <text:p>1.137</text:p>
          </table:table-cell>
          <table:table-cell office:value-type="float" office:value="12331.456103297" table:style-name="ce5">
            <text:p><text:s/>12,3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331.456103297" table:style-name="ce5">
            <text:p><text:s/>12,331<text:s/></text:p>
          </table:table-cell>
          <table:table-cell office:value-type="float" office:value="1.0478048574590222" table:style-name="ce6">
            <text:p>1.048</text:p>
          </table:table-cell>
          <table:table-cell office:value-type="float" office:value="12920.959604577301" table:style-name="ce5">
            <text:p><text:s/>12,921<text:s/></text:p>
          </table:table-cell>
          <table:table-cell office:value-type="float" office:value="1.0704260130160532" table:style-name="ce6">
            <text:p>1.070</text:p>
          </table:table-cell>
          <table:table-cell office:value-type="float" office:value="13830.931273869161" table:style-name="ce5">
            <text:p><text:s/>13,8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830.931273869161" table:style-name="ce5">
            <text:p><text:s/>13,831<text:s/></text:p>
          </table:table-cell>
          <table:table-cell office:value-type="float" office:value="1.0041266456135709" table:style-name="ce6">
            <text:p>1.004</text:p>
          </table:table-cell>
          <table:table-cell office:value-type="float" office:value="13888.006625742071" table:style-name="ce5">
            <text:p><text:s/>13,888<text:s/></text:p>
          </table:table-cell>
          <table:table-cell office:value-type="float" office:value="1.1741887279887655" table:style-name="ce6">
            <text:p>1.174</text:p>
          </table:table-cell>
          <table:table-cell office:value-type="float" office:value="16307.14083417963" table:style-name="ce5">
            <text:p><text:s/>16,30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307.14083417963" table:style-name="ce5">
            <text:p><text:s/>16,307<text:s/></text:p>
          </table:table-cell>
          <table:table-cell office:value-type="float" office:value="1.0211747043856465" table:style-name="ce6">
            <text:p>1.021</text:p>
          </table:table-cell>
          <table:table-cell office:value-type="float" office:value="16652.439720718492" table:style-name="ce5">
            <text:p><text:s/>16,652<text:s/></text:p>
          </table:table-cell>
          <table:table-cell office:value-type="float" office:value="1.104429687448556" table:style-name="ce6">
            <text:p>1.104</text:p>
          </table:table-cell>
          <table:table-cell office:value-type="float" office:value="18391.448796009041" table:style-name="ce5">
            <text:p><text:s/>18,39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391.448796009041" table:style-name="ce5">
            <text:p><text:s/>18,391<text:s/></text:p>
          </table:table-cell>
          <table:table-cell office:value-type="float" office:value="1.0232225431202202" table:style-name="ce6">
            <text:p>1.023</text:p>
          </table:table-cell>
          <table:table-cell office:value-type="float" office:value="18818.545008717683" table:style-name="ce5">
            <text:p><text:s/>18,819<text:s/></text:p>
          </table:table-cell>
          <table:table-cell office:value-type="float" office:value="1.1188084725631438" table:style-name="ce6">
            <text:p>1.119</text:p>
          </table:table-cell>
          <table:table-cell office:value-type="float" office:value="21054.347597064203" table:style-name="ce5">
            <text:p><text:s/>21,0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054.347597064203" table:style-name="ce5">
            <text:p><text:s/>21,054<text:s/></text:p>
          </table:table-cell>
          <table:table-cell office:value-type="float" office:value="1.0078904048029791" table:style-name="ce6">
            <text:p>1.008</text:p>
          </table:table-cell>
          <table:table-cell office:value-type="float" office:value="21220.474922467667" table:style-name="ce5">
            <text:p><text:s/>21,220<text:s/></text:p>
          </table:table-cell>
          <table:table-cell office:value-type="float" office:value="1.0960745827447176" table:style-name="ce6">
            <text:p>1.096</text:p>
          </table:table-cell>
          <table:table-cell office:value-type="float" office:value="23259.223196288491" table:style-name="ce5">
            <text:p><text:s/>23,25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3259.223196288491" table:style-name="ce5">
            <text:p><text:s/>23,259<text:s/></text:p>
          </table:table-cell>
          <table:table-cell office:value-type="float" office:value="0.99274477054302024" table:style-name="ce6">
            <text:p>0.993</text:p>
          </table:table-cell>
          <table:table-cell office:value-type="float" office:value="23090.472195008311" table:style-name="ce5">
            <text:p><text:s/>23,090<text:s/></text:p>
          </table:table-cell>
          <table:table-cell office:value-type="float" office:value="1.1169885456222368" table:style-name="ce6">
            <text:p>1.117</text:p>
          </table:table-cell>
          <table:table-cell office:value-type="float" office:value="25791.792954833032" table:style-name="ce5">
            <text:p><text:s/>25,79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791.792954833032" table:style-name="ce5">
            <text:p><text:s/>25,792<text:s/></text:p>
          </table:table-cell>
          <table:table-cell office:value-type="float" office:value="0.99616510782650736" table:style-name="ce6">
            <text:p>0.996</text:p>
          </table:table-cell>
          <table:table-cell office:value-type="float" office:value="25692.884209890199" table:style-name="ce5">
            <text:p><text:s/>25,693<text:s/></text:p>
          </table:table-cell>
          <table:table-cell office:value-type="float" office:value="1.0963532445585853" table:style-name="ce6">
            <text:p>1.096</text:p>
          </table:table-cell>
          <table:table-cell office:value-type="float" office:value="28168.476965581161" table:style-name="ce5">
            <text:p><text:s/>28,16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168.476965581161" table:style-name="ce5">
            <text:p><text:s/>28,168<text:s/></text:p>
          </table:table-cell>
          <table:table-cell office:value-type="float" office:value="1.0037817269818212" table:style-name="ce6">
            <text:p>1.004</text:p>
          </table:table-cell>
          <table:table-cell office:value-type="float" office:value="28275.002454958711" table:style-name="ce5">
            <text:p><text:s/>28,275<text:s/></text:p>
          </table:table-cell>
          <table:table-cell office:value-type="float" office:value="1.0957702847462982" table:style-name="ce6">
            <text:p>1.096</text:p>
          </table:table-cell>
          <table:table-cell office:value-type="float" office:value="30982.907491272385" table:style-name="ce5">
            <text:p><text:s/>30,98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982.907491272385" table:style-name="ce5">
            <text:p><text:s/>30,983<text:s/></text:p>
          </table:table-cell>
          <table:table-cell office:value-type="float" office:value="1.0036381188256023" table:style-name="ce6">
            <text:p>1.004</text:p>
          </table:table-cell>
          <table:table-cell office:value-type="float" office:value="31095.626990288278" table:style-name="ce5">
            <text:p><text:s/>31,096<text:s/></text:p>
          </table:table-cell>
          <table:table-cell office:value-type="float" office:value="1.0425045791017447" table:style-name="ce6">
            <text:p>1.043</text:p>
          </table:table-cell>
          <table:table-cell office:value-type="float" office:value="32417.333527415329" table:style-name="ce5">
            <text:p><text:s/>32,41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6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60.91555623263002" table:style-name="ce5">
            <text:p><text:s/>96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60.91555623263002" table:style-name="ce5">
            <text:p><text:s/>961<text:s/></text:p>
          </table:table-cell>
          <table:table-cell office:value-type="float" office:value="1.0260537274157513" table:style-name="ce6">
            <text:p>1.026</text:p>
          </table:table-cell>
          <table:table-cell office:value-type="float" office:value="985.95098820427006" table:style-name="ce5">
            <text:p><text:s/>986<text:s/></text:p>
          </table:table-cell>
          <table:table-cell office:value-type="float" office:value="1.1684084119840947" table:style-name="ce6">
            <text:p>1.168</text:p>
          </table:table-cell>
          <table:table-cell office:value-type="float" office:value="1151.9934284219" table:style-name="ce5">
            <text:p><text:s/>1,15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51.9934284219" table:style-name="ce5">
            <text:p><text:s/>1,152<text:s/></text:p>
          </table:table-cell>
          <table:table-cell office:value-type="float" office:value="1.010087040066642" table:style-name="ce6">
            <text:p>1.010</text:p>
          </table:table-cell>
          <table:table-cell office:value-type="float" office:value="1163.6136322908999" table:style-name="ce5">
            <text:p><text:s/>1,164<text:s/></text:p>
          </table:table-cell>
          <table:table-cell office:value-type="float" office:value="0.97069753374728773" table:style-name="ce6">
            <text:p>0.971</text:p>
          </table:table-cell>
          <table:table-cell office:value-type="float" office:value="1129.5168830994999" table:style-name="ce5">
            <text:p><text:s/>1,13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29.5168830994999" table:style-name="ce5">
            <text:p><text:s/>1,130<text:s/></text:p>
          </table:table-cell>
          <table:table-cell office:value-type="float" office:value="1.0827959549328507" table:style-name="ce6">
            <text:p>1.083</text:p>
          </table:table-cell>
          <table:table-cell office:value-type="float" office:value="1223.0363120485001" table:style-name="ce5">
            <text:p><text:s/>1,223<text:s/></text:p>
          </table:table-cell>
          <table:table-cell office:value-type="float" office:value="0.80991939474868091" table:style-name="ce6">
            <text:p>0.810</text:p>
          </table:table-cell>
          <table:table-cell office:value-type="float" office:value="990.56082960998003" table:style-name="ce5">
            <text:p><text:s/>99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90.56082960998003" table:style-name="ce5">
            <text:p><text:s/>991<text:s/></text:p>
          </table:table-cell>
          <table:table-cell office:value-type="float" office:value="1.0109166998700905" table:style-name="ce6">
            <text:p>1.011</text:p>
          </table:table-cell>
          <table:table-cell office:value-type="float" office:value="1001.3744848898999" table:style-name="ce5">
            <text:p><text:s/>1,001<text:s/></text:p>
          </table:table-cell>
          <table:table-cell office:value-type="float" office:value="1.5823417633650971" table:style-name="ce6">
            <text:p>1.582</text:p>
          </table:table-cell>
          <table:table-cell office:value-type="float" office:value="1584.5166682095" table:style-name="ce5">
            <text:p><text:s/>1,5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84.5166682095" table:style-name="ce5">
            <text:p><text:s/>1,585<text:s/></text:p>
          </table:table-cell>
          <table:table-cell office:value-type="float" office:value="0.99108007287782507" table:style-name="ce6">
            <text:p>0.991</text:p>
          </table:table-cell>
          <table:table-cell office:value-type="float" office:value="1570.3828950052" table:style-name="ce5">
            <text:p><text:s/>1,570<text:s/></text:p>
          </table:table-cell>
          <table:table-cell office:value-type="float" office:value="1.0897009691302284" table:style-name="ce6">
            <text:p>1.090</text:p>
          </table:table-cell>
          <table:table-cell office:value-type="float" office:value="1711.2477625926999" table:style-name="ce5">
            <text:p><text:s/>1,71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11.2477625926999" table:style-name="ce5">
            <text:p><text:s/>1,711<text:s/></text:p>
          </table:table-cell>
          <table:table-cell office:value-type="float" office:value="1.0435402608881212" table:style-name="ce6">
            <text:p>1.044</text:p>
          </table:table-cell>
          <table:table-cell office:value-type="float" office:value="1785.7559366201999" table:style-name="ce5">
            <text:p><text:s/>1,786<text:s/></text:p>
          </table:table-cell>
          <table:table-cell office:value-type="float" office:value="1.0294608523408142" table:style-name="ce6">
            <text:p>1.029</text:p>
          </table:table-cell>
          <table:table-cell office:value-type="float" office:value="1838.3658285857" table:style-name="ce5">
            <text:p><text:s/>1,83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38.3658285857" table:style-name="ce5">
            <text:p><text:s/>1,838<text:s/></text:p>
          </table:table-cell>
          <table:table-cell office:value-type="float" office:value="0.92941158035844629" table:style-name="ce6">
            <text:p>0.929</text:p>
          </table:table-cell>
          <table:table-cell office:value-type="float" office:value="1708.5984900228" table:style-name="ce5">
            <text:p><text:s/>1,709<text:s/></text:p>
          </table:table-cell>
          <table:table-cell office:value-type="float" office:value="1.1813275079581544" table:style-name="ce6">
            <text:p>1.181</text:p>
          </table:table-cell>
          <table:table-cell office:value-type="float" office:value="2018.4143963197" table:style-name="ce5">
            <text:p><text:s/>2,0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18.4143963197" table:style-name="ce5">
            <text:p><text:s/>2,018<text:s/></text:p>
          </table:table-cell>
          <table:table-cell office:value-type="float" office:value="1.1220116205618329" table:style-name="ce6">
            <text:p>1.122</text:p>
          </table:table-cell>
          <table:table-cell office:value-type="float" office:value="2264.6844077800001" table:style-name="ce5">
            <text:p><text:s/>2,265<text:s/></text:p>
          </table:table-cell>
          <table:table-cell office:value-type="float" office:value="0.96907734466392226" table:style-name="ce6">
            <text:p>0.969</text:p>
          </table:table-cell>
          <table:table-cell office:value-type="float" office:value="2194.6543523932301" table:style-name="ce5">
            <text:p><text:s/>2,19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94.6543523932301" table:style-name="ce5">
            <text:p><text:s/>2,195<text:s/></text:p>
          </table:table-cell>
          <table:table-cell office:value-type="float" office:value="1.0682713285909879" table:style-name="ce6">
            <text:p>1.068</text:p>
          </table:table-cell>
          <table:table-cell office:value-type="float" office:value="2344.4863208291104" table:style-name="ce5">
            <text:p><text:s/>2,344<text:s/></text:p>
          </table:table-cell>
          <table:table-cell office:value-type="float" office:value="1.0521196548535743" table:style-name="ce6">
            <text:p>1.052</text:p>
          </table:table-cell>
          <table:table-cell office:value-type="float" office:value="2466.6801386796496" table:style-name="ce5">
            <text:p><text:s/>2,46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466.6801386796496" table:style-name="ce5">
            <text:p><text:s/>2,467<text:s/></text:p>
          </table:table-cell>
          <table:table-cell office:value-type="float" office:value="1.0672975955441335" table:style-name="ce6">
            <text:p>1.067</text:p>
          </table:table-cell>
          <table:table-cell office:value-type="float" office:value="2632.68178098926" table:style-name="ce5">
            <text:p><text:s/>2,633<text:s/></text:p>
          </table:table-cell>
          <table:table-cell office:value-type="float" office:value="1.1437807182932429" table:style-name="ce6">
            <text:p>1.144</text:p>
          </table:table-cell>
          <table:table-cell office:value-type="float" office:value="3011.2106584974299" table:style-name="ce5">
            <text:p><text:s/>3,01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011.2106584974299" table:style-name="ce5">
            <text:p><text:s/>3,011<text:s/></text:p>
          </table:table-cell>
          <table:table-cell office:value-type="float" office:value="0.99612058178773888" table:style-name="ce6">
            <text:p>0.996</text:p>
          </table:table-cell>
          <table:table-cell office:value-type="float" office:value="2999.5289130279002" table:style-name="ce5">
            <text:p><text:s/>3,000<text:s/></text:p>
          </table:table-cell>
          <table:table-cell office:value-type="float" office:value="1.0677034757984381" table:style-name="ce6">
            <text:p>1.068</text:p>
          </table:table-cell>
          <table:table-cell office:value-type="float" office:value="3202.6074461978001" table:style-name="ce5">
            <text:p><text:s/>3,20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02.6074461978001" table:style-name="ce5">
            <text:p><text:s/>3,203<text:s/></text:p>
          </table:table-cell>
          <table:table-cell office:value-type="float" office:value="1.0496541578483323" table:style-name="ce6">
            <text:p>1.050</text:p>
          </table:table-cell>
          <table:table-cell office:value-type="float" office:value="3361.6302218575502" table:style-name="ce5">
            <text:p><text:s/>3,362<text:s/></text:p>
          </table:table-cell>
          <table:table-cell office:value-type="float" office:value="1.0750468149635437" table:style-name="ce6">
            <text:p>1.075</text:p>
          </table:table-cell>
          <table:table-cell office:value-type="float" office:value="3613.9098630931503" table:style-name="ce5">
            <text:p><text:s/>3,61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613.9098630931503" table:style-name="ce5">
            <text:p><text:s/>3,614<text:s/></text:p>
          </table:table-cell>
          <table:table-cell office:value-type="float" office:value="1.021268966836921" table:style-name="ce6">
            <text:p>1.021</text:p>
          </table:table-cell>
          <table:table-cell office:value-type="float" office:value="3690.7739921228999" table:style-name="ce5">
            <text:p><text:s/>3,691<text:s/></text:p>
          </table:table-cell>
          <table:table-cell office:value-type="float" office:value="1.0861810700017929" table:style-name="ce6">
            <text:p>1.086</text:p>
          </table:table-cell>
          <table:table-cell office:value-type="float" office:value="4008.8488438988397" table:style-name="ce5">
            <text:p><text:s/>4,0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008.8488438988397" table:style-name="ce5">
            <text:p><text:s/>4,009<text:s/></text:p>
          </table:table-cell>
          <table:table-cell office:value-type="float" office:value="1.0492862720996161" table:style-name="ce6">
            <text:p>1.049</text:p>
          </table:table-cell>
          <table:table-cell office:value-type="float" office:value="4206.43005882547" table:style-name="ce5">
            <text:p><text:s/>4,206<text:s/></text:p>
          </table:table-cell>
          <table:table-cell office:value-type="float" office:value="1.1348910471538169" table:style-name="ce6">
            <text:p>1.135</text:p>
          </table:table-cell>
          <table:table-cell office:value-type="float" office:value="4773.83981423973" table:style-name="ce5">
            <text:p><text:s/>4,77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773.83981423973" table:style-name="ce5">
            <text:p><text:s/>4,774<text:s/></text:p>
          </table:table-cell>
          <table:table-cell office:value-type="float" office:value="1.007559276636216" table:style-name="ce6">
            <text:p>1.008</text:p>
          </table:table-cell>
          <table:table-cell office:value-type="float" office:value="4809.9265900125502" table:style-name="ce5">
            <text:p><text:s/>4,810<text:s/></text:p>
          </table:table-cell>
          <table:table-cell office:value-type="float" office:value="1.0575364854491569" table:style-name="ce6">
            <text:p>1.058</text:p>
          </table:table-cell>
          <table:table-cell office:value-type="float" office:value="5086.67286127032" table:style-name="ce5">
            <text:p><text:s/>5,0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086.67286127032" table:style-name="ce5">
            <text:p><text:s/>5,087<text:s/></text:p>
          </table:table-cell>
          <table:table-cell office:value-type="float" office:value="1.0554105842122095" table:style-name="ce6">
            <text:p>1.055</text:p>
          </table:table-cell>
          <table:table-cell office:value-type="float" office:value="5368.5283762096997" table:style-name="ce5">
            <text:p><text:s/>5,369<text:s/></text:p>
          </table:table-cell>
          <table:table-cell office:value-type="float" office:value="1.0394767818014718" table:style-name="ce6">
            <text:p>1.039</text:p>
          </table:table-cell>
          <table:table-cell office:value-type="float" office:value="5580.4605995123393" table:style-name="ce5">
            <text:p><text:s/>5,58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10.37408485619005" table:style-name="ce5">
            <text:p><text:s/>41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10.37408485619005" table:style-name="ce5">
            <text:p><text:s/>410<text:s/></text:p>
          </table:table-cell>
          <table:table-cell office:value-type="float" office:value="1.0257283873478267" table:style-name="ce6">
            <text:p>1.026</text:p>
          </table:table-cell>
          <table:table-cell office:value-type="float" office:value="420.93234826887999" table:style-name="ce5">
            <text:p><text:s/>421<text:s/></text:p>
          </table:table-cell>
          <table:table-cell office:value-type="float" office:value="1.1810046526226146" table:style-name="ce6">
            <text:p>1.181</text:p>
          </table:table-cell>
          <table:table-cell office:value-type="float" office:value="497.12306174490999" table:style-name="ce5">
            <text:p><text:s/>49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97.12306174490999" table:style-name="ce5">
            <text:p><text:s/>497<text:s/></text:p>
          </table:table-cell>
          <table:table-cell office:value-type="float" office:value="1.0089280487606054" table:style-name="ce6">
            <text:p>1.009</text:p>
          </table:table-cell>
          <table:table-cell office:value-type="float" office:value="501.56140068019005" table:style-name="ce5">
            <text:p><text:s/>502<text:s/></text:p>
          </table:table-cell>
          <table:table-cell office:value-type="float" office:value="0.94659845782134189" table:style-name="ce6">
            <text:p>0.947</text:p>
          </table:table-cell>
          <table:table-cell office:value-type="float" office:value="474.77724838657997" table:style-name="ce5">
            <text:p><text:s/>47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74.77724838657997" table:style-name="ce5">
            <text:p><text:s/>475<text:s/></text:p>
          </table:table-cell>
          <table:table-cell office:value-type="float" office:value="1.0782860037702906" table:style-name="ce6">
            <text:p>1.078</text:p>
          </table:table-cell>
          <table:table-cell office:value-type="float" office:value="511.94566184381995" table:style-name="ce5">
            <text:p><text:s/>512<text:s/></text:p>
          </table:table-cell>
          <table:table-cell office:value-type="float" office:value="0.86558243150921887" table:style-name="ce6">
            <text:p>0.866</text:p>
          </table:table-cell>
          <table:table-cell office:value-type="float" office:value="443.13117077937" table:style-name="ce5">
            <text:p><text:s/>44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43.13117077937" table:style-name="ce5">
            <text:p><text:s/>443<text:s/></text:p>
          </table:table-cell>
          <table:table-cell office:value-type="float" office:value="1.0253356509028335" table:style-name="ce6">
            <text:p>1.025</text:p>
          </table:table-cell>
          <table:table-cell office:value-type="float" office:value="454.35818742639998" table:style-name="ce5">
            <text:p><text:s/>454<text:s/></text:p>
          </table:table-cell>
          <table:table-cell office:value-type="float" office:value="1.5234664932901361" table:style-name="ce6">
            <text:p>1.523</text:p>
          </table:table-cell>
          <table:table-cell office:value-type="float" office:value="692.19947449616006" table:style-name="ce5">
            <text:p><text:s/>6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92.19947449616006" table:style-name="ce5">
            <text:p><text:s/>692<text:s/></text:p>
          </table:table-cell>
          <table:table-cell office:value-type="float" office:value="0.98598627279789441" table:style-name="ce6">
            <text:p>0.986</text:p>
          </table:table-cell>
          <table:table-cell office:value-type="float" office:value="682.49917989112998" table:style-name="ce5">
            <text:p><text:s/>682<text:s/></text:p>
          </table:table-cell>
          <table:table-cell office:value-type="float" office:value="1.0796270710391316" table:style-name="ce6">
            <text:p>1.080</text:p>
          </table:table-cell>
          <table:table-cell office:value-type="float" office:value="736.84459057247" table:style-name="ce5">
            <text:p><text:s/>73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36.84459057247" table:style-name="ce5">
            <text:p><text:s/>737<text:s/></text:p>
          </table:table-cell>
          <table:table-cell office:value-type="float" office:value="1.0366955856878897" table:style-name="ce6">
            <text:p>1.037</text:p>
          </table:table-cell>
          <table:table-cell office:value-type="float" office:value="763.88353438447996" table:style-name="ce5">
            <text:p><text:s/>764<text:s/></text:p>
          </table:table-cell>
          <table:table-cell office:value-type="float" office:value="1.0445851880803572" table:style-name="ce6">
            <text:p>1.045</text:p>
          </table:table-cell>
          <table:table-cell office:value-type="float" office:value="797.94142543649991" table:style-name="ce5">
            <text:p><text:s/>79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97.94142543649991" table:style-name="ce5">
            <text:p><text:s/>798<text:s/></text:p>
          </table:table-cell>
          <table:table-cell office:value-type="float" office:value="0.93209536488796829" table:style-name="ce6">
            <text:p>0.932</text:p>
          </table:table-cell>
          <table:table-cell office:value-type="float" office:value="743.75750410145997" table:style-name="ce5">
            <text:p><text:s/>744<text:s/></text:p>
          </table:table-cell>
          <table:table-cell office:value-type="float" office:value="1.1602901668718855" table:style-name="ce6">
            <text:p>1.160</text:p>
          </table:table-cell>
          <table:table-cell office:value-type="float" office:value="862.97451854610006" table:style-name="ce5">
            <text:p><text:s/>86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62.97451854610006" table:style-name="ce5">
            <text:p><text:s/>863<text:s/></text:p>
          </table:table-cell>
          <table:table-cell office:value-type="float" office:value="1.1405413120024135" table:style-name="ce6">
            <text:p>1.141</text:p>
          </table:table-cell>
          <table:table-cell office:value-type="float" office:value="984.25808960722009" table:style-name="ce5">
            <text:p><text:s/>984<text:s/></text:p>
          </table:table-cell>
          <table:table-cell office:value-type="float" office:value="0.96194148732714135" table:style-name="ce6">
            <text:p>0.962</text:p>
          </table:table-cell>
          <table:table-cell office:value-type="float" office:value="946.79869063054002" table:style-name="ce5">
            <text:p><text:s/>94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46.79869063054002" table:style-name="ce5">
            <text:p><text:s/>947<text:s/></text:p>
          </table:table-cell>
          <table:table-cell office:value-type="float" office:value="1.062249349627796" table:style-name="ce6">
            <text:p>1.062</text:p>
          </table:table-cell>
          <table:table-cell office:value-type="float" office:value="1005.73629335074" table:style-name="ce5">
            <text:p><text:s/>1,006<text:s/></text:p>
          </table:table-cell>
          <table:table-cell office:value-type="float" office:value="1.0204810293642219" table:style-name="ce6">
            <text:p>1.020</text:p>
          </table:table-cell>
          <table:table-cell office:value-type="float" office:value="1026.3348079075201" table:style-name="ce5">
            <text:p><text:s/>1,02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26.3348079075201" table:style-name="ce5">
            <text:p><text:s/>1,026<text:s/></text:p>
          </table:table-cell>
          <table:table-cell office:value-type="float" office:value="1.0662475348742206" table:style-name="ce6">
            <text:p>1.066</text:p>
          </table:table-cell>
          <table:table-cell office:value-type="float" office:value="1094.326958887" table:style-name="ce5">
            <text:p><text:s/>1,094<text:s/></text:p>
          </table:table-cell>
          <table:table-cell office:value-type="float" office:value="1.0499468541950667" table:style-name="ce6">
            <text:p>1.050</text:p>
          </table:table-cell>
          <table:table-cell office:value-type="float" office:value="1148.9851479442598" table:style-name="ce5">
            <text:p><text:s/>1,14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48.9851479442598" table:style-name="ce5">
            <text:p><text:s/>1,149<text:s/></text:p>
          </table:table-cell>
          <table:table-cell office:value-type="float" office:value="0.99667865705321113" table:style-name="ce6">
            <text:p>0.997</text:p>
          </table:table-cell>
          <table:table-cell office:value-type="float" office:value="1145.1689742271699" table:style-name="ce5">
            <text:p><text:s/>1,145<text:s/></text:p>
          </table:table-cell>
          <table:table-cell office:value-type="float" office:value="1.0666249931028036" table:style-name="ce6">
            <text:p>1.067</text:p>
          </table:table-cell>
          <table:table-cell office:value-type="float" office:value="1221.4658492366" table:style-name="ce5">
            <text:p><text:s/>1,22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21.4658492366" table:style-name="ce5">
            <text:p><text:s/>1,221<text:s/></text:p>
          </table:table-cell>
          <table:table-cell office:value-type="float" office:value="1.0785485638483419" table:style-name="ce6">
            <text:p>1.079</text:p>
          </table:table-cell>
          <table:table-cell office:value-type="float" office:value="1317.4102374839301" table:style-name="ce5">
            <text:p><text:s/>1,317<text:s/></text:p>
          </table:table-cell>
          <table:table-cell office:value-type="float" office:value="1.079703223582108" table:style-name="ce6">
            <text:p>1.080</text:p>
          </table:table-cell>
          <table:table-cell office:value-type="float" office:value="1422.4120801914698" table:style-name="ce5">
            <text:p><text:s/>1,42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22.4120801914698" table:style-name="ce5">
            <text:p><text:s/>1,422<text:s/></text:p>
          </table:table-cell>
          <table:table-cell office:value-type="float" office:value="1.0297654571730093" table:style-name="ce6">
            <text:p>1.030</text:p>
          </table:table-cell>
          <table:table-cell office:value-type="float" office:value="1464.75082604678" table:style-name="ce5">
            <text:p><text:s/>1,465<text:s/></text:p>
          </table:table-cell>
          <table:table-cell office:value-type="float" office:value="1.0827078090024378" table:style-name="ce6">
            <text:p>1.083</text:p>
          </table:table-cell>
          <table:table-cell office:value-type="float" office:value="1585.8971576036201" table:style-name="ce5">
            <text:p><text:s/>1,58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85.8971576036201" table:style-name="ce5">
            <text:p><text:s/>1,586<text:s/></text:p>
          </table:table-cell>
          <table:table-cell office:value-type="float" office:value="1.0583644144278517" table:style-name="ce6">
            <text:p>1.058</text:p>
          </table:table-cell>
          <table:table-cell office:value-type="float" office:value="1678.4571165499499" table:style-name="ce5">
            <text:p><text:s/>1,678<text:s/></text:p>
          </table:table-cell>
          <table:table-cell office:value-type="float" office:value="1.1397250778447581" table:style-name="ce6">
            <text:p>1.140</text:p>
          </table:table-cell>
          <table:table-cell office:value-type="float" office:value="1912.97966781898" table:style-name="ce5">
            <text:p><text:s/>1,9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12.97966781898" table:style-name="ce5">
            <text:p><text:s/>1,913<text:s/></text:p>
          </table:table-cell>
          <table:table-cell office:value-type="float" office:value="1.014734911173963" table:style-name="ce6">
            <text:p>1.015</text:p>
          </table:table-cell>
          <table:table-cell office:value-type="float" office:value="1941.1672533018898" table:style-name="ce5">
            <text:p><text:s/>1,941<text:s/></text:p>
          </table:table-cell>
          <table:table-cell office:value-type="float" office:value="1.0667944095135298" table:style-name="ce6">
            <text:p>1.067</text:p>
          </table:table-cell>
          <table:table-cell office:value-type="float" office:value="2070.8263737531902" table:style-name="ce5">
            <text:p><text:s/>2,07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70.8263737531902" table:style-name="ce5">
            <text:p><text:s/>2,071<text:s/></text:p>
          </table:table-cell>
          <table:table-cell office:value-type="float" office:value="1.0681845460377495" table:style-name="ce6">
            <text:p>1.068</text:p>
          </table:table-cell>
          <table:table-cell office:value-type="float" office:value="2212.0247299705502" table:style-name="ce5">
            <text:p><text:s/>2,212<text:s/></text:p>
          </table:table-cell>
          <table:table-cell office:value-type="float" office:value="1.0349606370069289" table:style-name="ce6">
            <text:p>1.035</text:p>
          </table:table-cell>
          <table:table-cell office:value-type="float" office:value="2289.3585236054" table:style-name="ce5">
            <text:p><text:s/>2,28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50.54147137644009" table:style-name="ce5">
            <text:p><text:s/>55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50.54147137644009" table:style-name="ce5">
            <text:p><text:s/>551<text:s/></text:p>
          </table:table-cell>
          <table:table-cell office:value-type="float" office:value="1.026296236181363" table:style-name="ce6">
            <text:p>1.026</text:p>
          </table:table-cell>
          <table:table-cell office:value-type="float" office:value="565.01863993538996" table:style-name="ce5">
            <text:p><text:s/>565<text:s/></text:p>
          </table:table-cell>
          <table:table-cell office:value-type="float" office:value="1.1590243584740401" table:style-name="ce6">
            <text:p>1.159</text:p>
          </table:table-cell>
          <table:table-cell office:value-type="float" office:value="654.87036667698999" table:style-name="ce5">
            <text:p><text:s/>65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54.87036667698999" table:style-name="ce5">
            <text:p><text:s/>655<text:s/></text:p>
          </table:table-cell>
          <table:table-cell office:value-type="float" office:value="1.0109668497754187" table:style-name="ce6">
            <text:p>1.011</text:p>
          </table:table-cell>
          <table:table-cell office:value-type="float" office:value="662.0522316107099" table:style-name="ce5">
            <text:p><text:s/>662<text:s/></text:p>
          </table:table-cell>
          <table:table-cell office:value-type="float" office:value="0.98895465259591508" table:style-name="ce6">
            <text:p>0.989</text:p>
          </table:table-cell>
          <table:table-cell office:value-type="float" office:value="654.73963471291995" table:style-name="ce5">
            <text:p><text:s/>65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54.73963471291995" table:style-name="ce5">
            <text:p><text:s/>655<text:s/></text:p>
          </table:table-cell>
          <table:table-cell office:value-type="float" office:value="1.0860662964392984" table:style-name="ce6">
            <text:p>1.086</text:p>
          </table:table-cell>
          <table:table-cell office:value-type="float" office:value="711.09065020468006" table:style-name="ce5">
            <text:p><text:s/>711<text:s/></text:p>
          </table:table-cell>
          <table:table-cell office:value-type="float" office:value="0.76984510859907673" table:style-name="ce6">
            <text:p>0.770</text:p>
          </table:table-cell>
          <table:table-cell office:value-type="float" office:value="547.42965883061004" table:style-name="ce5">
            <text:p><text:s/>54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47.42965883061004" table:style-name="ce5">
            <text:p><text:s/>547<text:s/></text:p>
          </table:table-cell>
          <table:table-cell office:value-type="float" office:value="0.99924490505685604" table:style-name="ce6">
            <text:p>0.999</text:p>
          </table:table-cell>
          <table:table-cell office:value-type="float" office:value="547.0162974635" table:style-name="ce5">
            <text:p><text:s/>547<text:s/></text:p>
          </table:table-cell>
          <table:table-cell office:value-type="float" office:value="1.6312442569828194" table:style-name="ce6">
            <text:p>1.631</text:p>
          </table:table-cell>
          <table:table-cell office:value-type="float" office:value="892.31719371334009" table:style-name="ce5">
            <text:p><text:s/>8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92.31719371334009" table:style-name="ce5">
            <text:p><text:s/>892<text:s/></text:p>
          </table:table-cell>
          <table:table-cell office:value-type="float" office:value="0.99503149930259627" table:style-name="ce6">
            <text:p>0.995</text:p>
          </table:table-cell>
          <table:table-cell office:value-type="float" office:value="887.8837151140699" table:style-name="ce5">
            <text:p><text:s/>888<text:s/></text:p>
          </table:table-cell>
          <table:table-cell office:value-type="float" office:value="1.0974445813493094" table:style-name="ce6">
            <text:p>1.097</text:p>
          </table:table-cell>
          <table:table-cell office:value-type="float" office:value="974.40317202023004" table:style-name="ce5">
            <text:p><text:s/>97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74.40317202023004" table:style-name="ce5">
            <text:p><text:s/>974<text:s/></text:p>
          </table:table-cell>
          <table:table-cell office:value-type="float" office:value="1.0487162106800945" table:style-name="ce6">
            <text:p>1.049</text:p>
          </table:table-cell>
          <table:table-cell office:value-type="float" office:value="1021.87240223572" table:style-name="ce5">
            <text:p><text:s/>1,022<text:s/></text:p>
          </table:table-cell>
          <table:table-cell office:value-type="float" office:value="1.0181549094318341" table:style-name="ce6">
            <text:p>1.018</text:p>
          </table:table-cell>
          <table:table-cell office:value-type="float" office:value="1040.4244031492001" table:style-name="ce5">
            <text:p><text:s/>1,04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40.4244031492001" table:style-name="ce5">
            <text:p><text:s/>1,040<text:s/></text:p>
          </table:table-cell>
          <table:table-cell office:value-type="float" office:value="0.92735328294964914" table:style-name="ce6">
            <text:p>0.927</text:p>
          </table:table-cell>
          <table:table-cell office:value-type="float" office:value="964.84098592134001" table:style-name="ce5">
            <text:p><text:s/>965<text:s/></text:p>
          </table:table-cell>
          <table:table-cell office:value-type="float" office:value="1.1975443566695652" table:style-name="ce6">
            <text:p>1.198</text:p>
          </table:table-cell>
          <table:table-cell office:value-type="float" office:value="1155.4398777736001" table:style-name="ce5">
            <text:p><text:s/>1,15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55.4398777736001" table:style-name="ce5">
            <text:p><text:s/>1,155<text:s/></text:p>
          </table:table-cell>
          <table:table-cell office:value-type="float" office:value="1.1081721713119461" table:style-name="ce6">
            <text:p>1.108</text:p>
          </table:table-cell>
          <table:table-cell office:value-type="float" office:value="1280.4263181727799" table:style-name="ce5">
            <text:p><text:s/>1,280<text:s/></text:p>
          </table:table-cell>
          <table:table-cell office:value-type="float" office:value="0.97456264687173133" table:style-name="ce6">
            <text:p>0.975</text:p>
          </table:table-cell>
          <table:table-cell office:value-type="float" office:value="1247.85566176269" table:style-name="ce5">
            <text:p><text:s/>1,24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47.85566176269" table:style-name="ce5">
            <text:p><text:s/>1,248<text:s/></text:p>
          </table:table-cell>
          <table:table-cell office:value-type="float" office:value="1.0728404482192155" table:style-name="ce6">
            <text:p>1.073</text:p>
          </table:table-cell>
          <table:table-cell office:value-type="float" office:value="1338.7500274783702" table:style-name="ce5">
            <text:p><text:s/>1,339<text:s/></text:p>
          </table:table-cell>
          <table:table-cell office:value-type="float" office:value="1.0758881801743985" table:style-name="ce6">
            <text:p>1.076</text:p>
          </table:table-cell>
          <table:table-cell office:value-type="float" office:value="1440.3453307721297" table:style-name="ce5">
            <text:p><text:s/>1,44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40.3453307721297" table:style-name="ce5">
            <text:p><text:s/>1,440<text:s/></text:p>
          </table:table-cell>
          <table:table-cell office:value-type="float" office:value="1.0680458284803063" table:style-name="ce6">
            <text:p>1.068</text:p>
          </table:table-cell>
          <table:table-cell office:value-type="float" office:value="1538.3548221022602" table:style-name="ce5">
            <text:p><text:s/>1,538<text:s/></text:p>
          </table:table-cell>
          <table:table-cell office:value-type="float" office:value="1.2105305510781446" table:style-name="ce6">
            <text:p>1.211</text:p>
          </table:table-cell>
          <table:table-cell office:value-type="float" office:value="1862.2255105531699" table:style-name="ce5">
            <text:p><text:s/>1,86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62.2255105531699" table:style-name="ce5">
            <text:p><text:s/>1,862<text:s/></text:p>
          </table:table-cell>
          <table:table-cell office:value-type="float" office:value="0.9957762517440204" table:style-name="ce6">
            <text:p>0.996</text:p>
          </table:table-cell>
          <table:table-cell office:value-type="float" office:value="1854.3599388007303" table:style-name="ce5">
            <text:p><text:s/>1,854<text:s/></text:p>
          </table:table-cell>
          <table:table-cell office:value-type="float" office:value="1.0683694980179865" table:style-name="ce6">
            <text:p>1.068</text:p>
          </table:table-cell>
          <table:table-cell office:value-type="float" office:value="1981.1415969612003" table:style-name="ce5">
            <text:p><text:s/>1,98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81.1415969612003" table:style-name="ce5">
            <text:p><text:s/>1,981<text:s/></text:p>
          </table:table-cell>
          <table:table-cell office:value-type="float" office:value="1.0318394139566669" table:style-name="ce6">
            <text:p>1.032</text:p>
          </table:table-cell>
          <table:table-cell office:value-type="float" office:value="2044.21998437362" table:style-name="ce5">
            <text:p><text:s/>2,044<text:s/></text:p>
          </table:table-cell>
          <table:table-cell office:value-type="float" office:value="1.072045963572354" table:style-name="ce6">
            <text:p>1.072</text:p>
          </table:table-cell>
          <table:table-cell office:value-type="float" office:value="2191.4977829016798" table:style-name="ce5">
            <text:p><text:s/>2,19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91.4977829016798" table:style-name="ce5">
            <text:p><text:s/>2,191<text:s/></text:p>
          </table:table-cell>
          <table:table-cell office:value-type="float" office:value="1.0157542405216244" table:style-name="ce6">
            <text:p>1.016</text:p>
          </table:table-cell>
          <table:table-cell office:value-type="float" office:value="2226.0231660761201" table:style-name="ce5">
            <text:p><text:s/>2,226<text:s/></text:p>
          </table:table-cell>
          <table:table-cell office:value-type="float" office:value="1.088466518776726" table:style-name="ce6">
            <text:p>1.088</text:p>
          </table:table-cell>
          <table:table-cell office:value-type="float" office:value="2422.95168629522" table:style-name="ce5">
            <text:p><text:s/>2,4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22.95168629522" table:style-name="ce5">
            <text:p><text:s/>2,423<text:s/></text:p>
          </table:table-cell>
          <table:table-cell office:value-type="float" office:value="1.0433443458960925" table:style-name="ce6">
            <text:p>1.043</text:p>
          </table:table-cell>
          <table:table-cell office:value-type="float" office:value="2527.9729422755204" table:style-name="ce5">
            <text:p><text:s/>2,528<text:s/></text:p>
          </table:table-cell>
          <table:table-cell office:value-type="float" office:value="1.1316814743458392" table:style-name="ce6">
            <text:p>1.132</text:p>
          </table:table-cell>
          <table:table-cell office:value-type="float" office:value="2860.8601464207495" table:style-name="ce5">
            <text:p><text:s/>2,86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60.8601464207495" table:style-name="ce5">
            <text:p><text:s/>2,861<text:s/></text:p>
          </table:table-cell>
          <table:table-cell office:value-type="float" office:value="1.002761124237336" table:style-name="ce6">
            <text:p>1.003</text:p>
          </table:table-cell>
          <table:table-cell office:value-type="float" office:value="2868.7593367106606" table:style-name="ce5">
            <text:p><text:s/>2,869<text:s/></text:p>
          </table:table-cell>
          <table:table-cell office:value-type="float" office:value="1.0512720425600848" table:style-name="ce6">
            <text:p>1.051</text:p>
          </table:table-cell>
          <table:table-cell office:value-type="float" office:value="3015.8464875171298" table:style-name="ce5">
            <text:p><text:s/>3,0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15.8464875171298" table:style-name="ce5">
            <text:p><text:s/>3,016<text:s/></text:p>
          </table:table-cell>
          <table:table-cell office:value-type="float" office:value="1.0466393628801109" table:style-name="ce6">
            <text:p>1.047</text:p>
          </table:table-cell>
          <table:table-cell office:value-type="float" office:value="3156.5036462391495" table:style-name="ce5">
            <text:p><text:s/>3,157<text:s/></text:p>
          </table:table-cell>
          <table:table-cell office:value-type="float" office:value="1.0426416202079027" table:style-name="ce6">
            <text:p>1.043</text:p>
          </table:table-cell>
          <table:table-cell office:value-type="float" office:value="3291.1020759069397" table:style-name="ce5">
            <text:p><text:s/>3,29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6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69.4349740496" table:style-name="ce5">
            <text:p><text:s/>1,26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69.4349740496" table:style-name="ce5">
            <text:p><text:s/>1,269<text:s/></text:p>
          </table:table-cell>
          <table:table-cell office:value-type="float" office:value="1.0413037772666971" table:style-name="ce6">
            <text:p>1.041</text:p>
          </table:table-cell>
          <table:table-cell office:value-type="float" office:value="1321.8674334723" table:style-name="ce5">
            <text:p><text:s/>1,322<text:s/></text:p>
          </table:table-cell>
          <table:table-cell office:value-type="float" office:value="1.0238589341635829" table:style-name="ce6">
            <text:p>1.024</text:p>
          </table:table-cell>
          <table:table-cell office:value-type="float" office:value="1353.4057815404999" table:style-name="ce5">
            <text:p><text:s/>1,35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53.4057815404999" table:style-name="ce5">
            <text:p><text:s/>1,353<text:s/></text:p>
          </table:table-cell>
          <table:table-cell office:value-type="float" office:value="1.1788593197312689" table:style-name="ce6">
            <text:p>1.179</text:p>
          </table:table-cell>
          <table:table-cell office:value-type="float" office:value="1595.4750189472002" table:style-name="ce5">
            <text:p><text:s/>1,595<text:s/></text:p>
          </table:table-cell>
          <table:table-cell office:value-type="float" office:value="1.0247912682261238" table:style-name="ce6">
            <text:p>1.025</text:p>
          </table:table-cell>
          <table:table-cell office:value-type="float" office:value="1635.0288680899998" table:style-name="ce5">
            <text:p><text:s/>1,63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35.0288680899998" table:style-name="ce5">
            <text:p><text:s/>1,635<text:s/></text:p>
          </table:table-cell>
          <table:table-cell office:value-type="float" office:value="1.1041359542984706" table:style-name="ce6">
            <text:p>1.104</text:p>
          </table:table-cell>
          <table:table-cell office:value-type="float" office:value="1805.2941595740999" table:style-name="ce5">
            <text:p><text:s/>1,805<text:s/></text:p>
          </table:table-cell>
          <table:table-cell office:value-type="float" office:value="1.0479025638151966" table:style-name="ce6">
            <text:p>1.048</text:p>
          </table:table-cell>
          <table:table-cell office:value-type="float" office:value="1891.7723782583" table:style-name="ce5">
            <text:p><text:s/>1,89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91.7723782583" table:style-name="ce5">
            <text:p><text:s/>1,892<text:s/></text:p>
          </table:table-cell>
          <table:table-cell office:value-type="float" office:value="1.0428510048721789" table:style-name="ce6">
            <text:p>1.043</text:p>
          </table:table-cell>
          <table:table-cell office:value-type="float" office:value="1972.8367256561" table:style-name="ce5">
            <text:p><text:s/>1,973<text:s/></text:p>
          </table:table-cell>
          <table:table-cell office:value-type="float" office:value="1.0095758734349987" table:style-name="ce6">
            <text:p>1.010</text:p>
          </table:table-cell>
          <table:table-cell office:value-type="float" office:value="1991.7283604489" table:style-name="ce5">
            <text:p><text:s/>1,9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91.7283604489" table:style-name="ce5">
            <text:p><text:s/>1,992<text:s/></text:p>
          </table:table-cell>
          <table:table-cell office:value-type="float" office:value="0.99084677987037795" table:style-name="ce6">
            <text:p>0.991</text:p>
          </table:table-cell>
          <table:table-cell office:value-type="float" office:value="1973.4976323273002" table:style-name="ce5">
            <text:p><text:s/>1,973<text:s/></text:p>
          </table:table-cell>
          <table:table-cell office:value-type="float" office:value="1.0452231601594839" table:style-name="ce6">
            <text:p>1.045</text:p>
          </table:table-cell>
          <table:table-cell office:value-type="float" office:value="2062.7454318283999" table:style-name="ce5">
            <text:p><text:s/>2,0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62.7454318283999" table:style-name="ce5">
            <text:p><text:s/>2,063<text:s/></text:p>
          </table:table-cell>
          <table:table-cell office:value-type="float" office:value="1.04386516773376" table:style-name="ce6">
            <text:p>1.044</text:p>
          </table:table-cell>
          <table:table-cell office:value-type="float" office:value="2153.2281061876001" table:style-name="ce5">
            <text:p><text:s/>2,153<text:s/></text:p>
          </table:table-cell>
          <table:table-cell office:value-type="float" office:value="1.0422949939085393" table:style-name="ce6">
            <text:p>1.042</text:p>
          </table:table-cell>
          <table:table-cell office:value-type="float" office:value="2244.2988758225001" table:style-name="ce5">
            <text:p><text:s/>2,24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44.2988758225001" table:style-name="ce5">
            <text:p><text:s/>2,244<text:s/></text:p>
          </table:table-cell>
          <table:table-cell office:value-type="float" office:value="1.0535720672555864" table:style-name="ce6">
            <text:p>1.054</text:p>
          </table:table-cell>
          <table:table-cell office:value-type="float" office:value="2364.5306061397" table:style-name="ce5">
            <text:p><text:s/>2,365<text:s/></text:p>
          </table:table-cell>
          <table:table-cell office:value-type="float" office:value="1.0479592368630564" table:style-name="ce6">
            <text:p>1.048</text:p>
          </table:table-cell>
          <table:table-cell office:value-type="float" office:value="2477.9316895494999" table:style-name="ce5">
            <text:p><text:s/>2,4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77.9316895494999" table:style-name="ce5">
            <text:p><text:s/>2,478<text:s/></text:p>
          </table:table-cell>
          <table:table-cell office:value-type="float" office:value="1.0512100134758637" table:style-name="ce6">
            <text:p>1.051</text:p>
          </table:table-cell>
          <table:table-cell office:value-type="float" office:value="2604.8266047635998" table:style-name="ce5">
            <text:p><text:s/>2,605<text:s/></text:p>
          </table:table-cell>
          <table:table-cell office:value-type="float" office:value="1.092539889939049" table:style-name="ce6">
            <text:p>1.093</text:p>
          </table:table-cell>
          <table:table-cell office:value-type="float" office:value="2845.87697207873" table:style-name="ce5">
            <text:p><text:s/>2,84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845.87697207873" table:style-name="ce5">
            <text:p><text:s/>2,846<text:s/></text:p>
          </table:table-cell>
          <table:table-cell office:value-type="float" office:value="0.99499768272991385" table:style-name="ce6">
            <text:p>0.995</text:p>
          </table:table-cell>
          <table:table-cell office:value-type="float" office:value="2831.6409925527601" table:style-name="ce5">
            <text:p><text:s/>2,832<text:s/></text:p>
          </table:table-cell>
          <table:table-cell office:value-type="float" office:value="1.0587815318105649" table:style-name="ce6">
            <text:p>1.059</text:p>
          </table:table-cell>
          <table:table-cell office:value-type="float" office:value="2998.0891876326" table:style-name="ce5">
            <text:p><text:s/>2,99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998.0891876326" table:style-name="ce5">
            <text:p><text:s/>2,998<text:s/></text:p>
          </table:table-cell>
          <table:table-cell office:value-type="float" office:value="1.0446520360931388" table:style-name="ce6">
            <text:p>1.045</text:p>
          </table:table-cell>
          <table:table-cell office:value-type="float" office:value="3131.9599742492201" table:style-name="ce5">
            <text:p><text:s/>3,132<text:s/></text:p>
          </table:table-cell>
          <table:table-cell office:value-type="float" office:value="1.1238863943711865" table:style-name="ce6">
            <text:p>1.124</text:p>
          </table:table-cell>
          <table:table-cell office:value-type="float" office:value="3519.9672027738297" table:style-name="ce5">
            <text:p><text:s/>3,52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519.9672027738297" table:style-name="ce5">
            <text:p><text:s/>3,520<text:s/></text:p>
          </table:table-cell>
          <table:table-cell office:value-type="float" office:value="0.92271205610664597" table:style-name="ce6">
            <text:p>0.923</text:p>
          </table:table-cell>
          <table:table-cell office:value-type="float" office:value="3247.9161750993999" table:style-name="ce5">
            <text:p><text:s/>3,248<text:s/></text:p>
          </table:table-cell>
          <table:table-cell office:value-type="float" office:value="1.0517207069007806" table:style-name="ce6">
            <text:p>1.052</text:p>
          </table:table-cell>
          <table:table-cell office:value-type="float" office:value="3415.90069563002" table:style-name="ce5">
            <text:p><text:s/>3,4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15.90069563002" table:style-name="ce5">
            <text:p><text:s/>3,416<text:s/></text:p>
          </table:table-cell>
          <table:table-cell office:value-type="float" office:value="1.0701671097840428" table:style-name="ce6">
            <text:p>1.070</text:p>
          </table:table-cell>
          <table:table-cell office:value-type="float" office:value="3655.5845747516801" table:style-name="ce5">
            <text:p><text:s/>3,656<text:s/></text:p>
          </table:table-cell>
          <table:table-cell office:value-type="float" office:value="1.1151629968325347" table:style-name="ce6">
            <text:p>1.115</text:p>
          </table:table-cell>
          <table:table-cell office:value-type="float" office:value="4076.5726495548702" table:style-name="ce5">
            <text:p><text:s/>4,07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076.5726495548702" table:style-name="ce5">
            <text:p><text:s/>4,077<text:s/></text:p>
          </table:table-cell>
          <table:table-cell office:value-type="float" office:value="0.99640461680971137" table:style-name="ce6">
            <text:p>0.996</text:p>
          </table:table-cell>
          <table:table-cell office:value-type="float" office:value="4061.91580877667" table:style-name="ce5">
            <text:p><text:s/>4,062<text:s/></text:p>
          </table:table-cell>
          <table:table-cell office:value-type="float" office:value="1.0361701205507674" table:style-name="ce6">
            <text:p>1.036</text:p>
          </table:table-cell>
          <table:table-cell office:value-type="float" office:value="4208.8357932471899" table:style-name="ce5">
            <text:p><text:s/>4,2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208.8357932471899" table:style-name="ce5">
            <text:p><text:s/>4,209<text:s/></text:p>
          </table:table-cell>
          <table:table-cell office:value-type="float" office:value="0.95464854929858989" table:style-name="ce6">
            <text:p>0.955</text:p>
          </table:table-cell>
          <table:table-cell office:value-type="float" office:value="4017.95898425941" table:style-name="ce5">
            <text:p><text:s/>4,018<text:s/></text:p>
          </table:table-cell>
          <table:table-cell office:value-type="float" office:value="1.0556998878270185" table:style-name="ce6">
            <text:p>1.056</text:p>
          </table:table-cell>
          <table:table-cell office:value-type="float" office:value="4241.7588489762202" table:style-name="ce5">
            <text:p><text:s/>4,24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241.7588489762202" table:style-name="ce5">
            <text:p><text:s/>4,242<text:s/></text:p>
          </table:table-cell>
          <table:table-cell office:value-type="float" office:value="1.0095039238054822" table:style-name="ce6">
            <text:p>1.010</text:p>
          </table:table-cell>
          <table:table-cell office:value-type="float" office:value="4282.0722018781198" table:style-name="ce5">
            <text:p><text:s/>4,282<text:s/></text:p>
          </table:table-cell>
          <table:table-cell office:value-type="float" office:value="1.0398119718927459" table:style-name="ce6">
            <text:p>1.040</text:p>
          </table:table-cell>
          <table:table-cell office:value-type="float" office:value="4452.5499400220006" table:style-name="ce5">
            <text:p><text:s/>4,45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452.5499400220006" table:style-name="ce5">
            <text:p><text:s/>4,453<text:s/></text:p>
          </table:table-cell>
          <table:table-cell office:value-type="float" office:value="1.0535445594248116" table:style-name="ce6">
            <text:p>1.054</text:p>
          </table:table-cell>
          <table:table-cell office:value-type="float" office:value="4690.9597648774497" table:style-name="ce5">
            <text:p><text:s/>4,691<text:s/></text:p>
          </table:table-cell>
          <table:table-cell office:value-type="float" office:value="1.0818729682199595" table:style-name="ce6">
            <text:p>1.082</text:p>
          </table:table-cell>
          <table:table-cell office:value-type="float" office:value="5075.0225646283707" table:style-name="ce5">
            <text:p><text:s/>5,07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1.70653381432004" table:style-name="ce5">
            <text:p><text:s/>38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81.70653381432004" table:style-name="ce5">
            <text:p><text:s/>382<text:s/></text:p>
          </table:table-cell>
          <table:table-cell office:value-type="float" office:value="1.0465708666683375" table:style-name="ce6">
            <text:p>1.047</text:p>
          </table:table-cell>
          <table:table-cell office:value-type="float" office:value="399.48293790701996" table:style-name="ce5">
            <text:p><text:s/>399<text:s/></text:p>
          </table:table-cell>
          <table:table-cell office:value-type="float" office:value="1.0782370832438268" table:style-name="ce6">
            <text:p>1.078</text:p>
          </table:table-cell>
          <table:table-cell office:value-type="float" office:value="430.73731777454003" table:style-name="ce5">
            <text:p><text:s/>43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30.73731777454003" table:style-name="ce5">
            <text:p><text:s/>431<text:s/></text:p>
          </table:table-cell>
          <table:table-cell office:value-type="float" office:value="1.2363718315821022" table:style-name="ce6">
            <text:p>1.236</text:p>
          </table:table-cell>
          <table:table-cell office:value-type="float" office:value="532.55148650767001" table:style-name="ce5">
            <text:p><text:s/>533<text:s/></text:p>
          </table:table-cell>
          <table:table-cell office:value-type="float" office:value="0.91766826210765162" table:style-name="ce6">
            <text:p>0.918</text:p>
          </table:table-cell>
          <table:table-cell office:value-type="float" office:value="488.70559710634001" table:style-name="ce5">
            <text:p><text:s/>48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8.70559710634001" table:style-name="ce5">
            <text:p><text:s/>489<text:s/></text:p>
          </table:table-cell>
          <table:table-cell office:value-type="float" office:value="1.1361093772756528" table:style-name="ce6">
            <text:p>1.136</text:p>
          </table:table-cell>
          <table:table-cell office:value-type="float" office:value="555.22301159961" table:style-name="ce5">
            <text:p><text:s/>555<text:s/></text:p>
          </table:table-cell>
          <table:table-cell office:value-type="float" office:value="1.0255857141765123" table:style-name="ce6">
            <text:p>1.026</text:p>
          </table:table-cell>
          <table:table-cell office:value-type="float" office:value="569.42878887862003" table:style-name="ce5">
            <text:p><text:s/>56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69.42878887862003" table:style-name="ce5">
            <text:p><text:s/>569<text:s/></text:p>
          </table:table-cell>
          <table:table-cell office:value-type="float" office:value="1.0714318547842168" table:style-name="ce6">
            <text:p>1.071</text:p>
          </table:table-cell>
          <table:table-cell office:value-type="float" office:value="610.10414343574996" table:style-name="ce5">
            <text:p><text:s/>610<text:s/></text:p>
          </table:table-cell>
          <table:table-cell office:value-type="float" office:value="0.92006499371505124" table:style-name="ce6">
            <text:p>0.920</text:p>
          </table:table-cell>
          <table:table-cell office:value-type="float" office:value="561.33546489574007" table:style-name="ce5">
            <text:p><text:s/>56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61.33546489574007" table:style-name="ce5">
            <text:p><text:s/>561<text:s/></text:p>
          </table:table-cell>
          <table:table-cell office:value-type="float" office:value="0.96000702590843845" table:style-name="ce6">
            <text:p>0.960</text:p>
          </table:table-cell>
          <table:table-cell office:value-type="float" office:value="538.88599019149001" table:style-name="ce5">
            <text:p><text:s/>539<text:s/></text:p>
          </table:table-cell>
          <table:table-cell office:value-type="float" office:value="0.97723442346053446" table:style-name="ce6">
            <text:p>0.977</text:p>
          </table:table-cell>
          <table:table-cell office:value-type="float" office:value="526.61793993573997" table:style-name="ce5">
            <text:p><text:s/>52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26.61793993573997" table:style-name="ce5">
            <text:p><text:s/>527<text:s/></text:p>
          </table:table-cell>
          <table:table-cell office:value-type="float" office:value="1.0400676082062543" table:style-name="ce6">
            <text:p>1.040</text:p>
          </table:table-cell>
          <table:table-cell office:value-type="float" office:value="547.71826122747007" table:style-name="ce5">
            <text:p><text:s/>548<text:s/></text:p>
          </table:table-cell>
          <table:table-cell office:value-type="float" office:value="1.0640610156552697" table:style-name="ce6">
            <text:p>1.064</text:p>
          </table:table-cell>
          <table:table-cell office:value-type="float" office:value="582.80564933464007" table:style-name="ce5">
            <text:p><text:s/>58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82.80564933464007" table:style-name="ce5">
            <text:p><text:s/>583<text:s/></text:p>
          </table:table-cell>
          <table:table-cell office:value-type="float" office:value="1.0428090289753598" table:style-name="ce6">
            <text:p>1.043</text:p>
          </table:table-cell>
          <table:table-cell office:value-type="float" office:value="607.75499326400995" table:style-name="ce5">
            <text:p><text:s/>608<text:s/></text:p>
          </table:table-cell>
          <table:table-cell office:value-type="float" office:value="1.0705111924059576" table:style-name="ce6">
            <text:p>1.071</text:p>
          </table:table-cell>
          <table:table-cell office:value-type="float" office:value="650.60852252972995" table:style-name="ce5">
            <text:p><text:s/>65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50.60852252972995" table:style-name="ce5">
            <text:p><text:s/>651<text:s/></text:p>
          </table:table-cell>
          <table:table-cell office:value-type="float" office:value="1.1053992808116289" table:style-name="ce6">
            <text:p>1.105</text:p>
          </table:table-cell>
          <table:table-cell office:value-type="float" office:value="719.18219289427998" table:style-name="ce5">
            <text:p><text:s/>719<text:s/></text:p>
          </table:table-cell>
          <table:table-cell office:value-type="float" office:value="1.221216858562719" table:style-name="ce6">
            <text:p>1.221</text:p>
          </table:table-cell>
          <table:table-cell office:value-type="float" office:value="878.27741834059998" table:style-name="ce5">
            <text:p><text:s/>87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78.27741834059998" table:style-name="ce5">
            <text:p><text:s/>878<text:s/></text:p>
          </table:table-cell>
          <table:table-cell office:value-type="float" office:value="0.92014142822585909" table:style-name="ce6">
            <text:p>0.920</text:p>
          </table:table-cell>
          <table:table-cell office:value-type="float" office:value="808.13943809044008" table:style-name="ce5">
            <text:p><text:s/>808<text:s/></text:p>
          </table:table-cell>
          <table:table-cell office:value-type="float" office:value="1.1034151917733745" table:style-name="ce6">
            <text:p>1.103</text:p>
          </table:table-cell>
          <table:table-cell office:value-type="float" office:value="891.71333306018994" table:style-name="ce5">
            <text:p><text:s/>89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91.71333306018994" table:style-name="ce5">
            <text:p><text:s/>892<text:s/></text:p>
          </table:table-cell>
          <table:table-cell office:value-type="float" office:value="1.0483214364340581" table:style-name="ce6">
            <text:p>1.048</text:p>
          </table:table-cell>
          <table:table-cell office:value-type="float" office:value="934.80220220106003" table:style-name="ce5">
            <text:p><text:s/>935<text:s/></text:p>
          </table:table-cell>
          <table:table-cell office:value-type="float" office:value="1.1302739730984364" table:style-name="ce6">
            <text:p>1.130</text:p>
          </table:table-cell>
          <table:table-cell office:value-type="float" office:value="1056.5825991429599" table:style-name="ce5">
            <text:p><text:s/>1,0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56.5825991429599" table:style-name="ce5">
            <text:p><text:s/>1,057<text:s/></text:p>
          </table:table-cell>
          <table:table-cell office:value-type="float" office:value="0.89472679911913811" table:style-name="ce6">
            <text:p>0.895</text:p>
          </table:table-cell>
          <table:table-cell office:value-type="float" office:value="945.35276693615992" table:style-name="ce5">
            <text:p><text:s/>945<text:s/></text:p>
          </table:table-cell>
          <table:table-cell office:value-type="float" office:value="1.0224769672523157" table:style-name="ce6">
            <text:p>1.022</text:p>
          </table:table-cell>
          <table:table-cell office:value-type="float" office:value="966.60143012047001" table:style-name="ce5">
            <text:p><text:s/>96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66.60143012047001" table:style-name="ce5">
            <text:p><text:s/>967<text:s/></text:p>
          </table:table-cell>
          <table:table-cell office:value-type="float" office:value="1.1092137732011353" table:style-name="ce6">
            <text:p>1.109</text:p>
          </table:table-cell>
          <table:table-cell office:value-type="float" office:value="1072.1676194855399" table:style-name="ce5">
            <text:p><text:s/>1,072<text:s/></text:p>
          </table:table-cell>
          <table:table-cell office:value-type="float" office:value="1.1509697357510273" table:style-name="ce6">
            <text:p>1.151</text:p>
          </table:table-cell>
          <table:table-cell office:value-type="float" office:value="1234.0324816800799" table:style-name="ce5">
            <text:p><text:s/>1,23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34.0324816800799" table:style-name="ce5">
            <text:p><text:s/>1,234<text:s/></text:p>
          </table:table-cell>
          <table:table-cell office:value-type="float" office:value="0.96951783177142348" table:style-name="ce6">
            <text:p>0.970</text:p>
          </table:table-cell>
          <table:table-cell office:value-type="float" office:value="1196.4164959739799" table:style-name="ce5">
            <text:p><text:s/>1,196<text:s/></text:p>
          </table:table-cell>
          <table:table-cell office:value-type="float" office:value="1.0404103405258813" table:style-name="ce6">
            <text:p>1.040</text:p>
          </table:table-cell>
          <table:table-cell office:value-type="float" office:value="1244.7640939870701" table:style-name="ce5">
            <text:p><text:s/>1,2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44.7640939870701" table:style-name="ce5">
            <text:p><text:s/>1,245<text:s/></text:p>
          </table:table-cell>
          <table:table-cell office:value-type="float" office:value="0.98262982101028162" table:style-name="ce6">
            <text:p>0.983</text:p>
          </table:table-cell>
          <table:table-cell office:value-type="float" office:value="1223.14231887454" table:style-name="ce5">
            <text:p><text:s/>1,223<text:s/></text:p>
          </table:table-cell>
          <table:table-cell office:value-type="float" office:value="1.0055093155871433" table:style-name="ce6">
            <text:p>1.006</text:p>
          </table:table-cell>
          <table:table-cell office:value-type="float" office:value="1229.8809959172102" table:style-name="ce5">
            <text:p><text:s/>1,23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29.8809959172102" table:style-name="ce5">
            <text:p><text:s/>1,230<text:s/></text:p>
          </table:table-cell>
          <table:table-cell office:value-type="float" office:value="1.0059827931981358" table:style-name="ce6">
            <text:p>1.006</text:p>
          </table:table-cell>
          <table:table-cell office:value-type="float" office:value="1237.2391195741" table:style-name="ce5">
            <text:p><text:s/>1,237<text:s/></text:p>
          </table:table-cell>
          <table:table-cell office:value-type="float" office:value="1.0276985545876747" table:style-name="ce6">
            <text:p>1.028</text:p>
          </table:table-cell>
          <table:table-cell office:value-type="float" office:value="1271.5088548656299" table:style-name="ce5">
            <text:p><text:s/>1,2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71.5088548656299" table:style-name="ce5">
            <text:p><text:s/>1,272<text:s/></text:p>
          </table:table-cell>
          <table:table-cell office:value-type="float" office:value="1.0681382483079802" table:style-name="ce6">
            <text:p>1.068</text:p>
          </table:table-cell>
          <table:table-cell office:value-type="float" office:value="1358.1472409442599" table:style-name="ce5">
            <text:p><text:s/>1,358<text:s/></text:p>
          </table:table-cell>
          <table:table-cell office:value-type="float" office:value="1.165488321738515" table:style-name="ce6">
            <text:p>1.165</text:p>
          </table:table-cell>
          <table:table-cell office:value-type="float" office:value="1582.9047485219201" table:style-name="ce5">
            <text:p><text:s/>1,58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Par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87.72844023527978" table:style-name="ce5">
            <text:p><text:s/>88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87.72844023527978" table:style-name="ce5">
            <text:p><text:s/>888<text:s/></text:p>
          </table:table-cell>
          <table:table-cell office:value-type="float" office:value="1.0390390278820123" table:style-name="ce6">
            <text:p>1.039</text:p>
          </table:table-cell>
          <table:table-cell office:value-type="float" office:value="922.38449556528008" table:style-name="ce5">
            <text:p><text:s/>922<text:s/></text:p>
          </table:table-cell>
          <table:table-cell office:value-type="float" office:value="1.0003078631547313" table:style-name="ce6">
            <text:p>1.000</text:p>
          </table:table-cell>
          <table:table-cell office:value-type="float" office:value="922.66846376595993" table:style-name="ce5">
            <text:p><text:s/>92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22.66846376595993" table:style-name="ce5">
            <text:p><text:s/>923<text:s/></text:p>
          </table:table-cell>
          <table:table-cell office:value-type="float" office:value="1.152010255234156" table:style-name="ce6">
            <text:p>1.152</text:p>
          </table:table-cell>
          <table:table-cell office:value-type="float" office:value="1062.9235324395302" table:style-name="ce5">
            <text:p><text:s/>1,063<text:s/></text:p>
          </table:table-cell>
          <table:table-cell office:value-type="float" office:value="1.0784625949081379" table:style-name="ce6">
            <text:p>1.078</text:p>
          </table:table-cell>
          <table:table-cell office:value-type="float" office:value="1146.32327098366" table:style-name="ce5">
            <text:p><text:s/>1,1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46.32327098366" table:style-name="ce5">
            <text:p><text:s/>1,146<text:s/></text:p>
          </table:table-cell>
          <table:table-cell office:value-type="float" office:value="1.0905049034743961" table:style-name="ce6">
            <text:p>1.091</text:p>
          </table:table-cell>
          <table:table-cell office:value-type="float" office:value="1250.0711479744903" table:style-name="ce5">
            <text:p><text:s/>1,250<text:s/></text:p>
          </table:table-cell>
          <table:table-cell office:value-type="float" office:value="1.0578146624072511" table:style-name="ce6">
            <text:p>1.058</text:p>
          </table:table-cell>
          <table:table-cell office:value-type="float" office:value="1322.3435893796802" table:style-name="ce5">
            <text:p><text:s/>1,32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22.3435893796802" table:style-name="ce5">
            <text:p><text:s/>1,322<text:s/></text:p>
          </table:table-cell>
          <table:table-cell office:value-type="float" office:value="1.030543493510349" table:style-name="ce6">
            <text:p>1.031</text:p>
          </table:table-cell>
          <table:table-cell office:value-type="float" office:value="1362.73258222035" table:style-name="ce5">
            <text:p><text:s/>1,363<text:s/></text:p>
          </table:table-cell>
          <table:table-cell office:value-type="float" office:value="1.0496504701036564" table:style-name="ce6">
            <text:p>1.050</text:p>
          </table:table-cell>
          <table:table-cell office:value-type="float" office:value="1430.3928955531599" table:style-name="ce5">
            <text:p><text:s/>1,43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30.3928955531599" table:style-name="ce5">
            <text:p><text:s/>1,430<text:s/></text:p>
          </table:table-cell>
          <table:table-cell office:value-type="float" office:value="1.0029493620918877" table:style-name="ce6">
            <text:p>1.003</text:p>
          </table:table-cell>
          <table:table-cell office:value-type="float" office:value="1434.6116421358099" table:style-name="ce5">
            <text:p><text:s/>1,435<text:s/></text:p>
          </table:table-cell>
          <table:table-cell office:value-type="float" office:value="1.0707619029256699" table:style-name="ce6">
            <text:p>1.071</text:p>
          </table:table-cell>
          <table:table-cell office:value-type="float" office:value="1536.1274918926599" table:style-name="ce5">
            <text:p><text:s/>1,53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36.1274918926599" table:style-name="ce5">
            <text:p><text:s/>1,536<text:s/></text:p>
          </table:table-cell>
          <table:table-cell office:value-type="float" office:value="1.0451670537983695" table:style-name="ce6">
            <text:p>1.045</text:p>
          </table:table-cell>
          <table:table-cell office:value-type="float" office:value="1605.5098449601303" table:style-name="ce5">
            <text:p><text:s/>1,606<text:s/></text:p>
          </table:table-cell>
          <table:table-cell office:value-type="float" office:value="1.0348695348729675" table:style-name="ce6">
            <text:p>1.035</text:p>
          </table:table-cell>
          <table:table-cell office:value-type="float" office:value="1661.4932264878603" table:style-name="ce5">
            <text:p><text:s/>1,66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61.4932264878603" table:style-name="ce5">
            <text:p><text:s/>1,661<text:s/></text:p>
          </table:table-cell>
          <table:table-cell office:value-type="float" office:value="1.0573474419689584" table:style-name="ce6">
            <text:p>1.057</text:p>
          </table:table-cell>
          <table:table-cell office:value-type="float" office:value="1756.7756128756901" table:style-name="ce5">
            <text:p><text:s/>1,757<text:s/></text:p>
          </table:table-cell>
          <table:table-cell office:value-type="float" office:value="1.0401574074839302" table:style-name="ce6">
            <text:p>1.040</text:p>
          </table:table-cell>
          <table:table-cell office:value-type="float" office:value="1827.3231670197702" table:style-name="ce5">
            <text:p><text:s/>1,82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27.3231670197702" table:style-name="ce5">
            <text:p><text:s/>1,827<text:s/></text:p>
          </table:table-cell>
          <table:table-cell office:value-type="float" office:value="1.0319162181611627" table:style-name="ce6">
            <text:p>1.032</text:p>
          </table:table-cell>
          <table:table-cell office:value-type="float" office:value="1885.6444118693198" table:style-name="ce5">
            <text:p><text:s/>1,886<text:s/></text:p>
          </table:table-cell>
          <table:table-cell office:value-type="float" office:value="1.0434626705612882" table:style-name="ce6">
            <text:p>1.043</text:p>
          </table:table-cell>
          <table:table-cell office:value-type="float" office:value="1967.59955373813" table:style-name="ce5">
            <text:p><text:s/>1,96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67.59955373813" table:style-name="ce5">
            <text:p><text:s/>1,968<text:s/></text:p>
          </table:table-cell>
          <table:table-cell office:value-type="float" office:value="1.0284112692635983" table:style-name="ce6">
            <text:p>1.028</text:p>
          </table:table-cell>
          <table:table-cell office:value-type="float" office:value="2023.5015544623202" table:style-name="ce5">
            <text:p><text:s/>2,024<text:s/></text:p>
          </table:table-cell>
          <table:table-cell office:value-type="float" office:value="1.0409558865558228" table:style-name="ce6">
            <text:p>1.041</text:p>
          </table:table-cell>
          <table:table-cell office:value-type="float" office:value="2106.3758545724099" table:style-name="ce5">
            <text:p><text:s/>2,10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06.3758545724099" table:style-name="ce5">
            <text:p><text:s/>2,106<text:s/></text:p>
          </table:table-cell>
          <table:table-cell office:value-type="float" office:value="1.0430986318413615" table:style-name="ce6">
            <text:p>1.043</text:p>
          </table:table-cell>
          <table:table-cell office:value-type="float" office:value="2197.1577720481596" table:style-name="ce5">
            <text:p><text:s/>2,197<text:s/></text:p>
          </table:table-cell>
          <table:table-cell office:value-type="float" office:value="1.1211687367059386" table:style-name="ce6">
            <text:p>1.121</text:p>
          </table:table-cell>
          <table:table-cell office:value-type="float" office:value="2463.3846036308701" table:style-name="ce5">
            <text:p><text:s/>2,46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63.3846036308701" table:style-name="ce5">
            <text:p><text:s/>2,463<text:s/></text:p>
          </table:table-cell>
          <table:table-cell office:value-type="float" office:value="0.93471535251515747" table:style-name="ce6">
            <text:p>0.935</text:p>
          </table:table-cell>
          <table:table-cell office:value-type="float" office:value="2302.5634081632402" table:style-name="ce5">
            <text:p><text:s/>2,303<text:s/></text:p>
          </table:table-cell>
          <table:table-cell office:value-type="float" office:value="1.0637271733000229" table:style-name="ce6">
            <text:p>1.064</text:p>
          </table:table-cell>
          <table:table-cell office:value-type="float" office:value="2449.29926550955" table:style-name="ce5">
            <text:p><text:s/>2,44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49.29926550955" table:style-name="ce5">
            <text:p><text:s/>2,449<text:s/></text:p>
          </table:table-cell>
          <table:table-cell office:value-type="float" office:value="1.0547575756238543" table:style-name="ce6">
            <text:p>1.055</text:p>
          </table:table-cell>
          <table:table-cell office:value-type="float" office:value="2583.4169552661401" table:style-name="ce5">
            <text:p><text:s/>2,583<text:s/></text:p>
          </table:table-cell>
          <table:table-cell office:value-type="float" office:value="1.1003025129491557" table:style-name="ce6">
            <text:p>1.100</text:p>
          </table:table-cell>
          <table:table-cell office:value-type="float" office:value="2842.5401678747903" table:style-name="ce5">
            <text:p><text:s/>2,84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842.5401678747903" table:style-name="ce5">
            <text:p><text:s/>2,843<text:s/></text:p>
          </table:table-cell>
          <table:table-cell office:value-type="float" office:value="1.0080769817036799" table:style-name="ce6">
            <text:p>1.008</text:p>
          </table:table-cell>
          <table:table-cell office:value-type="float" office:value="2865.4993128026899" table:style-name="ce5">
            <text:p><text:s/>2,865<text:s/></text:p>
          </table:table-cell>
          <table:table-cell office:value-type="float" office:value="1.0343997243401948" table:style-name="ce6">
            <text:p>1.034</text:p>
          </table:table-cell>
          <table:table-cell office:value-type="float" office:value="2964.0716992601201" table:style-name="ce5">
            <text:p><text:s/>2,96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64.0716992601201" table:style-name="ce5">
            <text:p><text:s/>2,964<text:s/></text:p>
          </table:table-cell>
          <table:table-cell office:value-type="float" office:value="0.94289779362709103" table:style-name="ce6">
            <text:p>0.943</text:p>
          </table:table-cell>
          <table:table-cell office:value-type="float" office:value="2794.8166653848698" table:style-name="ce5">
            <text:p><text:s/>2,795<text:s/></text:p>
          </table:table-cell>
          <table:table-cell office:value-type="float" office:value="1.0776656266446907" table:style-name="ce6">
            <text:p>1.078</text:p>
          </table:table-cell>
          <table:table-cell office:value-type="float" office:value="3011.8778530590102" table:style-name="ce5">
            <text:p><text:s/>3,01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11.8778530590102" table:style-name="ce5">
            <text:p><text:s/>3,012<text:s/></text:p>
          </table:table-cell>
          <table:table-cell office:value-type="float" office:value="1.0109417548960489" table:style-name="ce6">
            <text:p>1.011</text:p>
          </table:table-cell>
          <table:table-cell office:value-type="float" office:value="3044.8330823040201" table:style-name="ce5">
            <text:p><text:s/>3,045<text:s/></text:p>
          </table:table-cell>
          <table:table-cell office:value-type="float" office:value="1.0447341444245219" table:style-name="ce6">
            <text:p>1.045</text:p>
          </table:table-cell>
          <table:table-cell office:value-type="float" office:value="3181.0410851563702" table:style-name="ce5">
            <text:p><text:s/>3,1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81.0410851563702" table:style-name="ce5">
            <text:p><text:s/>3,181<text:s/></text:p>
          </table:table-cell>
          <table:table-cell office:value-type="float" office:value="1.0477112475802428" table:style-name="ce6">
            <text:p>1.048</text:p>
          </table:table-cell>
          <table:table-cell office:value-type="float" office:value="3332.8125239331903" table:style-name="ce5">
            <text:p><text:s/>3,333<text:s/></text:p>
          </table:table-cell>
          <table:table-cell office:value-type="float" office:value="1.0477990559112689" table:style-name="ce6">
            <text:p>1.048</text:p>
          </table:table-cell>
          <table:table-cell office:value-type="float" office:value="3492.1178161064499" table:style-name="ce5">
            <text:p><text:s/>3,49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25Z</meta:creation-date>
    <dc:date>2020-10-02T20:00:25Z</dc:date>
  </office:meta>
</office:document-meta>
</file>